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-measured</text:p>
          </table:table-cell>
          <table:table-cell/>
          <table:table-cell office:value-type="string" calcext:value-type="string">
            <text:p>rand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LOOR([.B3]/[.A$3])" office:value-type="float" office:value="0" calcext:value-type="float">
            <text:p>0</text:p>
          </table:table-cell>
          <table:table-cell table:formula="of:=[.H3]+[.F3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]-[.D3]+[.E3]" office:value-type="float" office:value="4001" calcext:value-type="float">
            <text:p>4001</text:p>
          </table:table-cell>
          <table:table-cell office:value-type="float" office:value="1" calcext:value-type="float">
            <text:p>1</text:p>
          </table:table-cell>
          <table:table-cell table:formula="of:=FLOOR([.B4]/[.A$3])" office:value-type="float" office:value="2000" calcext:value-type="float">
            <text:p>2000</text:p>
          </table:table-cell>
          <table:table-cell table:formula="of:=[.H4]+[.F4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4]-[.D4]+[.E4]" office:value-type="float" office:value="6001" calcext:value-type="float">
            <text:p>6001</text:p>
          </table:table-cell>
          <table:table-cell office:value-type="float" office:value="2" calcext:value-type="float">
            <text:p>2</text:p>
          </table:table-cell>
          <table:table-cell table:formula="of:=FLOOR([.B5]/[.A$3])" office:value-type="float" office:value="3000" calcext:value-type="float">
            <text:p>3000</text:p>
          </table:table-cell>
          <table:table-cell table:formula="of:=[.H5]+[.F5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5]-[.D5]+[.E5]" office:value-type="float" office:value="7001" calcext:value-type="float">
            <text:p>7001</text:p>
          </table:table-cell>
          <table:table-cell office:value-type="float" office:value="3" calcext:value-type="float">
            <text:p>3</text:p>
          </table:table-cell>
          <table:table-cell table:formula="of:=FLOOR([.B6]/[.A$3])" office:value-type="float" office:value="3500" calcext:value-type="float">
            <text:p>3500</text:p>
          </table:table-cell>
          <table:table-cell table:formula="of:=[.H6]+[.F6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6]-[.D6]+[.E6]" office:value-type="float" office:value="7501" calcext:value-type="float">
            <text:p>7501</text:p>
          </table:table-cell>
          <table:table-cell office:value-type="float" office:value="4" calcext:value-type="float">
            <text:p>4</text:p>
          </table:table-cell>
          <table:table-cell table:formula="of:=FLOOR([.B7]/[.A$3])" office:value-type="float" office:value="3750" calcext:value-type="float">
            <text:p>3750</text:p>
          </table:table-cell>
          <table:table-cell table:formula="of:=[.H7]+[.F7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7]-[.D7]+[.E7]"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table:formula="of:=FLOOR([.B8]/[.A$3])" office:value-type="float" office:value="3875" calcext:value-type="float">
            <text:p>3875</text:p>
          </table:table-cell>
          <table:table-cell table:formula="of:=[.H8]+[.F8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8]-[.D8]+[.E8]" office:value-type="float" office:value="7876" calcext:value-type="float">
            <text:p>7876</text:p>
          </table:table-cell>
          <table:table-cell office:value-type="float" office:value="6" calcext:value-type="float">
            <text:p>6</text:p>
          </table:table-cell>
          <table:table-cell table:formula="of:=FLOOR([.B9]/[.A$3])" office:value-type="float" office:value="3938" calcext:value-type="float">
            <text:p>3938</text:p>
          </table:table-cell>
          <table:table-cell table:formula="of:=[.H9]+[.F9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9]-[.D9]+[.E9]" office:value-type="float" office:value="7938" calcext:value-type="float">
            <text:p>7938</text:p>
          </table:table-cell>
          <table:table-cell office:value-type="float" office:value="7" calcext:value-type="float">
            <text:p>7</text:p>
          </table:table-cell>
          <table:table-cell table:formula="of:=FLOOR([.B10]/[.A$3])" office:value-type="float" office:value="3969" calcext:value-type="float">
            <text:p>3969</text:p>
          </table:table-cell>
          <table:table-cell table:formula="of:=[.H10]+[.F10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0]-[.D10]+[.E10]" office:value-type="float" office:value="7969" calcext:value-type="float">
            <text:p>7969</text:p>
          </table:table-cell>
          <table:table-cell office:value-type="float" office:value="8" calcext:value-type="float">
            <text:p>8</text:p>
          </table:table-cell>
          <table:table-cell table:formula="of:=FLOOR([.B11]/[.A$3])" office:value-type="float" office:value="3984" calcext:value-type="float">
            <text:p>3984</text:p>
          </table:table-cell>
          <table:table-cell table:formula="of:=[.H11]+[.F11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1]-[.D11]+[.E11]" office:value-type="float" office:value="7985" calcext:value-type="float">
            <text:p>7985</text:p>
          </table:table-cell>
          <table:table-cell office:value-type="float" office:value="9" calcext:value-type="float">
            <text:p>9</text:p>
          </table:table-cell>
          <table:table-cell table:formula="of:=FLOOR([.B12]/[.A$3])" office:value-type="float" office:value="3992" calcext:value-type="float">
            <text:p>3992</text:p>
          </table:table-cell>
          <table:table-cell table:formula="of:=[.H12]+[.F12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2]-[.D12]+[.E12]" office:value-type="float" office:value="7993" calcext:value-type="float">
            <text:p>7993</text:p>
          </table:table-cell>
          <table:table-cell office:value-type="float" office:value="10" calcext:value-type="float">
            <text:p>10</text:p>
          </table:table-cell>
          <table:table-cell table:formula="of:=FLOOR([.B13]/[.A$3])" office:value-type="float" office:value="3996" calcext:value-type="float">
            <text:p>3996</text:p>
          </table:table-cell>
          <table:table-cell table:formula="of:=[.H13]+[.F13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3]-[.D13]+[.E13]" office:value-type="float" office:value="7997" calcext:value-type="float">
            <text:p>7997</text:p>
          </table:table-cell>
          <table:table-cell office:value-type="float" office:value="11" calcext:value-type="float">
            <text:p>11</text:p>
          </table:table-cell>
          <table:table-cell table:formula="of:=FLOOR([.B14]/[.A$3])" office:value-type="float" office:value="3998" calcext:value-type="float">
            <text:p>3998</text:p>
          </table:table-cell>
          <table:table-cell table:formula="of:=[.H14]+[.F14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4]-[.D14]+[.E14]" office:value-type="float" office:value="7999" calcext:value-type="float">
            <text:p>7999</text:p>
          </table:table-cell>
          <table:table-cell office:value-type="float" office:value="12" calcext:value-type="float">
            <text:p>12</text:p>
          </table:table-cell>
          <table:table-cell table:formula="of:=FLOOR([.B15]/[.A$3])" office:value-type="float" office:value="3999" calcext:value-type="float">
            <text:p>3999</text:p>
          </table:table-cell>
          <table:table-cell table:formula="of:=[.H15]+[.F15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5]-[.D15]+[.E15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formula="of:=FLOOR([.B16]/[.A$3])" office:value-type="float" office:value="4000" calcext:value-type="float">
            <text:p>4000</text:p>
          </table:table-cell>
          <table:table-cell table:formula="of:=[.H16]+[.F16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6]-[.D16]+[.E16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formula="of:=FLOOR([.B17]/[.A$3])" office:value-type="float" office:value="4000" calcext:value-type="float">
            <text:p>4000</text:p>
          </table:table-cell>
          <table:table-cell table:formula="of:=[.H17]+[.F17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7]-[.D17]+[.E17]" office:value-type="float" office:value="8000" calcext:value-type="float">
            <text:p>8000</text:p>
          </table:table-cell>
          <table:table-cell office:value-type="float" office:value="15" calcext:value-type="float">
            <text:p>15</text:p>
          </table:table-cell>
          <table:table-cell table:formula="of:=FLOOR([.B18]/[.A$3])" office:value-type="float" office:value="4000" calcext:value-type="float">
            <text:p>4000</text:p>
          </table:table-cell>
          <table:table-cell table:formula="of:=[.H18]+[.F18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8]-[.D18]+[.E18]"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table:formula="of:=FLOOR([.B19]/[.A$3])" office:value-type="float" office:value="4000" calcext:value-type="float">
            <text:p>4000</text:p>
          </table:table-cell>
          <table:table-cell table:formula="of:=[.H19]+[.F19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9]-[.D19]+[.E19]" office:value-type="float" office:value="8000" calcext:value-type="float">
            <text:p>8000</text:p>
          </table:table-cell>
          <table:table-cell office:value-type="float" office:value="17" calcext:value-type="float">
            <text:p>17</text:p>
          </table:table-cell>
          <table:table-cell table:formula="of:=FLOOR([.B20]/[.A$3])" office:value-type="float" office:value="4000" calcext:value-type="float">
            <text:p>4000</text:p>
          </table:table-cell>
          <table:table-cell table:formula="of:=[.H20]+[.F20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0]-[.D20]+[.E20]" office:value-type="float" office:value="8000" calcext:value-type="float">
            <text:p>8000</text:p>
          </table:table-cell>
          <table:table-cell office:value-type="float" office:value="18" calcext:value-type="float">
            <text:p>18</text:p>
          </table:table-cell>
          <table:table-cell table:formula="of:=FLOOR([.B21]/[.A$3])" office:value-type="float" office:value="4000" calcext:value-type="float">
            <text:p>4000</text:p>
          </table:table-cell>
          <table:table-cell table:formula="of:=[.H21]+[.F21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1]-[.D21]+[.E21]" office:value-type="float" office:value="8000" calcext:value-type="float">
            <text:p>8000</text:p>
          </table:table-cell>
          <table:table-cell office:value-type="float" office:value="19" calcext:value-type="float">
            <text:p>19</text:p>
          </table:table-cell>
          <table:table-cell table:formula="of:=FLOOR([.B22]/[.A$3])" office:value-type="float" office:value="4000" calcext:value-type="float">
            <text:p>4000</text:p>
          </table:table-cell>
          <table:table-cell table:formula="of:=[.H22]+[.F22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2]-[.D22]+[.E22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formula="of:=FLOOR([.B23]/[.A$3])" office:value-type="float" office:value="4000" calcext:value-type="float">
            <text:p>4000</text:p>
          </table:table-cell>
          <table:table-cell table:formula="of:=[.H23]+[.F23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3]-[.D23]+[.E23]" office:value-type="float" office:value="8000" calcext:value-type="float">
            <text:p>8000</text:p>
          </table:table-cell>
          <table:table-cell office:value-type="float" office:value="21" calcext:value-type="float">
            <text:p>21</text:p>
          </table:table-cell>
          <table:table-cell table:formula="of:=FLOOR([.B24]/[.A$3])" office:value-type="float" office:value="4000" calcext:value-type="float">
            <text:p>4000</text:p>
          </table:table-cell>
          <table:table-cell table:formula="of:=[.H24]+[.F24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4]-[.D24]+[.E24]" office:value-type="float" office:value="8000" calcext:value-type="float">
            <text:p>8000</text:p>
          </table:table-cell>
          <table:table-cell office:value-type="float" office:value="22" calcext:value-type="float">
            <text:p>22</text:p>
          </table:table-cell>
          <table:table-cell table:formula="of:=FLOOR([.B25]/[.A$3])" office:value-type="float" office:value="4000" calcext:value-type="float">
            <text:p>4000</text:p>
          </table:table-cell>
          <table:table-cell table:formula="of:=[.H25]+[.F25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5]-[.D25]+[.E25]" office:value-type="float" office:value="8000" calcext:value-type="float">
            <text:p>8000</text:p>
          </table:table-cell>
          <table:table-cell office:value-type="float" office:value="23" calcext:value-type="float">
            <text:p>23</text:p>
          </table:table-cell>
          <table:table-cell table:formula="of:=FLOOR([.B26]/[.A$3])" office:value-type="float" office:value="4000" calcext:value-type="float">
            <text:p>4000</text:p>
          </table:table-cell>
          <table:table-cell table:formula="of:=[.H26]+[.F26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6]-[.D26]+[.E26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formula="of:=FLOOR([.B27]/[.A$3])" office:value-type="float" office:value="4000" calcext:value-type="float">
            <text:p>4000</text:p>
          </table:table-cell>
          <table:table-cell table:formula="of:=[.H27]+[.F27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7]-[.D27]+[.E27]"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table:formula="of:=FLOOR([.B28]/[.A$3])" office:value-type="float" office:value="4000" calcext:value-type="float">
            <text:p>4000</text:p>
          </table:table-cell>
          <table:table-cell table:formula="of:=[.H28]+[.F28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8]-[.D28]+[.E28]" office:value-type="float" office:value="8000" calcext:value-type="float">
            <text:p>8000</text:p>
          </table:table-cell>
          <table:table-cell office:value-type="float" office:value="26" calcext:value-type="float">
            <text:p>26</text:p>
          </table:table-cell>
          <table:table-cell table:formula="of:=FLOOR([.B29]/[.A$3])" office:value-type="float" office:value="4000" calcext:value-type="float">
            <text:p>4000</text:p>
          </table:table-cell>
          <table:table-cell table:formula="of:=[.H29]+[.F29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9]-[.D29]+[.E29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formula="of:=FLOOR([.B30]/[.A$3])" office:value-type="float" office:value="4000" calcext:value-type="float">
            <text:p>4000</text:p>
          </table:table-cell>
          <table:table-cell table:formula="of:=[.H30]+[.F30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0]-[.D30]+[.E30]" office:value-type="float" office:value="8000" calcext:value-type="float">
            <text:p>8000</text:p>
          </table:table-cell>
          <table:table-cell office:value-type="float" office:value="28" calcext:value-type="float">
            <text:p>28</text:p>
          </table:table-cell>
          <table:table-cell table:formula="of:=FLOOR([.B31]/[.A$3])" office:value-type="float" office:value="4000" calcext:value-type="float">
            <text:p>4000</text:p>
          </table:table-cell>
          <table:table-cell table:formula="of:=[.H31]+[.F31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1]-[.D31]+[.E31]" office:value-type="float" office:value="8000" calcext:value-type="float">
            <text:p>8000</text:p>
          </table:table-cell>
          <table:table-cell office:value-type="float" office:value="29" calcext:value-type="float">
            <text:p>29</text:p>
          </table:table-cell>
          <table:table-cell table:formula="of:=FLOOR([.B32]/[.A$3])" office:value-type="float" office:value="4000" calcext:value-type="float">
            <text:p>4000</text:p>
          </table:table-cell>
          <table:table-cell table:formula="of:=[.H32]+[.F32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2]-[.D32]+[.E32]" office:value-type="float" office:value="8000" calcext:value-type="float">
            <text:p>8000</text:p>
          </table:table-cell>
          <table:table-cell office:value-type="float" office:value="30" calcext:value-type="float">
            <text:p>30</text:p>
          </table:table-cell>
          <table:table-cell table:formula="of:=FLOOR([.B33]/[.A$3])" office:value-type="float" office:value="4000" calcext:value-type="float">
            <text:p>4000</text:p>
          </table:table-cell>
          <table:table-cell table:formula="of:=[.H33]+[.F33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3]-[.D33]+[.E33]" office:value-type="float" office:value="8000" calcext:value-type="float">
            <text:p>8000</text:p>
          </table:table-cell>
          <table:table-cell office:value-type="float" office:value="31" calcext:value-type="float">
            <text:p>31</text:p>
          </table:table-cell>
          <table:table-cell table:formula="of:=FLOOR([.B34]/[.A$3])" office:value-type="float" office:value="4000" calcext:value-type="float">
            <text:p>4000</text:p>
          </table:table-cell>
          <table:table-cell table:formula="of:=[.H34]+[.F34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4]-[.D34]+[.E34]"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formula="of:=FLOOR([.B35]/[.A$3])" office:value-type="float" office:value="4000" calcext:value-type="float">
            <text:p>4000</text:p>
          </table:table-cell>
          <table:table-cell table:formula="of:=[.H35]+[.F35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5]-[.D35]+[.E35]" office:value-type="float" office:value="8000" calcext:value-type="float">
            <text:p>8000</text:p>
          </table:table-cell>
          <table:table-cell office:value-type="float" office:value="33" calcext:value-type="float">
            <text:p>33</text:p>
          </table:table-cell>
          <table:table-cell table:formula="of:=FLOOR([.B36]/[.A$3])" office:value-type="float" office:value="4000" calcext:value-type="float">
            <text:p>4000</text:p>
          </table:table-cell>
          <table:table-cell table:formula="of:=[.H36]+[.F36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6]-[.D36]+[.E36]" office:value-type="float" office:value="8000" calcext:value-type="float">
            <text:p>8000</text:p>
          </table:table-cell>
          <table:table-cell office:value-type="float" office:value="34" calcext:value-type="float">
            <text:p>34</text:p>
          </table:table-cell>
          <table:table-cell table:formula="of:=FLOOR([.B37]/[.A$3])" office:value-type="float" office:value="4000" calcext:value-type="float">
            <text:p>4000</text:p>
          </table:table-cell>
          <table:table-cell table:formula="of:=[.H37]+[.F37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7]-[.D37]+[.E37]" office:value-type="float" office:value="8000" calcext:value-type="float">
            <text:p>8000</text:p>
          </table:table-cell>
          <table:table-cell office:value-type="float" office:value="35" calcext:value-type="float">
            <text:p>35</text:p>
          </table:table-cell>
          <table:table-cell table:formula="of:=FLOOR([.B38]/[.A$3])" office:value-type="float" office:value="4000" calcext:value-type="float">
            <text:p>4000</text:p>
          </table:table-cell>
          <table:table-cell table:formula="of:=[.H38]+[.F38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8]-[.D38]+[.E38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formula="of:=FLOOR([.B39]/[.A$3])" office:value-type="float" office:value="4000" calcext:value-type="float">
            <text:p>4000</text:p>
          </table:table-cell>
          <table:table-cell table:formula="of:=[.H39]+[.F39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9]-[.D39]+[.E39]" office:value-type="float" office:value="8000" calcext:value-type="float">
            <text:p>8000</text:p>
          </table:table-cell>
          <table:table-cell office:value-type="float" office:value="37" calcext:value-type="float">
            <text:p>37</text:p>
          </table:table-cell>
          <table:table-cell table:formula="of:=FLOOR([.B40]/[.A$3])" office:value-type="float" office:value="4000" calcext:value-type="float">
            <text:p>4000</text:p>
          </table:table-cell>
          <table:table-cell table:formula="of:=[.H40]+[.F40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40]-[.D40]+[.E40]" office:value-type="float" office:value="8000" calcext:value-type="float">
            <text:p>8000</text:p>
          </table:table-cell>
          <table:table-cell office:value-type="float" office:value="38" calcext:value-type="float">
            <text:p>38</text:p>
          </table:table-cell>
          <table:table-cell table:formula="of:=FLOOR([.B41]/[.A$3])" office:value-type="float" office:value="4000" calcext:value-type="float">
            <text:p>4000</text:p>
          </table:table-cell>
          <table:table-cell table:formula="of:=[.H41]+[.F41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41]-[.D41]+[.E41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formula="of:=FLOOR([.B42]/[.A$3])" office:value-type="float" office:value="4000" calcext:value-type="float">
            <text:p>4000</text:p>
          </table:table-cell>
          <table:table-cell table:formula="of:=[.H42]+[.F42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42]-[.D42]+[.E42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formula="of:=FLOOR([.B43]/[.A$3])" office:value-type="float" office:value="4000" calcext:value-type="float">
            <text:p>4000</text:p>
          </table:table-cell>
          <table:table-cell table:formula="of:=[.H43]+[.F43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43]-[.D43]+[.E43]" office:value-type="float" office:value="8000" calcext:value-type="float">
            <text:p>8000</text:p>
          </table:table-cell>
          <table:table-cell office:value-type="float" office:value="41" calcext:value-type="float">
            <text:p>41</text:p>
          </table:table-cell>
          <table:table-cell table:formula="of:=FLOOR([.B44]/[.A$3])" office:value-type="float" office:value="4000" calcext:value-type="float">
            <text:p>4000</text:p>
          </table:table-cell>
          <table:table-cell table:formula="of:=[.H44]+[.F44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44]-[.D44]+[.E44]" office:value-type="float" office:value="8000" calcext:value-type="float">
            <text:p>8000</text:p>
          </table:table-cell>
          <table:table-cell office:value-type="float" office:value="42" calcext:value-type="float">
            <text:p>42</text:p>
          </table:table-cell>
          <table:table-cell table:formula="of:=FLOOR([.B45]/[.A$3])" office:value-type="float" office:value="4000" calcext:value-type="float">
            <text:p>4000</text:p>
          </table:table-cell>
          <table:table-cell table:formula="of:=[.H45]+[.F45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45]-[.D45]+[.E45]" office:value-type="float" office:value="8000" calcext:value-type="float">
            <text:p>8000</text:p>
          </table:table-cell>
          <table:table-cell office:value-type="float" office:value="43" calcext:value-type="float">
            <text:p>43</text:p>
          </table:table-cell>
          <table:table-cell table:formula="of:=FLOOR([.B46]/[.A$3])" office:value-type="float" office:value="4000" calcext:value-type="float">
            <text:p>4000</text:p>
          </table:table-cell>
          <table:table-cell table:formula="of:=[.H46]+[.F46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46]-[.D46]+[.E46]" office:value-type="float" office:value="8000" calcext:value-type="float">
            <text:p>8000</text:p>
          </table:table-cell>
          <table:table-cell office:value-type="float" office:value="44" calcext:value-type="float">
            <text:p>44</text:p>
          </table:table-cell>
          <table:table-cell table:formula="of:=FLOOR([.B47]/[.A$3])" office:value-type="float" office:value="4000" calcext:value-type="float">
            <text:p>4000</text:p>
          </table:table-cell>
          <table:table-cell table:formula="of:=[.H47]+[.F47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47]-[.D47]+[.E47]" office:value-type="float" office:value="8000" calcext:value-type="float">
            <text:p>8000</text:p>
          </table:table-cell>
          <table:table-cell office:value-type="float" office:value="45" calcext:value-type="float">
            <text:p>45</text:p>
          </table:table-cell>
          <table:table-cell table:formula="of:=FLOOR([.B48]/[.A$3])" office:value-type="float" office:value="4000" calcext:value-type="float">
            <text:p>4000</text:p>
          </table:table-cell>
          <table:table-cell table:formula="of:=[.H48]+[.F48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48]-[.D48]+[.E48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formula="of:=FLOOR([.B49]/[.A$3])" office:value-type="float" office:value="4000" calcext:value-type="float">
            <text:p>4000</text:p>
          </table:table-cell>
          <table:table-cell table:formula="of:=[.H49]+[.F49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49]-[.D49]+[.E49]" office:value-type="float" office:value="8000" calcext:value-type="float">
            <text:p>8000</text:p>
          </table:table-cell>
          <table:table-cell office:value-type="float" office:value="47" calcext:value-type="float">
            <text:p>47</text:p>
          </table:table-cell>
          <table:table-cell table:formula="of:=FLOOR([.B50]/[.A$3])" office:value-type="float" office:value="4000" calcext:value-type="float">
            <text:p>4000</text:p>
          </table:table-cell>
          <table:table-cell table:formula="of:=[.H50]+[.F50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50]-[.D50]+[.E50]" office:value-type="float" office:value="8000" calcext:value-type="float">
            <text:p>8000</text:p>
          </table:table-cell>
          <table:table-cell office:value-type="float" office:value="48" calcext:value-type="float">
            <text:p>48</text:p>
          </table:table-cell>
          <table:table-cell table:formula="of:=FLOOR([.B51]/[.A$3])" office:value-type="float" office:value="4000" calcext:value-type="float">
            <text:p>4000</text:p>
          </table:table-cell>
          <table:table-cell table:formula="of:=[.H51]+[.F51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51]-[.D51]+[.E51]"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formula="of:=FLOOR([.B52]/[.A$3])" office:value-type="float" office:value="4000" calcext:value-type="float">
            <text:p>4000</text:p>
          </table:table-cell>
          <table:table-cell table:formula="of:=[.H52]+[.F52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52]-[.D52]+[.E52]"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formula="of:=FLOOR([.B53]/[.A$3])" office:value-type="float" office:value="4000" calcext:value-type="float">
            <text:p>4000</text:p>
          </table:table-cell>
          <table:table-cell table:formula="of:=[.H53]+[.F53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53]-[.D53]+[.E53]" office:value-type="float" office:value="8000" calcext:value-type="float">
            <text:p>8000</text:p>
          </table:table-cell>
          <table:table-cell office:value-type="float" office:value="51" calcext:value-type="float">
            <text:p>51</text:p>
          </table:table-cell>
          <table:table-cell table:formula="of:=FLOOR([.B54]/[.A$3])" office:value-type="float" office:value="4000" calcext:value-type="float">
            <text:p>4000</text:p>
          </table:table-cell>
          <table:table-cell table:formula="of:=[.H54]+[.F54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54]-[.D54]+[.E54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formula="of:=FLOOR([.B55]/[.A$3])" office:value-type="float" office:value="4000" calcext:value-type="float">
            <text:p>4000</text:p>
          </table:table-cell>
          <table:table-cell table:formula="of:=[.H55]+[.F55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55]-[.D55]+[.E55]" office:value-type="float" office:value="8000" calcext:value-type="float">
            <text:p>8000</text:p>
          </table:table-cell>
          <table:table-cell office:value-type="float" office:value="53" calcext:value-type="float">
            <text:p>53</text:p>
          </table:table-cell>
          <table:table-cell table:formula="of:=FLOOR([.B56]/[.A$3])" office:value-type="float" office:value="4000" calcext:value-type="float">
            <text:p>4000</text:p>
          </table:table-cell>
          <table:table-cell table:formula="of:=[.H56]+[.F56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56]-[.D56]+[.E56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formula="of:=FLOOR([.B57]/[.A$3])" office:value-type="float" office:value="4000" calcext:value-type="float">
            <text:p>4000</text:p>
          </table:table-cell>
          <table:table-cell table:formula="of:=[.H57]+[.F57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57]-[.D57]+[.E57]" office:value-type="float" office:value="8000" calcext:value-type="float">
            <text:p>8000</text:p>
          </table:table-cell>
          <table:table-cell office:value-type="float" office:value="55" calcext:value-type="float">
            <text:p>55</text:p>
          </table:table-cell>
          <table:table-cell table:formula="of:=FLOOR([.B58]/[.A$3])" office:value-type="float" office:value="4000" calcext:value-type="float">
            <text:p>4000</text:p>
          </table:table-cell>
          <table:table-cell table:formula="of:=[.H58]+[.F58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58]-[.D58]+[.E58]" office:value-type="float" office:value="8000" calcext:value-type="float">
            <text:p>8000</text:p>
          </table:table-cell>
          <table:table-cell office:value-type="float" office:value="56" calcext:value-type="float">
            <text:p>56</text:p>
          </table:table-cell>
          <table:table-cell table:formula="of:=FLOOR([.B59]/[.A$3])" office:value-type="float" office:value="4000" calcext:value-type="float">
            <text:p>4000</text:p>
          </table:table-cell>
          <table:table-cell table:formula="of:=[.H59]+[.F59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59]-[.D59]+[.E59]" office:value-type="float" office:value="8000" calcext:value-type="float">
            <text:p>8000</text:p>
          </table:table-cell>
          <table:table-cell office:value-type="float" office:value="57" calcext:value-type="float">
            <text:p>57</text:p>
          </table:table-cell>
          <table:table-cell table:formula="of:=FLOOR([.B60]/[.A$3])" office:value-type="float" office:value="4000" calcext:value-type="float">
            <text:p>4000</text:p>
          </table:table-cell>
          <table:table-cell table:formula="of:=[.H60]+[.F60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60]-[.D60]+[.E60]" office:value-type="float" office:value="8000" calcext:value-type="float">
            <text:p>8000</text:p>
          </table:table-cell>
          <table:table-cell office:value-type="float" office:value="58" calcext:value-type="float">
            <text:p>58</text:p>
          </table:table-cell>
          <table:table-cell table:formula="of:=FLOOR([.B61]/[.A$3])" office:value-type="float" office:value="4000" calcext:value-type="float">
            <text:p>4000</text:p>
          </table:table-cell>
          <table:table-cell table:formula="of:=[.H61]+[.F61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61]-[.D61]+[.E61]" office:value-type="float" office:value="8000" calcext:value-type="float">
            <text:p>8000</text:p>
          </table:table-cell>
          <table:table-cell office:value-type="float" office:value="59" calcext:value-type="float">
            <text:p>59</text:p>
          </table:table-cell>
          <table:table-cell table:formula="of:=FLOOR([.B62]/[.A$3])" office:value-type="float" office:value="4000" calcext:value-type="float">
            <text:p>4000</text:p>
          </table:table-cell>
          <table:table-cell table:formula="of:=[.H62]+[.F62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62]-[.D62]+[.E62]" office:value-type="float" office:value="8000" calcext:value-type="float">
            <text:p>8000</text:p>
          </table:table-cell>
          <table:table-cell office:value-type="float" office:value="60" calcext:value-type="float">
            <text:p>60</text:p>
          </table:table-cell>
          <table:table-cell table:formula="of:=FLOOR([.B63]/[.A$3])" office:value-type="float" office:value="4000" calcext:value-type="float">
            <text:p>4000</text:p>
          </table:table-cell>
          <table:table-cell table:formula="of:=[.H63]+[.F63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63]-[.D63]+[.E63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formula="of:=FLOOR([.B64]/[.A$3])" office:value-type="float" office:value="4000" calcext:value-type="float">
            <text:p>4000</text:p>
          </table:table-cell>
          <table:table-cell table:formula="of:=[.H64]+[.F64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64]-[.D64]+[.E64]" office:value-type="float" office:value="8000" calcext:value-type="float">
            <text:p>8000</text:p>
          </table:table-cell>
          <table:table-cell office:value-type="float" office:value="62" calcext:value-type="float">
            <text:p>62</text:p>
          </table:table-cell>
          <table:table-cell table:formula="of:=FLOOR([.B65]/[.A$3])" office:value-type="float" office:value="4000" calcext:value-type="float">
            <text:p>4000</text:p>
          </table:table-cell>
          <table:table-cell table:formula="of:=[.H65]+[.F65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65]-[.D65]+[.E65]" office:value-type="float" office:value="8000" calcext:value-type="float">
            <text:p>8000</text:p>
          </table:table-cell>
          <table:table-cell office:value-type="float" office:value="63" calcext:value-type="float">
            <text:p>63</text:p>
          </table:table-cell>
          <table:table-cell table:formula="of:=FLOOR([.B66]/[.A$3])" office:value-type="float" office:value="4000" calcext:value-type="float">
            <text:p>4000</text:p>
          </table:table-cell>
          <table:table-cell table:formula="of:=[.H66]+[.F66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66]-[.D66]+[.E66]"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table:formula="of:=FLOOR([.B67]/[.A$3])" office:value-type="float" office:value="4000" calcext:value-type="float">
            <text:p>4000</text:p>
          </table:table-cell>
          <table:table-cell table:formula="of:=[.H67]+[.F67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67]-[.D67]+[.E67]"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  <table:table-cell table:formula="of:=FLOOR([.B68]/[.A$3])" office:value-type="float" office:value="4000" calcext:value-type="float">
            <text:p>4000</text:p>
          </table:table-cell>
          <table:table-cell table:formula="of:=[.H68]+[.F68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68]-[.D68]+[.E68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formula="of:=FLOOR([.B69]/[.A$3])" office:value-type="float" office:value="4000" calcext:value-type="float">
            <text:p>4000</text:p>
          </table:table-cell>
          <table:table-cell table:formula="of:=[.H69]+[.F69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69]-[.D69]+[.E69]" office:value-type="float" office:value="8000" calcext:value-type="float">
            <text:p>8000</text:p>
          </table:table-cell>
          <table:table-cell office:value-type="float" office:value="67" calcext:value-type="float">
            <text:p>67</text:p>
          </table:table-cell>
          <table:table-cell table:formula="of:=FLOOR([.B70]/[.A$3])" office:value-type="float" office:value="4000" calcext:value-type="float">
            <text:p>4000</text:p>
          </table:table-cell>
          <table:table-cell table:formula="of:=[.H70]+[.F70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70]-[.D70]+[.E70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formula="of:=FLOOR([.B71]/[.A$3])" office:value-type="float" office:value="4000" calcext:value-type="float">
            <text:p>4000</text:p>
          </table:table-cell>
          <table:table-cell table:formula="of:=[.H71]+[.F71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71]-[.D71]+[.E71]" office:value-type="float" office:value="8000" calcext:value-type="float">
            <text:p>8000</text:p>
          </table:table-cell>
          <table:table-cell office:value-type="float" office:value="69" calcext:value-type="float">
            <text:p>69</text:p>
          </table:table-cell>
          <table:table-cell table:formula="of:=FLOOR([.B72]/[.A$3])" office:value-type="float" office:value="4000" calcext:value-type="float">
            <text:p>4000</text:p>
          </table:table-cell>
          <table:table-cell table:formula="of:=[.H72]+[.F72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72]-[.D72]+[.E72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formula="of:=FLOOR([.B73]/[.A$3])" office:value-type="float" office:value="4000" calcext:value-type="float">
            <text:p>4000</text:p>
          </table:table-cell>
          <table:table-cell table:formula="of:=[.H73]+[.F73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73]-[.D73]+[.E73]" office:value-type="float" office:value="8000" calcext:value-type="float">
            <text:p>8000</text:p>
          </table:table-cell>
          <table:table-cell office:value-type="float" office:value="71" calcext:value-type="float">
            <text:p>71</text:p>
          </table:table-cell>
          <table:table-cell table:formula="of:=FLOOR([.B74]/[.A$3])" office:value-type="float" office:value="4000" calcext:value-type="float">
            <text:p>4000</text:p>
          </table:table-cell>
          <table:table-cell table:formula="of:=[.H74]+[.F74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74]-[.D74]+[.E74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formula="of:=FLOOR([.B75]/[.A$3])" office:value-type="float" office:value="4000" calcext:value-type="float">
            <text:p>4000</text:p>
          </table:table-cell>
          <table:table-cell table:formula="of:=[.H75]+[.F75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75]-[.D75]+[.E75]" office:value-type="float" office:value="8000" calcext:value-type="float">
            <text:p>8000</text:p>
          </table:table-cell>
          <table:table-cell office:value-type="float" office:value="73" calcext:value-type="float">
            <text:p>73</text:p>
          </table:table-cell>
          <table:table-cell table:formula="of:=FLOOR([.B76]/[.A$3])" office:value-type="float" office:value="4000" calcext:value-type="float">
            <text:p>4000</text:p>
          </table:table-cell>
          <table:table-cell table:formula="of:=[.H76]+[.F76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76]-[.D76]+[.E76]" office:value-type="float" office:value="8000" calcext:value-type="float">
            <text:p>8000</text:p>
          </table:table-cell>
          <table:table-cell office:value-type="float" office:value="74" calcext:value-type="float">
            <text:p>74</text:p>
          </table:table-cell>
          <table:table-cell table:formula="of:=FLOOR([.B77]/[.A$3])" office:value-type="float" office:value="4000" calcext:value-type="float">
            <text:p>4000</text:p>
          </table:table-cell>
          <table:table-cell table:formula="of:=[.H77]+[.F77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77]-[.D77]+[.E77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formula="of:=FLOOR([.B78]/[.A$3])" office:value-type="float" office:value="4000" calcext:value-type="float">
            <text:p>4000</text:p>
          </table:table-cell>
          <table:table-cell table:formula="of:=[.H78]+[.F78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78]-[.D78]+[.E78]" office:value-type="float" office:value="8000" calcext:value-type="float">
            <text:p>8000</text:p>
          </table:table-cell>
          <table:table-cell office:value-type="float" office:value="76" calcext:value-type="float">
            <text:p>76</text:p>
          </table:table-cell>
          <table:table-cell table:formula="of:=FLOOR([.B79]/[.A$3])" office:value-type="float" office:value="4000" calcext:value-type="float">
            <text:p>4000</text:p>
          </table:table-cell>
          <table:table-cell table:formula="of:=[.H79]+[.F79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79]-[.D79]+[.E79]" office:value-type="float" office:value="8000" calcext:value-type="float">
            <text:p>8000</text:p>
          </table:table-cell>
          <table:table-cell office:value-type="float" office:value="77" calcext:value-type="float">
            <text:p>77</text:p>
          </table:table-cell>
          <table:table-cell table:formula="of:=FLOOR([.B80]/[.A$3])" office:value-type="float" office:value="4000" calcext:value-type="float">
            <text:p>4000</text:p>
          </table:table-cell>
          <table:table-cell table:formula="of:=[.H80]+[.F80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80]-[.D80]+[.E80]" office:value-type="float" office:value="8000" calcext:value-type="float">
            <text:p>8000</text:p>
          </table:table-cell>
          <table:table-cell office:value-type="float" office:value="78" calcext:value-type="float">
            <text:p>78</text:p>
          </table:table-cell>
          <table:table-cell table:formula="of:=FLOOR([.B81]/[.A$3])" office:value-type="float" office:value="4000" calcext:value-type="float">
            <text:p>4000</text:p>
          </table:table-cell>
          <table:table-cell table:formula="of:=[.H81]+[.F81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81]-[.D81]+[.E81]" office:value-type="float" office:value="8000" calcext:value-type="float">
            <text:p>8000</text:p>
          </table:table-cell>
          <table:table-cell office:value-type="float" office:value="79" calcext:value-type="float">
            <text:p>79</text:p>
          </table:table-cell>
          <table:table-cell table:formula="of:=FLOOR([.B82]/[.A$3])" office:value-type="float" office:value="4000" calcext:value-type="float">
            <text:p>4000</text:p>
          </table:table-cell>
          <table:table-cell table:formula="of:=[.H82]+[.F82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82]-[.D82]+[.E82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formula="of:=FLOOR([.B83]/[.A$3])" office:value-type="float" office:value="4000" calcext:value-type="float">
            <text:p>4000</text:p>
          </table:table-cell>
          <table:table-cell table:formula="of:=[.H83]+[.F83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83]-[.D83]+[.E83]" office:value-type="float" office:value="8000" calcext:value-type="float">
            <text:p>8000</text:p>
          </table:table-cell>
          <table:table-cell office:value-type="float" office:value="81" calcext:value-type="float">
            <text:p>81</text:p>
          </table:table-cell>
          <table:table-cell table:formula="of:=FLOOR([.B84]/[.A$3])" office:value-type="float" office:value="4000" calcext:value-type="float">
            <text:p>4000</text:p>
          </table:table-cell>
          <table:table-cell table:formula="of:=[.H84]+[.F84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84]-[.D84]+[.E84]" office:value-type="float" office:value="8000" calcext:value-type="float">
            <text:p>8000</text:p>
          </table:table-cell>
          <table:table-cell office:value-type="float" office:value="82" calcext:value-type="float">
            <text:p>82</text:p>
          </table:table-cell>
          <table:table-cell table:formula="of:=FLOOR([.B85]/[.A$3])" office:value-type="float" office:value="4000" calcext:value-type="float">
            <text:p>4000</text:p>
          </table:table-cell>
          <table:table-cell table:formula="of:=[.H85]+[.F85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85]-[.D85]+[.E85]" office:value-type="float" office:value="8000" calcext:value-type="float">
            <text:p>8000</text:p>
          </table:table-cell>
          <table:table-cell office:value-type="float" office:value="83" calcext:value-type="float">
            <text:p>83</text:p>
          </table:table-cell>
          <table:table-cell table:formula="of:=FLOOR([.B86]/[.A$3])" office:value-type="float" office:value="4000" calcext:value-type="float">
            <text:p>4000</text:p>
          </table:table-cell>
          <table:table-cell table:formula="of:=[.H86]+[.F86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86]-[.D86]+[.E86]" office:value-type="float" office:value="8000" calcext:value-type="float">
            <text:p>8000</text:p>
          </table:table-cell>
          <table:table-cell office:value-type="float" office:value="84" calcext:value-type="float">
            <text:p>84</text:p>
          </table:table-cell>
          <table:table-cell table:formula="of:=FLOOR([.B87]/[.A$3])" office:value-type="float" office:value="4000" calcext:value-type="float">
            <text:p>4000</text:p>
          </table:table-cell>
          <table:table-cell table:formula="of:=[.H87]+[.F87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87]-[.D87]+[.E87]" office:value-type="float" office:value="8000" calcext:value-type="float">
            <text:p>8000</text:p>
          </table:table-cell>
          <table:table-cell office:value-type="float" office:value="85" calcext:value-type="float">
            <text:p>85</text:p>
          </table:table-cell>
          <table:table-cell table:formula="of:=FLOOR([.B88]/[.A$3])" office:value-type="float" office:value="4000" calcext:value-type="float">
            <text:p>4000</text:p>
          </table:table-cell>
          <table:table-cell table:formula="of:=[.H88]+[.F88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88]-[.D88]+[.E88]" office:value-type="float" office:value="7996" calcext:value-type="float">
            <text:p>7996</text:p>
          </table:table-cell>
          <table:table-cell office:value-type="float" office:value="86" calcext:value-type="float">
            <text:p>86</text:p>
          </table:table-cell>
          <table:table-cell table:formula="of:=FLOOR([.B89]/[.A$3])" office:value-type="float" office:value="3998" calcext:value-type="float">
            <text:p>3998</text:p>
          </table:table-cell>
          <table:table-cell table:formula="of:=[.H89]+[.F89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89]-[.D89]+[.E89]" office:value-type="float" office:value="7995" calcext:value-type="float">
            <text:p>7995</text:p>
          </table:table-cell>
          <table:table-cell office:value-type="float" office:value="87" calcext:value-type="float">
            <text:p>87</text:p>
          </table:table-cell>
          <table:table-cell table:formula="of:=FLOOR([.B90]/[.A$3])" office:value-type="float" office:value="3997" calcext:value-type="float">
            <text:p>3997</text:p>
          </table:table-cell>
          <table:table-cell table:formula="of:=[.H90]+[.F90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90]-[.D90]+[.E90]" office:value-type="float" office:value="7999" calcext:value-type="float">
            <text:p>7999</text:p>
          </table:table-cell>
          <table:table-cell office:value-type="float" office:value="88" calcext:value-type="float">
            <text:p>88</text:p>
          </table:table-cell>
          <table:table-cell table:formula="of:=FLOOR([.B91]/[.A$3])" office:value-type="float" office:value="3999" calcext:value-type="float">
            <text:p>3999</text:p>
          </table:table-cell>
          <table:table-cell table:formula="of:=[.H91]+[.F91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91]-[.D91]+[.E91]" office:value-type="float" office:value="7999" calcext:value-type="float">
            <text:p>7999</text:p>
          </table:table-cell>
          <table:table-cell office:value-type="float" office:value="89" calcext:value-type="float">
            <text:p>89</text:p>
          </table:table-cell>
          <table:table-cell table:formula="of:=FLOOR([.B92]/[.A$3])" office:value-type="float" office:value="3999" calcext:value-type="float">
            <text:p>3999</text:p>
          </table:table-cell>
          <table:table-cell table:formula="of:=[.H92]+[.F92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92]-[.D92]+[.E92]" office:value-type="float" office:value="8000" calcext:value-type="float">
            <text:p>8000</text:p>
          </table:table-cell>
          <table:table-cell office:value-type="float" office:value="90" calcext:value-type="float">
            <text:p>90</text:p>
          </table:table-cell>
          <table:table-cell table:formula="of:=FLOOR([.B93]/[.A$3])" office:value-type="float" office:value="4000" calcext:value-type="float">
            <text:p>4000</text:p>
          </table:table-cell>
          <table:table-cell table:formula="of:=[.H93]+[.F93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93]-[.D93]+[.E93]" office:value-type="float" office:value="8003" calcext:value-type="float">
            <text:p>8003</text:p>
          </table:table-cell>
          <table:table-cell office:value-type="float" office:value="91" calcext:value-type="float">
            <text:p>91</text:p>
          </table:table-cell>
          <table:table-cell table:formula="of:=FLOOR([.B94]/[.A$3])" office:value-type="float" office:value="4001" calcext:value-type="float">
            <text:p>4001</text:p>
          </table:table-cell>
          <table:table-cell table:formula="of:=[.H94]+[.F94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94]-[.D94]+[.E94]" office:value-type="float" office:value="8002" calcext:value-type="float">
            <text:p>8002</text:p>
          </table:table-cell>
          <table:table-cell office:value-type="float" office:value="92" calcext:value-type="float">
            <text:p>92</text:p>
          </table:table-cell>
          <table:table-cell table:formula="of:=FLOOR([.B95]/[.A$3])" office:value-type="float" office:value="4001" calcext:value-type="float">
            <text:p>4001</text:p>
          </table:table-cell>
          <table:table-cell table:formula="of:=[.H95]+[.F95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95]-[.D95]+[.E95]" office:value-type="float" office:value="8004" calcext:value-type="float">
            <text:p>8004</text:p>
          </table:table-cell>
          <table:table-cell office:value-type="float" office:value="93" calcext:value-type="float">
            <text:p>93</text:p>
          </table:table-cell>
          <table:table-cell table:formula="of:=FLOOR([.B96]/[.A$3])" office:value-type="float" office:value="4002" calcext:value-type="float">
            <text:p>4002</text:p>
          </table:table-cell>
          <table:table-cell table:formula="of:=[.H96]+[.F96]" office:value-type="float" office:value="3998" calcext:value-type="float">
            <text:p>39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96]-[.D96]+[.E96]" office:value-type="float" office:value="8000" calcext:value-type="float">
            <text:p>8000</text:p>
          </table:table-cell>
          <table:table-cell office:value-type="float" office:value="94" calcext:value-type="float">
            <text:p>94</text:p>
          </table:table-cell>
          <table:table-cell table:formula="of:=FLOOR([.B97]/[.A$3])" office:value-type="float" office:value="4000" calcext:value-type="float">
            <text:p>4000</text:p>
          </table:table-cell>
          <table:table-cell table:formula="of:=[.H97]+[.F97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97]-[.D97]+[.E97]" office:value-type="float" office:value="8000" calcext:value-type="float">
            <text:p>8000</text:p>
          </table:table-cell>
          <table:table-cell office:value-type="float" office:value="95" calcext:value-type="float">
            <text:p>95</text:p>
          </table:table-cell>
          <table:table-cell table:formula="of:=FLOOR([.B98]/[.A$3])" office:value-type="float" office:value="4000" calcext:value-type="float">
            <text:p>4000</text:p>
          </table:table-cell>
          <table:table-cell table:formula="of:=[.H98]+[.F98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98]-[.D98]+[.E98]" office:value-type="float" office:value="8003" calcext:value-type="float">
            <text:p>8003</text:p>
          </table:table-cell>
          <table:table-cell office:value-type="float" office:value="96" calcext:value-type="float">
            <text:p>96</text:p>
          </table:table-cell>
          <table:table-cell table:formula="of:=FLOOR([.B99]/[.A$3])" office:value-type="float" office:value="4001" calcext:value-type="float">
            <text:p>4001</text:p>
          </table:table-cell>
          <table:table-cell table:formula="of:=[.H99]+[.F99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99]-[.D99]+[.E99]" office:value-type="float" office:value="8002" calcext:value-type="float">
            <text:p>8002</text:p>
          </table:table-cell>
          <table:table-cell office:value-type="float" office:value="97" calcext:value-type="float">
            <text:p>97</text:p>
          </table:table-cell>
          <table:table-cell table:formula="of:=FLOOR([.B100]/[.A$3])" office:value-type="float" office:value="4001" calcext:value-type="float">
            <text:p>4001</text:p>
          </table:table-cell>
          <table:table-cell table:formula="of:=[.H100]+[.F100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00]-[.D100]+[.E100]" office:value-type="float" office:value="8000" calcext:value-type="float">
            <text:p>8000</text:p>
          </table:table-cell>
          <table:table-cell office:value-type="float" office:value="98" calcext:value-type="float">
            <text:p>98</text:p>
          </table:table-cell>
          <table:table-cell table:formula="of:=FLOOR([.B101]/[.A$3])" office:value-type="float" office:value="4000" calcext:value-type="float">
            <text:p>4000</text:p>
          </table:table-cell>
          <table:table-cell table:formula="of:=[.H101]+[.F101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01]-[.D101]+[.E101]" office:value-type="float" office:value="8003" calcext:value-type="float">
            <text:p>8003</text:p>
          </table:table-cell>
          <table:table-cell office:value-type="float" office:value="99" calcext:value-type="float">
            <text:p>99</text:p>
          </table:table-cell>
          <table:table-cell table:formula="of:=FLOOR([.B102]/[.A$3])" office:value-type="float" office:value="4001" calcext:value-type="float">
            <text:p>4001</text:p>
          </table:table-cell>
          <table:table-cell table:formula="of:=[.H102]+[.F102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02]-[.D102]+[.E102]" office:value-type="float" office:value="8004" calcext:value-type="float">
            <text:p>8004</text:p>
          </table:table-cell>
          <table:table-cell office:value-type="float" office:value="100" calcext:value-type="float">
            <text:p>100</text:p>
          </table:table-cell>
          <table:table-cell table:formula="of:=FLOOR([.B103]/[.A$3])" office:value-type="float" office:value="4002" calcext:value-type="float">
            <text:p>4002</text:p>
          </table:table-cell>
          <table:table-cell table:formula="of:=[.H103]+[.F103]" office:value-type="float" office:value="4500" calcext:value-type="float">
            <text:p>45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03]-[.D103]+[.E103]" office:value-type="float" office:value="8502" calcext:value-type="float">
            <text:p>8502</text:p>
          </table:table-cell>
          <table:table-cell office:value-type="float" office:value="101" calcext:value-type="float">
            <text:p>101</text:p>
          </table:table-cell>
          <table:table-cell table:formula="of:=FLOOR([.B104]/[.A$3])" office:value-type="float" office:value="4251" calcext:value-type="float">
            <text:p>4251</text:p>
          </table:table-cell>
          <table:table-cell table:formula="of:=[.H104]+[.F104]" office:value-type="float" office:value="4502" calcext:value-type="float">
            <text:p>45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04]-[.D104]+[.E104]" office:value-type="float" office:value="8753" calcext:value-type="float">
            <text:p>8753</text:p>
          </table:table-cell>
          <table:table-cell office:value-type="float" office:value="102" calcext:value-type="float">
            <text:p>102</text:p>
          </table:table-cell>
          <table:table-cell table:formula="of:=FLOOR([.B105]/[.A$3])" office:value-type="float" office:value="4376" calcext:value-type="float">
            <text:p>4376</text:p>
          </table:table-cell>
          <table:table-cell table:formula="of:=[.H105]+[.F105]" office:value-type="float" office:value="4498" calcext:value-type="float">
            <text:p>44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05]-[.D105]+[.E105]" office:value-type="float" office:value="8875" calcext:value-type="float">
            <text:p>8875</text:p>
          </table:table-cell>
          <table:table-cell office:value-type="float" office:value="103" calcext:value-type="float">
            <text:p>103</text:p>
          </table:table-cell>
          <table:table-cell table:formula="of:=FLOOR([.B106]/[.A$3])" office:value-type="float" office:value="4437" calcext:value-type="float">
            <text:p>4437</text:p>
          </table:table-cell>
          <table:table-cell table:formula="of:=[.H106]+[.F106]" office:value-type="float" office:value="4503" calcext:value-type="float">
            <text:p>45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06]-[.D106]+[.E106]" office:value-type="float" office:value="8941" calcext:value-type="float">
            <text:p>8941</text:p>
          </table:table-cell>
          <table:table-cell office:value-type="float" office:value="104" calcext:value-type="float">
            <text:p>104</text:p>
          </table:table-cell>
          <table:table-cell table:formula="of:=FLOOR([.B107]/[.A$3])" office:value-type="float" office:value="4470" calcext:value-type="float">
            <text:p>4470</text:p>
          </table:table-cell>
          <table:table-cell table:formula="of:=[.H107]+[.F107]" office:value-type="float" office:value="4500" calcext:value-type="float">
            <text:p>45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07]-[.D107]+[.E107]" office:value-type="float" office:value="8971" calcext:value-type="float">
            <text:p>8971</text:p>
          </table:table-cell>
          <table:table-cell office:value-type="float" office:value="105" calcext:value-type="float">
            <text:p>105</text:p>
          </table:table-cell>
          <table:table-cell table:formula="of:=FLOOR([.B108]/[.A$3])" office:value-type="float" office:value="4485" calcext:value-type="float">
            <text:p>4485</text:p>
          </table:table-cell>
          <table:table-cell table:formula="of:=[.H108]+[.F108]" office:value-type="float" office:value="4502" calcext:value-type="float">
            <text:p>45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08]-[.D108]+[.E108]" office:value-type="float" office:value="8988" calcext:value-type="float">
            <text:p>8988</text:p>
          </table:table-cell>
          <table:table-cell office:value-type="float" office:value="106" calcext:value-type="float">
            <text:p>106</text:p>
          </table:table-cell>
          <table:table-cell table:formula="of:=FLOOR([.B109]/[.A$3])" office:value-type="float" office:value="4494" calcext:value-type="float">
            <text:p>4494</text:p>
          </table:table-cell>
          <table:table-cell table:formula="of:=[.H109]+[.F109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09]-[.D109]+[.E109]" office:value-type="float" office:value="8998" calcext:value-type="float">
            <text:p>8998</text:p>
          </table:table-cell>
          <table:table-cell office:value-type="float" office:value="107" calcext:value-type="float">
            <text:p>107</text:p>
          </table:table-cell>
          <table:table-cell table:formula="of:=FLOOR([.B110]/[.A$3])" office:value-type="float" office:value="4499" calcext:value-type="float">
            <text:p>4499</text:p>
          </table:table-cell>
          <table:table-cell table:formula="of:=[.H110]+[.F110]" office:value-type="float" office:value="4497" calcext:value-type="float">
            <text:p>44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10]-[.D110]+[.E110]" office:value-type="float" office:value="8996" calcext:value-type="float">
            <text:p>8996</text:p>
          </table:table-cell>
          <table:table-cell office:value-type="float" office:value="108" calcext:value-type="float">
            <text:p>108</text:p>
          </table:table-cell>
          <table:table-cell table:formula="of:=FLOOR([.B111]/[.A$3])" office:value-type="float" office:value="4498" calcext:value-type="float">
            <text:p>4498</text:p>
          </table:table-cell>
          <table:table-cell table:formula="of:=[.H111]+[.F111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11]-[.D111]+[.E111]" office:value-type="float" office:value="9002" calcext:value-type="float">
            <text:p>9002</text:p>
          </table:table-cell>
          <table:table-cell office:value-type="float" office:value="109" calcext:value-type="float">
            <text:p>109</text:p>
          </table:table-cell>
          <table:table-cell table:formula="of:=FLOOR([.B112]/[.A$3])" office:value-type="float" office:value="4501" calcext:value-type="float">
            <text:p>4501</text:p>
          </table:table-cell>
          <table:table-cell table:formula="of:=[.H112]+[.F112]" office:value-type="float" office:value="4499" calcext:value-type="float">
            <text:p>44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12]-[.D112]+[.E112]" office:value-type="float" office:value="9000" calcext:value-type="float">
            <text:p>9000</text:p>
          </table:table-cell>
          <table:table-cell office:value-type="float" office:value="110" calcext:value-type="float">
            <text:p>110</text:p>
          </table:table-cell>
          <table:table-cell table:formula="of:=FLOOR([.B113]/[.A$3])" office:value-type="float" office:value="4500" calcext:value-type="float">
            <text:p>4500</text:p>
          </table:table-cell>
          <table:table-cell table:formula="of:=[.H113]+[.F113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13]-[.D113]+[.E113]" office:value-type="float" office:value="9004" calcext:value-type="float">
            <text:p>9004</text:p>
          </table:table-cell>
          <table:table-cell office:value-type="float" office:value="111" calcext:value-type="float">
            <text:p>111</text:p>
          </table:table-cell>
          <table:table-cell table:formula="of:=FLOOR([.B114]/[.A$3])" office:value-type="float" office:value="4502" calcext:value-type="float">
            <text:p>4502</text:p>
          </table:table-cell>
          <table:table-cell table:formula="of:=[.H114]+[.F114]" office:value-type="float" office:value="4500" calcext:value-type="float">
            <text:p>45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14]-[.D114]+[.E114]" office:value-type="float" office:value="9002" calcext:value-type="float">
            <text:p>9002</text:p>
          </table:table-cell>
          <table:table-cell office:value-type="float" office:value="112" calcext:value-type="float">
            <text:p>112</text:p>
          </table:table-cell>
          <table:table-cell table:formula="of:=FLOOR([.B115]/[.A$3])" office:value-type="float" office:value="4501" calcext:value-type="float">
            <text:p>4501</text:p>
          </table:table-cell>
          <table:table-cell table:formula="of:=[.H115]+[.F115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15]-[.D115]+[.E115]" office:value-type="float" office:value="9005" calcext:value-type="float">
            <text:p>9005</text:p>
          </table:table-cell>
          <table:table-cell office:value-type="float" office:value="113" calcext:value-type="float">
            <text:p>113</text:p>
          </table:table-cell>
          <table:table-cell table:formula="of:=FLOOR([.B116]/[.A$3])" office:value-type="float" office:value="4502" calcext:value-type="float">
            <text:p>4502</text:p>
          </table:table-cell>
          <table:table-cell table:formula="of:=[.H116]+[.F116]" office:value-type="float" office:value="4499" calcext:value-type="float">
            <text:p>44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16]-[.D116]+[.E116]" office:value-type="float" office:value="9002" calcext:value-type="float">
            <text:p>9002</text:p>
          </table:table-cell>
          <table:table-cell office:value-type="float" office:value="114" calcext:value-type="float">
            <text:p>114</text:p>
          </table:table-cell>
          <table:table-cell table:formula="of:=FLOOR([.B117]/[.A$3])" office:value-type="float" office:value="4501" calcext:value-type="float">
            <text:p>4501</text:p>
          </table:table-cell>
          <table:table-cell table:formula="of:=[.H117]+[.F117]" office:value-type="float" office:value="4502" calcext:value-type="float">
            <text:p>45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17]-[.D117]+[.E117]" office:value-type="float" office:value="9003" calcext:value-type="float">
            <text:p>9003</text:p>
          </table:table-cell>
          <table:table-cell office:value-type="float" office:value="115" calcext:value-type="float">
            <text:p>115</text:p>
          </table:table-cell>
          <table:table-cell table:formula="of:=FLOOR([.B118]/[.A$3])" office:value-type="float" office:value="4501" calcext:value-type="float">
            <text:p>4501</text:p>
          </table:table-cell>
          <table:table-cell table:formula="of:=[.H118]+[.F118]" office:value-type="float" office:value="4503" calcext:value-type="float">
            <text:p>45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18]-[.D118]+[.E118]" office:value-type="float" office:value="9005" calcext:value-type="float">
            <text:p>9005</text:p>
          </table:table-cell>
          <table:table-cell office:value-type="float" office:value="116" calcext:value-type="float">
            <text:p>116</text:p>
          </table:table-cell>
          <table:table-cell table:formula="of:=FLOOR([.B119]/[.A$3])" office:value-type="float" office:value="4502" calcext:value-type="float">
            <text:p>4502</text:p>
          </table:table-cell>
          <table:table-cell table:formula="of:=[.H119]+[.F119]" office:value-type="float" office:value="4502" calcext:value-type="float">
            <text:p>45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19]-[.D119]+[.E119]" office:value-type="float" office:value="9005" calcext:value-type="float">
            <text:p>9005</text:p>
          </table:table-cell>
          <table:table-cell office:value-type="float" office:value="117" calcext:value-type="float">
            <text:p>117</text:p>
          </table:table-cell>
          <table:table-cell table:formula="of:=FLOOR([.B120]/[.A$3])" office:value-type="float" office:value="4502" calcext:value-type="float">
            <text:p>4502</text:p>
          </table:table-cell>
          <table:table-cell table:formula="of:=[.H120]+[.F120]" office:value-type="float" office:value="4497" calcext:value-type="float">
            <text:p>44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20]-[.D120]+[.E120]" office:value-type="float" office:value="9000" calcext:value-type="float">
            <text:p>9000</text:p>
          </table:table-cell>
          <table:table-cell office:value-type="float" office:value="118" calcext:value-type="float">
            <text:p>118</text:p>
          </table:table-cell>
          <table:table-cell table:formula="of:=FLOOR([.B121]/[.A$3])" office:value-type="float" office:value="4500" calcext:value-type="float">
            <text:p>4500</text:p>
          </table:table-cell>
          <table:table-cell table:formula="of:=[.H121]+[.F121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21]-[.D121]+[.E121]" office:value-type="float" office:value="9004" calcext:value-type="float">
            <text:p>9004</text:p>
          </table:table-cell>
          <table:table-cell office:value-type="float" office:value="119" calcext:value-type="float">
            <text:p>119</text:p>
          </table:table-cell>
          <table:table-cell table:formula="of:=FLOOR([.B122]/[.A$3])" office:value-type="float" office:value="4502" calcext:value-type="float">
            <text:p>4502</text:p>
          </table:table-cell>
          <table:table-cell table:formula="of:=[.H122]+[.F122]" office:value-type="float" office:value="4498" calcext:value-type="float">
            <text:p>44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22]-[.D122]+[.E122]" office:value-type="float" office:value="9000" calcext:value-type="float">
            <text:p>9000</text:p>
          </table:table-cell>
          <table:table-cell office:value-type="float" office:value="120" calcext:value-type="float">
            <text:p>120</text:p>
          </table:table-cell>
          <table:table-cell table:formula="of:=FLOOR([.B123]/[.A$3])" office:value-type="float" office:value="4500" calcext:value-type="float">
            <text:p>4500</text:p>
          </table:table-cell>
          <table:table-cell table:formula="of:=[.H123]+[.F123]" office:value-type="float" office:value="4496" calcext:value-type="float">
            <text:p>44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23]-[.D123]+[.E123]" office:value-type="float" office:value="8996" calcext:value-type="float">
            <text:p>8996</text:p>
          </table:table-cell>
          <table:table-cell office:value-type="float" office:value="121" calcext:value-type="float">
            <text:p>121</text:p>
          </table:table-cell>
          <table:table-cell table:formula="of:=FLOOR([.B124]/[.A$3])" office:value-type="float" office:value="4498" calcext:value-type="float">
            <text:p>4498</text:p>
          </table:table-cell>
          <table:table-cell table:formula="of:=[.H124]+[.F124]" office:value-type="float" office:value="4496" calcext:value-type="float">
            <text:p>44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24]-[.D124]+[.E124]" office:value-type="float" office:value="8994" calcext:value-type="float">
            <text:p>8994</text:p>
          </table:table-cell>
          <table:table-cell office:value-type="float" office:value="122" calcext:value-type="float">
            <text:p>122</text:p>
          </table:table-cell>
          <table:table-cell table:formula="of:=FLOOR([.B125]/[.A$3])" office:value-type="float" office:value="4497" calcext:value-type="float">
            <text:p>4497</text:p>
          </table:table-cell>
          <table:table-cell table:formula="of:=[.H125]+[.F125]" office:value-type="float" office:value="4503" calcext:value-type="float">
            <text:p>45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25]-[.D125]+[.E125]" office:value-type="float" office:value="9000" calcext:value-type="float">
            <text:p>9000</text:p>
          </table:table-cell>
          <table:table-cell office:value-type="float" office:value="123" calcext:value-type="float">
            <text:p>123</text:p>
          </table:table-cell>
          <table:table-cell table:formula="of:=FLOOR([.B126]/[.A$3])" office:value-type="float" office:value="4500" calcext:value-type="float">
            <text:p>4500</text:p>
          </table:table-cell>
          <table:table-cell table:formula="of:=[.H126]+[.F126]" office:value-type="float" office:value="4503" calcext:value-type="float">
            <text:p>45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26]-[.D126]+[.E126]" office:value-type="float" office:value="9003" calcext:value-type="float">
            <text:p>9003</text:p>
          </table:table-cell>
          <table:table-cell office:value-type="float" office:value="124" calcext:value-type="float">
            <text:p>124</text:p>
          </table:table-cell>
          <table:table-cell table:formula="of:=FLOOR([.B127]/[.A$3])" office:value-type="float" office:value="4501" calcext:value-type="float">
            <text:p>4501</text:p>
          </table:table-cell>
          <table:table-cell table:formula="of:=[.H127]+[.F127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27]-[.D127]+[.E127]" office:value-type="float" office:value="9006" calcext:value-type="float">
            <text:p>9006</text:p>
          </table:table-cell>
          <table:table-cell office:value-type="float" office:value="125" calcext:value-type="float">
            <text:p>125</text:p>
          </table:table-cell>
          <table:table-cell table:formula="of:=FLOOR([.B128]/[.A$3])" office:value-type="float" office:value="4503" calcext:value-type="float">
            <text:p>4503</text:p>
          </table:table-cell>
          <table:table-cell table:formula="of:=[.H128]+[.F128]" office:value-type="float" office:value="4496" calcext:value-type="float">
            <text:p>44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28]-[.D128]+[.E128]" office:value-type="float" office:value="8999" calcext:value-type="float">
            <text:p>8999</text:p>
          </table:table-cell>
          <table:table-cell office:value-type="float" office:value="126" calcext:value-type="float">
            <text:p>126</text:p>
          </table:table-cell>
          <table:table-cell table:formula="of:=FLOOR([.B129]/[.A$3])" office:value-type="float" office:value="4499" calcext:value-type="float">
            <text:p>4499</text:p>
          </table:table-cell>
          <table:table-cell table:formula="of:=[.H129]+[.F129]" office:value-type="float" office:value="4498" calcext:value-type="float">
            <text:p>44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29]-[.D129]+[.E129]" office:value-type="float" office:value="8998" calcext:value-type="float">
            <text:p>8998</text:p>
          </table:table-cell>
          <table:table-cell office:value-type="float" office:value="127" calcext:value-type="float">
            <text:p>127</text:p>
          </table:table-cell>
          <table:table-cell table:formula="of:=FLOOR([.B130]/[.A$3])" office:value-type="float" office:value="4499" calcext:value-type="float">
            <text:p>4499</text:p>
          </table:table-cell>
          <table:table-cell table:formula="of:=[.H130]+[.F130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30]-[.D130]+[.E130]" office:value-type="float" office:value="9003" calcext:value-type="float">
            <text:p>9003</text:p>
          </table:table-cell>
          <table:table-cell office:value-type="float" office:value="128" calcext:value-type="float">
            <text:p>128</text:p>
          </table:table-cell>
          <table:table-cell table:formula="of:=FLOOR([.B131]/[.A$3])" office:value-type="float" office:value="4501" calcext:value-type="float">
            <text:p>4501</text:p>
          </table:table-cell>
          <table:table-cell table:formula="of:=[.H131]+[.F131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31]-[.D131]+[.E131]" office:value-type="float" office:value="9006" calcext:value-type="float">
            <text:p>9006</text:p>
          </table:table-cell>
          <table:table-cell office:value-type="float" office:value="129" calcext:value-type="float">
            <text:p>129</text:p>
          </table:table-cell>
          <table:table-cell table:formula="of:=FLOOR([.B132]/[.A$3])" office:value-type="float" office:value="4503" calcext:value-type="float">
            <text:p>4503</text:p>
          </table:table-cell>
          <table:table-cell table:formula="of:=[.H132]+[.F132]" office:value-type="float" office:value="4503" calcext:value-type="float">
            <text:p>45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32]-[.D132]+[.E132]" office:value-type="float" office:value="9006" calcext:value-type="float">
            <text:p>9006</text:p>
          </table:table-cell>
          <table:table-cell office:value-type="float" office:value="130" calcext:value-type="float">
            <text:p>130</text:p>
          </table:table-cell>
          <table:table-cell table:formula="of:=FLOOR([.B133]/[.A$3])" office:value-type="float" office:value="4503" calcext:value-type="float">
            <text:p>4503</text:p>
          </table:table-cell>
          <table:table-cell table:formula="of:=[.H133]+[.F133]" office:value-type="float" office:value="4500" calcext:value-type="float">
            <text:p>45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33]-[.D133]+[.E133]" office:value-type="float" office:value="9003" calcext:value-type="float">
            <text:p>9003</text:p>
          </table:table-cell>
          <table:table-cell office:value-type="float" office:value="131" calcext:value-type="float">
            <text:p>131</text:p>
          </table:table-cell>
          <table:table-cell table:formula="of:=FLOOR([.B134]/[.A$3])" office:value-type="float" office:value="4501" calcext:value-type="float">
            <text:p>4501</text:p>
          </table:table-cell>
          <table:table-cell table:formula="of:=[.H134]+[.F134]" office:value-type="float" office:value="4503" calcext:value-type="float">
            <text:p>45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34]-[.D134]+[.E134]" office:value-type="float" office:value="9005" calcext:value-type="float">
            <text:p>9005</text:p>
          </table:table-cell>
          <table:table-cell office:value-type="float" office:value="132" calcext:value-type="float">
            <text:p>132</text:p>
          </table:table-cell>
          <table:table-cell table:formula="of:=FLOOR([.B135]/[.A$3])" office:value-type="float" office:value="4502" calcext:value-type="float">
            <text:p>4502</text:p>
          </table:table-cell>
          <table:table-cell table:formula="of:=[.H135]+[.F135]" office:value-type="float" office:value="4500" calcext:value-type="float">
            <text:p>45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35]-[.D135]+[.E135]" office:value-type="float" office:value="9003" calcext:value-type="float">
            <text:p>9003</text:p>
          </table:table-cell>
          <table:table-cell office:value-type="float" office:value="133" calcext:value-type="float">
            <text:p>133</text:p>
          </table:table-cell>
          <table:table-cell table:formula="of:=FLOOR([.B136]/[.A$3])" office:value-type="float" office:value="4501" calcext:value-type="float">
            <text:p>4501</text:p>
          </table:table-cell>
          <table:table-cell table:formula="of:=[.H136]+[.F136]" office:value-type="float" office:value="4499" calcext:value-type="float">
            <text:p>44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36]-[.D136]+[.E136]" office:value-type="float" office:value="9001" calcext:value-type="float">
            <text:p>9001</text:p>
          </table:table-cell>
          <table:table-cell office:value-type="float" office:value="134" calcext:value-type="float">
            <text:p>134</text:p>
          </table:table-cell>
          <table:table-cell table:formula="of:=FLOOR([.B137]/[.A$3])" office:value-type="float" office:value="4500" calcext:value-type="float">
            <text:p>4500</text:p>
          </table:table-cell>
          <table:table-cell table:formula="of:=[.H137]+[.F137]" office:value-type="float" office:value="4503" calcext:value-type="float">
            <text:p>45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37]-[.D137]+[.E137]" office:value-type="float" office:value="9004" calcext:value-type="float">
            <text:p>9004</text:p>
          </table:table-cell>
          <table:table-cell office:value-type="float" office:value="135" calcext:value-type="float">
            <text:p>135</text:p>
          </table:table-cell>
          <table:table-cell table:formula="of:=FLOOR([.B138]/[.A$3])" office:value-type="float" office:value="4502" calcext:value-type="float">
            <text:p>4502</text:p>
          </table:table-cell>
          <table:table-cell table:formula="of:=[.H138]+[.F138]" office:value-type="float" office:value="4502" calcext:value-type="float">
            <text:p>45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38]-[.D138]+[.E138]" office:value-type="float" office:value="9004" calcext:value-type="float">
            <text:p>9004</text:p>
          </table:table-cell>
          <table:table-cell office:value-type="float" office:value="136" calcext:value-type="float">
            <text:p>136</text:p>
          </table:table-cell>
          <table:table-cell table:formula="of:=FLOOR([.B139]/[.A$3])" office:value-type="float" office:value="4502" calcext:value-type="float">
            <text:p>4502</text:p>
          </table:table-cell>
          <table:table-cell table:formula="of:=[.H139]+[.F139]" office:value-type="float" office:value="4498" calcext:value-type="float">
            <text:p>44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39]-[.D139]+[.E139]" office:value-type="float" office:value="9000" calcext:value-type="float">
            <text:p>9000</text:p>
          </table:table-cell>
          <table:table-cell office:value-type="float" office:value="137" calcext:value-type="float">
            <text:p>137</text:p>
          </table:table-cell>
          <table:table-cell table:formula="of:=FLOOR([.B140]/[.A$3])" office:value-type="float" office:value="4500" calcext:value-type="float">
            <text:p>4500</text:p>
          </table:table-cell>
          <table:table-cell table:formula="of:=[.H140]+[.F140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40]-[.D140]+[.E140]" office:value-type="float" office:value="9001" calcext:value-type="float">
            <text:p>9001</text:p>
          </table:table-cell>
          <table:table-cell office:value-type="float" office:value="138" calcext:value-type="float">
            <text:p>138</text:p>
          </table:table-cell>
          <table:table-cell table:formula="of:=FLOOR([.B141]/[.A$3])" office:value-type="float" office:value="4500" calcext:value-type="float">
            <text:p>4500</text:p>
          </table:table-cell>
          <table:table-cell table:formula="of:=[.H141]+[.F141]" office:value-type="float" office:value="4502" calcext:value-type="float">
            <text:p>45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41]-[.D141]+[.E141]" office:value-type="float" office:value="9003" calcext:value-type="float">
            <text:p>9003</text:p>
          </table:table-cell>
          <table:table-cell office:value-type="float" office:value="139" calcext:value-type="float">
            <text:p>139</text:p>
          </table:table-cell>
          <table:table-cell table:formula="of:=FLOOR([.B142]/[.A$3])" office:value-type="float" office:value="4501" calcext:value-type="float">
            <text:p>4501</text:p>
          </table:table-cell>
          <table:table-cell table:formula="of:=[.H142]+[.F142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42]-[.D142]+[.E142]" office:value-type="float" office:value="9003" calcext:value-type="float">
            <text:p>9003</text:p>
          </table:table-cell>
          <table:table-cell office:value-type="float" office:value="140" calcext:value-type="float">
            <text:p>140</text:p>
          </table:table-cell>
          <table:table-cell table:formula="of:=FLOOR([.B143]/[.A$3])" office:value-type="float" office:value="4501" calcext:value-type="float">
            <text:p>4501</text:p>
          </table:table-cell>
          <table:table-cell table:formula="of:=[.H143]+[.F143]" office:value-type="float" office:value="4500" calcext:value-type="float">
            <text:p>45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43]-[.D143]+[.E143]" office:value-type="float" office:value="9002" calcext:value-type="float">
            <text:p>9002</text:p>
          </table:table-cell>
          <table:table-cell office:value-type="float" office:value="141" calcext:value-type="float">
            <text:p>141</text:p>
          </table:table-cell>
          <table:table-cell table:formula="of:=FLOOR([.B144]/[.A$3])" office:value-type="float" office:value="4501" calcext:value-type="float">
            <text:p>4501</text:p>
          </table:table-cell>
          <table:table-cell table:formula="of:=[.H144]+[.F144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44]-[.D144]+[.E144]" office:value-type="float" office:value="9005" calcext:value-type="float">
            <text:p>9005</text:p>
          </table:table-cell>
          <table:table-cell office:value-type="float" office:value="142" calcext:value-type="float">
            <text:p>142</text:p>
          </table:table-cell>
          <table:table-cell table:formula="of:=FLOOR([.B145]/[.A$3])" office:value-type="float" office:value="4502" calcext:value-type="float">
            <text:p>4502</text:p>
          </table:table-cell>
          <table:table-cell table:formula="of:=[.H145]+[.F145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45]-[.D145]+[.E145]" office:value-type="float" office:value="9007" calcext:value-type="float">
            <text:p>9007</text:p>
          </table:table-cell>
          <table:table-cell office:value-type="float" office:value="143" calcext:value-type="float">
            <text:p>143</text:p>
          </table:table-cell>
          <table:table-cell table:formula="of:=FLOOR([.B146]/[.A$3])" office:value-type="float" office:value="4503" calcext:value-type="float">
            <text:p>4503</text:p>
          </table:table-cell>
          <table:table-cell table:formula="of:=[.H146]+[.F146]" office:value-type="float" office:value="4498" calcext:value-type="float">
            <text:p>44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46]-[.D146]+[.E146]" office:value-type="float" office:value="9002" calcext:value-type="float">
            <text:p>9002</text:p>
          </table:table-cell>
          <table:table-cell office:value-type="float" office:value="144" calcext:value-type="float">
            <text:p>144</text:p>
          </table:table-cell>
          <table:table-cell table:formula="of:=FLOOR([.B147]/[.A$3])" office:value-type="float" office:value="4501" calcext:value-type="float">
            <text:p>4501</text:p>
          </table:table-cell>
          <table:table-cell table:formula="of:=[.H147]+[.F147]" office:value-type="float" office:value="4499" calcext:value-type="float">
            <text:p>44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47]-[.D147]+[.E147]" office:value-type="float" office:value="9000" calcext:value-type="float">
            <text:p>9000</text:p>
          </table:table-cell>
          <table:table-cell office:value-type="float" office:value="145" calcext:value-type="float">
            <text:p>145</text:p>
          </table:table-cell>
          <table:table-cell table:formula="of:=FLOOR([.B148]/[.A$3])" office:value-type="float" office:value="4500" calcext:value-type="float">
            <text:p>4500</text:p>
          </table:table-cell>
          <table:table-cell table:formula="of:=[.H148]+[.F148]" office:value-type="float" office:value="4498" calcext:value-type="float">
            <text:p>44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48]-[.D148]+[.E148]" office:value-type="float" office:value="8998" calcext:value-type="float">
            <text:p>8998</text:p>
          </table:table-cell>
          <table:table-cell office:value-type="float" office:value="146" calcext:value-type="float">
            <text:p>146</text:p>
          </table:table-cell>
          <table:table-cell table:formula="of:=FLOOR([.B149]/[.A$3])" office:value-type="float" office:value="4499" calcext:value-type="float">
            <text:p>4499</text:p>
          </table:table-cell>
          <table:table-cell table:formula="of:=[.H149]+[.F149]" office:value-type="float" office:value="4499" calcext:value-type="float">
            <text:p>44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49]-[.D149]+[.E149]" office:value-type="float" office:value="8998" calcext:value-type="float">
            <text:p>8998</text:p>
          </table:table-cell>
          <table:table-cell office:value-type="float" office:value="147" calcext:value-type="float">
            <text:p>147</text:p>
          </table:table-cell>
          <table:table-cell table:formula="of:=FLOOR([.B150]/[.A$3])" office:value-type="float" office:value="4499" calcext:value-type="float">
            <text:p>4499</text:p>
          </table:table-cell>
          <table:table-cell table:formula="of:=[.H150]+[.F150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50]-[.D150]+[.E150]" office:value-type="float" office:value="9000" calcext:value-type="float">
            <text:p>9000</text:p>
          </table:table-cell>
          <table:table-cell office:value-type="float" office:value="148" calcext:value-type="float">
            <text:p>148</text:p>
          </table:table-cell>
          <table:table-cell table:formula="of:=FLOOR([.B151]/[.A$3])" office:value-type="float" office:value="4500" calcext:value-type="float">
            <text:p>4500</text:p>
          </table:table-cell>
          <table:table-cell table:formula="of:=[.H151]+[.F151]" office:value-type="float" office:value="4502" calcext:value-type="float">
            <text:p>45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51]-[.D151]+[.E151]" office:value-type="float" office:value="9002" calcext:value-type="float">
            <text:p>9002</text:p>
          </table:table-cell>
          <table:table-cell office:value-type="float" office:value="149" calcext:value-type="float">
            <text:p>149</text:p>
          </table:table-cell>
          <table:table-cell table:formula="of:=FLOOR([.B152]/[.A$3])" office:value-type="float" office:value="4501" calcext:value-type="float">
            <text:p>4501</text:p>
          </table:table-cell>
          <table:table-cell table:formula="of:=[.H152]+[.F152]" office:value-type="float" office:value="4499" calcext:value-type="float">
            <text:p>44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52]-[.D152]+[.E152]"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formula="of:=FLOOR([.B153]/[.A$3])" office:value-type="float" office:value="4500" calcext:value-type="float">
            <text:p>4500</text:p>
          </table:table-cell>
          <table:table-cell table:formula="of:=[.H153]+[.F153]" office:value-type="float" office:value="4496" calcext:value-type="float">
            <text:p>44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53]-[.D153]+[.E153]" office:value-type="float" office:value="8996" calcext:value-type="float">
            <text:p>8996</text:p>
          </table:table-cell>
          <table:table-cell office:value-type="float" office:value="151" calcext:value-type="float">
            <text:p>151</text:p>
          </table:table-cell>
          <table:table-cell table:formula="of:=FLOOR([.B154]/[.A$3])" office:value-type="float" office:value="4498" calcext:value-type="float">
            <text:p>4498</text:p>
          </table:table-cell>
          <table:table-cell table:formula="of:=[.H154]+[.F154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54]-[.D154]+[.E154]" office:value-type="float" office:value="9002" calcext:value-type="float">
            <text:p>9002</text:p>
          </table:table-cell>
          <table:table-cell office:value-type="float" office:value="152" calcext:value-type="float">
            <text:p>152</text:p>
          </table:table-cell>
          <table:table-cell table:formula="of:=FLOOR([.B155]/[.A$3])" office:value-type="float" office:value="4501" calcext:value-type="float">
            <text:p>4501</text:p>
          </table:table-cell>
          <table:table-cell table:formula="of:=[.H155]+[.F155]" office:value-type="float" office:value="4497" calcext:value-type="float">
            <text:p>44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55]-[.D155]+[.E155]" office:value-type="float" office:value="8998" calcext:value-type="float">
            <text:p>8998</text:p>
          </table:table-cell>
          <table:table-cell office:value-type="float" office:value="153" calcext:value-type="float">
            <text:p>153</text:p>
          </table:table-cell>
          <table:table-cell table:formula="of:=FLOOR([.B156]/[.A$3])" office:value-type="float" office:value="4499" calcext:value-type="float">
            <text:p>4499</text:p>
          </table:table-cell>
          <table:table-cell table:formula="of:=[.H156]+[.F156]" office:value-type="float" office:value="4499" calcext:value-type="float">
            <text:p>44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56]-[.D156]+[.E156]" office:value-type="float" office:value="8998" calcext:value-type="float">
            <text:p>8998</text:p>
          </table:table-cell>
          <table:table-cell office:value-type="float" office:value="154" calcext:value-type="float">
            <text:p>154</text:p>
          </table:table-cell>
          <table:table-cell table:formula="of:=FLOOR([.B157]/[.A$3])" office:value-type="float" office:value="4499" calcext:value-type="float">
            <text:p>4499</text:p>
          </table:table-cell>
          <table:table-cell table:formula="of:=[.H157]+[.F157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57]-[.D157]+[.E157]" office:value-type="float" office:value="9003" calcext:value-type="float">
            <text:p>9003</text:p>
          </table:table-cell>
          <table:table-cell office:value-type="float" office:value="155" calcext:value-type="float">
            <text:p>155</text:p>
          </table:table-cell>
          <table:table-cell table:formula="of:=FLOOR([.B158]/[.A$3])" office:value-type="float" office:value="4501" calcext:value-type="float">
            <text:p>4501</text:p>
          </table:table-cell>
          <table:table-cell table:formula="of:=[.H158]+[.F158]" office:value-type="float" office:value="4499" calcext:value-type="float">
            <text:p>44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58]-[.D158]+[.E158]" office:value-type="float" office:value="9001" calcext:value-type="float">
            <text:p>9001</text:p>
          </table:table-cell>
          <table:table-cell office:value-type="float" office:value="156" calcext:value-type="float">
            <text:p>156</text:p>
          </table:table-cell>
          <table:table-cell table:formula="of:=FLOOR([.B159]/[.A$3])" office:value-type="float" office:value="4500" calcext:value-type="float">
            <text:p>4500</text:p>
          </table:table-cell>
          <table:table-cell table:formula="of:=[.H159]+[.F159]" office:value-type="float" office:value="4496" calcext:value-type="float">
            <text:p>44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59]-[.D159]+[.E159]" office:value-type="float" office:value="8997" calcext:value-type="float">
            <text:p>8997</text:p>
          </table:table-cell>
          <table:table-cell office:value-type="float" office:value="157" calcext:value-type="float">
            <text:p>157</text:p>
          </table:table-cell>
          <table:table-cell table:formula="of:=FLOOR([.B160]/[.A$3])" office:value-type="float" office:value="4498" calcext:value-type="float">
            <text:p>4498</text:p>
          </table:table-cell>
          <table:table-cell table:formula="of:=[.H160]+[.F160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60]-[.D160]+[.E160]" office:value-type="float" office:value="9000" calcext:value-type="float">
            <text:p>9000</text:p>
          </table:table-cell>
          <table:table-cell office:value-type="float" office:value="158" calcext:value-type="float">
            <text:p>158</text:p>
          </table:table-cell>
          <table:table-cell table:formula="of:=FLOOR([.B161]/[.A$3])" office:value-type="float" office:value="4500" calcext:value-type="float">
            <text:p>4500</text:p>
          </table:table-cell>
          <table:table-cell table:formula="of:=[.H161]+[.F161]" office:value-type="float" office:value="4497" calcext:value-type="float">
            <text:p>44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61]-[.D161]+[.E161]" office:value-type="float" office:value="8997" calcext:value-type="float">
            <text:p>8997</text:p>
          </table:table-cell>
          <table:table-cell office:value-type="float" office:value="159" calcext:value-type="float">
            <text:p>159</text:p>
          </table:table-cell>
          <table:table-cell table:formula="of:=FLOOR([.B162]/[.A$3])" office:value-type="float" office:value="4498" calcext:value-type="float">
            <text:p>4498</text:p>
          </table:table-cell>
          <table:table-cell table:formula="of:=[.H162]+[.F162]" office:value-type="float" office:value="4500" calcext:value-type="float">
            <text:p>45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62]-[.D162]+[.E162]" office:value-type="float" office:value="8999" calcext:value-type="float">
            <text:p>8999</text:p>
          </table:table-cell>
          <table:table-cell office:value-type="float" office:value="160" calcext:value-type="float">
            <text:p>160</text:p>
          </table:table-cell>
          <table:table-cell table:formula="of:=FLOOR([.B163]/[.A$3])" office:value-type="float" office:value="4499" calcext:value-type="float">
            <text:p>4499</text:p>
          </table:table-cell>
          <table:table-cell table:formula="of:=[.H163]+[.F163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63]-[.D163]+[.E163]" office:value-type="float" office:value="9001" calcext:value-type="float">
            <text:p>9001</text:p>
          </table:table-cell>
          <table:table-cell office:value-type="float" office:value="161" calcext:value-type="float">
            <text:p>161</text:p>
          </table:table-cell>
          <table:table-cell table:formula="of:=FLOOR([.B164]/[.A$3])" office:value-type="float" office:value="4500" calcext:value-type="float">
            <text:p>4500</text:p>
          </table:table-cell>
          <table:table-cell table:formula="of:=[.H164]+[.F164]" office:value-type="float" office:value="4499" calcext:value-type="float">
            <text:p>44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64]-[.D164]+[.E164]" office:value-type="float" office:value="9000" calcext:value-type="float">
            <text:p>9000</text:p>
          </table:table-cell>
          <table:table-cell office:value-type="float" office:value="162" calcext:value-type="float">
            <text:p>162</text:p>
          </table:table-cell>
          <table:table-cell table:formula="of:=FLOOR([.B165]/[.A$3])" office:value-type="float" office:value="4500" calcext:value-type="float">
            <text:p>4500</text:p>
          </table:table-cell>
          <table:table-cell table:formula="of:=[.H165]+[.F165]" office:value-type="float" office:value="4499" calcext:value-type="float">
            <text:p>44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65]-[.D165]+[.E165]" office:value-type="float" office:value="8999" calcext:value-type="float">
            <text:p>8999</text:p>
          </table:table-cell>
          <table:table-cell office:value-type="float" office:value="163" calcext:value-type="float">
            <text:p>163</text:p>
          </table:table-cell>
          <table:table-cell table:formula="of:=FLOOR([.B166]/[.A$3])" office:value-type="float" office:value="4499" calcext:value-type="float">
            <text:p>4499</text:p>
          </table:table-cell>
          <table:table-cell table:formula="of:=[.H166]+[.F166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66]-[.D166]+[.E166]" office:value-type="float" office:value="9004" calcext:value-type="float">
            <text:p>9004</text:p>
          </table:table-cell>
          <table:table-cell office:value-type="float" office:value="164" calcext:value-type="float">
            <text:p>164</text:p>
          </table:table-cell>
          <table:table-cell table:formula="of:=FLOOR([.B167]/[.A$3])" office:value-type="float" office:value="4502" calcext:value-type="float">
            <text:p>4502</text:p>
          </table:table-cell>
          <table:table-cell table:formula="of:=[.H167]+[.F167]" office:value-type="float" office:value="4498" calcext:value-type="float">
            <text:p>44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67]-[.D167]+[.E167]" office:value-type="float" office:value="9000" calcext:value-type="float">
            <text:p>9000</text:p>
          </table:table-cell>
          <table:table-cell office:value-type="float" office:value="165" calcext:value-type="float">
            <text:p>165</text:p>
          </table:table-cell>
          <table:table-cell table:formula="of:=FLOOR([.B168]/[.A$3])" office:value-type="float" office:value="4500" calcext:value-type="float">
            <text:p>4500</text:p>
          </table:table-cell>
          <table:table-cell table:formula="of:=[.H168]+[.F168]" office:value-type="float" office:value="4496" calcext:value-type="float">
            <text:p>44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68]-[.D168]+[.E168]" office:value-type="float" office:value="8996" calcext:value-type="float">
            <text:p>8996</text:p>
          </table:table-cell>
          <table:table-cell office:value-type="float" office:value="166" calcext:value-type="float">
            <text:p>166</text:p>
          </table:table-cell>
          <table:table-cell table:formula="of:=FLOOR([.B169]/[.A$3])" office:value-type="float" office:value="4498" calcext:value-type="float">
            <text:p>4498</text:p>
          </table:table-cell>
          <table:table-cell table:formula="of:=[.H169]+[.F169]" office:value-type="float" office:value="4502" calcext:value-type="float">
            <text:p>45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69]-[.D169]+[.E169]" office:value-type="float" office:value="9000" calcext:value-type="float">
            <text:p>9000</text:p>
          </table:table-cell>
          <table:table-cell office:value-type="float" office:value="167" calcext:value-type="float">
            <text:p>167</text:p>
          </table:table-cell>
          <table:table-cell table:formula="of:=FLOOR([.B170]/[.A$3])" office:value-type="float" office:value="4500" calcext:value-type="float">
            <text:p>4500</text:p>
          </table:table-cell>
          <table:table-cell table:formula="of:=[.H170]+[.F170]" office:value-type="float" office:value="4503" calcext:value-type="float">
            <text:p>45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70]-[.D170]+[.E170]" office:value-type="float" office:value="9003" calcext:value-type="float">
            <text:p>9003</text:p>
          </table:table-cell>
          <table:table-cell office:value-type="float" office:value="168" calcext:value-type="float">
            <text:p>168</text:p>
          </table:table-cell>
          <table:table-cell table:formula="of:=FLOOR([.B171]/[.A$3])" office:value-type="float" office:value="4501" calcext:value-type="float">
            <text:p>4501</text:p>
          </table:table-cell>
          <table:table-cell table:formula="of:=[.H171]+[.F171]" office:value-type="float" office:value="4503" calcext:value-type="float">
            <text:p>45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71]-[.D171]+[.E171]" office:value-type="float" office:value="9005" calcext:value-type="float">
            <text:p>9005</text:p>
          </table:table-cell>
          <table:table-cell office:value-type="float" office:value="169" calcext:value-type="float">
            <text:p>169</text:p>
          </table:table-cell>
          <table:table-cell table:formula="of:=FLOOR([.B172]/[.A$3])" office:value-type="float" office:value="4502" calcext:value-type="float">
            <text:p>4502</text:p>
          </table:table-cell>
          <table:table-cell table:formula="of:=[.H172]+[.F172]" office:value-type="float" office:value="4500" calcext:value-type="float">
            <text:p>45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72]-[.D172]+[.E172]" office:value-type="float" office:value="9003" calcext:value-type="float">
            <text:p>9003</text:p>
          </table:table-cell>
          <table:table-cell office:value-type="float" office:value="170" calcext:value-type="float">
            <text:p>170</text:p>
          </table:table-cell>
          <table:table-cell table:formula="of:=FLOOR([.B173]/[.A$3])" office:value-type="float" office:value="4501" calcext:value-type="float">
            <text:p>4501</text:p>
          </table:table-cell>
          <table:table-cell table:formula="of:=[.H173]+[.F173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73]-[.D173]+[.E173]" office:value-type="float" office:value="9003" calcext:value-type="float">
            <text:p>9003</text:p>
          </table:table-cell>
          <table:table-cell office:value-type="float" office:value="171" calcext:value-type="float">
            <text:p>171</text:p>
          </table:table-cell>
          <table:table-cell table:formula="of:=FLOOR([.B174]/[.A$3])" office:value-type="float" office:value="4501" calcext:value-type="float">
            <text:p>4501</text:p>
          </table:table-cell>
          <table:table-cell table:formula="of:=[.H174]+[.F174]" office:value-type="float" office:value="4497" calcext:value-type="float">
            <text:p>44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74]-[.D174]+[.E174]" office:value-type="float" office:value="8999" calcext:value-type="float">
            <text:p>8999</text:p>
          </table:table-cell>
          <table:table-cell office:value-type="float" office:value="172" calcext:value-type="float">
            <text:p>172</text:p>
          </table:table-cell>
          <table:table-cell table:formula="of:=FLOOR([.B175]/[.A$3])" office:value-type="float" office:value="4499" calcext:value-type="float">
            <text:p>4499</text:p>
          </table:table-cell>
          <table:table-cell table:formula="of:=[.H175]+[.F175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75]-[.D175]+[.E175]" office:value-type="float" office:value="9001" calcext:value-type="float">
            <text:p>9001</text:p>
          </table:table-cell>
          <table:table-cell office:value-type="float" office:value="173" calcext:value-type="float">
            <text:p>173</text:p>
          </table:table-cell>
          <table:table-cell table:formula="of:=FLOOR([.B176]/[.A$3])" office:value-type="float" office:value="4500" calcext:value-type="float">
            <text:p>4500</text:p>
          </table:table-cell>
          <table:table-cell table:formula="of:=[.H176]+[.F176]" office:value-type="float" office:value="4498" calcext:value-type="float">
            <text:p>44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76]-[.D176]+[.E176]" office:value-type="float" office:value="8999" calcext:value-type="float">
            <text:p>8999</text:p>
          </table:table-cell>
          <table:table-cell office:value-type="float" office:value="174" calcext:value-type="float">
            <text:p>174</text:p>
          </table:table-cell>
          <table:table-cell table:formula="of:=FLOOR([.B177]/[.A$3])" office:value-type="float" office:value="4499" calcext:value-type="float">
            <text:p>4499</text:p>
          </table:table-cell>
          <table:table-cell table:formula="of:=[.H177]+[.F177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77]-[.D177]+[.E177]" office:value-type="float" office:value="9004" calcext:value-type="float">
            <text:p>9004</text:p>
          </table:table-cell>
          <table:table-cell office:value-type="float" office:value="175" calcext:value-type="float">
            <text:p>175</text:p>
          </table:table-cell>
          <table:table-cell table:formula="of:=FLOOR([.B178]/[.A$3])" office:value-type="float" office:value="4502" calcext:value-type="float">
            <text:p>4502</text:p>
          </table:table-cell>
          <table:table-cell table:formula="of:=[.H178]+[.F178]" office:value-type="float" office:value="4503" calcext:value-type="float">
            <text:p>45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78]-[.D178]+[.E178]" office:value-type="float" office:value="9005" calcext:value-type="float">
            <text:p>9005</text:p>
          </table:table-cell>
          <table:table-cell office:value-type="float" office:value="176" calcext:value-type="float">
            <text:p>176</text:p>
          </table:table-cell>
          <table:table-cell table:formula="of:=FLOOR([.B179]/[.A$3])" office:value-type="float" office:value="4502" calcext:value-type="float">
            <text:p>4502</text:p>
          </table:table-cell>
          <table:table-cell table:formula="of:=[.H179]+[.F179]" office:value-type="float" office:value="4497" calcext:value-type="float">
            <text:p>44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79]-[.D179]+[.E179]" office:value-type="float" office:value="9000" calcext:value-type="float">
            <text:p>9000</text:p>
          </table:table-cell>
          <table:table-cell office:value-type="float" office:value="177" calcext:value-type="float">
            <text:p>177</text:p>
          </table:table-cell>
          <table:table-cell table:formula="of:=FLOOR([.B180]/[.A$3])" office:value-type="float" office:value="4500" calcext:value-type="float">
            <text:p>4500</text:p>
          </table:table-cell>
          <table:table-cell table:formula="of:=[.H180]+[.F180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80]-[.D180]+[.E180]" office:value-type="float" office:value="9001" calcext:value-type="float">
            <text:p>9001</text:p>
          </table:table-cell>
          <table:table-cell office:value-type="float" office:value="178" calcext:value-type="float">
            <text:p>178</text:p>
          </table:table-cell>
          <table:table-cell table:formula="of:=FLOOR([.B181]/[.A$3])" office:value-type="float" office:value="4500" calcext:value-type="float">
            <text:p>4500</text:p>
          </table:table-cell>
          <table:table-cell table:formula="of:=[.H181]+[.F181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81]-[.D181]+[.E181]" office:value-type="float" office:value="9002" calcext:value-type="float">
            <text:p>9002</text:p>
          </table:table-cell>
          <table:table-cell office:value-type="float" office:value="179" calcext:value-type="float">
            <text:p>179</text:p>
          </table:table-cell>
          <table:table-cell table:formula="of:=FLOOR([.B182]/[.A$3])" office:value-type="float" office:value="4501" calcext:value-type="float">
            <text:p>4501</text:p>
          </table:table-cell>
          <table:table-cell table:formula="of:=[.H182]+[.F182]" office:value-type="float" office:value="4502" calcext:value-type="float">
            <text:p>45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82]-[.D182]+[.E182]" office:value-type="float" office:value="9003" calcext:value-type="float">
            <text:p>9003</text:p>
          </table:table-cell>
          <table:table-cell office:value-type="float" office:value="180" calcext:value-type="float">
            <text:p>180</text:p>
          </table:table-cell>
          <table:table-cell table:formula="of:=FLOOR([.B183]/[.A$3])" office:value-type="float" office:value="4501" calcext:value-type="float">
            <text:p>4501</text:p>
          </table:table-cell>
          <table:table-cell table:formula="of:=[.H183]+[.F183]" office:value-type="float" office:value="4497" calcext:value-type="float">
            <text:p>44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83]-[.D183]+[.E183]" office:value-type="float" office:value="8999" calcext:value-type="float">
            <text:p>8999</text:p>
          </table:table-cell>
          <table:table-cell office:value-type="float" office:value="181" calcext:value-type="float">
            <text:p>181</text:p>
          </table:table-cell>
          <table:table-cell table:formula="of:=FLOOR([.B184]/[.A$3])" office:value-type="float" office:value="4499" calcext:value-type="float">
            <text:p>4499</text:p>
          </table:table-cell>
          <table:table-cell table:formula="of:=[.H184]+[.F184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84]-[.D184]+[.E184]" office:value-type="float" office:value="9001" calcext:value-type="float">
            <text:p>9001</text:p>
          </table:table-cell>
          <table:table-cell office:value-type="float" office:value="182" calcext:value-type="float">
            <text:p>182</text:p>
          </table:table-cell>
          <table:table-cell table:formula="of:=FLOOR([.B185]/[.A$3])" office:value-type="float" office:value="4500" calcext:value-type="float">
            <text:p>4500</text:p>
          </table:table-cell>
          <table:table-cell table:formula="of:=[.H185]+[.F185]" office:value-type="float" office:value="4504" calcext:value-type="float">
            <text:p>45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85]-[.D185]+[.E185]" office:value-type="float" office:value="9005" calcext:value-type="float">
            <text:p>9005</text:p>
          </table:table-cell>
          <table:table-cell office:value-type="float" office:value="183" calcext:value-type="float">
            <text:p>183</text:p>
          </table:table-cell>
          <table:table-cell table:formula="of:=FLOOR([.B186]/[.A$3])" office:value-type="float" office:value="4502" calcext:value-type="float">
            <text:p>4502</text:p>
          </table:table-cell>
          <table:table-cell table:formula="of:=[.H186]+[.F186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86]-[.D186]+[.E186]" office:value-type="float" office:value="9004" calcext:value-type="float">
            <text:p>9004</text:p>
          </table:table-cell>
          <table:table-cell office:value-type="float" office:value="184" calcext:value-type="float">
            <text:p>184</text:p>
          </table:table-cell>
          <table:table-cell table:formula="of:=FLOOR([.B187]/[.A$3])" office:value-type="float" office:value="4502" calcext:value-type="float">
            <text:p>4502</text:p>
          </table:table-cell>
          <table:table-cell table:formula="of:=[.H187]+[.F187]" office:value-type="float" office:value="4498" calcext:value-type="float">
            <text:p>44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87]-[.D187]+[.E187]" office:value-type="float" office:value="9000" calcext:value-type="float">
            <text:p>9000</text:p>
          </table:table-cell>
          <table:table-cell office:value-type="float" office:value="185" calcext:value-type="float">
            <text:p>185</text:p>
          </table:table-cell>
          <table:table-cell table:formula="of:=FLOOR([.B188]/[.A$3])" office:value-type="float" office:value="4500" calcext:value-type="float">
            <text:p>4500</text:p>
          </table:table-cell>
          <table:table-cell table:formula="of:=[.H188]+[.F188]" office:value-type="float" office:value="4498" calcext:value-type="float">
            <text:p>44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88]-[.D188]+[.E188]" office:value-type="float" office:value="8998" calcext:value-type="float">
            <text:p>8998</text:p>
          </table:table-cell>
          <table:table-cell office:value-type="float" office:value="186" calcext:value-type="float">
            <text:p>186</text:p>
          </table:table-cell>
          <table:table-cell table:formula="of:=FLOOR([.B189]/[.A$3])" office:value-type="float" office:value="4499" calcext:value-type="float">
            <text:p>4499</text:p>
          </table:table-cell>
          <table:table-cell table:formula="of:=[.H189]+[.F189]" office:value-type="float" office:value="4502" calcext:value-type="float">
            <text:p>45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89]-[.D189]+[.E189]" office:value-type="float" office:value="9001" calcext:value-type="float">
            <text:p>9001</text:p>
          </table:table-cell>
          <table:table-cell office:value-type="float" office:value="187" calcext:value-type="float">
            <text:p>187</text:p>
          </table:table-cell>
          <table:table-cell table:formula="of:=FLOOR([.B190]/[.A$3])" office:value-type="float" office:value="4500" calcext:value-type="float">
            <text:p>4500</text:p>
          </table:table-cell>
          <table:table-cell table:formula="of:=[.H190]+[.F190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90]-[.D190]+[.E190]" office:value-type="float" office:value="9002" calcext:value-type="float">
            <text:p>9002</text:p>
          </table:table-cell>
          <table:table-cell office:value-type="float" office:value="188" calcext:value-type="float">
            <text:p>188</text:p>
          </table:table-cell>
          <table:table-cell table:formula="of:=FLOOR([.B191]/[.A$3])" office:value-type="float" office:value="4501" calcext:value-type="float">
            <text:p>4501</text:p>
          </table:table-cell>
          <table:table-cell table:formula="of:=[.H191]+[.F191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91]-[.D191]+[.E191]" office:value-type="float" office:value="9002" calcext:value-type="float">
            <text:p>9002</text:p>
          </table:table-cell>
          <table:table-cell office:value-type="float" office:value="189" calcext:value-type="float">
            <text:p>189</text:p>
          </table:table-cell>
          <table:table-cell table:formula="of:=FLOOR([.B192]/[.A$3])" office:value-type="float" office:value="4501" calcext:value-type="float">
            <text:p>4501</text:p>
          </table:table-cell>
          <table:table-cell table:formula="of:=[.H192]+[.F192]" office:value-type="float" office:value="4502" calcext:value-type="float">
            <text:p>45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92]-[.D192]+[.E192]" office:value-type="float" office:value="9003" calcext:value-type="float">
            <text:p>9003</text:p>
          </table:table-cell>
          <table:table-cell office:value-type="float" office:value="190" calcext:value-type="float">
            <text:p>190</text:p>
          </table:table-cell>
          <table:table-cell table:formula="of:=FLOOR([.B193]/[.A$3])" office:value-type="float" office:value="4501" calcext:value-type="float">
            <text:p>4501</text:p>
          </table:table-cell>
          <table:table-cell table:formula="of:=[.H193]+[.F193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93]-[.D193]+[.E193]" office:value-type="float" office:value="9003" calcext:value-type="float">
            <text:p>9003</text:p>
          </table:table-cell>
          <table:table-cell office:value-type="float" office:value="191" calcext:value-type="float">
            <text:p>191</text:p>
          </table:table-cell>
          <table:table-cell table:formula="of:=FLOOR([.B194]/[.A$3])" office:value-type="float" office:value="4501" calcext:value-type="float">
            <text:p>4501</text:p>
          </table:table-cell>
          <table:table-cell table:formula="of:=[.H194]+[.F194]" office:value-type="float" office:value="4496" calcext:value-type="float">
            <text:p>44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94]-[.D194]+[.E194]" office:value-type="float" office:value="8998" calcext:value-type="float">
            <text:p>8998</text:p>
          </table:table-cell>
          <table:table-cell office:value-type="float" office:value="192" calcext:value-type="float">
            <text:p>192</text:p>
          </table:table-cell>
          <table:table-cell table:formula="of:=FLOOR([.B195]/[.A$3])" office:value-type="float" office:value="4499" calcext:value-type="float">
            <text:p>4499</text:p>
          </table:table-cell>
          <table:table-cell table:formula="of:=[.H195]+[.F195]" office:value-type="float" office:value="4500" calcext:value-type="float">
            <text:p>45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95]-[.D195]+[.E195]" office:value-type="float" office:value="8999" calcext:value-type="float">
            <text:p>8999</text:p>
          </table:table-cell>
          <table:table-cell office:value-type="float" office:value="193" calcext:value-type="float">
            <text:p>193</text:p>
          </table:table-cell>
          <table:table-cell table:formula="of:=FLOOR([.B196]/[.A$3])" office:value-type="float" office:value="4499" calcext:value-type="float">
            <text:p>4499</text:p>
          </table:table-cell>
          <table:table-cell table:formula="of:=[.H196]+[.F196]" office:value-type="float" office:value="4502" calcext:value-type="float">
            <text:p>45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96]-[.D196]+[.E196]" office:value-type="float" office:value="9002" calcext:value-type="float">
            <text:p>9002</text:p>
          </table:table-cell>
          <table:table-cell office:value-type="float" office:value="194" calcext:value-type="float">
            <text:p>194</text:p>
          </table:table-cell>
          <table:table-cell table:formula="of:=FLOOR([.B197]/[.A$3])" office:value-type="float" office:value="4501" calcext:value-type="float">
            <text:p>4501</text:p>
          </table:table-cell>
          <table:table-cell table:formula="of:=[.H197]+[.F197]" office:value-type="float" office:value="4496" calcext:value-type="float">
            <text:p>44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97]-[.D197]+[.E197]" office:value-type="float" office:value="8997" calcext:value-type="float">
            <text:p>8997</text:p>
          </table:table-cell>
          <table:table-cell office:value-type="float" office:value="195" calcext:value-type="float">
            <text:p>195</text:p>
          </table:table-cell>
          <table:table-cell table:formula="of:=FLOOR([.B198]/[.A$3])" office:value-type="float" office:value="4498" calcext:value-type="float">
            <text:p>4498</text:p>
          </table:table-cell>
          <table:table-cell table:formula="of:=[.H198]+[.F198]" office:value-type="float" office:value="4501" calcext:value-type="float">
            <text:p>45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table:formula="of:=[.B198]-[.D198]+[.E198]" office:value-type="float" office:value="9000" calcext:value-type="float">
            <text:p>9000</text:p>
          </table:table-cell>
          <table:table-cell office:value-type="float" office:value="196" calcext:value-type="float">
            <text:p>196</text:p>
          </table:table-cell>
          <table:table-cell table:formula="of:=FLOOR([.B199]/[.A$3])" office:value-type="float" office:value="4500" calcext:value-type="float">
            <text:p>4500</text:p>
          </table:table-cell>
          <table:table-cell table:formula="of:=[.H199]+[.F199]" office:value-type="float" office:value="3998" calcext:value-type="float">
            <text:p>39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99]-[.D199]+[.E199]" office:value-type="float" office:value="8498" calcext:value-type="float">
            <text:p>8498</text:p>
          </table:table-cell>
          <table:table-cell office:value-type="float" office:value="197" calcext:value-type="float">
            <text:p>197</text:p>
          </table:table-cell>
          <table:table-cell table:formula="of:=FLOOR([.B200]/[.A$3])" office:value-type="float" office:value="4249" calcext:value-type="float">
            <text:p>4249</text:p>
          </table:table-cell>
          <table:table-cell table:formula="of:=[.H200]+[.F200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00]-[.D200]+[.E200]" office:value-type="float" office:value="8245" calcext:value-type="float">
            <text:p>8245</text:p>
          </table:table-cell>
          <table:table-cell office:value-type="float" office:value="198" calcext:value-type="float">
            <text:p>198</text:p>
          </table:table-cell>
          <table:table-cell table:formula="of:=FLOOR([.B201]/[.A$3])" office:value-type="float" office:value="4122" calcext:value-type="float">
            <text:p>4122</text:p>
          </table:table-cell>
          <table:table-cell table:formula="of:=[.H201]+[.F201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01]-[.D201]+[.E201]" office:value-type="float" office:value="8123" calcext:value-type="float">
            <text:p>8123</text:p>
          </table:table-cell>
          <table:table-cell office:value-type="float" office:value="199" calcext:value-type="float">
            <text:p>199</text:p>
          </table:table-cell>
          <table:table-cell table:formula="of:=FLOOR([.B202]/[.A$3])" office:value-type="float" office:value="4061" calcext:value-type="float">
            <text:p>4061</text:p>
          </table:table-cell>
          <table:table-cell table:formula="of:=[.H202]+[.F202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02]-[.D202]+[.E202]" office:value-type="float" office:value="8064" calcext:value-type="float">
            <text:p>8064</text:p>
          </table:table-cell>
          <table:table-cell office:value-type="float" office:value="200" calcext:value-type="float">
            <text:p>200</text:p>
          </table:table-cell>
          <table:table-cell table:formula="of:=FLOOR([.B203]/[.A$3])" office:value-type="float" office:value="4032" calcext:value-type="float">
            <text:p>4032</text:p>
          </table:table-cell>
          <table:table-cell table:formula="of:=[.H203]+[.F203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03]-[.D203]+[.E203]" office:value-type="float" office:value="8028" calcext:value-type="float">
            <text:p>8028</text:p>
          </table:table-cell>
          <table:table-cell office:value-type="float" office:value="201" calcext:value-type="float">
            <text:p>201</text:p>
          </table:table-cell>
          <table:table-cell table:formula="of:=FLOOR([.B204]/[.A$3])" office:value-type="float" office:value="4014" calcext:value-type="float">
            <text:p>4014</text:p>
          </table:table-cell>
          <table:table-cell table:formula="of:=[.H204]+[.F204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04]-[.D204]+[.E204]" office:value-type="float" office:value="8013" calcext:value-type="float">
            <text:p>8013</text:p>
          </table:table-cell>
          <table:table-cell office:value-type="float" office:value="202" calcext:value-type="float">
            <text:p>202</text:p>
          </table:table-cell>
          <table:table-cell table:formula="of:=FLOOR([.B205]/[.A$3])" office:value-type="float" office:value="4006" calcext:value-type="float">
            <text:p>4006</text:p>
          </table:table-cell>
          <table:table-cell table:formula="of:=[.H205]+[.F205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05]-[.D205]+[.E205]" office:value-type="float" office:value="8007" calcext:value-type="float">
            <text:p>8007</text:p>
          </table:table-cell>
          <table:table-cell office:value-type="float" office:value="203" calcext:value-type="float">
            <text:p>203</text:p>
          </table:table-cell>
          <table:table-cell table:formula="of:=FLOOR([.B206]/[.A$3])" office:value-type="float" office:value="4003" calcext:value-type="float">
            <text:p>4003</text:p>
          </table:table-cell>
          <table:table-cell table:formula="of:=[.H206]+[.F206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06]-[.D206]+[.E206]" office:value-type="float" office:value="8004" calcext:value-type="float">
            <text:p>8004</text:p>
          </table:table-cell>
          <table:table-cell office:value-type="float" office:value="204" calcext:value-type="float">
            <text:p>204</text:p>
          </table:table-cell>
          <table:table-cell table:formula="of:=FLOOR([.B207]/[.A$3])" office:value-type="float" office:value="4002" calcext:value-type="float">
            <text:p>4002</text:p>
          </table:table-cell>
          <table:table-cell table:formula="of:=[.H207]+[.F207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07]-[.D207]+[.E207]" office:value-type="float" office:value="8006" calcext:value-type="float">
            <text:p>8006</text:p>
          </table:table-cell>
          <table:table-cell office:value-type="float" office:value="205" calcext:value-type="float">
            <text:p>205</text:p>
          </table:table-cell>
          <table:table-cell table:formula="of:=FLOOR([.B208]/[.A$3])" office:value-type="float" office:value="4003" calcext:value-type="float">
            <text:p>4003</text:p>
          </table:table-cell>
          <table:table-cell table:formula="of:=[.H208]+[.F208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08]-[.D208]+[.E208]" office:value-type="float" office:value="8005" calcext:value-type="float">
            <text:p>8005</text:p>
          </table:table-cell>
          <table:table-cell office:value-type="float" office:value="206" calcext:value-type="float">
            <text:p>206</text:p>
          </table:table-cell>
          <table:table-cell table:formula="of:=FLOOR([.B209]/[.A$3])" office:value-type="float" office:value="4002" calcext:value-type="float">
            <text:p>4002</text:p>
          </table:table-cell>
          <table:table-cell table:formula="of:=[.H209]+[.F209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09]-[.D209]+[.E209]" office:value-type="float" office:value="8005" calcext:value-type="float">
            <text:p>8005</text:p>
          </table:table-cell>
          <table:table-cell office:value-type="float" office:value="207" calcext:value-type="float">
            <text:p>207</text:p>
          </table:table-cell>
          <table:table-cell table:formula="of:=FLOOR([.B210]/[.A$3])" office:value-type="float" office:value="4002" calcext:value-type="float">
            <text:p>4002</text:p>
          </table:table-cell>
          <table:table-cell table:formula="of:=[.H210]+[.F210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10]-[.D210]+[.E210]" office:value-type="float" office:value="8005" calcext:value-type="float">
            <text:p>8005</text:p>
          </table:table-cell>
          <table:table-cell office:value-type="float" office:value="208" calcext:value-type="float">
            <text:p>208</text:p>
          </table:table-cell>
          <table:table-cell table:formula="of:=FLOOR([.B211]/[.A$3])" office:value-type="float" office:value="4002" calcext:value-type="float">
            <text:p>4002</text:p>
          </table:table-cell>
          <table:table-cell table:formula="of:=[.H211]+[.F211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11]-[.D211]+[.E211]" office:value-type="float" office:value="8002" calcext:value-type="float">
            <text:p>8002</text:p>
          </table:table-cell>
          <table:table-cell office:value-type="float" office:value="209" calcext:value-type="float">
            <text:p>209</text:p>
          </table:table-cell>
          <table:table-cell table:formula="of:=FLOOR([.B212]/[.A$3])" office:value-type="float" office:value="4001" calcext:value-type="float">
            <text:p>4001</text:p>
          </table:table-cell>
          <table:table-cell table:formula="of:=[.H212]+[.F212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12]-[.D212]+[.E212]" office:value-type="float" office:value="8001" calcext:value-type="float">
            <text:p>8001</text:p>
          </table:table-cell>
          <table:table-cell office:value-type="float" office:value="210" calcext:value-type="float">
            <text:p>210</text:p>
          </table:table-cell>
          <table:table-cell table:formula="of:=FLOOR([.B213]/[.A$3])" office:value-type="float" office:value="4000" calcext:value-type="float">
            <text:p>4000</text:p>
          </table:table-cell>
          <table:table-cell table:formula="of:=[.H213]+[.F213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13]-[.D213]+[.E213]" office:value-type="float" office:value="8004" calcext:value-type="float">
            <text:p>8004</text:p>
          </table:table-cell>
          <table:table-cell office:value-type="float" office:value="211" calcext:value-type="float">
            <text:p>211</text:p>
          </table:table-cell>
          <table:table-cell table:formula="of:=FLOOR([.B214]/[.A$3])" office:value-type="float" office:value="4002" calcext:value-type="float">
            <text:p>4002</text:p>
          </table:table-cell>
          <table:table-cell table:formula="of:=[.H214]+[.F214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14]-[.D214]+[.E214]" office:value-type="float" office:value="8003" calcext:value-type="float">
            <text:p>8003</text:p>
          </table:table-cell>
          <table:table-cell office:value-type="float" office:value="212" calcext:value-type="float">
            <text:p>212</text:p>
          </table:table-cell>
          <table:table-cell table:formula="of:=FLOOR([.B215]/[.A$3])" office:value-type="float" office:value="4001" calcext:value-type="float">
            <text:p>4001</text:p>
          </table:table-cell>
          <table:table-cell table:formula="of:=[.H215]+[.F215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15]-[.D215]+[.E215]" office:value-type="float" office:value="7999" calcext:value-type="float">
            <text:p>7999</text:p>
          </table:table-cell>
          <table:table-cell office:value-type="float" office:value="213" calcext:value-type="float">
            <text:p>213</text:p>
          </table:table-cell>
          <table:table-cell table:formula="of:=FLOOR([.B216]/[.A$3])" office:value-type="float" office:value="3999" calcext:value-type="float">
            <text:p>3999</text:p>
          </table:table-cell>
          <table:table-cell table:formula="of:=[.H216]+[.F216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16]-[.D216]+[.E216]" office:value-type="float" office:value="7999" calcext:value-type="float">
            <text:p>7999</text:p>
          </table:table-cell>
          <table:table-cell office:value-type="float" office:value="214" calcext:value-type="float">
            <text:p>214</text:p>
          </table:table-cell>
          <table:table-cell table:formula="of:=FLOOR([.B217]/[.A$3])" office:value-type="float" office:value="3999" calcext:value-type="float">
            <text:p>3999</text:p>
          </table:table-cell>
          <table:table-cell table:formula="of:=[.H217]+[.F217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17]-[.D217]+[.E217]" office:value-type="float" office:value="8002" calcext:value-type="float">
            <text:p>8002</text:p>
          </table:table-cell>
          <table:table-cell office:value-type="float" office:value="215" calcext:value-type="float">
            <text:p>215</text:p>
          </table:table-cell>
          <table:table-cell table:formula="of:=FLOOR([.B218]/[.A$3])" office:value-type="float" office:value="4001" calcext:value-type="float">
            <text:p>4001</text:p>
          </table:table-cell>
          <table:table-cell table:formula="of:=[.H218]+[.F218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18]-[.D218]+[.E218]" office:value-type="float" office:value="8000" calcext:value-type="float">
            <text:p>8000</text:p>
          </table:table-cell>
          <table:table-cell office:value-type="float" office:value="216" calcext:value-type="float">
            <text:p>216</text:p>
          </table:table-cell>
          <table:table-cell table:formula="of:=FLOOR([.B219]/[.A$3])" office:value-type="float" office:value="4000" calcext:value-type="float">
            <text:p>4000</text:p>
          </table:table-cell>
          <table:table-cell table:formula="of:=[.H219]+[.F219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19]-[.D219]+[.E219]" office:value-type="float" office:value="7996" calcext:value-type="float">
            <text:p>7996</text:p>
          </table:table-cell>
          <table:table-cell office:value-type="float" office:value="217" calcext:value-type="float">
            <text:p>217</text:p>
          </table:table-cell>
          <table:table-cell table:formula="of:=FLOOR([.B220]/[.A$3])" office:value-type="float" office:value="3998" calcext:value-type="float">
            <text:p>3998</text:p>
          </table:table-cell>
          <table:table-cell table:formula="of:=[.H220]+[.F220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20]-[.D220]+[.E220]" office:value-type="float" office:value="8001" calcext:value-type="float">
            <text:p>8001</text:p>
          </table:table-cell>
          <table:table-cell office:value-type="float" office:value="218" calcext:value-type="float">
            <text:p>218</text:p>
          </table:table-cell>
          <table:table-cell table:formula="of:=FLOOR([.B221]/[.A$3])" office:value-type="float" office:value="4000" calcext:value-type="float">
            <text:p>4000</text:p>
          </table:table-cell>
          <table:table-cell table:formula="of:=[.H221]+[.F221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21]-[.D221]+[.E221]" office:value-type="float" office:value="8002" calcext:value-type="float">
            <text:p>8002</text:p>
          </table:table-cell>
          <table:table-cell office:value-type="float" office:value="219" calcext:value-type="float">
            <text:p>219</text:p>
          </table:table-cell>
          <table:table-cell table:formula="of:=FLOOR([.B222]/[.A$3])" office:value-type="float" office:value="4001" calcext:value-type="float">
            <text:p>4001</text:p>
          </table:table-cell>
          <table:table-cell table:formula="of:=[.H222]+[.F222]" office:value-type="float" office:value="3998" calcext:value-type="float">
            <text:p>39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22]-[.D222]+[.E222]" office:value-type="float" office:value="7999" calcext:value-type="float">
            <text:p>7999</text:p>
          </table:table-cell>
          <table:table-cell office:value-type="float" office:value="220" calcext:value-type="float">
            <text:p>220</text:p>
          </table:table-cell>
          <table:table-cell table:formula="of:=FLOOR([.B223]/[.A$3])" office:value-type="float" office:value="3999" calcext:value-type="float">
            <text:p>3999</text:p>
          </table:table-cell>
          <table:table-cell table:formula="of:=[.H223]+[.F223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23]-[.D223]+[.E223]" office:value-type="float" office:value="7997" calcext:value-type="float">
            <text:p>7997</text:p>
          </table:table-cell>
          <table:table-cell office:value-type="float" office:value="221" calcext:value-type="float">
            <text:p>221</text:p>
          </table:table-cell>
          <table:table-cell table:formula="of:=FLOOR([.B224]/[.A$3])" office:value-type="float" office:value="3998" calcext:value-type="float">
            <text:p>3998</text:p>
          </table:table-cell>
          <table:table-cell table:formula="of:=[.H224]+[.F224]" office:value-type="float" office:value="3998" calcext:value-type="float">
            <text:p>39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24]-[.D224]+[.E224]" office:value-type="float" office:value="7997" calcext:value-type="float">
            <text:p>7997</text:p>
          </table:table-cell>
          <table:table-cell office:value-type="float" office:value="222" calcext:value-type="float">
            <text:p>222</text:p>
          </table:table-cell>
          <table:table-cell table:formula="of:=FLOOR([.B225]/[.A$3])" office:value-type="float" office:value="3998" calcext:value-type="float">
            <text:p>3998</text:p>
          </table:table-cell>
          <table:table-cell table:formula="of:=[.H225]+[.F225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25]-[.D225]+[.E225]" office:value-type="float" office:value="7995" calcext:value-type="float">
            <text:p>7995</text:p>
          </table:table-cell>
          <table:table-cell office:value-type="float" office:value="223" calcext:value-type="float">
            <text:p>223</text:p>
          </table:table-cell>
          <table:table-cell table:formula="of:=FLOOR([.B226]/[.A$3])" office:value-type="float" office:value="3997" calcext:value-type="float">
            <text:p>3997</text:p>
          </table:table-cell>
          <table:table-cell table:formula="of:=[.H226]+[.F226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26]-[.D226]+[.E226]" office:value-type="float" office:value="7994" calcext:value-type="float">
            <text:p>7994</text:p>
          </table:table-cell>
          <table:table-cell office:value-type="float" office:value="224" calcext:value-type="float">
            <text:p>224</text:p>
          </table:table-cell>
          <table:table-cell table:formula="of:=FLOOR([.B227]/[.A$3])" office:value-type="float" office:value="3997" calcext:value-type="float">
            <text:p>3997</text:p>
          </table:table-cell>
          <table:table-cell table:formula="of:=[.H227]+[.F227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27]-[.D227]+[.E227]" office:value-type="float" office:value="7994" calcext:value-type="float">
            <text:p>7994</text:p>
          </table:table-cell>
          <table:table-cell office:value-type="float" office:value="225" calcext:value-type="float">
            <text:p>225</text:p>
          </table:table-cell>
          <table:table-cell table:formula="of:=FLOOR([.B228]/[.A$3])" office:value-type="float" office:value="3997" calcext:value-type="float">
            <text:p>3997</text:p>
          </table:table-cell>
          <table:table-cell table:formula="of:=[.H228]+[.F228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28]-[.D228]+[.E228]" office:value-type="float" office:value="7999" calcext:value-type="float">
            <text:p>7999</text:p>
          </table:table-cell>
          <table:table-cell office:value-type="float" office:value="226" calcext:value-type="float">
            <text:p>226</text:p>
          </table:table-cell>
          <table:table-cell table:formula="of:=FLOOR([.B229]/[.A$3])" office:value-type="float" office:value="3999" calcext:value-type="float">
            <text:p>3999</text:p>
          </table:table-cell>
          <table:table-cell table:formula="of:=[.H229]+[.F229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29]-[.D229]+[.E229]" office:value-type="float" office:value="8001" calcext:value-type="float">
            <text:p>8001</text:p>
          </table:table-cell>
          <table:table-cell office:value-type="float" office:value="227" calcext:value-type="float">
            <text:p>227</text:p>
          </table:table-cell>
          <table:table-cell table:formula="of:=FLOOR([.B230]/[.A$3])" office:value-type="float" office:value="4000" calcext:value-type="float">
            <text:p>4000</text:p>
          </table:table-cell>
          <table:table-cell table:formula="of:=[.H230]+[.F230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30]-[.D230]+[.E230]" office:value-type="float" office:value="7998" calcext:value-type="float">
            <text:p>7998</text:p>
          </table:table-cell>
          <table:table-cell office:value-type="float" office:value="228" calcext:value-type="float">
            <text:p>228</text:p>
          </table:table-cell>
          <table:table-cell table:formula="of:=FLOOR([.B231]/[.A$3])" office:value-type="float" office:value="3999" calcext:value-type="float">
            <text:p>3999</text:p>
          </table:table-cell>
          <table:table-cell table:formula="of:=[.H231]+[.F231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31]-[.D231]+[.E231]" office:value-type="float" office:value="7996" calcext:value-type="float">
            <text:p>7996</text:p>
          </table:table-cell>
          <table:table-cell office:value-type="float" office:value="229" calcext:value-type="float">
            <text:p>229</text:p>
          </table:table-cell>
          <table:table-cell table:formula="of:=FLOOR([.B232]/[.A$3])" office:value-type="float" office:value="3998" calcext:value-type="float">
            <text:p>3998</text:p>
          </table:table-cell>
          <table:table-cell table:formula="of:=[.H232]+[.F232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32]-[.D232]+[.E232]" office:value-type="float" office:value="8002" calcext:value-type="float">
            <text:p>8002</text:p>
          </table:table-cell>
          <table:table-cell office:value-type="float" office:value="230" calcext:value-type="float">
            <text:p>230</text:p>
          </table:table-cell>
          <table:table-cell table:formula="of:=FLOOR([.B233]/[.A$3])" office:value-type="float" office:value="4001" calcext:value-type="float">
            <text:p>4001</text:p>
          </table:table-cell>
          <table:table-cell table:formula="of:=[.H233]+[.F233]" office:value-type="float" office:value="3998" calcext:value-type="float">
            <text:p>39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33]-[.D233]+[.E233]" office:value-type="float" office:value="7999" calcext:value-type="float">
            <text:p>7999</text:p>
          </table:table-cell>
          <table:table-cell office:value-type="float" office:value="231" calcext:value-type="float">
            <text:p>231</text:p>
          </table:table-cell>
          <table:table-cell table:formula="of:=FLOOR([.B234]/[.A$3])" office:value-type="float" office:value="3999" calcext:value-type="float">
            <text:p>3999</text:p>
          </table:table-cell>
          <table:table-cell table:formula="of:=[.H234]+[.F234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34]-[.D234]+[.E234]" office:value-type="float" office:value="8004" calcext:value-type="float">
            <text:p>8004</text:p>
          </table:table-cell>
          <table:table-cell office:value-type="float" office:value="232" calcext:value-type="float">
            <text:p>232</text:p>
          </table:table-cell>
          <table:table-cell table:formula="of:=FLOOR([.B235]/[.A$3])" office:value-type="float" office:value="4002" calcext:value-type="float">
            <text:p>4002</text:p>
          </table:table-cell>
          <table:table-cell table:formula="of:=[.H235]+[.F235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35]-[.D235]+[.E235]" office:value-type="float" office:value="8001" calcext:value-type="float">
            <text:p>8001</text:p>
          </table:table-cell>
          <table:table-cell office:value-type="float" office:value="233" calcext:value-type="float">
            <text:p>233</text:p>
          </table:table-cell>
          <table:table-cell table:formula="of:=FLOOR([.B236]/[.A$3])" office:value-type="float" office:value="4000" calcext:value-type="float">
            <text:p>4000</text:p>
          </table:table-cell>
          <table:table-cell table:formula="of:=[.H236]+[.F236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36]-[.D236]+[.E236]" office:value-type="float" office:value="7998" calcext:value-type="float">
            <text:p>7998</text:p>
          </table:table-cell>
          <table:table-cell office:value-type="float" office:value="234" calcext:value-type="float">
            <text:p>234</text:p>
          </table:table-cell>
          <table:table-cell table:formula="of:=FLOOR([.B237]/[.A$3])" office:value-type="float" office:value="3999" calcext:value-type="float">
            <text:p>3999</text:p>
          </table:table-cell>
          <table:table-cell table:formula="of:=[.H237]+[.F237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37]-[.D237]+[.E237]" office:value-type="float" office:value="8001" calcext:value-type="float">
            <text:p>8001</text:p>
          </table:table-cell>
          <table:table-cell office:value-type="float" office:value="235" calcext:value-type="float">
            <text:p>235</text:p>
          </table:table-cell>
          <table:table-cell table:formula="of:=FLOOR([.B238]/[.A$3])" office:value-type="float" office:value="4000" calcext:value-type="float">
            <text:p>4000</text:p>
          </table:table-cell>
          <table:table-cell table:formula="of:=[.H238]+[.F238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38]-[.D238]+[.E238]" office:value-type="float" office:value="7997" calcext:value-type="float">
            <text:p>7997</text:p>
          </table:table-cell>
          <table:table-cell office:value-type="float" office:value="236" calcext:value-type="float">
            <text:p>236</text:p>
          </table:table-cell>
          <table:table-cell table:formula="of:=FLOOR([.B239]/[.A$3])" office:value-type="float" office:value="3998" calcext:value-type="float">
            <text:p>3998</text:p>
          </table:table-cell>
          <table:table-cell table:formula="of:=[.H239]+[.F239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39]-[.D239]+[.E239]" office:value-type="float" office:value="8002" calcext:value-type="float">
            <text:p>8002</text:p>
          </table:table-cell>
          <table:table-cell office:value-type="float" office:value="237" calcext:value-type="float">
            <text:p>237</text:p>
          </table:table-cell>
          <table:table-cell table:formula="of:=FLOOR([.B240]/[.A$3])" office:value-type="float" office:value="4001" calcext:value-type="float">
            <text:p>4001</text:p>
          </table:table-cell>
          <table:table-cell table:formula="of:=[.H240]+[.F240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40]-[.D240]+[.E240]" office:value-type="float" office:value="7998" calcext:value-type="float">
            <text:p>7998</text:p>
          </table:table-cell>
          <table:table-cell office:value-type="float" office:value="238" calcext:value-type="float">
            <text:p>238</text:p>
          </table:table-cell>
          <table:table-cell table:formula="of:=FLOOR([.B241]/[.A$3])" office:value-type="float" office:value="3999" calcext:value-type="float">
            <text:p>3999</text:p>
          </table:table-cell>
          <table:table-cell table:formula="of:=[.H241]+[.F241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41]-[.D241]+[.E241]" office:value-type="float" office:value="8000" calcext:value-type="float">
            <text:p>8000</text:p>
          </table:table-cell>
          <table:table-cell office:value-type="float" office:value="239" calcext:value-type="float">
            <text:p>239</text:p>
          </table:table-cell>
          <table:table-cell table:formula="of:=FLOOR([.B242]/[.A$3])" office:value-type="float" office:value="4000" calcext:value-type="float">
            <text:p>4000</text:p>
          </table:table-cell>
          <table:table-cell table:formula="of:=[.H242]+[.F242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42]-[.D242]+[.E242]" office:value-type="float" office:value="7997" calcext:value-type="float">
            <text:p>7997</text:p>
          </table:table-cell>
          <table:table-cell office:value-type="float" office:value="240" calcext:value-type="float">
            <text:p>240</text:p>
          </table:table-cell>
          <table:table-cell table:formula="of:=FLOOR([.B243]/[.A$3])" office:value-type="float" office:value="3998" calcext:value-type="float">
            <text:p>3998</text:p>
          </table:table-cell>
          <table:table-cell table:formula="of:=[.H243]+[.F243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43]-[.D243]+[.E243]" office:value-type="float" office:value="7999" calcext:value-type="float">
            <text:p>7999</text:p>
          </table:table-cell>
          <table:table-cell office:value-type="float" office:value="241" calcext:value-type="float">
            <text:p>241</text:p>
          </table:table-cell>
          <table:table-cell table:formula="of:=FLOOR([.B244]/[.A$3])" office:value-type="float" office:value="3999" calcext:value-type="float">
            <text:p>3999</text:p>
          </table:table-cell>
          <table:table-cell table:formula="of:=[.H244]+[.F244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44]-[.D244]+[.E244]" office:value-type="float" office:value="7996" calcext:value-type="float">
            <text:p>7996</text:p>
          </table:table-cell>
          <table:table-cell office:value-type="float" office:value="242" calcext:value-type="float">
            <text:p>242</text:p>
          </table:table-cell>
          <table:table-cell table:formula="of:=FLOOR([.B245]/[.A$3])" office:value-type="float" office:value="3998" calcext:value-type="float">
            <text:p>3998</text:p>
          </table:table-cell>
          <table:table-cell table:formula="of:=[.H245]+[.F245]" office:value-type="float" office:value="3998" calcext:value-type="float">
            <text:p>39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45]-[.D245]+[.E245]" office:value-type="float" office:value="7996" calcext:value-type="float">
            <text:p>7996</text:p>
          </table:table-cell>
          <table:table-cell office:value-type="float" office:value="243" calcext:value-type="float">
            <text:p>243</text:p>
          </table:table-cell>
          <table:table-cell table:formula="of:=FLOOR([.B246]/[.A$3])" office:value-type="float" office:value="3998" calcext:value-type="float">
            <text:p>3998</text:p>
          </table:table-cell>
          <table:table-cell table:formula="of:=[.H246]+[.F246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46]-[.D246]+[.E246]" office:value-type="float" office:value="8002" calcext:value-type="float">
            <text:p>8002</text:p>
          </table:table-cell>
          <table:table-cell office:value-type="float" office:value="244" calcext:value-type="float">
            <text:p>244</text:p>
          </table:table-cell>
          <table:table-cell table:formula="of:=FLOOR([.B247]/[.A$3])" office:value-type="float" office:value="4001" calcext:value-type="float">
            <text:p>4001</text:p>
          </table:table-cell>
          <table:table-cell table:formula="of:=[.H247]+[.F247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47]-[.D247]+[.E247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FLOOR([.B248]/[.A$3])" office:value-type="float" office:value="4002" calcext:value-type="float">
            <text:p>4002</text:p>
          </table:table-cell>
          <table:table-cell table:formula="of:=[.H248]+[.F248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48]-[.D248]+[.E248]" office:value-type="float" office:value="8007" calcext:value-type="float">
            <text:p>8007</text:p>
          </table:table-cell>
          <table:table-cell office:value-type="float" office:value="246" calcext:value-type="float">
            <text:p>246</text:p>
          </table:table-cell>
          <table:table-cell table:formula="of:=FLOOR([.B249]/[.A$3])" office:value-type="float" office:value="4003" calcext:value-type="float">
            <text:p>4003</text:p>
          </table:table-cell>
          <table:table-cell table:formula="of:=[.H249]+[.F249]" office:value-type="float" office:value="3998" calcext:value-type="float">
            <text:p>39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49]-[.D249]+[.E249]" office:value-type="float" office:value="8002" calcext:value-type="float">
            <text:p>8002</text:p>
          </table:table-cell>
          <table:table-cell office:value-type="float" office:value="247" calcext:value-type="float">
            <text:p>247</text:p>
          </table:table-cell>
          <table:table-cell table:formula="of:=FLOOR([.B250]/[.A$3])" office:value-type="float" office:value="4001" calcext:value-type="float">
            <text:p>4001</text:p>
          </table:table-cell>
          <table:table-cell table:formula="of:=[.H250]+[.F250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50]-[.D250]+[.E250]" office:value-type="float" office:value="7997" calcext:value-type="float">
            <text:p>7997</text:p>
          </table:table-cell>
          <table:table-cell office:value-type="float" office:value="248" calcext:value-type="float">
            <text:p>248</text:p>
          </table:table-cell>
          <table:table-cell table:formula="of:=FLOOR([.B251]/[.A$3])" office:value-type="float" office:value="3998" calcext:value-type="float">
            <text:p>3998</text:p>
          </table:table-cell>
          <table:table-cell table:formula="of:=[.H251]+[.F251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51]-[.D251]+[.E251]" office:value-type="float" office:value="7996" calcext:value-type="float">
            <text:p>7996</text:p>
          </table:table-cell>
          <table:table-cell office:value-type="float" office:value="249" calcext:value-type="float">
            <text:p>249</text:p>
          </table:table-cell>
          <table:table-cell table:formula="of:=FLOOR([.B252]/[.A$3])" office:value-type="float" office:value="3998" calcext:value-type="float">
            <text:p>3998</text:p>
          </table:table-cell>
          <table:table-cell table:formula="of:=[.H252]+[.F252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52]-[.D252]+[.E252]" office:value-type="float" office:value="8001" calcext:value-type="float">
            <text:p>8001</text:p>
          </table:table-cell>
          <table:table-cell office:value-type="float" office:value="250" calcext:value-type="float">
            <text:p>250</text:p>
          </table:table-cell>
          <table:table-cell table:formula="of:=FLOOR([.B253]/[.A$3])" office:value-type="float" office:value="4000" calcext:value-type="float">
            <text:p>4000</text:p>
          </table:table-cell>
          <table:table-cell table:formula="of:=[.H253]+[.F253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53]-[.D253]+[.E253]" office:value-type="float" office:value="8003" calcext:value-type="float">
            <text:p>8003</text:p>
          </table:table-cell>
          <table:table-cell office:value-type="float" office:value="251" calcext:value-type="float">
            <text:p>251</text:p>
          </table:table-cell>
          <table:table-cell table:formula="of:=FLOOR([.B254]/[.A$3])" office:value-type="float" office:value="4001" calcext:value-type="float">
            <text:p>4001</text:p>
          </table:table-cell>
          <table:table-cell table:formula="of:=[.H254]+[.F254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54]-[.D254]+[.E254]" office:value-type="float" office:value="8005" calcext:value-type="float">
            <text:p>8005</text:p>
          </table:table-cell>
          <table:table-cell office:value-type="float" office:value="252" calcext:value-type="float">
            <text:p>252</text:p>
          </table:table-cell>
          <table:table-cell table:formula="of:=FLOOR([.B255]/[.A$3])" office:value-type="float" office:value="4002" calcext:value-type="float">
            <text:p>4002</text:p>
          </table:table-cell>
          <table:table-cell table:formula="of:=[.H255]+[.F255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55]-[.D255]+[.E255]" office:value-type="float" office:value="8003" calcext:value-type="float">
            <text:p>8003</text:p>
          </table:table-cell>
          <table:table-cell office:value-type="float" office:value="253" calcext:value-type="float">
            <text:p>253</text:p>
          </table:table-cell>
          <table:table-cell table:formula="of:=FLOOR([.B256]/[.A$3])" office:value-type="float" office:value="4001" calcext:value-type="float">
            <text:p>4001</text:p>
          </table:table-cell>
          <table:table-cell table:formula="of:=[.H256]+[.F256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56]-[.D256]+[.E256]" office:value-type="float" office:value="8001" calcext:value-type="float">
            <text:p>8001</text:p>
          </table:table-cell>
          <table:table-cell office:value-type="float" office:value="254" calcext:value-type="float">
            <text:p>254</text:p>
          </table:table-cell>
          <table:table-cell table:formula="of:=FLOOR([.B257]/[.A$3])" office:value-type="float" office:value="4000" calcext:value-type="float">
            <text:p>4000</text:p>
          </table:table-cell>
          <table:table-cell table:formula="of:=[.H257]+[.F257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57]-[.D257]+[.E257]" office:value-type="float" office:value="7998" calcext:value-type="float">
            <text:p>7998</text:p>
          </table:table-cell>
          <table:table-cell office:value-type="float" office:value="255" calcext:value-type="float">
            <text:p>255</text:p>
          </table:table-cell>
          <table:table-cell table:formula="of:=FLOOR([.B258]/[.A$3])" office:value-type="float" office:value="3999" calcext:value-type="float">
            <text:p>3999</text:p>
          </table:table-cell>
          <table:table-cell table:formula="of:=[.H258]+[.F258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58]-[.D258]+[.E258]" office:value-type="float" office:value="8001" calcext:value-type="float">
            <text:p>8001</text:p>
          </table:table-cell>
          <table:table-cell office:value-type="float" office:value="256" calcext:value-type="float">
            <text:p>256</text:p>
          </table:table-cell>
          <table:table-cell table:formula="of:=FLOOR([.B259]/[.A$3])" office:value-type="float" office:value="4000" calcext:value-type="float">
            <text:p>4000</text:p>
          </table:table-cell>
          <table:table-cell table:formula="of:=[.H259]+[.F259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59]-[.D259]+[.E259]" office:value-type="float" office:value="7998" calcext:value-type="float">
            <text:p>7998</text:p>
          </table:table-cell>
          <table:table-cell office:value-type="float" office:value="257" calcext:value-type="float">
            <text:p>257</text:p>
          </table:table-cell>
          <table:table-cell table:formula="of:=FLOOR([.B260]/[.A$3])" office:value-type="float" office:value="3999" calcext:value-type="float">
            <text:p>3999</text:p>
          </table:table-cell>
          <table:table-cell table:formula="of:=[.H260]+[.F260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60]-[.D260]+[.E260]" office:value-type="float" office:value="8000" calcext:value-type="float">
            <text:p>8000</text:p>
          </table:table-cell>
          <table:table-cell office:value-type="float" office:value="258" calcext:value-type="float">
            <text:p>258</text:p>
          </table:table-cell>
          <table:table-cell table:formula="of:=FLOOR([.B261]/[.A$3])" office:value-type="float" office:value="4000" calcext:value-type="float">
            <text:p>4000</text:p>
          </table:table-cell>
          <table:table-cell table:formula="of:=[.H261]+[.F261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61]-[.D261]+[.E261]" office:value-type="float" office:value="7999" calcext:value-type="float">
            <text:p>7999</text:p>
          </table:table-cell>
          <table:table-cell office:value-type="float" office:value="259" calcext:value-type="float">
            <text:p>259</text:p>
          </table:table-cell>
          <table:table-cell table:formula="of:=FLOOR([.B262]/[.A$3])" office:value-type="float" office:value="3999" calcext:value-type="float">
            <text:p>3999</text:p>
          </table:table-cell>
          <table:table-cell table:formula="of:=[.H262]+[.F262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62]-[.D262]+[.E262]" office:value-type="float" office:value="7997" calcext:value-type="float">
            <text:p>7997</text:p>
          </table:table-cell>
          <table:table-cell office:value-type="float" office:value="260" calcext:value-type="float">
            <text:p>260</text:p>
          </table:table-cell>
          <table:table-cell table:formula="of:=FLOOR([.B263]/[.A$3])" office:value-type="float" office:value="3998" calcext:value-type="float">
            <text:p>3998</text:p>
          </table:table-cell>
          <table:table-cell table:formula="of:=[.H263]+[.F263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63]-[.D263]+[.E263]" office:value-type="float" office:value="8001" calcext:value-type="float">
            <text:p>8001</text:p>
          </table:table-cell>
          <table:table-cell office:value-type="float" office:value="261" calcext:value-type="float">
            <text:p>261</text:p>
          </table:table-cell>
          <table:table-cell table:formula="of:=FLOOR([.B264]/[.A$3])" office:value-type="float" office:value="4000" calcext:value-type="float">
            <text:p>4000</text:p>
          </table:table-cell>
          <table:table-cell table:formula="of:=[.H264]+[.F264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64]-[.D264]+[.E264]" office:value-type="float" office:value="8001" calcext:value-type="float">
            <text:p>8001</text:p>
          </table:table-cell>
          <table:table-cell office:value-type="float" office:value="262" calcext:value-type="float">
            <text:p>262</text:p>
          </table:table-cell>
          <table:table-cell table:formula="of:=FLOOR([.B265]/[.A$3])" office:value-type="float" office:value="4000" calcext:value-type="float">
            <text:p>4000</text:p>
          </table:table-cell>
          <table:table-cell table:formula="of:=[.H265]+[.F265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65]-[.D265]+[.E265]" office:value-type="float" office:value="8001" calcext:value-type="float">
            <text:p>8001</text:p>
          </table:table-cell>
          <table:table-cell office:value-type="float" office:value="263" calcext:value-type="float">
            <text:p>263</text:p>
          </table:table-cell>
          <table:table-cell table:formula="of:=FLOOR([.B266]/[.A$3])" office:value-type="float" office:value="4000" calcext:value-type="float">
            <text:p>4000</text:p>
          </table:table-cell>
          <table:table-cell table:formula="of:=[.H266]+[.F266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66]-[.D266]+[.E266]" office:value-type="float" office:value="8000" calcext:value-type="float">
            <text:p>8000</text:p>
          </table:table-cell>
          <table:table-cell office:value-type="float" office:value="264" calcext:value-type="float">
            <text:p>264</text:p>
          </table:table-cell>
          <table:table-cell table:formula="of:=FLOOR([.B267]/[.A$3])" office:value-type="float" office:value="4000" calcext:value-type="float">
            <text:p>4000</text:p>
          </table:table-cell>
          <table:table-cell table:formula="of:=[.H267]+[.F267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67]-[.D267]+[.E267]" office:value-type="float" office:value="7997" calcext:value-type="float">
            <text:p>7997</text:p>
          </table:table-cell>
          <table:table-cell office:value-type="float" office:value="265" calcext:value-type="float">
            <text:p>265</text:p>
          </table:table-cell>
          <table:table-cell table:formula="of:=FLOOR([.B268]/[.A$3])" office:value-type="float" office:value="3998" calcext:value-type="float">
            <text:p>3998</text:p>
          </table:table-cell>
          <table:table-cell table:formula="of:=[.H268]+[.F268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68]-[.D268]+[.E268]" office:value-type="float" office:value="8000" calcext:value-type="float">
            <text:p>8000</text:p>
          </table:table-cell>
          <table:table-cell office:value-type="float" office:value="266" calcext:value-type="float">
            <text:p>266</text:p>
          </table:table-cell>
          <table:table-cell table:formula="of:=FLOOR([.B269]/[.A$3])" office:value-type="float" office:value="4000" calcext:value-type="float">
            <text:p>4000</text:p>
          </table:table-cell>
          <table:table-cell table:formula="of:=[.H269]+[.F269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69]-[.D269]+[.E269]" office:value-type="float" office:value="7999" calcext:value-type="float">
            <text:p>7999</text:p>
          </table:table-cell>
          <table:table-cell office:value-type="float" office:value="267" calcext:value-type="float">
            <text:p>267</text:p>
          </table:table-cell>
          <table:table-cell table:formula="of:=FLOOR([.B270]/[.A$3])" office:value-type="float" office:value="3999" calcext:value-type="float">
            <text:p>3999</text:p>
          </table:table-cell>
          <table:table-cell table:formula="of:=[.H270]+[.F270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70]-[.D270]+[.E270]" office:value-type="float" office:value="8001" calcext:value-type="float">
            <text:p>8001</text:p>
          </table:table-cell>
          <table:table-cell office:value-type="float" office:value="268" calcext:value-type="float">
            <text:p>268</text:p>
          </table:table-cell>
          <table:table-cell table:formula="of:=FLOOR([.B271]/[.A$3])" office:value-type="float" office:value="4000" calcext:value-type="float">
            <text:p>4000</text:p>
          </table:table-cell>
          <table:table-cell table:formula="of:=[.H271]+[.F271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71]-[.D271]+[.E271]" office:value-type="float" office:value="8000" calcext:value-type="float">
            <text:p>8000</text:p>
          </table:table-cell>
          <table:table-cell office:value-type="float" office:value="269" calcext:value-type="float">
            <text:p>269</text:p>
          </table:table-cell>
          <table:table-cell table:formula="of:=FLOOR([.B272]/[.A$3])" office:value-type="float" office:value="4000" calcext:value-type="float">
            <text:p>4000</text:p>
          </table:table-cell>
          <table:table-cell table:formula="of:=[.H272]+[.F272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72]-[.D272]+[.E272]" office:value-type="float" office:value="8002" calcext:value-type="float">
            <text:p>8002</text:p>
          </table:table-cell>
          <table:table-cell office:value-type="float" office:value="270" calcext:value-type="float">
            <text:p>270</text:p>
          </table:table-cell>
          <table:table-cell table:formula="of:=FLOOR([.B273]/[.A$3])" office:value-type="float" office:value="4001" calcext:value-type="float">
            <text:p>4001</text:p>
          </table:table-cell>
          <table:table-cell table:formula="of:=[.H273]+[.F273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73]-[.D273]+[.E273]" office:value-type="float" office:value="8004" calcext:value-type="float">
            <text:p>8004</text:p>
          </table:table-cell>
          <table:table-cell office:value-type="float" office:value="271" calcext:value-type="float">
            <text:p>271</text:p>
          </table:table-cell>
          <table:table-cell table:formula="of:=FLOOR([.B274]/[.A$3])" office:value-type="float" office:value="4002" calcext:value-type="float">
            <text:p>4002</text:p>
          </table:table-cell>
          <table:table-cell table:formula="of:=[.H274]+[.F274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74]-[.D274]+[.E274]" office:value-type="float" office:value="8001" calcext:value-type="float">
            <text:p>8001</text:p>
          </table:table-cell>
          <table:table-cell office:value-type="float" office:value="272" calcext:value-type="float">
            <text:p>272</text:p>
          </table:table-cell>
          <table:table-cell table:formula="of:=FLOOR([.B275]/[.A$3])" office:value-type="float" office:value="4000" calcext:value-type="float">
            <text:p>4000</text:p>
          </table:table-cell>
          <table:table-cell table:formula="of:=[.H275]+[.F275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75]-[.D275]+[.E275]" office:value-type="float" office:value="8005" calcext:value-type="float">
            <text:p>8005</text:p>
          </table:table-cell>
          <table:table-cell office:value-type="float" office:value="273" calcext:value-type="float">
            <text:p>273</text:p>
          </table:table-cell>
          <table:table-cell table:formula="of:=FLOOR([.B276]/[.A$3])" office:value-type="float" office:value="4002" calcext:value-type="float">
            <text:p>4002</text:p>
          </table:table-cell>
          <table:table-cell table:formula="of:=[.H276]+[.F276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76]-[.D276]+[.E276]" office:value-type="float" office:value="7999" calcext:value-type="float">
            <text:p>7999</text:p>
          </table:table-cell>
          <table:table-cell office:value-type="float" office:value="274" calcext:value-type="float">
            <text:p>274</text:p>
          </table:table-cell>
          <table:table-cell table:formula="of:=FLOOR([.B277]/[.A$3])" office:value-type="float" office:value="3999" calcext:value-type="float">
            <text:p>3999</text:p>
          </table:table-cell>
          <table:table-cell table:formula="of:=[.H277]+[.F277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77]-[.D277]+[.E277]" office:value-type="float" office:value="7996" calcext:value-type="float">
            <text:p>7996</text:p>
          </table:table-cell>
          <table:table-cell office:value-type="float" office:value="275" calcext:value-type="float">
            <text:p>275</text:p>
          </table:table-cell>
          <table:table-cell table:formula="of:=FLOOR([.B278]/[.A$3])" office:value-type="float" office:value="3998" calcext:value-type="float">
            <text:p>3998</text:p>
          </table:table-cell>
          <table:table-cell table:formula="of:=[.H278]+[.F278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78]-[.D278]+[.E278]" office:value-type="float" office:value="8002" calcext:value-type="float">
            <text:p>8002</text:p>
          </table:table-cell>
          <table:table-cell office:value-type="float" office:value="276" calcext:value-type="float">
            <text:p>276</text:p>
          </table:table-cell>
          <table:table-cell table:formula="of:=FLOOR([.B279]/[.A$3])" office:value-type="float" office:value="4001" calcext:value-type="float">
            <text:p>4001</text:p>
          </table:table-cell>
          <table:table-cell table:formula="of:=[.H279]+[.F279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79]-[.D279]+[.E279]" office:value-type="float" office:value="8005" calcext:value-type="float">
            <text:p>8005</text:p>
          </table:table-cell>
          <table:table-cell office:value-type="float" office:value="277" calcext:value-type="float">
            <text:p>277</text:p>
          </table:table-cell>
          <table:table-cell table:formula="of:=FLOOR([.B280]/[.A$3])" office:value-type="float" office:value="4002" calcext:value-type="float">
            <text:p>4002</text:p>
          </table:table-cell>
          <table:table-cell table:formula="of:=[.H280]+[.F280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80]-[.D280]+[.E280]" office:value-type="float" office:value="8002" calcext:value-type="float">
            <text:p>8002</text:p>
          </table:table-cell>
          <table:table-cell office:value-type="float" office:value="278" calcext:value-type="float">
            <text:p>278</text:p>
          </table:table-cell>
          <table:table-cell table:formula="of:=FLOOR([.B281]/[.A$3])" office:value-type="float" office:value="4001" calcext:value-type="float">
            <text:p>4001</text:p>
          </table:table-cell>
          <table:table-cell table:formula="of:=[.H281]+[.F281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81]-[.D281]+[.E281]" office:value-type="float" office:value="8004" calcext:value-type="float">
            <text:p>8004</text:p>
          </table:table-cell>
          <table:table-cell office:value-type="float" office:value="279" calcext:value-type="float">
            <text:p>279</text:p>
          </table:table-cell>
          <table:table-cell table:formula="of:=FLOOR([.B282]/[.A$3])" office:value-type="float" office:value="4002" calcext:value-type="float">
            <text:p>4002</text:p>
          </table:table-cell>
          <table:table-cell table:formula="of:=[.H282]+[.F282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82]-[.D282]+[.E282]" office:value-type="float" office:value="8004" calcext:value-type="float">
            <text:p>8004</text:p>
          </table:table-cell>
          <table:table-cell office:value-type="float" office:value="280" calcext:value-type="float">
            <text:p>280</text:p>
          </table:table-cell>
          <table:table-cell table:formula="of:=FLOOR([.B283]/[.A$3])" office:value-type="float" office:value="4002" calcext:value-type="float">
            <text:p>4002</text:p>
          </table:table-cell>
          <table:table-cell table:formula="of:=[.H283]+[.F283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83]-[.D283]+[.E283]" office:value-type="float" office:value="8003" calcext:value-type="float">
            <text:p>8003</text:p>
          </table:table-cell>
          <table:table-cell office:value-type="float" office:value="281" calcext:value-type="float">
            <text:p>281</text:p>
          </table:table-cell>
          <table:table-cell table:formula="of:=FLOOR([.B284]/[.A$3])" office:value-type="float" office:value="4001" calcext:value-type="float">
            <text:p>4001</text:p>
          </table:table-cell>
          <table:table-cell table:formula="of:=[.H284]+[.F284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84]-[.D284]+[.E284]" office:value-type="float" office:value="7999" calcext:value-type="float">
            <text:p>7999</text:p>
          </table:table-cell>
          <table:table-cell office:value-type="float" office:value="282" calcext:value-type="float">
            <text:p>282</text:p>
          </table:table-cell>
          <table:table-cell table:formula="of:=FLOOR([.B285]/[.A$3])" office:value-type="float" office:value="3999" calcext:value-type="float">
            <text:p>3999</text:p>
          </table:table-cell>
          <table:table-cell table:formula="of:=[.H285]+[.F285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85]-[.D285]+[.E285]" office:value-type="float" office:value="8004" calcext:value-type="float">
            <text:p>8004</text:p>
          </table:table-cell>
          <table:table-cell office:value-type="float" office:value="283" calcext:value-type="float">
            <text:p>283</text:p>
          </table:table-cell>
          <table:table-cell table:formula="of:=FLOOR([.B286]/[.A$3])" office:value-type="float" office:value="4002" calcext:value-type="float">
            <text:p>4002</text:p>
          </table:table-cell>
          <table:table-cell table:formula="of:=[.H286]+[.F286]" office:value-type="float" office:value="3998" calcext:value-type="float">
            <text:p>39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86]-[.D286]+[.E286]" office:value-type="float" office:value="8000" calcext:value-type="float">
            <text:p>8000</text:p>
          </table:table-cell>
          <table:table-cell office:value-type="float" office:value="284" calcext:value-type="float">
            <text:p>284</text:p>
          </table:table-cell>
          <table:table-cell table:formula="of:=FLOOR([.B287]/[.A$3])" office:value-type="float" office:value="4000" calcext:value-type="float">
            <text:p>4000</text:p>
          </table:table-cell>
          <table:table-cell table:formula="of:=[.H287]+[.F287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87]-[.D287]+[.E287]" office:value-type="float" office:value="8003" calcext:value-type="float">
            <text:p>8003</text:p>
          </table:table-cell>
          <table:table-cell office:value-type="float" office:value="285" calcext:value-type="float">
            <text:p>285</text:p>
          </table:table-cell>
          <table:table-cell table:formula="of:=FLOOR([.B288]/[.A$3])" office:value-type="float" office:value="4001" calcext:value-type="float">
            <text:p>4001</text:p>
          </table:table-cell>
          <table:table-cell table:formula="of:=[.H288]+[.F288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88]-[.D288]+[.E288]" office:value-type="float" office:value="8006" calcext:value-type="float">
            <text:p>8006</text:p>
          </table:table-cell>
          <table:table-cell office:value-type="float" office:value="286" calcext:value-type="float">
            <text:p>286</text:p>
          </table:table-cell>
          <table:table-cell table:formula="of:=FLOOR([.B289]/[.A$3])" office:value-type="float" office:value="4003" calcext:value-type="float">
            <text:p>4003</text:p>
          </table:table-cell>
          <table:table-cell table:formula="of:=[.H289]+[.F289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89]-[.D289]+[.E289]" office:value-type="float" office:value="8007" calcext:value-type="float">
            <text:p>8007</text:p>
          </table:table-cell>
          <table:table-cell office:value-type="float" office:value="287" calcext:value-type="float">
            <text:p>287</text:p>
          </table:table-cell>
          <table:table-cell table:formula="of:=FLOOR([.B290]/[.A$3])" office:value-type="float" office:value="4003" calcext:value-type="float">
            <text:p>4003</text:p>
          </table:table-cell>
          <table:table-cell table:formula="of:=[.H290]+[.F290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90]-[.D290]+[.E290]" office:value-type="float" office:value="8003" calcext:value-type="float">
            <text:p>8003</text:p>
          </table:table-cell>
          <table:table-cell office:value-type="float" office:value="288" calcext:value-type="float">
            <text:p>288</text:p>
          </table:table-cell>
          <table:table-cell table:formula="of:=FLOOR([.B291]/[.A$3])" office:value-type="float" office:value="4001" calcext:value-type="float">
            <text:p>4001</text:p>
          </table:table-cell>
          <table:table-cell table:formula="of:=[.H291]+[.F291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91]-[.D291]+[.E291]" office:value-type="float" office:value="8005" calcext:value-type="float">
            <text:p>8005</text:p>
          </table:table-cell>
          <table:table-cell office:value-type="float" office:value="289" calcext:value-type="float">
            <text:p>289</text:p>
          </table:table-cell>
          <table:table-cell table:formula="of:=FLOOR([.B292]/[.A$3])" office:value-type="float" office:value="4002" calcext:value-type="float">
            <text:p>4002</text:p>
          </table:table-cell>
          <table:table-cell table:formula="of:=[.H292]+[.F292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92]-[.D292]+[.E292]" office:value-type="float" office:value="8002" calcext:value-type="float">
            <text:p>8002</text:p>
          </table:table-cell>
          <table:table-cell office:value-type="float" office:value="290" calcext:value-type="float">
            <text:p>290</text:p>
          </table:table-cell>
          <table:table-cell table:formula="of:=FLOOR([.B293]/[.A$3])" office:value-type="float" office:value="4001" calcext:value-type="float">
            <text:p>4001</text:p>
          </table:table-cell>
          <table:table-cell table:formula="of:=[.H293]+[.F293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93]-[.D293]+[.E293]" office:value-type="float" office:value="7997" calcext:value-type="float">
            <text:p>7997</text:p>
          </table:table-cell>
          <table:table-cell office:value-type="float" office:value="291" calcext:value-type="float">
            <text:p>291</text:p>
          </table:table-cell>
          <table:table-cell table:formula="of:=FLOOR([.B294]/[.A$3])" office:value-type="float" office:value="3998" calcext:value-type="float">
            <text:p>3998</text:p>
          </table:table-cell>
          <table:table-cell table:formula="of:=[.H294]+[.F294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94]-[.D294]+[.E294]" office:value-type="float" office:value="7998" calcext:value-type="float">
            <text:p>7998</text:p>
          </table:table-cell>
          <table:table-cell office:value-type="float" office:value="292" calcext:value-type="float">
            <text:p>292</text:p>
          </table:table-cell>
          <table:table-cell table:formula="of:=FLOOR([.B295]/[.A$3])" office:value-type="float" office:value="3999" calcext:value-type="float">
            <text:p>3999</text:p>
          </table:table-cell>
          <table:table-cell table:formula="of:=[.H295]+[.F295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95]-[.D295]+[.E295]" office:value-type="float" office:value="7995" calcext:value-type="float">
            <text:p>7995</text:p>
          </table:table-cell>
          <table:table-cell office:value-type="float" office:value="293" calcext:value-type="float">
            <text:p>293</text:p>
          </table:table-cell>
          <table:table-cell table:formula="of:=FLOOR([.B296]/[.A$3])" office:value-type="float" office:value="3997" calcext:value-type="float">
            <text:p>3997</text:p>
          </table:table-cell>
          <table:table-cell table:formula="of:=[.H296]+[.F296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96]-[.D296]+[.E296]" office:value-type="float" office:value="7998" calcext:value-type="float">
            <text:p>7998</text:p>
          </table:table-cell>
          <table:table-cell office:value-type="float" office:value="294" calcext:value-type="float">
            <text:p>294</text:p>
          </table:table-cell>
          <table:table-cell table:formula="of:=FLOOR([.B297]/[.A$3])" office:value-type="float" office:value="3999" calcext:value-type="float">
            <text:p>3999</text:p>
          </table:table-cell>
          <table:table-cell table:formula="of:=[.H297]+[.F297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97]-[.D297]+[.E297]" office:value-type="float" office:value="8003" calcext:value-type="float">
            <text:p>8003</text:p>
          </table:table-cell>
          <table:table-cell office:value-type="float" office:value="295" calcext:value-type="float">
            <text:p>295</text:p>
          </table:table-cell>
          <table:table-cell table:formula="of:=FLOOR([.B298]/[.A$3])" office:value-type="float" office:value="4001" calcext:value-type="float">
            <text:p>4001</text:p>
          </table:table-cell>
          <table:table-cell table:formula="of:=[.H298]+[.F298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98]-[.D298]+[.E298]" office:value-type="float" office:value="8003" calcext:value-type="float">
            <text:p>8003</text:p>
          </table:table-cell>
          <table:table-cell office:value-type="float" office:value="296" calcext:value-type="float">
            <text:p>296</text:p>
          </table:table-cell>
          <table:table-cell table:formula="of:=FLOOR([.B299]/[.A$3])" office:value-type="float" office:value="4001" calcext:value-type="float">
            <text:p>4001</text:p>
          </table:table-cell>
          <table:table-cell table:formula="of:=[.H299]+[.F299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299]-[.D299]+[.E299]" office:value-type="float" office:value="7999" calcext:value-type="float">
            <text:p>7999</text:p>
          </table:table-cell>
          <table:table-cell office:value-type="float" office:value="297" calcext:value-type="float">
            <text:p>297</text:p>
          </table:table-cell>
          <table:table-cell table:formula="of:=FLOOR([.B300]/[.A$3])" office:value-type="float" office:value="3999" calcext:value-type="float">
            <text:p>3999</text:p>
          </table:table-cell>
          <table:table-cell table:formula="of:=[.H300]+[.F300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00]-[.D300]+[.E300]" office:value-type="float" office:value="8003" calcext:value-type="float">
            <text:p>8003</text:p>
          </table:table-cell>
          <table:table-cell office:value-type="float" office:value="298" calcext:value-type="float">
            <text:p>298</text:p>
          </table:table-cell>
          <table:table-cell table:formula="of:=FLOOR([.B301]/[.A$3])" office:value-type="float" office:value="4001" calcext:value-type="float">
            <text:p>4001</text:p>
          </table:table-cell>
          <table:table-cell table:formula="of:=[.H301]+[.F301]" office:value-type="float" office:value="3998" calcext:value-type="float">
            <text:p>39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01]-[.D301]+[.E301]"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formula="of:=FLOOR([.B302]/[.A$3])" office:value-type="float" office:value="4000" calcext:value-type="float">
            <text:p>4000</text:p>
          </table:table-cell>
          <table:table-cell table:formula="of:=[.H302]+[.F302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02]-[.D302]+[.E302]" office:value-type="float" office:value="8002" calcext:value-type="float">
            <text:p>8002</text:p>
          </table:table-cell>
          <table:table-cell office:value-type="float" office:value="300" calcext:value-type="float">
            <text:p>300</text:p>
          </table:table-cell>
          <table:table-cell table:formula="of:=FLOOR([.B303]/[.A$3])" office:value-type="float" office:value="4001" calcext:value-type="float">
            <text:p>4001</text:p>
          </table:table-cell>
          <table:table-cell table:formula="of:=[.H303]+[.F303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03]-[.D303]+[.E303]" office:value-type="float" office:value="8003" calcext:value-type="float">
            <text:p>8003</text:p>
          </table:table-cell>
          <table:table-cell office:value-type="float" office:value="301" calcext:value-type="float">
            <text:p>301</text:p>
          </table:table-cell>
          <table:table-cell table:formula="of:=FLOOR([.B304]/[.A$3])" office:value-type="float" office:value="4001" calcext:value-type="float">
            <text:p>4001</text:p>
          </table:table-cell>
          <table:table-cell table:formula="of:=[.H304]+[.F304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04]-[.D304]+[.E304]" office:value-type="float" office:value="8001" calcext:value-type="float">
            <text:p>8001</text:p>
          </table:table-cell>
          <table:table-cell office:value-type="float" office:value="302" calcext:value-type="float">
            <text:p>302</text:p>
          </table:table-cell>
          <table:table-cell table:formula="of:=FLOOR([.B305]/[.A$3])" office:value-type="float" office:value="4000" calcext:value-type="float">
            <text:p>4000</text:p>
          </table:table-cell>
          <table:table-cell table:formula="of:=[.H305]+[.F305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05]-[.D305]+[.E305]" office:value-type="float" office:value="8003" calcext:value-type="float">
            <text:p>8003</text:p>
          </table:table-cell>
          <table:table-cell office:value-type="float" office:value="303" calcext:value-type="float">
            <text:p>303</text:p>
          </table:table-cell>
          <table:table-cell table:formula="of:=FLOOR([.B306]/[.A$3])" office:value-type="float" office:value="4001" calcext:value-type="float">
            <text:p>4001</text:p>
          </table:table-cell>
          <table:table-cell table:formula="of:=[.H306]+[.F306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06]-[.D306]+[.E306]" office:value-type="float" office:value="8002" calcext:value-type="float">
            <text:p>8002</text:p>
          </table:table-cell>
          <table:table-cell office:value-type="float" office:value="304" calcext:value-type="float">
            <text:p>304</text:p>
          </table:table-cell>
          <table:table-cell table:formula="of:=FLOOR([.B307]/[.A$3])" office:value-type="float" office:value="4001" calcext:value-type="float">
            <text:p>4001</text:p>
          </table:table-cell>
          <table:table-cell table:formula="of:=[.H307]+[.F307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07]-[.D307]+[.E307]" office:value-type="float" office:value="7998" calcext:value-type="float">
            <text:p>7998</text:p>
          </table:table-cell>
          <table:table-cell office:value-type="float" office:value="305" calcext:value-type="float">
            <text:p>305</text:p>
          </table:table-cell>
          <table:table-cell table:formula="of:=FLOOR([.B308]/[.A$3])" office:value-type="float" office:value="3999" calcext:value-type="float">
            <text:p>3999</text:p>
          </table:table-cell>
          <table:table-cell table:formula="of:=[.H308]+[.F308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08]-[.D308]+[.E308]" office:value-type="float" office:value="7995" calcext:value-type="float">
            <text:p>7995</text:p>
          </table:table-cell>
          <table:table-cell office:value-type="float" office:value="306" calcext:value-type="float">
            <text:p>306</text:p>
          </table:table-cell>
          <table:table-cell table:formula="of:=FLOOR([.B309]/[.A$3])" office:value-type="float" office:value="3997" calcext:value-type="float">
            <text:p>3997</text:p>
          </table:table-cell>
          <table:table-cell table:formula="of:=[.H309]+[.F309]" office:value-type="float" office:value="3998" calcext:value-type="float">
            <text:p>39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09]-[.D309]+[.E309]" office:value-type="float" office:value="7996" calcext:value-type="float">
            <text:p>7996</text:p>
          </table:table-cell>
          <table:table-cell office:value-type="float" office:value="307" calcext:value-type="float">
            <text:p>307</text:p>
          </table:table-cell>
          <table:table-cell table:formula="of:=FLOOR([.B310]/[.A$3])" office:value-type="float" office:value="3998" calcext:value-type="float">
            <text:p>3998</text:p>
          </table:table-cell>
          <table:table-cell table:formula="of:=[.H310]+[.F310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10]-[.D310]+[.E310]" office:value-type="float" office:value="7994" calcext:value-type="float">
            <text:p>7994</text:p>
          </table:table-cell>
          <table:table-cell office:value-type="float" office:value="308" calcext:value-type="float">
            <text:p>308</text:p>
          </table:table-cell>
          <table:table-cell table:formula="of:=FLOOR([.B311]/[.A$3])" office:value-type="float" office:value="3997" calcext:value-type="float">
            <text:p>3997</text:p>
          </table:table-cell>
          <table:table-cell table:formula="of:=[.H311]+[.F311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11]-[.D311]+[.E311]" office:value-type="float" office:value="7999" calcext:value-type="float">
            <text:p>7999</text:p>
          </table:table-cell>
          <table:table-cell office:value-type="float" office:value="309" calcext:value-type="float">
            <text:p>309</text:p>
          </table:table-cell>
          <table:table-cell table:formula="of:=FLOOR([.B312]/[.A$3])" office:value-type="float" office:value="3999" calcext:value-type="float">
            <text:p>3999</text:p>
          </table:table-cell>
          <table:table-cell table:formula="of:=[.H312]+[.F312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12]-[.D312]+[.E312]" office:value-type="float" office:value="8002" calcext:value-type="float">
            <text:p>8002</text:p>
          </table:table-cell>
          <table:table-cell office:value-type="float" office:value="310" calcext:value-type="float">
            <text:p>310</text:p>
          </table:table-cell>
          <table:table-cell table:formula="of:=FLOOR([.B313]/[.A$3])" office:value-type="float" office:value="4001" calcext:value-type="float">
            <text:p>4001</text:p>
          </table:table-cell>
          <table:table-cell table:formula="of:=[.H313]+[.F313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13]-[.D313]+[.E313]" office:value-type="float" office:value="7997" calcext:value-type="float">
            <text:p>7997</text:p>
          </table:table-cell>
          <table:table-cell office:value-type="float" office:value="311" calcext:value-type="float">
            <text:p>311</text:p>
          </table:table-cell>
          <table:table-cell table:formula="of:=FLOOR([.B314]/[.A$3])" office:value-type="float" office:value="3998" calcext:value-type="float">
            <text:p>3998</text:p>
          </table:table-cell>
          <table:table-cell table:formula="of:=[.H314]+[.F314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14]-[.D314]+[.E314]" office:value-type="float" office:value="7996" calcext:value-type="float">
            <text:p>7996</text:p>
          </table:table-cell>
          <table:table-cell office:value-type="float" office:value="312" calcext:value-type="float">
            <text:p>312</text:p>
          </table:table-cell>
          <table:table-cell table:formula="of:=FLOOR([.B315]/[.A$3])" office:value-type="float" office:value="3998" calcext:value-type="float">
            <text:p>3998</text:p>
          </table:table-cell>
          <table:table-cell table:formula="of:=[.H315]+[.F315]" office:value-type="float" office:value="3998" calcext:value-type="float">
            <text:p>39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15]-[.D315]+[.E315]" office:value-type="float" office:value="7996" calcext:value-type="float">
            <text:p>7996</text:p>
          </table:table-cell>
          <table:table-cell office:value-type="float" office:value="313" calcext:value-type="float">
            <text:p>313</text:p>
          </table:table-cell>
          <table:table-cell table:formula="of:=FLOOR([.B316]/[.A$3])" office:value-type="float" office:value="3998" calcext:value-type="float">
            <text:p>3998</text:p>
          </table:table-cell>
          <table:table-cell table:formula="of:=[.H316]+[.F316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16]-[.D316]+[.E316]" office:value-type="float" office:value="7998" calcext:value-type="float">
            <text:p>7998</text:p>
          </table:table-cell>
          <table:table-cell office:value-type="float" office:value="314" calcext:value-type="float">
            <text:p>314</text:p>
          </table:table-cell>
          <table:table-cell table:formula="of:=FLOOR([.B317]/[.A$3])" office:value-type="float" office:value="3999" calcext:value-type="float">
            <text:p>3999</text:p>
          </table:table-cell>
          <table:table-cell table:formula="of:=[.H317]+[.F317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17]-[.D317]+[.E317]" office:value-type="float" office:value="8001" calcext:value-type="float">
            <text:p>8001</text:p>
          </table:table-cell>
          <table:table-cell office:value-type="float" office:value="315" calcext:value-type="float">
            <text:p>315</text:p>
          </table:table-cell>
          <table:table-cell table:formula="of:=FLOOR([.B318]/[.A$3])" office:value-type="float" office:value="4000" calcext:value-type="float">
            <text:p>4000</text:p>
          </table:table-cell>
          <table:table-cell table:formula="of:=[.H318]+[.F318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18]-[.D318]+[.E318]" office:value-type="float" office:value="8004" calcext:value-type="float">
            <text:p>8004</text:p>
          </table:table-cell>
          <table:table-cell office:value-type="float" office:value="316" calcext:value-type="float">
            <text:p>316</text:p>
          </table:table-cell>
          <table:table-cell table:formula="of:=FLOOR([.B319]/[.A$3])" office:value-type="float" office:value="4002" calcext:value-type="float">
            <text:p>4002</text:p>
          </table:table-cell>
          <table:table-cell table:formula="of:=[.H319]+[.F319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19]-[.D319]+[.E319]" office:value-type="float" office:value="8003" calcext:value-type="float">
            <text:p>8003</text:p>
          </table:table-cell>
          <table:table-cell office:value-type="float" office:value="317" calcext:value-type="float">
            <text:p>317</text:p>
          </table:table-cell>
          <table:table-cell table:formula="of:=FLOOR([.B320]/[.A$3])" office:value-type="float" office:value="4001" calcext:value-type="float">
            <text:p>4001</text:p>
          </table:table-cell>
          <table:table-cell table:formula="of:=[.H320]+[.F320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20]-[.D320]+[.E320]" office:value-type="float" office:value="8005" calcext:value-type="float">
            <text:p>8005</text:p>
          </table:table-cell>
          <table:table-cell office:value-type="float" office:value="318" calcext:value-type="float">
            <text:p>318</text:p>
          </table:table-cell>
          <table:table-cell table:formula="of:=FLOOR([.B321]/[.A$3])" office:value-type="float" office:value="4002" calcext:value-type="float">
            <text:p>4002</text:p>
          </table:table-cell>
          <table:table-cell table:formula="of:=[.H321]+[.F321]" office:value-type="float" office:value="3998" calcext:value-type="float">
            <text:p>39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21]-[.D321]+[.E321]" office:value-type="float" office:value="8001" calcext:value-type="float">
            <text:p>8001</text:p>
          </table:table-cell>
          <table:table-cell office:value-type="float" office:value="319" calcext:value-type="float">
            <text:p>319</text:p>
          </table:table-cell>
          <table:table-cell table:formula="of:=FLOOR([.B322]/[.A$3])" office:value-type="float" office:value="4000" calcext:value-type="float">
            <text:p>4000</text:p>
          </table:table-cell>
          <table:table-cell table:formula="of:=[.H322]+[.F322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22]-[.D322]+[.E322]" office:value-type="float" office:value="7998" calcext:value-type="float">
            <text:p>7998</text:p>
          </table:table-cell>
          <table:table-cell office:value-type="float" office:value="320" calcext:value-type="float">
            <text:p>320</text:p>
          </table:table-cell>
          <table:table-cell table:formula="of:=FLOOR([.B323]/[.A$3])" office:value-type="float" office:value="3999" calcext:value-type="float">
            <text:p>3999</text:p>
          </table:table-cell>
          <table:table-cell table:formula="of:=[.H323]+[.F323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23]-[.D323]+[.E323]" office:value-type="float" office:value="7999" calcext:value-type="float">
            <text:p>7999</text:p>
          </table:table-cell>
          <table:table-cell office:value-type="float" office:value="321" calcext:value-type="float">
            <text:p>321</text:p>
          </table:table-cell>
          <table:table-cell table:formula="of:=FLOOR([.B324]/[.A$3])" office:value-type="float" office:value="3999" calcext:value-type="float">
            <text:p>3999</text:p>
          </table:table-cell>
          <table:table-cell table:formula="of:=[.H324]+[.F324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24]-[.D324]+[.E324]" office:value-type="float" office:value="8000" calcext:value-type="float">
            <text:p>8000</text:p>
          </table:table-cell>
          <table:table-cell office:value-type="float" office:value="322" calcext:value-type="float">
            <text:p>322</text:p>
          </table:table-cell>
          <table:table-cell table:formula="of:=FLOOR([.B325]/[.A$3])" office:value-type="float" office:value="4000" calcext:value-type="float">
            <text:p>4000</text:p>
          </table:table-cell>
          <table:table-cell table:formula="of:=[.H325]+[.F325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25]-[.D325]+[.E325]" office:value-type="float" office:value="8004" calcext:value-type="float">
            <text:p>8004</text:p>
          </table:table-cell>
          <table:table-cell office:value-type="float" office:value="323" calcext:value-type="float">
            <text:p>323</text:p>
          </table:table-cell>
          <table:table-cell table:formula="of:=FLOOR([.B326]/[.A$3])" office:value-type="float" office:value="4002" calcext:value-type="float">
            <text:p>4002</text:p>
          </table:table-cell>
          <table:table-cell table:formula="of:=[.H326]+[.F326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26]-[.D326]+[.E326]" office:value-type="float" office:value="7999" calcext:value-type="float">
            <text:p>7999</text:p>
          </table:table-cell>
          <table:table-cell office:value-type="float" office:value="324" calcext:value-type="float">
            <text:p>324</text:p>
          </table:table-cell>
          <table:table-cell table:formula="of:=FLOOR([.B327]/[.A$3])" office:value-type="float" office:value="3999" calcext:value-type="float">
            <text:p>3999</text:p>
          </table:table-cell>
          <table:table-cell table:formula="of:=[.H327]+[.F327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27]-[.D327]+[.E327]" office:value-type="float" office:value="8000" calcext:value-type="float">
            <text:p>8000</text:p>
          </table:table-cell>
          <table:table-cell office:value-type="float" office:value="325" calcext:value-type="float">
            <text:p>325</text:p>
          </table:table-cell>
          <table:table-cell table:formula="of:=FLOOR([.B328]/[.A$3])" office:value-type="float" office:value="4000" calcext:value-type="float">
            <text:p>4000</text:p>
          </table:table-cell>
          <table:table-cell table:formula="of:=[.H328]+[.F328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28]-[.D328]+[.E328]" office:value-type="float" office:value="8001" calcext:value-type="float">
            <text:p>8001</text:p>
          </table:table-cell>
          <table:table-cell office:value-type="float" office:value="326" calcext:value-type="float">
            <text:p>326</text:p>
          </table:table-cell>
          <table:table-cell table:formula="of:=FLOOR([.B329]/[.A$3])" office:value-type="float" office:value="4000" calcext:value-type="float">
            <text:p>4000</text:p>
          </table:table-cell>
          <table:table-cell table:formula="of:=[.H329]+[.F329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29]-[.D329]+[.E329]" office:value-type="float" office:value="8002" calcext:value-type="float">
            <text:p>8002</text:p>
          </table:table-cell>
          <table:table-cell office:value-type="float" office:value="327" calcext:value-type="float">
            <text:p>327</text:p>
          </table:table-cell>
          <table:table-cell table:formula="of:=FLOOR([.B330]/[.A$3])" office:value-type="float" office:value="4001" calcext:value-type="float">
            <text:p>4001</text:p>
          </table:table-cell>
          <table:table-cell table:formula="of:=[.H330]+[.F330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30]-[.D330]+[.E330]" office:value-type="float" office:value="8002" calcext:value-type="float">
            <text:p>8002</text:p>
          </table:table-cell>
          <table:table-cell office:value-type="float" office:value="328" calcext:value-type="float">
            <text:p>328</text:p>
          </table:table-cell>
          <table:table-cell table:formula="of:=FLOOR([.B331]/[.A$3])" office:value-type="float" office:value="4001" calcext:value-type="float">
            <text:p>4001</text:p>
          </table:table-cell>
          <table:table-cell table:formula="of:=[.H331]+[.F331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31]-[.D331]+[.E331]" office:value-type="float" office:value="8002" calcext:value-type="float">
            <text:p>8002</text:p>
          </table:table-cell>
          <table:table-cell office:value-type="float" office:value="329" calcext:value-type="float">
            <text:p>329</text:p>
          </table:table-cell>
          <table:table-cell table:formula="of:=FLOOR([.B332]/[.A$3])" office:value-type="float" office:value="4001" calcext:value-type="float">
            <text:p>4001</text:p>
          </table:table-cell>
          <table:table-cell table:formula="of:=[.H332]+[.F332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32]-[.D332]+[.E332]" office:value-type="float" office:value="8000" calcext:value-type="float">
            <text:p>8000</text:p>
          </table:table-cell>
          <table:table-cell office:value-type="float" office:value="330" calcext:value-type="float">
            <text:p>330</text:p>
          </table:table-cell>
          <table:table-cell table:formula="of:=FLOOR([.B333]/[.A$3])" office:value-type="float" office:value="4000" calcext:value-type="float">
            <text:p>4000</text:p>
          </table:table-cell>
          <table:table-cell table:formula="of:=[.H333]+[.F333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33]-[.D333]+[.E333]" office:value-type="float" office:value="8003" calcext:value-type="float">
            <text:p>8003</text:p>
          </table:table-cell>
          <table:table-cell office:value-type="float" office:value="331" calcext:value-type="float">
            <text:p>331</text:p>
          </table:table-cell>
          <table:table-cell table:formula="of:=FLOOR([.B334]/[.A$3])" office:value-type="float" office:value="4001" calcext:value-type="float">
            <text:p>4001</text:p>
          </table:table-cell>
          <table:table-cell table:formula="of:=[.H334]+[.F334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34]-[.D334]+[.E334]" office:value-type="float" office:value="7998" calcext:value-type="float">
            <text:p>7998</text:p>
          </table:table-cell>
          <table:table-cell office:value-type="float" office:value="332" calcext:value-type="float">
            <text:p>332</text:p>
          </table:table-cell>
          <table:table-cell table:formula="of:=FLOOR([.B335]/[.A$3])" office:value-type="float" office:value="3999" calcext:value-type="float">
            <text:p>3999</text:p>
          </table:table-cell>
          <table:table-cell table:formula="of:=[.H335]+[.F335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35]-[.D335]+[.E335]" office:value-type="float" office:value="7996" calcext:value-type="float">
            <text:p>7996</text:p>
          </table:table-cell>
          <table:table-cell office:value-type="float" office:value="333" calcext:value-type="float">
            <text:p>333</text:p>
          </table:table-cell>
          <table:table-cell table:formula="of:=FLOOR([.B336]/[.A$3])" office:value-type="float" office:value="3998" calcext:value-type="float">
            <text:p>3998</text:p>
          </table:table-cell>
          <table:table-cell table:formula="of:=[.H336]+[.F336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36]-[.D336]+[.E336]" office:value-type="float" office:value="7999" calcext:value-type="float">
            <text:p>7999</text:p>
          </table:table-cell>
          <table:table-cell office:value-type="float" office:value="334" calcext:value-type="float">
            <text:p>334</text:p>
          </table:table-cell>
          <table:table-cell table:formula="of:=FLOOR([.B337]/[.A$3])" office:value-type="float" office:value="3999" calcext:value-type="float">
            <text:p>3999</text:p>
          </table:table-cell>
          <table:table-cell table:formula="of:=[.H337]+[.F337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37]-[.D337]+[.E337]" office:value-type="float" office:value="8000" calcext:value-type="float">
            <text:p>8000</text:p>
          </table:table-cell>
          <table:table-cell office:value-type="float" office:value="335" calcext:value-type="float">
            <text:p>335</text:p>
          </table:table-cell>
          <table:table-cell table:formula="of:=FLOOR([.B338]/[.A$3])" office:value-type="float" office:value="4000" calcext:value-type="float">
            <text:p>4000</text:p>
          </table:table-cell>
          <table:table-cell table:formula="of:=[.H338]+[.F338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38]-[.D338]+[.E338]" office:value-type="float" office:value="7996" calcext:value-type="float">
            <text:p>7996</text:p>
          </table:table-cell>
          <table:table-cell office:value-type="float" office:value="336" calcext:value-type="float">
            <text:p>336</text:p>
          </table:table-cell>
          <table:table-cell table:formula="of:=FLOOR([.B339]/[.A$3])" office:value-type="float" office:value="3998" calcext:value-type="float">
            <text:p>3998</text:p>
          </table:table-cell>
          <table:table-cell table:formula="of:=[.H339]+[.F339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39]-[.D339]+[.E339]" office:value-type="float" office:value="7999" calcext:value-type="float">
            <text:p>7999</text:p>
          </table:table-cell>
          <table:table-cell office:value-type="float" office:value="337" calcext:value-type="float">
            <text:p>337</text:p>
          </table:table-cell>
          <table:table-cell table:formula="of:=FLOOR([.B340]/[.A$3])" office:value-type="float" office:value="3999" calcext:value-type="float">
            <text:p>3999</text:p>
          </table:table-cell>
          <table:table-cell table:formula="of:=[.H340]+[.F340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40]-[.D340]+[.E340]" office:value-type="float" office:value="7997" calcext:value-type="float">
            <text:p>7997</text:p>
          </table:table-cell>
          <table:table-cell office:value-type="float" office:value="338" calcext:value-type="float">
            <text:p>338</text:p>
          </table:table-cell>
          <table:table-cell table:formula="of:=FLOOR([.B341]/[.A$3])" office:value-type="float" office:value="3998" calcext:value-type="float">
            <text:p>3998</text:p>
          </table:table-cell>
          <table:table-cell table:formula="of:=[.H341]+[.F341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41]-[.D341]+[.E341]" office:value-type="float" office:value="7995" calcext:value-type="float">
            <text:p>7995</text:p>
          </table:table-cell>
          <table:table-cell office:value-type="float" office:value="339" calcext:value-type="float">
            <text:p>339</text:p>
          </table:table-cell>
          <table:table-cell table:formula="of:=FLOOR([.B342]/[.A$3])" office:value-type="float" office:value="3997" calcext:value-type="float">
            <text:p>3997</text:p>
          </table:table-cell>
          <table:table-cell table:formula="of:=[.H342]+[.F342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42]-[.D342]+[.E342]" office:value-type="float" office:value="8002" calcext:value-type="float">
            <text:p>8002</text:p>
          </table:table-cell>
          <table:table-cell office:value-type="float" office:value="340" calcext:value-type="float">
            <text:p>340</text:p>
          </table:table-cell>
          <table:table-cell table:formula="of:=FLOOR([.B343]/[.A$3])" office:value-type="float" office:value="4001" calcext:value-type="float">
            <text:p>4001</text:p>
          </table:table-cell>
          <table:table-cell table:formula="of:=[.H343]+[.F343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43]-[.D343]+[.E343]" office:value-type="float" office:value="8004" calcext:value-type="float">
            <text:p>8004</text:p>
          </table:table-cell>
          <table:table-cell office:value-type="float" office:value="341" calcext:value-type="float">
            <text:p>341</text:p>
          </table:table-cell>
          <table:table-cell table:formula="of:=FLOOR([.B344]/[.A$3])" office:value-type="float" office:value="4002" calcext:value-type="float">
            <text:p>4002</text:p>
          </table:table-cell>
          <table:table-cell table:formula="of:=[.H344]+[.F344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44]-[.D344]+[.E344]" office:value-type="float" office:value="8003" calcext:value-type="float">
            <text:p>8003</text:p>
          </table:table-cell>
          <table:table-cell office:value-type="float" office:value="342" calcext:value-type="float">
            <text:p>342</text:p>
          </table:table-cell>
          <table:table-cell table:formula="of:=FLOOR([.B345]/[.A$3])" office:value-type="float" office:value="4001" calcext:value-type="float">
            <text:p>4001</text:p>
          </table:table-cell>
          <table:table-cell table:formula="of:=[.H345]+[.F345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45]-[.D345]+[.E345]" office:value-type="float" office:value="7999" calcext:value-type="float">
            <text:p>7999</text:p>
          </table:table-cell>
          <table:table-cell office:value-type="float" office:value="343" calcext:value-type="float">
            <text:p>343</text:p>
          </table:table-cell>
          <table:table-cell table:formula="of:=FLOOR([.B346]/[.A$3])" office:value-type="float" office:value="3999" calcext:value-type="float">
            <text:p>3999</text:p>
          </table:table-cell>
          <table:table-cell table:formula="of:=[.H346]+[.F346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46]-[.D346]+[.E346]" office:value-type="float" office:value="7996" calcext:value-type="float">
            <text:p>7996</text:p>
          </table:table-cell>
          <table:table-cell office:value-type="float" office:value="344" calcext:value-type="float">
            <text:p>344</text:p>
          </table:table-cell>
          <table:table-cell table:formula="of:=FLOOR([.B347]/[.A$3])" office:value-type="float" office:value="3998" calcext:value-type="float">
            <text:p>3998</text:p>
          </table:table-cell>
          <table:table-cell table:formula="of:=[.H347]+[.F347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47]-[.D347]+[.E347]" office:value-type="float" office:value="7998" calcext:value-type="float">
            <text:p>7998</text:p>
          </table:table-cell>
          <table:table-cell office:value-type="float" office:value="345" calcext:value-type="float">
            <text:p>345</text:p>
          </table:table-cell>
          <table:table-cell table:formula="of:=FLOOR([.B348]/[.A$3])" office:value-type="float" office:value="3999" calcext:value-type="float">
            <text:p>3999</text:p>
          </table:table-cell>
          <table:table-cell table:formula="of:=[.H348]+[.F348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48]-[.D348]+[.E348]" office:value-type="float" office:value="7998" calcext:value-type="float">
            <text:p>7998</text:p>
          </table:table-cell>
          <table:table-cell office:value-type="float" office:value="346" calcext:value-type="float">
            <text:p>346</text:p>
          </table:table-cell>
          <table:table-cell table:formula="of:=FLOOR([.B349]/[.A$3])" office:value-type="float" office:value="3999" calcext:value-type="float">
            <text:p>3999</text:p>
          </table:table-cell>
          <table:table-cell table:formula="of:=[.H349]+[.F349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49]-[.D349]+[.E349]" office:value-type="float" office:value="7999" calcext:value-type="float">
            <text:p>7999</text:p>
          </table:table-cell>
          <table:table-cell office:value-type="float" office:value="347" calcext:value-type="float">
            <text:p>347</text:p>
          </table:table-cell>
          <table:table-cell table:formula="of:=FLOOR([.B350]/[.A$3])" office:value-type="float" office:value="3999" calcext:value-type="float">
            <text:p>3999</text:p>
          </table:table-cell>
          <table:table-cell table:formula="of:=[.H350]+[.F350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50]-[.D350]+[.E350]" office:value-type="float" office:value="7997" calcext:value-type="float">
            <text:p>7997</text:p>
          </table:table-cell>
          <table:table-cell office:value-type="float" office:value="348" calcext:value-type="float">
            <text:p>348</text:p>
          </table:table-cell>
          <table:table-cell table:formula="of:=FLOOR([.B351]/[.A$3])" office:value-type="float" office:value="3998" calcext:value-type="float">
            <text:p>3998</text:p>
          </table:table-cell>
          <table:table-cell table:formula="of:=[.H351]+[.F351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51]-[.D351]+[.E351]" office:value-type="float" office:value="7999" calcext:value-type="float">
            <text:p>7999</text:p>
          </table:table-cell>
          <table:table-cell office:value-type="float" office:value="349" calcext:value-type="float">
            <text:p>349</text:p>
          </table:table-cell>
          <table:table-cell table:formula="of:=FLOOR([.B352]/[.A$3])" office:value-type="float" office:value="3999" calcext:value-type="float">
            <text:p>3999</text:p>
          </table:table-cell>
          <table:table-cell table:formula="of:=[.H352]+[.F352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52]-[.D352]+[.E352]" office:value-type="float" office:value="8004" calcext:value-type="float">
            <text:p>8004</text:p>
          </table:table-cell>
          <table:table-cell office:value-type="float" office:value="350" calcext:value-type="float">
            <text:p>350</text:p>
          </table:table-cell>
          <table:table-cell table:formula="of:=FLOOR([.B353]/[.A$3])" office:value-type="float" office:value="4002" calcext:value-type="float">
            <text:p>4002</text:p>
          </table:table-cell>
          <table:table-cell table:formula="of:=[.H353]+[.F353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53]-[.D353]+[.E353]" office:value-type="float" office:value="7998" calcext:value-type="float">
            <text:p>7998</text:p>
          </table:table-cell>
          <table:table-cell office:value-type="float" office:value="351" calcext:value-type="float">
            <text:p>351</text:p>
          </table:table-cell>
          <table:table-cell table:formula="of:=FLOOR([.B354]/[.A$3])" office:value-type="float" office:value="3999" calcext:value-type="float">
            <text:p>3999</text:p>
          </table:table-cell>
          <table:table-cell table:formula="of:=[.H354]+[.F354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54]-[.D354]+[.E354]" office:value-type="float" office:value="7998" calcext:value-type="float">
            <text:p>7998</text:p>
          </table:table-cell>
          <table:table-cell office:value-type="float" office:value="352" calcext:value-type="float">
            <text:p>352</text:p>
          </table:table-cell>
          <table:table-cell table:formula="of:=FLOOR([.B355]/[.A$3])" office:value-type="float" office:value="3999" calcext:value-type="float">
            <text:p>3999</text:p>
          </table:table-cell>
          <table:table-cell table:formula="of:=[.H355]+[.F355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55]-[.D355]+[.E355]" office:value-type="float" office:value="8001" calcext:value-type="float">
            <text:p>8001</text:p>
          </table:table-cell>
          <table:table-cell office:value-type="float" office:value="353" calcext:value-type="float">
            <text:p>353</text:p>
          </table:table-cell>
          <table:table-cell table:formula="of:=FLOOR([.B356]/[.A$3])" office:value-type="float" office:value="4000" calcext:value-type="float">
            <text:p>4000</text:p>
          </table:table-cell>
          <table:table-cell table:formula="of:=[.H356]+[.F356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56]-[.D356]+[.E356]" office:value-type="float" office:value="8005" calcext:value-type="float">
            <text:p>8005</text:p>
          </table:table-cell>
          <table:table-cell office:value-type="float" office:value="354" calcext:value-type="float">
            <text:p>354</text:p>
          </table:table-cell>
          <table:table-cell table:formula="of:=FLOOR([.B357]/[.A$3])" office:value-type="float" office:value="4002" calcext:value-type="float">
            <text:p>4002</text:p>
          </table:table-cell>
          <table:table-cell table:formula="of:=[.H357]+[.F357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57]-[.D357]+[.E357]" office:value-type="float" office:value="8000" calcext:value-type="float">
            <text:p>8000</text:p>
          </table:table-cell>
          <table:table-cell office:value-type="float" office:value="355" calcext:value-type="float">
            <text:p>355</text:p>
          </table:table-cell>
          <table:table-cell table:formula="of:=FLOOR([.B358]/[.A$3])" office:value-type="float" office:value="4000" calcext:value-type="float">
            <text:p>4000</text:p>
          </table:table-cell>
          <table:table-cell table:formula="of:=[.H358]+[.F358]" office:value-type="float" office:value="3996" calcext:value-type="float">
            <text:p>3996</text:p>
          </table:table-cell>
          <table:table-cell table:formula="of:=RANDBETWEEN(-[.G$3];[.G$3])" office:value-type="float" office:value="-4" calcext:value-type="float">
            <text:p>-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58]-[.D358]+[.E358]" office:value-type="float" office:value="7996" calcext:value-type="float">
            <text:p>7996</text:p>
          </table:table-cell>
          <table:table-cell office:value-type="float" office:value="356" calcext:value-type="float">
            <text:p>356</text:p>
          </table:table-cell>
          <table:table-cell table:formula="of:=FLOOR([.B359]/[.A$3])" office:value-type="float" office:value="3998" calcext:value-type="float">
            <text:p>3998</text:p>
          </table:table-cell>
          <table:table-cell table:formula="of:=[.H359]+[.F359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59]-[.D359]+[.E359]" office:value-type="float" office:value="8001" calcext:value-type="float">
            <text:p>8001</text:p>
          </table:table-cell>
          <table:table-cell office:value-type="float" office:value="357" calcext:value-type="float">
            <text:p>357</text:p>
          </table:table-cell>
          <table:table-cell table:formula="of:=FLOOR([.B360]/[.A$3])" office:value-type="float" office:value="4000" calcext:value-type="float">
            <text:p>4000</text:p>
          </table:table-cell>
          <table:table-cell table:formula="of:=[.H360]+[.F360]" office:value-type="float" office:value="3998" calcext:value-type="float">
            <text:p>3998</text:p>
          </table:table-cell>
          <table:table-cell table:formula="of:=RANDBETWEEN(-[.G$3];[.G$3])" office:value-type="float" office:value="-2" calcext:value-type="float">
            <text:p>-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60]-[.D360]+[.E360]" office:value-type="float" office:value="7999" calcext:value-type="float">
            <text:p>7999</text:p>
          </table:table-cell>
          <table:table-cell office:value-type="float" office:value="358" calcext:value-type="float">
            <text:p>358</text:p>
          </table:table-cell>
          <table:table-cell table:formula="of:=FLOOR([.B361]/[.A$3])" office:value-type="float" office:value="3999" calcext:value-type="float">
            <text:p>3999</text:p>
          </table:table-cell>
          <table:table-cell table:formula="of:=[.H361]+[.F361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61]-[.D361]+[.E361]" office:value-type="float" office:value="8000" calcext:value-type="float">
            <text:p>8000</text:p>
          </table:table-cell>
          <table:table-cell office:value-type="float" office:value="359" calcext:value-type="float">
            <text:p>359</text:p>
          </table:table-cell>
          <table:table-cell table:formula="of:=FLOOR([.B362]/[.A$3])" office:value-type="float" office:value="4000" calcext:value-type="float">
            <text:p>4000</text:p>
          </table:table-cell>
          <table:table-cell table:formula="of:=[.H362]+[.F362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62]-[.D362]+[.E362]" office:value-type="float" office:value="8003" calcext:value-type="float">
            <text:p>8003</text:p>
          </table:table-cell>
          <table:table-cell office:value-type="float" office:value="360" calcext:value-type="float">
            <text:p>360</text:p>
          </table:table-cell>
          <table:table-cell table:formula="of:=FLOOR([.B363]/[.A$3])" office:value-type="float" office:value="4001" calcext:value-type="float">
            <text:p>4001</text:p>
          </table:table-cell>
          <table:table-cell table:formula="of:=[.H363]+[.F363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63]-[.D363]+[.E363]" office:value-type="float" office:value="8003" calcext:value-type="float">
            <text:p>8003</text:p>
          </table:table-cell>
          <table:table-cell office:value-type="float" office:value="361" calcext:value-type="float">
            <text:p>361</text:p>
          </table:table-cell>
          <table:table-cell table:formula="of:=FLOOR([.B364]/[.A$3])" office:value-type="float" office:value="4001" calcext:value-type="float">
            <text:p>4001</text:p>
          </table:table-cell>
          <table:table-cell table:formula="of:=[.H364]+[.F364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64]-[.D364]+[.E364]" office:value-type="float" office:value="8005" calcext:value-type="float">
            <text:p>8005</text:p>
          </table:table-cell>
          <table:table-cell office:value-type="float" office:value="362" calcext:value-type="float">
            <text:p>362</text:p>
          </table:table-cell>
          <table:table-cell table:formula="of:=FLOOR([.B365]/[.A$3])" office:value-type="float" office:value="4002" calcext:value-type="float">
            <text:p>4002</text:p>
          </table:table-cell>
          <table:table-cell table:formula="of:=[.H365]+[.F365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65]-[.D365]+[.E365]" office:value-type="float" office:value="8005" calcext:value-type="float">
            <text:p>8005</text:p>
          </table:table-cell>
          <table:table-cell office:value-type="float" office:value="363" calcext:value-type="float">
            <text:p>363</text:p>
          </table:table-cell>
          <table:table-cell table:formula="of:=FLOOR([.B366]/[.A$3])" office:value-type="float" office:value="4002" calcext:value-type="float">
            <text:p>4002</text:p>
          </table:table-cell>
          <table:table-cell table:formula="of:=[.H366]+[.F366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66]-[.D366]+[.E366]" office:value-type="float" office:value="8003" calcext:value-type="float">
            <text:p>8003</text:p>
          </table:table-cell>
          <table:table-cell office:value-type="float" office:value="364" calcext:value-type="float">
            <text:p>364</text:p>
          </table:table-cell>
          <table:table-cell table:formula="of:=FLOOR([.B367]/[.A$3])" office:value-type="float" office:value="4001" calcext:value-type="float">
            <text:p>4001</text:p>
          </table:table-cell>
          <table:table-cell table:formula="of:=[.H367]+[.F367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67]-[.D367]+[.E367]" office:value-type="float" office:value="8005" calcext:value-type="float">
            <text:p>8005</text:p>
          </table:table-cell>
          <table:table-cell office:value-type="float" office:value="365" calcext:value-type="float">
            <text:p>365</text:p>
          </table:table-cell>
          <table:table-cell table:formula="of:=FLOOR([.B368]/[.A$3])" office:value-type="float" office:value="4002" calcext:value-type="float">
            <text:p>4002</text:p>
          </table:table-cell>
          <table:table-cell table:formula="of:=[.H368]+[.F368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68]-[.D368]+[.E368]" office:value-type="float" office:value="8000" calcext:value-type="float">
            <text:p>8000</text:p>
          </table:table-cell>
          <table:table-cell office:value-type="float" office:value="366" calcext:value-type="float">
            <text:p>366</text:p>
          </table:table-cell>
          <table:table-cell table:formula="of:=FLOOR([.B369]/[.A$3])" office:value-type="float" office:value="4000" calcext:value-type="float">
            <text:p>4000</text:p>
          </table:table-cell>
          <table:table-cell table:formula="of:=[.H369]+[.F369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69]-[.D369]+[.E369]" office:value-type="float" office:value="7999" calcext:value-type="float">
            <text:p>7999</text:p>
          </table:table-cell>
          <table:table-cell office:value-type="float" office:value="367" calcext:value-type="float">
            <text:p>367</text:p>
          </table:table-cell>
          <table:table-cell table:formula="of:=FLOOR([.B370]/[.A$3])" office:value-type="float" office:value="3999" calcext:value-type="float">
            <text:p>3999</text:p>
          </table:table-cell>
          <table:table-cell table:formula="of:=[.H370]+[.F370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70]-[.D370]+[.E370]" office:value-type="float" office:value="8002" calcext:value-type="float">
            <text:p>8002</text:p>
          </table:table-cell>
          <table:table-cell office:value-type="float" office:value="368" calcext:value-type="float">
            <text:p>368</text:p>
          </table:table-cell>
          <table:table-cell table:formula="of:=FLOOR([.B371]/[.A$3])" office:value-type="float" office:value="4001" calcext:value-type="float">
            <text:p>4001</text:p>
          </table:table-cell>
          <table:table-cell table:formula="of:=[.H371]+[.F371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71]-[.D371]+[.E371]" office:value-type="float" office:value="7998" calcext:value-type="float">
            <text:p>7998</text:p>
          </table:table-cell>
          <table:table-cell office:value-type="float" office:value="369" calcext:value-type="float">
            <text:p>369</text:p>
          </table:table-cell>
          <table:table-cell table:formula="of:=FLOOR([.B372]/[.A$3])" office:value-type="float" office:value="3999" calcext:value-type="float">
            <text:p>3999</text:p>
          </table:table-cell>
          <table:table-cell table:formula="of:=[.H372]+[.F372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72]-[.D372]+[.E372]" office:value-type="float" office:value="7996" calcext:value-type="float">
            <text:p>7996</text:p>
          </table:table-cell>
          <table:table-cell office:value-type="float" office:value="370" calcext:value-type="float">
            <text:p>370</text:p>
          </table:table-cell>
          <table:table-cell table:formula="of:=FLOOR([.B373]/[.A$3])" office:value-type="float" office:value="3998" calcext:value-type="float">
            <text:p>3998</text:p>
          </table:table-cell>
          <table:table-cell table:formula="of:=[.H373]+[.F373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73]-[.D373]+[.E373]" office:value-type="float" office:value="7998" calcext:value-type="float">
            <text:p>7998</text:p>
          </table:table-cell>
          <table:table-cell office:value-type="float" office:value="371" calcext:value-type="float">
            <text:p>371</text:p>
          </table:table-cell>
          <table:table-cell table:formula="of:=FLOOR([.B374]/[.A$3])" office:value-type="float" office:value="3999" calcext:value-type="float">
            <text:p>3999</text:p>
          </table:table-cell>
          <table:table-cell table:formula="of:=[.H374]+[.F374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74]-[.D374]+[.E374]" office:value-type="float" office:value="7996" calcext:value-type="float">
            <text:p>7996</text:p>
          </table:table-cell>
          <table:table-cell office:value-type="float" office:value="372" calcext:value-type="float">
            <text:p>372</text:p>
          </table:table-cell>
          <table:table-cell table:formula="of:=FLOOR([.B375]/[.A$3])" office:value-type="float" office:value="3998" calcext:value-type="float">
            <text:p>3998</text:p>
          </table:table-cell>
          <table:table-cell table:formula="of:=[.H375]+[.F375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75]-[.D375]+[.E375]" office:value-type="float" office:value="7995" calcext:value-type="float">
            <text:p>7995</text:p>
          </table:table-cell>
          <table:table-cell office:value-type="float" office:value="373" calcext:value-type="float">
            <text:p>373</text:p>
          </table:table-cell>
          <table:table-cell table:formula="of:=FLOOR([.B376]/[.A$3])" office:value-type="float" office:value="3997" calcext:value-type="float">
            <text:p>3997</text:p>
          </table:table-cell>
          <table:table-cell table:formula="of:=[.H376]+[.F376]" office:value-type="float" office:value="4000" calcext:value-type="float">
            <text:p>4000</text:p>
          </table:table-cell>
          <table:table-cell table:formula="of:=RANDBETWEEN(-[.G$3];[.G$3])" office:value-type="float" office:value="0" calcext:value-type="float">
            <text:p>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76]-[.D376]+[.E376]" office:value-type="float" office:value="7998" calcext:value-type="float">
            <text:p>7998</text:p>
          </table:table-cell>
          <table:table-cell office:value-type="float" office:value="374" calcext:value-type="float">
            <text:p>374</text:p>
          </table:table-cell>
          <table:table-cell table:formula="of:=FLOOR([.B377]/[.A$3])" office:value-type="float" office:value="3999" calcext:value-type="float">
            <text:p>3999</text:p>
          </table:table-cell>
          <table:table-cell table:formula="of:=[.H377]+[.F377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77]-[.D377]+[.E377]" office:value-type="float" office:value="8002" calcext:value-type="float">
            <text:p>8002</text:p>
          </table:table-cell>
          <table:table-cell office:value-type="float" office:value="375" calcext:value-type="float">
            <text:p>375</text:p>
          </table:table-cell>
          <table:table-cell table:formula="of:=FLOOR([.B378]/[.A$3])" office:value-type="float" office:value="4001" calcext:value-type="float">
            <text:p>4001</text:p>
          </table:table-cell>
          <table:table-cell table:formula="of:=[.H378]+[.F378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78]-[.D378]+[.E378]" office:value-type="float" office:value="8002" calcext:value-type="float">
            <text:p>8002</text:p>
          </table:table-cell>
          <table:table-cell office:value-type="float" office:value="376" calcext:value-type="float">
            <text:p>376</text:p>
          </table:table-cell>
          <table:table-cell table:formula="of:=FLOOR([.B379]/[.A$3])" office:value-type="float" office:value="4001" calcext:value-type="float">
            <text:p>4001</text:p>
          </table:table-cell>
          <table:table-cell table:formula="of:=[.H379]+[.F379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79]-[.D379]+[.E379]" office:value-type="float" office:value="8005" calcext:value-type="float">
            <text:p>8005</text:p>
          </table:table-cell>
          <table:table-cell office:value-type="float" office:value="377" calcext:value-type="float">
            <text:p>377</text:p>
          </table:table-cell>
          <table:table-cell table:formula="of:=FLOOR([.B380]/[.A$3])" office:value-type="float" office:value="4002" calcext:value-type="float">
            <text:p>4002</text:p>
          </table:table-cell>
          <table:table-cell table:formula="of:=[.H380]+[.F380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80]-[.D380]+[.E380]" office:value-type="float" office:value="8005" calcext:value-type="float">
            <text:p>8005</text:p>
          </table:table-cell>
          <table:table-cell office:value-type="float" office:value="378" calcext:value-type="float">
            <text:p>378</text:p>
          </table:table-cell>
          <table:table-cell table:formula="of:=FLOOR([.B381]/[.A$3])" office:value-type="float" office:value="4002" calcext:value-type="float">
            <text:p>4002</text:p>
          </table:table-cell>
          <table:table-cell table:formula="of:=[.H381]+[.F381]" office:value-type="float" office:value="4003" calcext:value-type="float">
            <text:p>4003</text:p>
          </table:table-cell>
          <table:table-cell table:formula="of:=RANDBETWEEN(-[.G$3];[.G$3])"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81]-[.D381]+[.E381]" office:value-type="float" office:value="8006" calcext:value-type="float">
            <text:p>8006</text:p>
          </table:table-cell>
          <table:table-cell office:value-type="float" office:value="379" calcext:value-type="float">
            <text:p>379</text:p>
          </table:table-cell>
          <table:table-cell table:formula="of:=FLOOR([.B382]/[.A$3])" office:value-type="float" office:value="4003" calcext:value-type="float">
            <text:p>4003</text:p>
          </table:table-cell>
          <table:table-cell table:formula="of:=[.H382]+[.F382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82]-[.D382]+[.E382]" office:value-type="float" office:value="8005" calcext:value-type="float">
            <text:p>8005</text:p>
          </table:table-cell>
          <table:table-cell office:value-type="float" office:value="380" calcext:value-type="float">
            <text:p>380</text:p>
          </table:table-cell>
          <table:table-cell table:formula="of:=FLOOR([.B383]/[.A$3])" office:value-type="float" office:value="4002" calcext:value-type="float">
            <text:p>4002</text:p>
          </table:table-cell>
          <table:table-cell table:formula="of:=[.H383]+[.F383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83]-[.D383]+[.E383]" office:value-type="float" office:value="8000" calcext:value-type="float">
            <text:p>8000</text:p>
          </table:table-cell>
          <table:table-cell office:value-type="float" office:value="381" calcext:value-type="float">
            <text:p>381</text:p>
          </table:table-cell>
          <table:table-cell table:formula="of:=FLOOR([.B384]/[.A$3])" office:value-type="float" office:value="4000" calcext:value-type="float">
            <text:p>4000</text:p>
          </table:table-cell>
          <table:table-cell table:formula="of:=[.H384]+[.F384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84]-[.D384]+[.E384]" office:value-type="float" office:value="8004" calcext:value-type="float">
            <text:p>8004</text:p>
          </table:table-cell>
          <table:table-cell office:value-type="float" office:value="382" calcext:value-type="float">
            <text:p>382</text:p>
          </table:table-cell>
          <table:table-cell table:formula="of:=FLOOR([.B385]/[.A$3])" office:value-type="float" office:value="4002" calcext:value-type="float">
            <text:p>4002</text:p>
          </table:table-cell>
          <table:table-cell table:formula="of:=[.H385]+[.F385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85]-[.D385]+[.E385]" office:value-type="float" office:value="8001" calcext:value-type="float">
            <text:p>8001</text:p>
          </table:table-cell>
          <table:table-cell office:value-type="float" office:value="383" calcext:value-type="float">
            <text:p>383</text:p>
          </table:table-cell>
          <table:table-cell table:formula="of:=FLOOR([.B386]/[.A$3])" office:value-type="float" office:value="4000" calcext:value-type="float">
            <text:p>4000</text:p>
          </table:table-cell>
          <table:table-cell table:formula="of:=[.H386]+[.F386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86]-[.D386]+[.E386]" office:value-type="float" office:value="8005" calcext:value-type="float">
            <text:p>8005</text:p>
          </table:table-cell>
          <table:table-cell office:value-type="float" office:value="384" calcext:value-type="float">
            <text:p>384</text:p>
          </table:table-cell>
          <table:table-cell table:formula="of:=FLOOR([.B387]/[.A$3])" office:value-type="float" office:value="4002" calcext:value-type="float">
            <text:p>4002</text:p>
          </table:table-cell>
          <table:table-cell table:formula="of:=[.H387]+[.F387]" office:value-type="float" office:value="3997" calcext:value-type="float">
            <text:p>3997</text:p>
          </table:table-cell>
          <table:table-cell table:formula="of:=RANDBETWEEN(-[.G$3];[.G$3])" office:value-type="float" office:value="-3" calcext:value-type="float">
            <text:p>-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87]-[.D387]+[.E387]" office:value-type="float" office:value="8000" calcext:value-type="float">
            <text:p>8000</text:p>
          </table:table-cell>
          <table:table-cell office:value-type="float" office:value="385" calcext:value-type="float">
            <text:p>385</text:p>
          </table:table-cell>
          <table:table-cell table:formula="of:=FLOOR([.B388]/[.A$3])" office:value-type="float" office:value="4000" calcext:value-type="float">
            <text:p>4000</text:p>
          </table:table-cell>
          <table:table-cell table:formula="of:=[.H388]+[.F388]" office:value-type="float" office:value="3999" calcext:value-type="float">
            <text:p>3999</text:p>
          </table:table-cell>
          <table:table-cell table:formula="of:=RANDBETWEEN(-[.G$3];[.G$3])" office:value-type="float" office:value="-1" calcext:value-type="float">
            <text:p>-1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88]-[.D388]+[.E388]" office:value-type="float" office:value="7999" calcext:value-type="float">
            <text:p>7999</text:p>
          </table:table-cell>
          <table:table-cell office:value-type="float" office:value="386" calcext:value-type="float">
            <text:p>386</text:p>
          </table:table-cell>
          <table:table-cell table:formula="of:=FLOOR([.B389]/[.A$3])" office:value-type="float" office:value="3999" calcext:value-type="float">
            <text:p>3999</text:p>
          </table:table-cell>
          <table:table-cell table:formula="of:=[.H389]+[.F389]" office:value-type="float" office:value="4004" calcext:value-type="float">
            <text:p>4004</text:p>
          </table:table-cell>
          <table:table-cell table:formula="of:=RANDBETWEEN(-[.G$3];[.G$3])" office:value-type="float" office:value="4" calcext:value-type="float">
            <text:p>4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89]-[.D389]+[.E389]" office:value-type="float" office:value="8004" calcext:value-type="float">
            <text:p>8004</text:p>
          </table:table-cell>
          <table:table-cell office:value-type="float" office:value="387" calcext:value-type="float">
            <text:p>387</text:p>
          </table:table-cell>
          <table:table-cell table:formula="of:=FLOOR([.B390]/[.A$3])" office:value-type="float" office:value="4002" calcext:value-type="float">
            <text:p>4002</text:p>
          </table:table-cell>
          <table:table-cell table:formula="of:=[.H390]+[.F390]" office:value-type="float" office:value="4002" calcext:value-type="float">
            <text:p>4002</text:p>
          </table:table-cell>
          <table:table-cell table:formula="of:=RANDBETWEEN(-[.G$3];[.G$3])" office:value-type="float" office:value="2" calcext:value-type="float">
            <text:p>2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390]-[.D390]+[.E390]" office:value-type="float" office:value="8004" calcext:value-type="float">
            <text:p>8004</text:p>
          </table:table-cell>
          <table:table-cell office:value-type="float" office:value="388" calcext:value-type="float">
            <text:p>388</text:p>
          </table:table-cell>
          <table:table-cell table:formula="of:=FLOOR([.B391]/[.A$3])" office:value-type="float" office:value="4002" calcext:value-type="float">
            <text:p>4002</text:p>
          </table:table-cell>
          <table:table-cell table:formula="of:=[.H391]+[.F391]" office:value-type="float" office:value="4001" calcext:value-type="float">
            <text:p>4001</text:p>
          </table:table-cell>
          <table:table-cell table:formula="of:=RANDBETWEEN(-[.G$3];[.G$3])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</table:table-row>
      </table:table>
      <table:table table:name="Sheet2" table:style-name="ta1">
        <table:shapes>
          <draw:frame draw:z-index="0" draw:style-name="gr1" draw:text-style-name="P1" svg:width="24.6575in" svg:height="9.2835in" svg:x="0.7449in" svg:y="1.126in">
            <draw:object draw:notify-on-update-of-ranges="Sheet1.D40:Sheet1.D391 Sheet1.E40:Sheet1.E3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/Kp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p</text:p>
          </table:table-cell>
          <table:table-cell table:formula="of:=1/[.B1]" office:value-type="float" office:value="0.5" calcext:value-type="float">
            <text:p>0.5</text:p>
          </table:table-cell>
          <table:table-cell/>
          <table:table-cell office:value-type="string" calcext:value-type="string">
            <text:p>avg_repr</text:p>
          </table:table-cell>
          <table:table-cell office:value-type="string" calcext:value-type="string">
            <text:p>avg_float</text:p>
          </table:table-cell>
          <table:table-cell office:value-type="string" calcext:value-type="string">
            <text:p>avg_round</text:p>
          </table:table-cell>
          <table:table-cell office:value-type="string" calcext:value-type="string">
            <text:p>mea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corr_float</text:p>
          </table:table-cell>
          <table:table-cell office:value-type="string" calcext:value-type="string">
            <text:p>pulse period meas</text:p>
          </table:table-cell>
          <table:table-cell office:value-type="string" calcext:value-type="string">
            <text:p>pps meas</text:p>
          </table:table-cell>
          <table:table-cell office:value-type="string" calcext:value-type="string">
            <text:p>bps meas</text:p>
          </table:table-cell>
          <table:table-cell office:value-type="string" calcext:value-type="string">
            <text:p>bpm meas</text:p>
          </table:table-cell>
          <table:table-cell office:value-type="string" calcext:value-type="string">
            <text:p>pulse period avg</text:p>
          </table:table-cell>
          <table:table-cell office:value-type="string" calcext:value-type="string">
            <text:p>pps avg</text:p>
          </table:table-cell>
          <table:table-cell office:value-type="string" calcext:value-type="string">
            <text:p>bps avg</text:p>
          </table:table-cell>
          <table:table-cell office:value-type="string" calcext:value-type="string">
            <text:p>bpm avg</text:p>
          </table:table-cell>
          <table:table-cell office:value-type="string" calcext:value-type="string">
            <text:p>err bp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3]/[.B$3]" office:value-type="float" office:value="0" calcext:value-type="float">
            <text:p>0</text:p>
          </table:table-cell>
          <table:table-cell table:formula="of:=ROUND([.E3])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([.G3]*[.B3])-[.D3]" office:value-type="float" office:value="102400" calcext:value-type="float">
            <text:p>102400</text:p>
          </table:table-cell>
          <table:table-cell table:formula="of:=[.H3]/[.B$1]" office:value-type="float" office:value="51200" calcext:value-type="float">
            <text:p>51200</text:p>
          </table:table-cell>
          <table:table-cell table:formula="of:=[.I3]/[.B$3]" office:value-type="float" office:value="200" calcext:value-type="float">
            <text:p>200</text:p>
          </table:table-cell>
          <table:table-cell table:formula="of:=[.G3]*[.$B$6]" office:value-type="float" office:value="0.02" calcext:value-type="float">
            <text:p>0.02</text:p>
          </table:table-cell>
          <table:table-cell table:formula="of:=1/[.K3]" office:value-type="float" office:value="50" calcext:value-type="float">
            <text:p>50</text:p>
          </table:table-cell>
          <table:table-cell table:formula="of:=[.L3]/24" office:value-type="float" office:value="2.08333333333333" calcext:value-type="float">
            <text:p>2.08333333333333</text:p>
          </table:table-cell>
          <table:table-cell table:formula="of:=[.M3]*60" office:value-type="float" office:value="125" calcext:value-type="float">
            <text:p>125</text:p>
          </table:table-cell>
          <table:table-cell table:formula="of:=[.F3]*[.$B$6]" office:value-type="float" office:value="0" calcext:value-type="float">
            <text:p>0</text:p>
          </table:table-cell>
          <table:table-cell table:formula="of:=1/[.O3]" office:value-type="string" office:string-value="" calcext:value-type="error">
            <text:p>#DIV/0!</text:p>
          </table:table-cell>
          <table:table-cell table:formula="of:=[.P3]/24" office:value-type="string" office:string-value="" calcext:value-type="error">
            <text:p>#DIV/0!</text:p>
          </table:table-cell>
          <table:table-cell table:formula="of:=[.Q3]*60" office:value-type="string" office:string-value="" calcext:value-type="error">
            <text:p>#DIV/0!</text:p>
          </table:table-cell>
          <table:table-cell table:formula="of:=([.N3]-[.R3])" office:value-type="string" office:string-value="" calcext:value-type="error">
            <text:p>#DIV/0!</text:p>
          </table:table-cell>
          <table:table-cell table:formula="of:=SUM([.E$3:.E3])/[.B$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q</text:p>
          </table:table-cell>
          <table:table-cell office:value-type="float" office:value="24" calcext:value-type="float">
            <text:p>24</text:p>
          </table:table-cell>
          <table:table-cell/>
          <table:table-cell table:formula="of:=FLOOR([.D3]+[.I3])" office:value-type="float" office:value="51200" calcext:value-type="float">
            <text:p>51200</text:p>
          </table:table-cell>
          <table:table-cell table:formula="of:=[.D4]/[.B$3]" office:value-type="float" office:value="200" calcext:value-type="float">
            <text:p>200</text:p>
          </table:table-cell>
          <table:table-cell table:formula="of:=ROUND([.E4])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([.G4]*[.B$3])-[.D4]" office:value-type="float" office:value="51200" calcext:value-type="float">
            <text:p>51200</text:p>
          </table:table-cell>
          <table:table-cell table:formula="of:=[.H4]/[.B$1]" office:value-type="float" office:value="25600" calcext:value-type="float">
            <text:p>25600</text:p>
          </table:table-cell>
          <table:table-cell table:formula="of:=[.I4]/[.B$3]" office:value-type="float" office:value="100" calcext:value-type="float">
            <text:p>100</text:p>
          </table:table-cell>
          <table:table-cell table:formula="of:=[.G4]*[.$B$6]" office:value-type="float" office:value="0.02" calcext:value-type="float">
            <text:p>0.02</text:p>
          </table:table-cell>
          <table:table-cell table:formula="of:=1/[.K4]" office:value-type="float" office:value="50" calcext:value-type="float">
            <text:p>50</text:p>
          </table:table-cell>
          <table:table-cell table:formula="of:=[.L4]/24" office:value-type="float" office:value="2.08333333333333" calcext:value-type="float">
            <text:p>2.08333333333333</text:p>
          </table:table-cell>
          <table:table-cell table:formula="of:=[.M4]*60" office:value-type="float" office:value="125" calcext:value-type="float">
            <text:p>125</text:p>
          </table:table-cell>
          <table:table-cell table:formula="of:=[.F4]*[.$B$6]" office:value-type="float" office:value="0.01" calcext:value-type="float">
            <text:p>0.01</text:p>
          </table:table-cell>
          <table:table-cell table:formula="of:=1/[.O4]" office:value-type="float" office:value="100" calcext:value-type="float">
            <text:p>100</text:p>
          </table:table-cell>
          <table:table-cell table:formula="of:=[.P4]/24" office:value-type="float" office:value="4.16666666666667" calcext:value-type="float">
            <text:p>4.16666666666667</text:p>
          </table:table-cell>
          <table:table-cell table:formula="of:=[.Q4]*60" office:value-type="float" office:value="250" calcext:value-type="float">
            <text:p>250</text:p>
          </table:table-cell>
          <table:table-cell table:formula="of:=([.N4]-[.R4])" office:value-type="float" office:value="-125" calcext:value-type="float">
            <text:p>-125</text:p>
          </table:table-cell>
          <table:table-cell table:formula="of:=SUM([.E$3:.E4])/[.B$7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lock period us</text:p>
          </table:table-cell>
          <table:table-cell office:value-type="float" office:value="50" calcext:value-type="float">
            <text:p>50</text:p>
          </table:table-cell>
          <table:table-cell/>
          <table:table-cell table:formula="of:=FLOOR([.D4]+[.I4])" office:value-type="float" office:value="76800" calcext:value-type="float">
            <text:p>76800</text:p>
          </table:table-cell>
          <table:table-cell table:formula="of:=[.D5]/[.B$3]" office:value-type="float" office:value="300" calcext:value-type="float">
            <text:p>300</text:p>
          </table:table-cell>
          <table:table-cell table:formula="of:=ROUND([.E5])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formula="of:=([.G5]*[.B$3])-[.D5]" office:value-type="float" office:value="25600" calcext:value-type="float">
            <text:p>25600</text:p>
          </table:table-cell>
          <table:table-cell table:formula="of:=[.H5]/[.B$1]" office:value-type="float" office:value="12800" calcext:value-type="float">
            <text:p>12800</text:p>
          </table:table-cell>
          <table:table-cell table:formula="of:=[.I5]/[.B$3]" office:value-type="float" office:value="50" calcext:value-type="float">
            <text:p>50</text:p>
          </table:table-cell>
          <table:table-cell table:formula="of:=[.G5]*[.$B$6]" office:value-type="float" office:value="0.02" calcext:value-type="float">
            <text:p>0.02</text:p>
          </table:table-cell>
          <table:table-cell table:formula="of:=1/[.K5]" office:value-type="float" office:value="50" calcext:value-type="float">
            <text:p>50</text:p>
          </table:table-cell>
          <table:table-cell table:formula="of:=[.L5]/24" office:value-type="float" office:value="2.08333333333333" calcext:value-type="float">
            <text:p>2.08333333333333</text:p>
          </table:table-cell>
          <table:table-cell table:formula="of:=[.M5]*60" office:value-type="float" office:value="125" calcext:value-type="float">
            <text:p>125</text:p>
          </table:table-cell>
          <table:table-cell table:formula="of:=[.F5]*[.$B$6]" office:value-type="float" office:value="0.015" calcext:value-type="float">
            <text:p>0.015</text:p>
          </table:table-cell>
          <table:table-cell table:formula="of:=1/[.O5]" office:value-type="float" office:value="66.6666666666667" calcext:value-type="float">
            <text:p>66.6666666666667</text:p>
          </table:table-cell>
          <table:table-cell table:formula="of:=[.P5]/24" office:value-type="float" office:value="2.77777777777778" calcext:value-type="float">
            <text:p>2.77777777777778</text:p>
          </table:table-cell>
          <table:table-cell table:formula="of:=[.Q5]*60" office:value-type="float" office:value="166.666666666667" calcext:value-type="float">
            <text:p>166.666666666667</text:p>
          </table:table-cell>
          <table:table-cell table:formula="of:=([.N5]-[.R5])" office:value-type="float" office:value="-41.6666666666666" calcext:value-type="float">
            <text:p>-41.6666666666666</text:p>
          </table:table-cell>
          <table:table-cell table:formula="of:=SUM([.E$3:.E5])/[.B$7]"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clock period s</text:p>
          </table:table-cell>
          <table:table-cell table:formula="of:=[.B5]/1000000" office:value-type="float" office:value="0.00005" calcext:value-type="float">
            <text:p>5E-05</text:p>
          </table:table-cell>
          <table:table-cell/>
          <table:table-cell table:formula="of:=FLOOR([.D5]+[.I5])" office:value-type="float" office:value="89600" calcext:value-type="float">
            <text:p>89600</text:p>
          </table:table-cell>
          <table:table-cell table:formula="of:=[.D6]/[.B$3]" office:value-type="float" office:value="350" calcext:value-type="float">
            <text:p>350</text:p>
          </table:table-cell>
          <table:table-cell table:formula="of:=ROUND([.E6])"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formula="of:=([.G6]*[.B$3])-[.D6]" office:value-type="float" office:value="12800" calcext:value-type="float">
            <text:p>12800</text:p>
          </table:table-cell>
          <table:table-cell table:formula="of:=[.H6]/[.B$1]" office:value-type="float" office:value="6400" calcext:value-type="float">
            <text:p>6400</text:p>
          </table:table-cell>
          <table:table-cell table:formula="of:=[.I6]/[.B$3]" office:value-type="float" office:value="25" calcext:value-type="float">
            <text:p>25</text:p>
          </table:table-cell>
          <table:table-cell table:formula="of:=[.G6]*[.$B$6]" office:value-type="float" office:value="0.02" calcext:value-type="float">
            <text:p>0.02</text:p>
          </table:table-cell>
          <table:table-cell table:formula="of:=1/[.K6]" office:value-type="float" office:value="50" calcext:value-type="float">
            <text:p>50</text:p>
          </table:table-cell>
          <table:table-cell table:formula="of:=[.L6]/24" office:value-type="float" office:value="2.08333333333333" calcext:value-type="float">
            <text:p>2.08333333333333</text:p>
          </table:table-cell>
          <table:table-cell table:formula="of:=[.M6]*60" office:value-type="float" office:value="125" calcext:value-type="float">
            <text:p>125</text:p>
          </table:table-cell>
          <table:table-cell table:formula="of:=[.F6]*[.$B$6]" office:value-type="float" office:value="0.0175" calcext:value-type="float">
            <text:p>0.0175</text:p>
          </table:table-cell>
          <table:table-cell table:formula="of:=1/[.O6]" office:value-type="float" office:value="57.1428571428571" calcext:value-type="float">
            <text:p>57.1428571428571</text:p>
          </table:table-cell>
          <table:table-cell table:formula="of:=[.P6]/24" office:value-type="float" office:value="2.38095238095238" calcext:value-type="float">
            <text:p>2.38095238095238</text:p>
          </table:table-cell>
          <table:table-cell table:formula="of:=[.Q6]*60" office:value-type="float" office:value="142.857142857143" calcext:value-type="float">
            <text:p>142.857142857143</text:p>
          </table:table-cell>
          <table:table-cell table:formula="of:=([.N6]-[.R6])" office:value-type="float" office:value="-17.8571428571428" calcext:value-type="float">
            <text:p>-17.8571428571428</text:p>
          </table:table-cell>
          <table:table-cell table:formula="of:=SUM([.E$3:.E6])/[.B$7]"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clock freq</text:p>
          </table:table-cell>
          <table:table-cell table:formula="of:=1/[.B6]" office:value-type="float" office:value="20000" calcext:value-type="float">
            <text:p>20000</text:p>
          </table:table-cell>
          <table:table-cell/>
          <table:table-cell table:formula="of:=FLOOR([.D6]+[.I6])" office:value-type="float" office:value="96000" calcext:value-type="float">
            <text:p>96000</text:p>
          </table:table-cell>
          <table:table-cell table:formula="of:=[.D7]/[.B$3]" office:value-type="float" office:value="375" calcext:value-type="float">
            <text:p>375</text:p>
          </table:table-cell>
          <table:table-cell table:formula="of:=ROUND([.E7])"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table:formula="of:=([.G7]*[.B$3])-[.D7]" office:value-type="float" office:value="6400" calcext:value-type="float">
            <text:p>6400</text:p>
          </table:table-cell>
          <table:table-cell table:formula="of:=[.H7]/[.B$1]" office:value-type="float" office:value="3200" calcext:value-type="float">
            <text:p>3200</text:p>
          </table:table-cell>
          <table:table-cell table:formula="of:=[.I7]/[.B$3]" office:value-type="float" office:value="12.5" calcext:value-type="float">
            <text:p>12.5</text:p>
          </table:table-cell>
          <table:table-cell table:formula="of:=[.G7]*[.$B$6]" office:value-type="float" office:value="0.02" calcext:value-type="float">
            <text:p>0.02</text:p>
          </table:table-cell>
          <table:table-cell table:formula="of:=1/[.K7]" office:value-type="float" office:value="50" calcext:value-type="float">
            <text:p>50</text:p>
          </table:table-cell>
          <table:table-cell table:formula="of:=[.L7]/24" office:value-type="float" office:value="2.08333333333333" calcext:value-type="float">
            <text:p>2.08333333333333</text:p>
          </table:table-cell>
          <table:table-cell table:formula="of:=[.M7]*60" office:value-type="float" office:value="125" calcext:value-type="float">
            <text:p>125</text:p>
          </table:table-cell>
          <table:table-cell table:formula="of:=[.F7]*[.$B$6]" office:value-type="float" office:value="0.01875" calcext:value-type="float">
            <text:p>0.01875</text:p>
          </table:table-cell>
          <table:table-cell table:formula="of:=1/[.O7]" office:value-type="float" office:value="53.3333333333333" calcext:value-type="float">
            <text:p>53.3333333333333</text:p>
          </table:table-cell>
          <table:table-cell table:formula="of:=[.P7]/24" office:value-type="float" office:value="2.22222222222222" calcext:value-type="float">
            <text:p>2.22222222222222</text:p>
          </table:table-cell>
          <table:table-cell table:formula="of:=[.Q7]*60" office:value-type="float" office:value="133.333333333333" calcext:value-type="float">
            <text:p>133.333333333333</text:p>
          </table:table-cell>
          <table:table-cell table:formula="of:=([.N7]-[.R7])" office:value-type="float" office:value="-8.33333333333333" calcext:value-type="float">
            <text:p>-8.33333333333333</text:p>
          </table:table-cell>
          <table:table-cell table:formula="of:=SUM([.E$3:.E7])/[.B$7]" office:value-type="float" office:value="0.06125" calcext:value-type="float">
            <text:p>0.06125</text:p>
          </table:table-cell>
        </table:table-row>
        <table:table-row table:style-name="ro1">
          <table:table-cell table:number-columns-repeated="3"/>
          <table:table-cell table:formula="of:=FLOOR([.D7]+[.I7])" office:value-type="float" office:value="99200" calcext:value-type="float">
            <text:p>99200</text:p>
          </table:table-cell>
          <table:table-cell table:formula="of:=[.D8]/[.B$3]" office:value-type="float" office:value="387.5" calcext:value-type="float">
            <text:p>387.5</text:p>
          </table:table-cell>
          <table:table-cell table:formula="of:=ROUND([.E8])" office:value-type="float" office:value="388" calcext:value-type="float">
            <text:p>388</text:p>
          </table:table-cell>
          <table:table-cell office:value-type="float" office:value="400" calcext:value-type="float">
            <text:p>400</text:p>
          </table:table-cell>
          <table:table-cell table:formula="of:=([.G8]*[.B$3])-[.D8]" office:value-type="float" office:value="3200" calcext:value-type="float">
            <text:p>3200</text:p>
          </table:table-cell>
          <table:table-cell table:formula="of:=[.H8]/[.B$1]" office:value-type="float" office:value="1600" calcext:value-type="float">
            <text:p>1600</text:p>
          </table:table-cell>
          <table:table-cell table:formula="of:=[.I8]/[.B$3]" office:value-type="float" office:value="6.25" calcext:value-type="float">
            <text:p>6.25</text:p>
          </table:table-cell>
          <table:table-cell table:formula="of:=[.G8]*[.$B$6]" office:value-type="float" office:value="0.02" calcext:value-type="float">
            <text:p>0.02</text:p>
          </table:table-cell>
          <table:table-cell table:formula="of:=1/[.K8]" office:value-type="float" office:value="50" calcext:value-type="float">
            <text:p>50</text:p>
          </table:table-cell>
          <table:table-cell table:formula="of:=[.L8]/24" office:value-type="float" office:value="2.08333333333333" calcext:value-type="float">
            <text:p>2.08333333333333</text:p>
          </table:table-cell>
          <table:table-cell table:formula="of:=[.M8]*60" office:value-type="float" office:value="125" calcext:value-type="float">
            <text:p>125</text:p>
          </table:table-cell>
          <table:table-cell table:formula="of:=[.F8]*[.$B$6]" office:value-type="float" office:value="0.0194" calcext:value-type="float">
            <text:p>0.0194</text:p>
          </table:table-cell>
          <table:table-cell table:formula="of:=1/[.O8]" office:value-type="float" office:value="51.5463917525773" calcext:value-type="float">
            <text:p>51.5463917525773</text:p>
          </table:table-cell>
          <table:table-cell table:formula="of:=[.P8]/24" office:value-type="float" office:value="2.14776632302405" calcext:value-type="float">
            <text:p>2.14776632302405</text:p>
          </table:table-cell>
          <table:table-cell table:formula="of:=[.Q8]*60" office:value-type="float" office:value="128.865979381443" calcext:value-type="float">
            <text:p>128.865979381443</text:p>
          </table:table-cell>
          <table:table-cell table:formula="of:=([.N8]-[.R8])" office:value-type="float" office:value="-3.86597938144327" calcext:value-type="float">
            <text:p>-3.86597938144327</text:p>
          </table:table-cell>
          <table:table-cell table:formula="of:=SUM([.E$3:.E8])/[.B$7]" office:value-type="float" office:value="0.080625" calcext:value-type="float">
            <text:p>0.080625</text:p>
          </table:table-cell>
        </table:table-row>
        <table:table-row table:style-name="ro1">
          <table:table-cell table:number-columns-repeated="3"/>
          <table:table-cell table:formula="of:=FLOOR([.D8]+[.I8])" office:value-type="float" office:value="100800" calcext:value-type="float">
            <text:p>100800</text:p>
          </table:table-cell>
          <table:table-cell table:formula="of:=[.D9]/[.B$3]" office:value-type="float" office:value="393.75" calcext:value-type="float">
            <text:p>393.75</text:p>
          </table:table-cell>
          <table:table-cell table:formula="of:=ROUND([.E9])"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 table:formula="of:=([.G9]*[.B$3])-[.D9]" office:value-type="float" office:value="1600" calcext:value-type="float">
            <text:p>1600</text:p>
          </table:table-cell>
          <table:table-cell table:formula="of:=[.H9]/[.B$1]" office:value-type="float" office:value="800" calcext:value-type="float">
            <text:p>800</text:p>
          </table:table-cell>
          <table:table-cell table:formula="of:=[.I9]/[.B$3]" office:value-type="float" office:value="3.125" calcext:value-type="float">
            <text:p>3.125</text:p>
          </table:table-cell>
          <table:table-cell table:formula="of:=[.G9]*[.$B$6]" office:value-type="float" office:value="0.02" calcext:value-type="float">
            <text:p>0.02</text:p>
          </table:table-cell>
          <table:table-cell table:formula="of:=1/[.K9]" office:value-type="float" office:value="50" calcext:value-type="float">
            <text:p>50</text:p>
          </table:table-cell>
          <table:table-cell table:formula="of:=[.L9]/24" office:value-type="float" office:value="2.08333333333333" calcext:value-type="float">
            <text:p>2.08333333333333</text:p>
          </table:table-cell>
          <table:table-cell table:formula="of:=[.M9]*60" office:value-type="float" office:value="125" calcext:value-type="float">
            <text:p>125</text:p>
          </table:table-cell>
          <table:table-cell table:formula="of:=[.F9]*[.$B$6]" office:value-type="float" office:value="0.0197" calcext:value-type="float">
            <text:p>0.0197</text:p>
          </table:table-cell>
          <table:table-cell table:formula="of:=1/[.O9]" office:value-type="float" office:value="50.761421319797" calcext:value-type="float">
            <text:p>50.761421319797</text:p>
          </table:table-cell>
          <table:table-cell table:formula="of:=[.P9]/24" office:value-type="float" office:value="2.11505922165821" calcext:value-type="float">
            <text:p>2.11505922165821</text:p>
          </table:table-cell>
          <table:table-cell table:formula="of:=[.Q9]*60" office:value-type="float" office:value="126.903553299492" calcext:value-type="float">
            <text:p>126.903553299492</text:p>
          </table:table-cell>
          <table:table-cell table:formula="of:=([.N9]-[.R9])" office:value-type="float" office:value="-1.90355329949237" calcext:value-type="float">
            <text:p>-1.90355329949237</text:p>
          </table:table-cell>
          <table:table-cell table:formula="of:=SUM([.E$3:.E9])/[.B$7]" office:value-type="float" office:value="0.1003125" calcext:value-type="float">
            <text:p>0.1003125</text:p>
          </table:table-cell>
        </table:table-row>
        <table:table-row table:style-name="ro1">
          <table:table-cell table:number-columns-repeated="3"/>
          <table:table-cell table:formula="of:=FLOOR([.D9]+[.I9])" office:value-type="float" office:value="101600" calcext:value-type="float">
            <text:p>101600</text:p>
          </table:table-cell>
          <table:table-cell table:formula="of:=[.D10]/[.B$3]" office:value-type="float" office:value="396.875" calcext:value-type="float">
            <text:p>396.875</text:p>
          </table:table-cell>
          <table:table-cell table:formula="of:=ROUND([.E10])"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table:formula="of:=([.G10]*[.B$3])-[.D10]" office:value-type="float" office:value="800" calcext:value-type="float">
            <text:p>800</text:p>
          </table:table-cell>
          <table:table-cell table:formula="of:=[.H10]/[.B$1]" office:value-type="float" office:value="400" calcext:value-type="float">
            <text:p>400</text:p>
          </table:table-cell>
          <table:table-cell table:formula="of:=[.I10]/[.B$3]" office:value-type="float" office:value="1.5625" calcext:value-type="float">
            <text:p>1.5625</text:p>
          </table:table-cell>
          <table:table-cell table:formula="of:=[.G10]*[.$B$6]" office:value-type="float" office:value="0.02" calcext:value-type="float">
            <text:p>0.02</text:p>
          </table:table-cell>
          <table:table-cell table:formula="of:=1/[.K10]" office:value-type="float" office:value="50" calcext:value-type="float">
            <text:p>50</text:p>
          </table:table-cell>
          <table:table-cell table:formula="of:=[.L10]/24" office:value-type="float" office:value="2.08333333333333" calcext:value-type="float">
            <text:p>2.08333333333333</text:p>
          </table:table-cell>
          <table:table-cell table:formula="of:=[.M10]*60" office:value-type="float" office:value="125" calcext:value-type="float">
            <text:p>125</text:p>
          </table:table-cell>
          <table:table-cell table:formula="of:=[.F10]*[.$B$6]" office:value-type="float" office:value="0.01985" calcext:value-type="float">
            <text:p>0.01985</text:p>
          </table:table-cell>
          <table:table-cell table:formula="of:=1/[.O10]" office:value-type="float" office:value="50.3778337531486" calcext:value-type="float">
            <text:p>50.3778337531486</text:p>
          </table:table-cell>
          <table:table-cell table:formula="of:=[.P10]/24" office:value-type="float" office:value="2.09907640638119" calcext:value-type="float">
            <text:p>2.09907640638119</text:p>
          </table:table-cell>
          <table:table-cell table:formula="of:=[.Q10]*60" office:value-type="float" office:value="125.944584382872" calcext:value-type="float">
            <text:p>125.944584382872</text:p>
          </table:table-cell>
          <table:table-cell table:formula="of:=([.N10]-[.R10])" office:value-type="float" office:value="-0.944584382871525" calcext:value-type="float">
            <text:p>-0.944584382871525</text:p>
          </table:table-cell>
          <table:table-cell table:formula="of:=SUM([.E$3:.E10])/[.B$7]" office:value-type="float" office:value="0.12015625" calcext:value-type="float">
            <text:p>0.12015625</text:p>
          </table:table-cell>
        </table:table-row>
        <table:table-row table:style-name="ro1">
          <table:table-cell table:number-columns-repeated="3"/>
          <table:table-cell table:formula="of:=FLOOR([.D10]+[.I10])" office:value-type="float" office:value="102000" calcext:value-type="float">
            <text:p>102000</text:p>
          </table:table-cell>
          <table:table-cell table:formula="of:=[.D11]/[.B$3]" office:value-type="float" office:value="398.4375" calcext:value-type="float">
            <text:p>398.4375</text:p>
          </table:table-cell>
          <table:table-cell table:formula="of:=ROUND([.E11])"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formula="of:=([.G11]*[.B$3])-[.D11]" office:value-type="float" office:value="400" calcext:value-type="float">
            <text:p>400</text:p>
          </table:table-cell>
          <table:table-cell table:formula="of:=[.H11]/[.B$1]" office:value-type="float" office:value="200" calcext:value-type="float">
            <text:p>200</text:p>
          </table:table-cell>
          <table:table-cell table:formula="of:=[.I11]/[.B$3]" office:value-type="float" office:value="0.78125" calcext:value-type="float">
            <text:p>0.78125</text:p>
          </table:table-cell>
          <table:table-cell table:formula="of:=[.G11]*[.$B$6]" office:value-type="float" office:value="0.02" calcext:value-type="float">
            <text:p>0.02</text:p>
          </table:table-cell>
          <table:table-cell table:formula="of:=1/[.K11]" office:value-type="float" office:value="50" calcext:value-type="float">
            <text:p>50</text:p>
          </table:table-cell>
          <table:table-cell table:formula="of:=[.L11]/24" office:value-type="float" office:value="2.08333333333333" calcext:value-type="float">
            <text:p>2.08333333333333</text:p>
          </table:table-cell>
          <table:table-cell table:formula="of:=[.M11]*60" office:value-type="float" office:value="125" calcext:value-type="float">
            <text:p>125</text:p>
          </table:table-cell>
          <table:table-cell table:formula="of:=[.F11]*[.$B$6]" office:value-type="float" office:value="0.0199" calcext:value-type="float">
            <text:p>0.0199</text:p>
          </table:table-cell>
          <table:table-cell table:formula="of:=1/[.O11]" office:value-type="float" office:value="50.251256281407" calcext:value-type="float">
            <text:p>50.251256281407</text:p>
          </table:table-cell>
          <table:table-cell table:formula="of:=[.P11]/24" office:value-type="float" office:value="2.09380234505863" calcext:value-type="float">
            <text:p>2.09380234505863</text:p>
          </table:table-cell>
          <table:table-cell table:formula="of:=[.Q11]*60" office:value-type="float" office:value="125.628140703518" calcext:value-type="float">
            <text:p>125.628140703518</text:p>
          </table:table-cell>
          <table:table-cell table:formula="of:=([.N11]-[.R11])" office:value-type="float" office:value="-0.628140703517559" calcext:value-type="float">
            <text:p>-0.628140703517559</text:p>
          </table:table-cell>
          <table:table-cell table:formula="of:=SUM([.E$3:.E11])/[.B$7]" office:value-type="float" office:value="0.140078125" calcext:value-type="float">
            <text:p>0.140078125</text:p>
          </table:table-cell>
        </table:table-row>
        <table:table-row table:style-name="ro1">
          <table:table-cell table:number-columns-repeated="3"/>
          <table:table-cell table:formula="of:=FLOOR([.D11]+[.I11])" office:value-type="float" office:value="102200" calcext:value-type="float">
            <text:p>102200</text:p>
          </table:table-cell>
          <table:table-cell table:formula="of:=[.D12]/[.B$3]" office:value-type="float" office:value="399.21875" calcext:value-type="float">
            <text:p>399.21875</text:p>
          </table:table-cell>
          <table:table-cell table:formula="of:=ROUND([.E12])"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table:formula="of:=([.G12]*[.B$3])-[.D12]" office:value-type="float" office:value="200" calcext:value-type="float">
            <text:p>200</text:p>
          </table:table-cell>
          <table:table-cell table:formula="of:=[.H12]/[.B$1]" office:value-type="float" office:value="100" calcext:value-type="float">
            <text:p>100</text:p>
          </table:table-cell>
          <table:table-cell table:formula="of:=[.I12]/[.B$3]" office:value-type="float" office:value="0.390625" calcext:value-type="float">
            <text:p>0.390625</text:p>
          </table:table-cell>
          <table:table-cell table:formula="of:=[.G12]*[.$B$6]" office:value-type="float" office:value="0.02" calcext:value-type="float">
            <text:p>0.02</text:p>
          </table:table-cell>
          <table:table-cell table:formula="of:=1/[.K12]" office:value-type="float" office:value="50" calcext:value-type="float">
            <text:p>50</text:p>
          </table:table-cell>
          <table:table-cell table:formula="of:=[.L12]/24" office:value-type="float" office:value="2.08333333333333" calcext:value-type="float">
            <text:p>2.08333333333333</text:p>
          </table:table-cell>
          <table:table-cell table:formula="of:=[.M12]*60" office:value-type="float" office:value="125" calcext:value-type="float">
            <text:p>125</text:p>
          </table:table-cell>
          <table:table-cell table:formula="of:=[.F12]*[.$B$6]" office:value-type="float" office:value="0.01995" calcext:value-type="float">
            <text:p>0.01995</text:p>
          </table:table-cell>
          <table:table-cell table:formula="of:=1/[.O12]" office:value-type="float" office:value="50.125313283208" calcext:value-type="float">
            <text:p>50.125313283208</text:p>
          </table:table-cell>
          <table:table-cell table:formula="of:=[.P12]/24" office:value-type="float" office:value="2.08855472013367" calcext:value-type="float">
            <text:p>2.08855472013367</text:p>
          </table:table-cell>
          <table:table-cell table:formula="of:=[.Q12]*60" office:value-type="float" office:value="125.31328320802" calcext:value-type="float">
            <text:p>125.31328320802</text:p>
          </table:table-cell>
          <table:table-cell table:formula="of:=([.N12]-[.R12])" office:value-type="float" office:value="-0.31328320802001" calcext:value-type="float">
            <text:p>-0.31328320802001</text:p>
          </table:table-cell>
          <table:table-cell table:formula="of:=SUM([.E$3:.E12])/[.B$7]" office:value-type="float" office:value="0.1600390625" calcext:value-type="float">
            <text:p>0.1600390625</text:p>
          </table:table-cell>
        </table:table-row>
        <table:table-row table:style-name="ro1">
          <table:table-cell table:number-columns-repeated="3"/>
          <table:table-cell table:formula="of:=FLOOR([.D12]+[.I12])" office:value-type="float" office:value="102300" calcext:value-type="float">
            <text:p>102300</text:p>
          </table:table-cell>
          <table:table-cell table:formula="of:=[.D13]/[.B$3]" office:value-type="float" office:value="399.609375" calcext:value-type="float">
            <text:p>399.609375</text:p>
          </table:table-cell>
          <table:table-cell table:formula="of:=ROUND([.E13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13]*[.B$3])-[.D13]" office:value-type="float" office:value="100" calcext:value-type="float">
            <text:p>100</text:p>
          </table:table-cell>
          <table:table-cell table:formula="of:=[.H13]/[.B$1]" office:value-type="float" office:value="50" calcext:value-type="float">
            <text:p>50</text:p>
          </table:table-cell>
          <table:table-cell table:formula="of:=[.I13]/[.B$3]" office:value-type="float" office:value="0.1953125" calcext:value-type="float">
            <text:p>0.1953125</text:p>
          </table:table-cell>
          <table:table-cell table:formula="of:=[.G13]*[.$B$6]" office:value-type="float" office:value="0.02" calcext:value-type="float">
            <text:p>0.02</text:p>
          </table:table-cell>
          <table:table-cell table:formula="of:=1/[.K13]" office:value-type="float" office:value="50" calcext:value-type="float">
            <text:p>50</text:p>
          </table:table-cell>
          <table:table-cell table:formula="of:=[.L13]/24" office:value-type="float" office:value="2.08333333333333" calcext:value-type="float">
            <text:p>2.08333333333333</text:p>
          </table:table-cell>
          <table:table-cell table:formula="of:=[.M13]*60" office:value-type="float" office:value="125" calcext:value-type="float">
            <text:p>125</text:p>
          </table:table-cell>
          <table:table-cell table:formula="of:=[.F13]*[.$B$6]" office:value-type="float" office:value="0.02" calcext:value-type="float">
            <text:p>0.02</text:p>
          </table:table-cell>
          <table:table-cell table:formula="of:=1/[.O13]" office:value-type="float" office:value="50" calcext:value-type="float">
            <text:p>50</text:p>
          </table:table-cell>
          <table:table-cell table:formula="of:=[.P13]/24" office:value-type="float" office:value="2.08333333333333" calcext:value-type="float">
            <text:p>2.08333333333333</text:p>
          </table:table-cell>
          <table:table-cell table:formula="of:=[.Q13]*60" office:value-type="float" office:value="125" calcext:value-type="float">
            <text:p>125</text:p>
          </table:table-cell>
          <table:table-cell table:formula="of:=([.N13]-[.R13])" office:value-type="float" office:value="0" calcext:value-type="float">
            <text:p>0</text:p>
          </table:table-cell>
          <table:table-cell table:formula="of:=SUM([.E$3:.E13])/[.B$7]" office:value-type="float" office:value="0.18001953125" calcext:value-type="float">
            <text:p>0.18001953125</text:p>
          </table:table-cell>
        </table:table-row>
        <table:table-row table:style-name="ro1">
          <table:table-cell table:number-columns-repeated="3"/>
          <table:table-cell table:formula="of:=FLOOR([.D13]+[.I13])" office:value-type="float" office:value="102350" calcext:value-type="float">
            <text:p>102350</text:p>
          </table:table-cell>
          <table:table-cell table:formula="of:=[.D14]/[.B$3]" office:value-type="float" office:value="399.8046875" calcext:value-type="float">
            <text:p>399.8046875</text:p>
          </table:table-cell>
          <table:table-cell table:formula="of:=ROUND([.E14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14]*[.B$3])-[.D14]" office:value-type="float" office:value="50" calcext:value-type="float">
            <text:p>50</text:p>
          </table:table-cell>
          <table:table-cell table:formula="of:=[.H14]/[.B$1]" office:value-type="float" office:value="25" calcext:value-type="float">
            <text:p>25</text:p>
          </table:table-cell>
          <table:table-cell table:formula="of:=[.I14]/[.B$3]" office:value-type="float" office:value="0.09765625" calcext:value-type="float">
            <text:p>0.09765625</text:p>
          </table:table-cell>
          <table:table-cell table:formula="of:=[.G14]*[.$B$6]" office:value-type="float" office:value="0.02" calcext:value-type="float">
            <text:p>0.02</text:p>
          </table:table-cell>
          <table:table-cell table:formula="of:=1/[.K14]" office:value-type="float" office:value="50" calcext:value-type="float">
            <text:p>50</text:p>
          </table:table-cell>
          <table:table-cell table:formula="of:=[.L14]/24" office:value-type="float" office:value="2.08333333333333" calcext:value-type="float">
            <text:p>2.08333333333333</text:p>
          </table:table-cell>
          <table:table-cell table:formula="of:=[.M14]*60" office:value-type="float" office:value="125" calcext:value-type="float">
            <text:p>125</text:p>
          </table:table-cell>
          <table:table-cell table:formula="of:=[.F14]*[.$B$6]" office:value-type="float" office:value="0.02" calcext:value-type="float">
            <text:p>0.02</text:p>
          </table:table-cell>
          <table:table-cell table:formula="of:=1/[.O14]" office:value-type="float" office:value="50" calcext:value-type="float">
            <text:p>50</text:p>
          </table:table-cell>
          <table:table-cell table:formula="of:=[.P14]/24" office:value-type="float" office:value="2.08333333333333" calcext:value-type="float">
            <text:p>2.08333333333333</text:p>
          </table:table-cell>
          <table:table-cell table:formula="of:=[.Q14]*60" office:value-type="float" office:value="125" calcext:value-type="float">
            <text:p>125</text:p>
          </table:table-cell>
          <table:table-cell table:formula="of:=([.N14]-[.R14])" office:value-type="float" office:value="0" calcext:value-type="float">
            <text:p>0</text:p>
          </table:table-cell>
          <table:table-cell table:formula="of:=SUM([.E$3:.E14])/[.B$7]" office:value-type="float" office:value="0.200009765625" calcext:value-type="float">
            <text:p>0.200009765625</text:p>
          </table:table-cell>
        </table:table-row>
        <table:table-row table:style-name="ro1">
          <table:table-cell table:number-columns-repeated="3"/>
          <table:table-cell table:formula="of:=FLOOR([.D14]+[.I14])" office:value-type="float" office:value="102375" calcext:value-type="float">
            <text:p>102375</text:p>
          </table:table-cell>
          <table:table-cell table:formula="of:=[.D15]/[.B$3]" office:value-type="float" office:value="399.90234375" calcext:value-type="float">
            <text:p>399.90234375</text:p>
          </table:table-cell>
          <table:table-cell table:formula="of:=ROUND([.E15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15]*[.B$3])-[.D15]" office:value-type="float" office:value="25" calcext:value-type="float">
            <text:p>25</text:p>
          </table:table-cell>
          <table:table-cell table:formula="of:=[.H15]/[.B$1]" office:value-type="float" office:value="12.5" calcext:value-type="float">
            <text:p>12.5</text:p>
          </table:table-cell>
          <table:table-cell table:formula="of:=[.I15]/[.B$3]" office:value-type="float" office:value="0.048828125" calcext:value-type="float">
            <text:p>0.048828125</text:p>
          </table:table-cell>
          <table:table-cell table:formula="of:=[.G15]*[.$B$6]" office:value-type="float" office:value="0.02" calcext:value-type="float">
            <text:p>0.02</text:p>
          </table:table-cell>
          <table:table-cell table:formula="of:=1/[.K15]" office:value-type="float" office:value="50" calcext:value-type="float">
            <text:p>50</text:p>
          </table:table-cell>
          <table:table-cell table:formula="of:=[.L15]/24" office:value-type="float" office:value="2.08333333333333" calcext:value-type="float">
            <text:p>2.08333333333333</text:p>
          </table:table-cell>
          <table:table-cell table:formula="of:=[.M15]*60" office:value-type="float" office:value="125" calcext:value-type="float">
            <text:p>125</text:p>
          </table:table-cell>
          <table:table-cell table:formula="of:=[.F15]*[.$B$6]" office:value-type="float" office:value="0.02" calcext:value-type="float">
            <text:p>0.02</text:p>
          </table:table-cell>
          <table:table-cell table:formula="of:=1/[.O15]" office:value-type="float" office:value="50" calcext:value-type="float">
            <text:p>50</text:p>
          </table:table-cell>
          <table:table-cell table:formula="of:=[.P15]/24" office:value-type="float" office:value="2.08333333333333" calcext:value-type="float">
            <text:p>2.08333333333333</text:p>
          </table:table-cell>
          <table:table-cell table:formula="of:=[.Q15]*60" office:value-type="float" office:value="125" calcext:value-type="float">
            <text:p>125</text:p>
          </table:table-cell>
          <table:table-cell table:formula="of:=([.N15]-[.R15])" office:value-type="float" office:value="0" calcext:value-type="float">
            <text:p>0</text:p>
          </table:table-cell>
          <table:table-cell table:formula="of:=SUM([.E$3:.E15])/[.B$7]" office:value-type="float" office:value="0.2200048828125" calcext:value-type="float">
            <text:p>0.2200048828125</text:p>
          </table:table-cell>
        </table:table-row>
        <table:table-row table:style-name="ro1">
          <table:table-cell table:number-columns-repeated="3"/>
          <table:table-cell table:formula="of:=FLOOR([.D15]+[.I15])" office:value-type="float" office:value="102387" calcext:value-type="float">
            <text:p>102387</text:p>
          </table:table-cell>
          <table:table-cell table:formula="of:=[.D16]/[.B$3]" office:value-type="float" office:value="399.94921875" calcext:value-type="float">
            <text:p>399.94921875</text:p>
          </table:table-cell>
          <table:table-cell table:formula="of:=ROUND([.E16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16]*[.B$3])-[.D16]" office:value-type="float" office:value="13" calcext:value-type="float">
            <text:p>13</text:p>
          </table:table-cell>
          <table:table-cell table:formula="of:=[.H16]/[.B$1]" office:value-type="float" office:value="6.5" calcext:value-type="float">
            <text:p>6.5</text:p>
          </table:table-cell>
          <table:table-cell table:formula="of:=[.I16]/[.B$3]" office:value-type="float" office:value="0.025390625" calcext:value-type="float">
            <text:p>0.025390625</text:p>
          </table:table-cell>
          <table:table-cell table:formula="of:=[.G16]*[.$B$6]" office:value-type="float" office:value="0.02" calcext:value-type="float">
            <text:p>0.02</text:p>
          </table:table-cell>
          <table:table-cell table:formula="of:=1/[.K16]" office:value-type="float" office:value="50" calcext:value-type="float">
            <text:p>50</text:p>
          </table:table-cell>
          <table:table-cell table:formula="of:=[.L16]/24" office:value-type="float" office:value="2.08333333333333" calcext:value-type="float">
            <text:p>2.08333333333333</text:p>
          </table:table-cell>
          <table:table-cell table:formula="of:=[.M16]*60" office:value-type="float" office:value="125" calcext:value-type="float">
            <text:p>125</text:p>
          </table:table-cell>
          <table:table-cell table:formula="of:=[.F16]*[.$B$6]" office:value-type="float" office:value="0.02" calcext:value-type="float">
            <text:p>0.02</text:p>
          </table:table-cell>
          <table:table-cell table:formula="of:=1/[.O16]" office:value-type="float" office:value="50" calcext:value-type="float">
            <text:p>50</text:p>
          </table:table-cell>
          <table:table-cell table:formula="of:=[.P16]/24" office:value-type="float" office:value="2.08333333333333" calcext:value-type="float">
            <text:p>2.08333333333333</text:p>
          </table:table-cell>
          <table:table-cell table:formula="of:=[.Q16]*60" office:value-type="float" office:value="125" calcext:value-type="float">
            <text:p>125</text:p>
          </table:table-cell>
          <table:table-cell table:formula="of:=([.N16]-[.R16])" office:value-type="float" office:value="0" calcext:value-type="float">
            <text:p>0</text:p>
          </table:table-cell>
          <table:table-cell table:formula="of:=SUM([.E$3:.E16])/[.B$7]" office:value-type="float" office:value="0.24000234375" calcext:value-type="float">
            <text:p>0.24000234375</text:p>
          </table:table-cell>
        </table:table-row>
        <table:table-row table:style-name="ro1">
          <table:table-cell table:number-columns-repeated="3"/>
          <table:table-cell table:formula="of:=FLOOR([.D16]+[.I16])" office:value-type="float" office:value="102393" calcext:value-type="float">
            <text:p>102393</text:p>
          </table:table-cell>
          <table:table-cell table:formula="of:=[.D17]/[.B$3]" office:value-type="float" office:value="399.97265625" calcext:value-type="float">
            <text:p>399.97265625</text:p>
          </table:table-cell>
          <table:table-cell table:formula="of:=ROUND([.E17])"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table:formula="of:=([.G17]*[.B$3])-[.D17]" office:value-type="float" office:value="2567" calcext:value-type="float">
            <text:p>2567</text:p>
          </table:table-cell>
          <table:table-cell table:formula="of:=[.H17]/[.B$1]" office:value-type="float" office:value="1283.5" calcext:value-type="float">
            <text:p>1283.5</text:p>
          </table:table-cell>
          <table:table-cell table:formula="of:=[.I17]/[.B$3]" office:value-type="float" office:value="5.013671875" calcext:value-type="float">
            <text:p>5.013671875</text:p>
          </table:table-cell>
          <table:table-cell table:formula="of:=[.G17]*[.$B$6]" office:value-type="float" office:value="0.0205" calcext:value-type="float">
            <text:p>0.0205</text:p>
          </table:table-cell>
          <table:table-cell table:formula="of:=1/[.K17]" office:value-type="float" office:value="48.7804878048781" calcext:value-type="float">
            <text:p>48.7804878048781</text:p>
          </table:table-cell>
          <table:table-cell table:formula="of:=[.L17]/24" office:value-type="float" office:value="2.03252032520325" calcext:value-type="float">
            <text:p>2.03252032520325</text:p>
          </table:table-cell>
          <table:table-cell table:formula="of:=[.M17]*60" office:value-type="float" office:value="121.951219512195" calcext:value-type="float">
            <text:p>121.951219512195</text:p>
          </table:table-cell>
          <table:table-cell table:formula="of:=[.F17]*[.$B$6]" office:value-type="float" office:value="0.02" calcext:value-type="float">
            <text:p>0.02</text:p>
          </table:table-cell>
          <table:table-cell table:formula="of:=1/[.O17]" office:value-type="float" office:value="50" calcext:value-type="float">
            <text:p>50</text:p>
          </table:table-cell>
          <table:table-cell table:formula="of:=[.P17]/24" office:value-type="float" office:value="2.08333333333333" calcext:value-type="float">
            <text:p>2.08333333333333</text:p>
          </table:table-cell>
          <table:table-cell table:formula="of:=[.Q17]*60" office:value-type="float" office:value="125" calcext:value-type="float">
            <text:p>125</text:p>
          </table:table-cell>
          <table:table-cell table:formula="of:=([.N17]-[.R17])" office:value-type="float" office:value="-3.04878048780488" calcext:value-type="float">
            <text:p>-3.04878048780488</text:p>
          </table:table-cell>
          <table:table-cell table:formula="of:=SUM([.E$3:.E17])/[.B$7]" office:value-type="float" office:value="0.2600009765625" calcext:value-type="float">
            <text:p>0.2600009765625</text:p>
          </table:table-cell>
        </table:table-row>
        <table:table-row table:style-name="ro1">
          <table:table-cell table:number-columns-repeated="3"/>
          <table:table-cell table:formula="of:=FLOOR([.D17]+[.I17])" office:value-type="float" office:value="103676" calcext:value-type="float">
            <text:p>103676</text:p>
          </table:table-cell>
          <table:table-cell table:formula="of:=[.D18]/[.B$3]" office:value-type="float" office:value="404.984375" calcext:value-type="float">
            <text:p>404.984375</text:p>
          </table:table-cell>
          <table:table-cell table:formula="of:=ROUND([.E18])"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table:formula="of:=([.G18]*[.B$3])-[.D18]" office:value-type="float" office:value="-1276" calcext:value-type="float">
            <text:p>-1276</text:p>
          </table:table-cell>
          <table:table-cell table:formula="of:=[.H18]/[.B$1]" office:value-type="float" office:value="-638" calcext:value-type="float">
            <text:p>-638</text:p>
          </table:table-cell>
          <table:table-cell table:formula="of:=[.I18]/[.B$3]" office:value-type="float" office:value="-2.4921875" calcext:value-type="float">
            <text:p>-2.4921875</text:p>
          </table:table-cell>
          <table:table-cell table:formula="of:=[.G18]*[.$B$6]" office:value-type="float" office:value="0.02" calcext:value-type="float">
            <text:p>0.02</text:p>
          </table:table-cell>
          <table:table-cell table:formula="of:=1/[.K18]" office:value-type="float" office:value="50" calcext:value-type="float">
            <text:p>50</text:p>
          </table:table-cell>
          <table:table-cell table:formula="of:=[.L18]/24" office:value-type="float" office:value="2.08333333333333" calcext:value-type="float">
            <text:p>2.08333333333333</text:p>
          </table:table-cell>
          <table:table-cell table:formula="of:=[.M18]*60" office:value-type="float" office:value="125" calcext:value-type="float">
            <text:p>125</text:p>
          </table:table-cell>
          <table:table-cell table:formula="of:=[.F18]*[.$B$6]" office:value-type="float" office:value="0.02025" calcext:value-type="float">
            <text:p>0.02025</text:p>
          </table:table-cell>
          <table:table-cell table:formula="of:=1/[.O18]" office:value-type="float" office:value="49.3827160493827" calcext:value-type="float">
            <text:p>49.3827160493827</text:p>
          </table:table-cell>
          <table:table-cell table:formula="of:=[.P18]/24" office:value-type="float" office:value="2.05761316872428" calcext:value-type="float">
            <text:p>2.05761316872428</text:p>
          </table:table-cell>
          <table:table-cell table:formula="of:=[.Q18]*60" office:value-type="float" office:value="123.456790123457" calcext:value-type="float">
            <text:p>123.456790123457</text:p>
          </table:table-cell>
          <table:table-cell table:formula="of:=([.N18]-[.R18])" office:value-type="float" office:value="1.54320987654323" calcext:value-type="float">
            <text:p>1.54320987654323</text:p>
          </table:table-cell>
          <table:table-cell table:formula="of:=SUM([.E$3:.E18])/[.B$7]" office:value-type="float" office:value="0.2802501953125" calcext:value-type="float">
            <text:p>0.2802501953125</text:p>
          </table:table-cell>
        </table:table-row>
        <table:table-row table:style-name="ro1">
          <table:table-cell table:number-columns-repeated="3"/>
          <table:table-cell table:formula="of:=FLOOR([.D18]+[.I18])" office:value-type="float" office:value="103038" calcext:value-type="float">
            <text:p>103038</text:p>
          </table:table-cell>
          <table:table-cell table:formula="of:=[.D19]/[.B$3]" office:value-type="float" office:value="402.4921875" calcext:value-type="float">
            <text:p>402.4921875</text:p>
          </table:table-cell>
          <table:table-cell table:formula="of:=ROUND([.E19])"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table:formula="of:=([.G19]*[.B$3])-[.D19]" office:value-type="float" office:value="-638" calcext:value-type="float">
            <text:p>-638</text:p>
          </table:table-cell>
          <table:table-cell table:formula="of:=[.H19]/[.B$1]" office:value-type="float" office:value="-319" calcext:value-type="float">
            <text:p>-319</text:p>
          </table:table-cell>
          <table:table-cell table:formula="of:=[.I19]/[.B$3]" office:value-type="float" office:value="-1.24609375" calcext:value-type="float">
            <text:p>-1.24609375</text:p>
          </table:table-cell>
          <table:table-cell table:formula="of:=[.G19]*[.$B$6]" office:value-type="float" office:value="0.02" calcext:value-type="float">
            <text:p>0.02</text:p>
          </table:table-cell>
          <table:table-cell table:formula="of:=1/[.K19]" office:value-type="float" office:value="50" calcext:value-type="float">
            <text:p>50</text:p>
          </table:table-cell>
          <table:table-cell table:formula="of:=[.L19]/24" office:value-type="float" office:value="2.08333333333333" calcext:value-type="float">
            <text:p>2.08333333333333</text:p>
          </table:table-cell>
          <table:table-cell table:formula="of:=[.M19]*60" office:value-type="float" office:value="125" calcext:value-type="float">
            <text:p>125</text:p>
          </table:table-cell>
          <table:table-cell table:formula="of:=[.F19]*[.$B$6]" office:value-type="float" office:value="0.0201" calcext:value-type="float">
            <text:p>0.0201</text:p>
          </table:table-cell>
          <table:table-cell table:formula="of:=1/[.O19]" office:value-type="float" office:value="49.7512437810945" calcext:value-type="float">
            <text:p>49.7512437810945</text:p>
          </table:table-cell>
          <table:table-cell table:formula="of:=[.P19]/24" office:value-type="float" office:value="2.07296849087894" calcext:value-type="float">
            <text:p>2.07296849087894</text:p>
          </table:table-cell>
          <table:table-cell table:formula="of:=[.Q19]*60" office:value-type="float" office:value="124.378109452736" calcext:value-type="float">
            <text:p>124.378109452736</text:p>
          </table:table-cell>
          <table:table-cell table:formula="of:=([.N19]-[.R19])" office:value-type="float" office:value="0.621890547263689" calcext:value-type="float">
            <text:p>0.621890547263689</text:p>
          </table:table-cell>
          <table:table-cell table:formula="of:=SUM([.E$3:.E19])/[.B$7]" office:value-type="float" office:value="0.3003748046875" calcext:value-type="float">
            <text:p>0.3003748046875</text:p>
          </table:table-cell>
        </table:table-row>
        <table:table-row table:style-name="ro1">
          <table:table-cell table:number-columns-repeated="3"/>
          <table:table-cell table:formula="of:=FLOOR([.D19]+[.I19])" office:value-type="float" office:value="102719" calcext:value-type="float">
            <text:p>102719</text:p>
          </table:table-cell>
          <table:table-cell table:formula="of:=[.D20]/[.B$3]" office:value-type="float" office:value="401.24609375" calcext:value-type="float">
            <text:p>401.24609375</text:p>
          </table:table-cell>
          <table:table-cell table:formula="of:=ROUND([.E20])"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table:formula="of:=([.G20]*[.B$3])-[.D20]" office:value-type="float" office:value="-319" calcext:value-type="float">
            <text:p>-319</text:p>
          </table:table-cell>
          <table:table-cell table:formula="of:=[.H20]/[.B$1]" office:value-type="float" office:value="-159.5" calcext:value-type="float">
            <text:p>-159.5</text:p>
          </table:table-cell>
          <table:table-cell table:formula="of:=[.I20]/[.B$3]" office:value-type="float" office:value="-0.623046875" calcext:value-type="float">
            <text:p>-0.623046875</text:p>
          </table:table-cell>
          <table:table-cell table:formula="of:=[.G20]*[.$B$6]" office:value-type="float" office:value="0.02" calcext:value-type="float">
            <text:p>0.02</text:p>
          </table:table-cell>
          <table:table-cell table:formula="of:=1/[.K20]" office:value-type="float" office:value="50" calcext:value-type="float">
            <text:p>50</text:p>
          </table:table-cell>
          <table:table-cell table:formula="of:=[.L20]/24" office:value-type="float" office:value="2.08333333333333" calcext:value-type="float">
            <text:p>2.08333333333333</text:p>
          </table:table-cell>
          <table:table-cell table:formula="of:=[.M20]*60" office:value-type="float" office:value="125" calcext:value-type="float">
            <text:p>125</text:p>
          </table:table-cell>
          <table:table-cell table:formula="of:=[.F20]*[.$B$6]" office:value-type="float" office:value="0.02005" calcext:value-type="float">
            <text:p>0.02005</text:p>
          </table:table-cell>
          <table:table-cell table:formula="of:=1/[.O20]" office:value-type="float" office:value="49.8753117206983" calcext:value-type="float">
            <text:p>49.8753117206983</text:p>
          </table:table-cell>
          <table:table-cell table:formula="of:=[.P20]/24" office:value-type="float" office:value="2.07813798836243" calcext:value-type="float">
            <text:p>2.07813798836243</text:p>
          </table:table-cell>
          <table:table-cell table:formula="of:=[.Q20]*60" office:value-type="float" office:value="124.688279301746" calcext:value-type="float">
            <text:p>124.688279301746</text:p>
          </table:table-cell>
          <table:table-cell table:formula="of:=([.N20]-[.R20])" office:value-type="float" office:value="0.311720698254405" calcext:value-type="float">
            <text:p>0.311720698254405</text:p>
          </table:table-cell>
          <table:table-cell table:formula="of:=SUM([.E$3:.E20])/[.B$7]" office:value-type="float" office:value="0.320437109375" calcext:value-type="float">
            <text:p>0.320437109375</text:p>
          </table:table-cell>
        </table:table-row>
        <table:table-row table:style-name="ro1">
          <table:table-cell table:number-columns-repeated="3"/>
          <table:table-cell table:formula="of:=FLOOR([.D20]+[.I20])" office:value-type="float" office:value="102559" calcext:value-type="float">
            <text:p>102559</text:p>
          </table:table-cell>
          <table:table-cell table:formula="of:=[.D21]/[.B$3]" office:value-type="float" office:value="400.62109375" calcext:value-type="float">
            <text:p>400.62109375</text:p>
          </table:table-cell>
          <table:table-cell table:formula="of:=ROUND([.E21])"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table:formula="of:=([.G21]*[.B$3])-[.D21]" office:value-type="float" office:value="-159" calcext:value-type="float">
            <text:p>-159</text:p>
          </table:table-cell>
          <table:table-cell table:formula="of:=[.H21]/[.B$1]" office:value-type="float" office:value="-79.5" calcext:value-type="float">
            <text:p>-79.5</text:p>
          </table:table-cell>
          <table:table-cell table:formula="of:=[.I21]/[.B$3]" office:value-type="float" office:value="-0.310546875" calcext:value-type="float">
            <text:p>-0.310546875</text:p>
          </table:table-cell>
          <table:table-cell table:formula="of:=[.G21]*[.$B$6]" office:value-type="float" office:value="0.02" calcext:value-type="float">
            <text:p>0.02</text:p>
          </table:table-cell>
          <table:table-cell table:formula="of:=1/[.K21]" office:value-type="float" office:value="50" calcext:value-type="float">
            <text:p>50</text:p>
          </table:table-cell>
          <table:table-cell table:formula="of:=[.L21]/24" office:value-type="float" office:value="2.08333333333333" calcext:value-type="float">
            <text:p>2.08333333333333</text:p>
          </table:table-cell>
          <table:table-cell table:formula="of:=[.M21]*60" office:value-type="float" office:value="125" calcext:value-type="float">
            <text:p>125</text:p>
          </table:table-cell>
          <table:table-cell table:formula="of:=[.F21]*[.$B$6]" office:value-type="float" office:value="0.02005" calcext:value-type="float">
            <text:p>0.02005</text:p>
          </table:table-cell>
          <table:table-cell table:formula="of:=1/[.O21]" office:value-type="float" office:value="49.8753117206983" calcext:value-type="float">
            <text:p>49.8753117206983</text:p>
          </table:table-cell>
          <table:table-cell table:formula="of:=[.P21]/24" office:value-type="float" office:value="2.07813798836243" calcext:value-type="float">
            <text:p>2.07813798836243</text:p>
          </table:table-cell>
          <table:table-cell table:formula="of:=[.Q21]*60" office:value-type="float" office:value="124.688279301746" calcext:value-type="float">
            <text:p>124.688279301746</text:p>
          </table:table-cell>
          <table:table-cell table:formula="of:=([.N21]-[.R21])" office:value-type="float" office:value="0.311720698254405" calcext:value-type="float">
            <text:p>0.311720698254405</text:p>
          </table:table-cell>
          <table:table-cell table:formula="of:=SUM([.E$3:.E21])/[.B$7]" office:value-type="float" office:value="0.3404681640625" calcext:value-type="float">
            <text:p>0.3404681640625</text:p>
          </table:table-cell>
        </table:table-row>
        <table:table-row table:style-name="ro1">
          <table:table-cell table:number-columns-repeated="3"/>
          <table:table-cell table:formula="of:=FLOOR([.D21]+[.I21])" office:value-type="float" office:value="102479" calcext:value-type="float">
            <text:p>102479</text:p>
          </table:table-cell>
          <table:table-cell table:formula="of:=[.D22]/[.B$3]" office:value-type="float" office:value="400.30859375" calcext:value-type="float">
            <text:p>400.30859375</text:p>
          </table:table-cell>
          <table:table-cell table:formula="of:=ROUND([.E22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22]*[.B$3])-[.D22]" office:value-type="float" office:value="-79" calcext:value-type="float">
            <text:p>-79</text:p>
          </table:table-cell>
          <table:table-cell table:formula="of:=[.H22]/[.B$1]" office:value-type="float" office:value="-39.5" calcext:value-type="float">
            <text:p>-39.5</text:p>
          </table:table-cell>
          <table:table-cell table:formula="of:=[.I22]/[.B$3]" office:value-type="float" office:value="-0.154296875" calcext:value-type="float">
            <text:p>-0.154296875</text:p>
          </table:table-cell>
          <table:table-cell table:formula="of:=[.G22]*[.$B$6]" office:value-type="float" office:value="0.02" calcext:value-type="float">
            <text:p>0.02</text:p>
          </table:table-cell>
          <table:table-cell table:formula="of:=1/[.K22]" office:value-type="float" office:value="50" calcext:value-type="float">
            <text:p>50</text:p>
          </table:table-cell>
          <table:table-cell table:formula="of:=[.L22]/24" office:value-type="float" office:value="2.08333333333333" calcext:value-type="float">
            <text:p>2.08333333333333</text:p>
          </table:table-cell>
          <table:table-cell table:formula="of:=[.M22]*60" office:value-type="float" office:value="125" calcext:value-type="float">
            <text:p>125</text:p>
          </table:table-cell>
          <table:table-cell table:formula="of:=[.F22]*[.$B$6]" office:value-type="float" office:value="0.02" calcext:value-type="float">
            <text:p>0.02</text:p>
          </table:table-cell>
          <table:table-cell table:formula="of:=1/[.O22]" office:value-type="float" office:value="50" calcext:value-type="float">
            <text:p>50</text:p>
          </table:table-cell>
          <table:table-cell table:formula="of:=[.P22]/24" office:value-type="float" office:value="2.08333333333333" calcext:value-type="float">
            <text:p>2.08333333333333</text:p>
          </table:table-cell>
          <table:table-cell table:formula="of:=[.Q22]*60" office:value-type="float" office:value="125" calcext:value-type="float">
            <text:p>125</text:p>
          </table:table-cell>
          <table:table-cell table:formula="of:=([.N22]-[.R22])" office:value-type="float" office:value="0" calcext:value-type="float">
            <text:p>0</text:p>
          </table:table-cell>
          <table:table-cell table:formula="of:=SUM([.E$3:.E22])/[.B$7]" office:value-type="float" office:value="0.36048359375" calcext:value-type="float">
            <text:p>0.36048359375</text:p>
          </table:table-cell>
        </table:table-row>
        <table:table-row table:style-name="ro1">
          <table:table-cell table:number-columns-repeated="3"/>
          <table:table-cell table:formula="of:=FLOOR([.D22]+[.I22])" office:value-type="float" office:value="102439" calcext:value-type="float">
            <text:p>102439</text:p>
          </table:table-cell>
          <table:table-cell table:formula="of:=[.D23]/[.B$3]" office:value-type="float" office:value="400.15234375" calcext:value-type="float">
            <text:p>400.15234375</text:p>
          </table:table-cell>
          <table:table-cell table:formula="of:=ROUND([.E23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23]*[.B$3])-[.D23]" office:value-type="float" office:value="-39" calcext:value-type="float">
            <text:p>-39</text:p>
          </table:table-cell>
          <table:table-cell table:formula="of:=[.H23]/[.B$1]" office:value-type="float" office:value="-19.5" calcext:value-type="float">
            <text:p>-19.5</text:p>
          </table:table-cell>
          <table:table-cell table:formula="of:=[.I23]/[.B$3]" office:value-type="float" office:value="-0.076171875" calcext:value-type="float">
            <text:p>-0.076171875</text:p>
          </table:table-cell>
          <table:table-cell table:formula="of:=[.G23]*[.$B$6]" office:value-type="float" office:value="0.02" calcext:value-type="float">
            <text:p>0.02</text:p>
          </table:table-cell>
          <table:table-cell table:formula="of:=1/[.K23]" office:value-type="float" office:value="50" calcext:value-type="float">
            <text:p>50</text:p>
          </table:table-cell>
          <table:table-cell table:formula="of:=[.L23]/24" office:value-type="float" office:value="2.08333333333333" calcext:value-type="float">
            <text:p>2.08333333333333</text:p>
          </table:table-cell>
          <table:table-cell table:formula="of:=[.M23]*60" office:value-type="float" office:value="125" calcext:value-type="float">
            <text:p>125</text:p>
          </table:table-cell>
          <table:table-cell table:formula="of:=[.F23]*[.$B$6]" office:value-type="float" office:value="0.02" calcext:value-type="float">
            <text:p>0.02</text:p>
          </table:table-cell>
          <table:table-cell table:formula="of:=1/[.O23]" office:value-type="float" office:value="50" calcext:value-type="float">
            <text:p>50</text:p>
          </table:table-cell>
          <table:table-cell table:formula="of:=[.P23]/24" office:value-type="float" office:value="2.08333333333333" calcext:value-type="float">
            <text:p>2.08333333333333</text:p>
          </table:table-cell>
          <table:table-cell table:formula="of:=[.Q23]*60" office:value-type="float" office:value="125" calcext:value-type="float">
            <text:p>125</text:p>
          </table:table-cell>
          <table:table-cell table:formula="of:=([.N23]-[.R23])" office:value-type="float" office:value="0" calcext:value-type="float">
            <text:p>0</text:p>
          </table:table-cell>
          <table:table-cell table:formula="of:=SUM([.E$3:.E23])/[.B$7]" office:value-type="float" office:value="0.3804912109375" calcext:value-type="float">
            <text:p>0.3804912109375</text:p>
          </table:table-cell>
        </table:table-row>
        <table:table-row table:style-name="ro1">
          <table:table-cell table:number-columns-repeated="3"/>
          <table:table-cell table:formula="of:=FLOOR([.D23]+[.I23])" office:value-type="float" office:value="102419" calcext:value-type="float">
            <text:p>102419</text:p>
          </table:table-cell>
          <table:table-cell table:formula="of:=[.D24]/[.B$3]" office:value-type="float" office:value="400.07421875" calcext:value-type="float">
            <text:p>400.07421875</text:p>
          </table:table-cell>
          <table:table-cell table:formula="of:=ROUND([.E24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24]*[.B$3])-[.D24]" office:value-type="float" office:value="-19" calcext:value-type="float">
            <text:p>-19</text:p>
          </table:table-cell>
          <table:table-cell table:formula="of:=[.H24]/[.B$1]" office:value-type="float" office:value="-9.5" calcext:value-type="float">
            <text:p>-9.5</text:p>
          </table:table-cell>
          <table:table-cell table:formula="of:=[.I24]/[.B$3]" office:value-type="float" office:value="-0.037109375" calcext:value-type="float">
            <text:p>-0.037109375</text:p>
          </table:table-cell>
          <table:table-cell table:formula="of:=[.G24]*[.$B$6]" office:value-type="float" office:value="0.02" calcext:value-type="float">
            <text:p>0.02</text:p>
          </table:table-cell>
          <table:table-cell table:formula="of:=1/[.K24]" office:value-type="float" office:value="50" calcext:value-type="float">
            <text:p>50</text:p>
          </table:table-cell>
          <table:table-cell table:formula="of:=[.L24]/24" office:value-type="float" office:value="2.08333333333333" calcext:value-type="float">
            <text:p>2.08333333333333</text:p>
          </table:table-cell>
          <table:table-cell table:formula="of:=[.M24]*60" office:value-type="float" office:value="125" calcext:value-type="float">
            <text:p>125</text:p>
          </table:table-cell>
          <table:table-cell table:formula="of:=[.F24]*[.$B$6]" office:value-type="float" office:value="0.02" calcext:value-type="float">
            <text:p>0.02</text:p>
          </table:table-cell>
          <table:table-cell table:formula="of:=1/[.O24]" office:value-type="float" office:value="50" calcext:value-type="float">
            <text:p>50</text:p>
          </table:table-cell>
          <table:table-cell table:formula="of:=[.P24]/24" office:value-type="float" office:value="2.08333333333333" calcext:value-type="float">
            <text:p>2.08333333333333</text:p>
          </table:table-cell>
          <table:table-cell table:formula="of:=[.Q24]*60" office:value-type="float" office:value="125" calcext:value-type="float">
            <text:p>125</text:p>
          </table:table-cell>
          <table:table-cell table:formula="of:=([.N24]-[.R24])" office:value-type="float" office:value="0" calcext:value-type="float">
            <text:p>0</text:p>
          </table:table-cell>
          <table:table-cell table:formula="of:=SUM([.E$3:.E24])/[.B$7]" office:value-type="float" office:value="0.400494921875" calcext:value-type="float">
            <text:p>0.400494921875</text:p>
          </table:table-cell>
        </table:table-row>
        <table:table-row table:style-name="ro1">
          <table:table-cell table:number-columns-repeated="3"/>
          <table:table-cell table:formula="of:=FLOOR([.D24]+[.I24])" office:value-type="float" office:value="102409" calcext:value-type="float">
            <text:p>102409</text:p>
          </table:table-cell>
          <table:table-cell table:formula="of:=[.D25]/[.B$3]" office:value-type="float" office:value="400.03515625" calcext:value-type="float">
            <text:p>400.03515625</text:p>
          </table:table-cell>
          <table:table-cell table:formula="of:=ROUND([.E25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25]*[.B$3])-[.D25]" office:value-type="float" office:value="-9" calcext:value-type="float">
            <text:p>-9</text:p>
          </table:table-cell>
          <table:table-cell table:formula="of:=[.H25]/[.B$1]" office:value-type="float" office:value="-4.5" calcext:value-type="float">
            <text:p>-4.5</text:p>
          </table:table-cell>
          <table:table-cell table:formula="of:=[.I25]/[.B$3]" office:value-type="float" office:value="-0.017578125" calcext:value-type="float">
            <text:p>-0.017578125</text:p>
          </table:table-cell>
          <table:table-cell table:formula="of:=[.G25]*[.$B$6]" office:value-type="float" office:value="0.02" calcext:value-type="float">
            <text:p>0.02</text:p>
          </table:table-cell>
          <table:table-cell table:formula="of:=1/[.K25]" office:value-type="float" office:value="50" calcext:value-type="float">
            <text:p>50</text:p>
          </table:table-cell>
          <table:table-cell table:formula="of:=[.L25]/24" office:value-type="float" office:value="2.08333333333333" calcext:value-type="float">
            <text:p>2.08333333333333</text:p>
          </table:table-cell>
          <table:table-cell table:formula="of:=[.M25]*60" office:value-type="float" office:value="125" calcext:value-type="float">
            <text:p>125</text:p>
          </table:table-cell>
          <table:table-cell table:formula="of:=[.F25]*[.$B$6]" office:value-type="float" office:value="0.02" calcext:value-type="float">
            <text:p>0.02</text:p>
          </table:table-cell>
          <table:table-cell table:formula="of:=1/[.O25]" office:value-type="float" office:value="50" calcext:value-type="float">
            <text:p>50</text:p>
          </table:table-cell>
          <table:table-cell table:formula="of:=[.P25]/24" office:value-type="float" office:value="2.08333333333333" calcext:value-type="float">
            <text:p>2.08333333333333</text:p>
          </table:table-cell>
          <table:table-cell table:formula="of:=[.Q25]*60" office:value-type="float" office:value="125" calcext:value-type="float">
            <text:p>125</text:p>
          </table:table-cell>
          <table:table-cell table:formula="of:=([.N25]-[.R25])" office:value-type="float" office:value="0" calcext:value-type="float">
            <text:p>0</text:p>
          </table:table-cell>
          <table:table-cell table:formula="of:=SUM([.E$3:.E25])/[.B$7]" office:value-type="float" office:value="0.4204966796875" calcext:value-type="float">
            <text:p>0.4204966796875</text:p>
          </table:table-cell>
        </table:table-row>
        <table:table-row table:style-name="ro1">
          <table:table-cell table:number-columns-repeated="3"/>
          <table:table-cell table:formula="of:=FLOOR([.D25]+[.I25])" office:value-type="float" office:value="102404" calcext:value-type="float">
            <text:p>102404</text:p>
          </table:table-cell>
          <table:table-cell table:formula="of:=[.D26]/[.B$3]" office:value-type="float" office:value="400.015625" calcext:value-type="float">
            <text:p>400.015625</text:p>
          </table:table-cell>
          <table:table-cell table:formula="of:=ROUND([.E26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26]*[.B$3])-[.D26]" office:value-type="float" office:value="-4" calcext:value-type="float">
            <text:p>-4</text:p>
          </table:table-cell>
          <table:table-cell table:formula="of:=[.H26]/[.B$1]" office:value-type="float" office:value="-2" calcext:value-type="float">
            <text:p>-2</text:p>
          </table:table-cell>
          <table:table-cell table:formula="of:=[.I26]/[.B$3]" office:value-type="float" office:value="-0.0078125" calcext:value-type="float">
            <text:p>-0.0078125</text:p>
          </table:table-cell>
          <table:table-cell table:formula="of:=[.G26]*[.$B$6]" office:value-type="float" office:value="0.02" calcext:value-type="float">
            <text:p>0.02</text:p>
          </table:table-cell>
          <table:table-cell table:formula="of:=1/[.K26]" office:value-type="float" office:value="50" calcext:value-type="float">
            <text:p>50</text:p>
          </table:table-cell>
          <table:table-cell table:formula="of:=[.L26]/24" office:value-type="float" office:value="2.08333333333333" calcext:value-type="float">
            <text:p>2.08333333333333</text:p>
          </table:table-cell>
          <table:table-cell table:formula="of:=[.M26]*60" office:value-type="float" office:value="125" calcext:value-type="float">
            <text:p>125</text:p>
          </table:table-cell>
          <table:table-cell table:formula="of:=[.F26]*[.$B$6]" office:value-type="float" office:value="0.02" calcext:value-type="float">
            <text:p>0.02</text:p>
          </table:table-cell>
          <table:table-cell table:formula="of:=1/[.O26]" office:value-type="float" office:value="50" calcext:value-type="float">
            <text:p>50</text:p>
          </table:table-cell>
          <table:table-cell table:formula="of:=[.P26]/24" office:value-type="float" office:value="2.08333333333333" calcext:value-type="float">
            <text:p>2.08333333333333</text:p>
          </table:table-cell>
          <table:table-cell table:formula="of:=[.Q26]*60" office:value-type="float" office:value="125" calcext:value-type="float">
            <text:p>125</text:p>
          </table:table-cell>
          <table:table-cell table:formula="of:=([.N26]-[.R26])" office:value-type="float" office:value="0" calcext:value-type="float">
            <text:p>0</text:p>
          </table:table-cell>
          <table:table-cell table:formula="of:=SUM([.E$3:.E26])/[.B$7]" office:value-type="float" office:value="0.4404974609375" calcext:value-type="float">
            <text:p>0.4404974609375</text:p>
          </table:table-cell>
        </table:table-row>
        <table:table-row table:style-name="ro1">
          <table:table-cell table:number-columns-repeated="3"/>
          <table:table-cell table:formula="of:=FLOOR([.D26]+[.I26])" office:value-type="float" office:value="102402" calcext:value-type="float">
            <text:p>102402</text:p>
          </table:table-cell>
          <table:table-cell table:formula="of:=[.D27]/[.B$3]" office:value-type="float" office:value="400.0078125" calcext:value-type="float">
            <text:p>400.0078125</text:p>
          </table:table-cell>
          <table:table-cell table:formula="of:=ROUND([.E27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27]*[.B$3])-[.D27]" office:value-type="float" office:value="-2" calcext:value-type="float">
            <text:p>-2</text:p>
          </table:table-cell>
          <table:table-cell table:formula="of:=[.H27]/[.B$1]" office:value-type="float" office:value="-1" calcext:value-type="float">
            <text:p>-1</text:p>
          </table:table-cell>
          <table:table-cell table:formula="of:=[.I27]/[.B$3]" office:value-type="float" office:value="-0.00390625" calcext:value-type="float">
            <text:p>-0.00390625</text:p>
          </table:table-cell>
          <table:table-cell table:formula="of:=[.G27]*[.$B$6]" office:value-type="float" office:value="0.02" calcext:value-type="float">
            <text:p>0.02</text:p>
          </table:table-cell>
          <table:table-cell table:formula="of:=1/[.K27]" office:value-type="float" office:value="50" calcext:value-type="float">
            <text:p>50</text:p>
          </table:table-cell>
          <table:table-cell table:formula="of:=[.L27]/24" office:value-type="float" office:value="2.08333333333333" calcext:value-type="float">
            <text:p>2.08333333333333</text:p>
          </table:table-cell>
          <table:table-cell table:formula="of:=[.M27]*60" office:value-type="float" office:value="125" calcext:value-type="float">
            <text:p>125</text:p>
          </table:table-cell>
          <table:table-cell table:formula="of:=[.F27]*[.$B$6]" office:value-type="float" office:value="0.02" calcext:value-type="float">
            <text:p>0.02</text:p>
          </table:table-cell>
          <table:table-cell table:formula="of:=1/[.O27]" office:value-type="float" office:value="50" calcext:value-type="float">
            <text:p>50</text:p>
          </table:table-cell>
          <table:table-cell table:formula="of:=[.P27]/24" office:value-type="float" office:value="2.08333333333333" calcext:value-type="float">
            <text:p>2.08333333333333</text:p>
          </table:table-cell>
          <table:table-cell table:formula="of:=[.Q27]*60" office:value-type="float" office:value="125" calcext:value-type="float">
            <text:p>125</text:p>
          </table:table-cell>
          <table:table-cell table:formula="of:=([.N27]-[.R27])" office:value-type="float" office:value="0" calcext:value-type="float">
            <text:p>0</text:p>
          </table:table-cell>
          <table:table-cell table:formula="of:=SUM([.E$3:.E27])/[.B$7]" office:value-type="float" office:value="0.4604978515625" calcext:value-type="float">
            <text:p>0.4604978515625</text:p>
          </table:table-cell>
        </table:table-row>
        <table:table-row table:style-name="ro1">
          <table:table-cell table:number-columns-repeated="3"/>
          <table:table-cell table:formula="of:=FLOOR([.D27]+[.I27])" office:value-type="float" office:value="102401" calcext:value-type="float">
            <text:p>102401</text:p>
          </table:table-cell>
          <table:table-cell table:formula="of:=[.D28]/[.B$3]" office:value-type="float" office:value="400.00390625" calcext:value-type="float">
            <text:p>400.00390625</text:p>
          </table:table-cell>
          <table:table-cell table:formula="of:=ROUND([.E28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28]*[.B$3])-[.D28]" office:value-type="float" office:value="-1" calcext:value-type="float">
            <text:p>-1</text:p>
          </table:table-cell>
          <table:table-cell table:formula="of:=[.H28]/[.B$1]" office:value-type="float" office:value="-0.5" calcext:value-type="float">
            <text:p>-0.5</text:p>
          </table:table-cell>
          <table:table-cell table:formula="of:=[.I28]/[.B$3]" office:value-type="float" office:value="-0.001953125" calcext:value-type="float">
            <text:p>-0.001953125</text:p>
          </table:table-cell>
          <table:table-cell table:formula="of:=[.G28]*[.$B$6]" office:value-type="float" office:value="0.02" calcext:value-type="float">
            <text:p>0.02</text:p>
          </table:table-cell>
          <table:table-cell table:formula="of:=1/[.K28]" office:value-type="float" office:value="50" calcext:value-type="float">
            <text:p>50</text:p>
          </table:table-cell>
          <table:table-cell table:formula="of:=[.L28]/24" office:value-type="float" office:value="2.08333333333333" calcext:value-type="float">
            <text:p>2.08333333333333</text:p>
          </table:table-cell>
          <table:table-cell table:formula="of:=[.M28]*60" office:value-type="float" office:value="125" calcext:value-type="float">
            <text:p>125</text:p>
          </table:table-cell>
          <table:table-cell table:formula="of:=[.F28]*[.$B$6]" office:value-type="float" office:value="0.02" calcext:value-type="float">
            <text:p>0.02</text:p>
          </table:table-cell>
          <table:table-cell table:formula="of:=1/[.O28]" office:value-type="float" office:value="50" calcext:value-type="float">
            <text:p>50</text:p>
          </table:table-cell>
          <table:table-cell table:formula="of:=[.P28]/24" office:value-type="float" office:value="2.08333333333333" calcext:value-type="float">
            <text:p>2.08333333333333</text:p>
          </table:table-cell>
          <table:table-cell table:formula="of:=[.Q28]*60" office:value-type="float" office:value="125" calcext:value-type="float">
            <text:p>125</text:p>
          </table:table-cell>
          <table:table-cell table:formula="of:=([.N28]-[.R28])" office:value-type="float" office:value="0" calcext:value-type="float">
            <text:p>0</text:p>
          </table:table-cell>
          <table:table-cell table:formula="of:=SUM([.E$3:.E28])/[.B$7]" office:value-type="float" office:value="0.480498046875" calcext:value-type="float">
            <text:p>0.480498046875</text:p>
          </table:table-cell>
        </table:table-row>
        <table:table-row table:style-name="ro1">
          <table:table-cell table:number-columns-repeated="3"/>
          <table:table-cell table:formula="of:=FLOOR([.D28]+[.I28])" office:value-type="float" office:value="102400" calcext:value-type="float">
            <text:p>102400</text:p>
          </table:table-cell>
          <table:table-cell table:formula="of:=[.D29]/[.B$3]" office:value-type="float" office:value="400" calcext:value-type="float">
            <text:p>400</text:p>
          </table:table-cell>
          <table:table-cell table:formula="of:=ROUND([.E29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29]*[.B$3])-[.D29]" office:value-type="float" office:value="0" calcext:value-type="float">
            <text:p>0</text:p>
          </table:table-cell>
          <table:table-cell table:formula="of:=[.H29]/[.B$1]" office:value-type="float" office:value="0" calcext:value-type="float">
            <text:p>0</text:p>
          </table:table-cell>
          <table:table-cell table:formula="of:=[.I29]/[.B$3]" office:value-type="float" office:value="0" calcext:value-type="float">
            <text:p>0</text:p>
          </table:table-cell>
          <table:table-cell table:formula="of:=[.G29]*[.$B$6]" office:value-type="float" office:value="0.02" calcext:value-type="float">
            <text:p>0.02</text:p>
          </table:table-cell>
          <table:table-cell table:formula="of:=1/[.K29]" office:value-type="float" office:value="50" calcext:value-type="float">
            <text:p>50</text:p>
          </table:table-cell>
          <table:table-cell table:formula="of:=[.L29]/24" office:value-type="float" office:value="2.08333333333333" calcext:value-type="float">
            <text:p>2.08333333333333</text:p>
          </table:table-cell>
          <table:table-cell table:formula="of:=[.M29]*60" office:value-type="float" office:value="125" calcext:value-type="float">
            <text:p>125</text:p>
          </table:table-cell>
          <table:table-cell table:formula="of:=[.F29]*[.$B$6]" office:value-type="float" office:value="0.02" calcext:value-type="float">
            <text:p>0.02</text:p>
          </table:table-cell>
          <table:table-cell table:formula="of:=1/[.O29]" office:value-type="float" office:value="50" calcext:value-type="float">
            <text:p>50</text:p>
          </table:table-cell>
          <table:table-cell table:formula="of:=[.P29]/24" office:value-type="float" office:value="2.08333333333333" calcext:value-type="float">
            <text:p>2.08333333333333</text:p>
          </table:table-cell>
          <table:table-cell table:formula="of:=[.Q29]*60" office:value-type="float" office:value="125" calcext:value-type="float">
            <text:p>125</text:p>
          </table:table-cell>
          <table:table-cell table:formula="of:=([.N29]-[.R29])" office:value-type="float" office:value="0" calcext:value-type="float">
            <text:p>0</text:p>
          </table:table-cell>
          <table:table-cell table:formula="of:=SUM([.E$3:.E29])/[.B$7]" office:value-type="float" office:value="0.500498046875" calcext:value-type="float">
            <text:p>0.500498046875</text:p>
          </table:table-cell>
        </table:table-row>
        <table:table-row table:style-name="ro1">
          <table:table-cell table:number-columns-repeated="3"/>
          <table:table-cell table:formula="of:=FLOOR([.D29]+[.I29])" office:value-type="float" office:value="102400" calcext:value-type="float">
            <text:p>102400</text:p>
          </table:table-cell>
          <table:table-cell table:formula="of:=[.D30]/[.B$3]" office:value-type="float" office:value="400" calcext:value-type="float">
            <text:p>400</text:p>
          </table:table-cell>
          <table:table-cell table:formula="of:=ROUND([.E30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30]*[.B$3])-[.D30]" office:value-type="float" office:value="0" calcext:value-type="float">
            <text:p>0</text:p>
          </table:table-cell>
          <table:table-cell table:formula="of:=[.H30]/[.B$1]" office:value-type="float" office:value="0" calcext:value-type="float">
            <text:p>0</text:p>
          </table:table-cell>
          <table:table-cell table:formula="of:=[.I30]/[.B$3]" office:value-type="float" office:value="0" calcext:value-type="float">
            <text:p>0</text:p>
          </table:table-cell>
          <table:table-cell table:formula="of:=[.G30]*[.$B$6]" office:value-type="float" office:value="0.02" calcext:value-type="float">
            <text:p>0.02</text:p>
          </table:table-cell>
          <table:table-cell table:formula="of:=1/[.K30]" office:value-type="float" office:value="50" calcext:value-type="float">
            <text:p>50</text:p>
          </table:table-cell>
          <table:table-cell table:formula="of:=[.L30]/24" office:value-type="float" office:value="2.08333333333333" calcext:value-type="float">
            <text:p>2.08333333333333</text:p>
          </table:table-cell>
          <table:table-cell table:formula="of:=[.M30]*60" office:value-type="float" office:value="125" calcext:value-type="float">
            <text:p>125</text:p>
          </table:table-cell>
          <table:table-cell table:formula="of:=[.F30]*[.$B$6]" office:value-type="float" office:value="0.02" calcext:value-type="float">
            <text:p>0.02</text:p>
          </table:table-cell>
          <table:table-cell table:formula="of:=1/[.O30]" office:value-type="float" office:value="50" calcext:value-type="float">
            <text:p>50</text:p>
          </table:table-cell>
          <table:table-cell table:formula="of:=[.P30]/24" office:value-type="float" office:value="2.08333333333333" calcext:value-type="float">
            <text:p>2.08333333333333</text:p>
          </table:table-cell>
          <table:table-cell table:formula="of:=[.Q30]*60" office:value-type="float" office:value="125" calcext:value-type="float">
            <text:p>125</text:p>
          </table:table-cell>
          <table:table-cell table:formula="of:=([.N30]-[.R30])" office:value-type="float" office:value="0" calcext:value-type="float">
            <text:p>0</text:p>
          </table:table-cell>
          <table:table-cell table:formula="of:=SUM([.E$3:.E30])/[.B$7]" office:value-type="float" office:value="0.520498046875" calcext:value-type="float">
            <text:p>0.520498046875</text:p>
          </table:table-cell>
        </table:table-row>
        <table:table-row table:style-name="ro1">
          <table:table-cell table:number-columns-repeated="3"/>
          <table:table-cell table:formula="of:=FLOOR([.D30]+[.I30])" office:value-type="float" office:value="102400" calcext:value-type="float">
            <text:p>102400</text:p>
          </table:table-cell>
          <table:table-cell table:formula="of:=[.D31]/[.B$3]" office:value-type="float" office:value="400" calcext:value-type="float">
            <text:p>400</text:p>
          </table:table-cell>
          <table:table-cell table:formula="of:=ROUND([.E31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31]*[.B$3])-[.D31]" office:value-type="float" office:value="0" calcext:value-type="float">
            <text:p>0</text:p>
          </table:table-cell>
          <table:table-cell table:formula="of:=[.H31]/[.B$1]" office:value-type="float" office:value="0" calcext:value-type="float">
            <text:p>0</text:p>
          </table:table-cell>
          <table:table-cell table:formula="of:=[.I31]/[.B$3]" office:value-type="float" office:value="0" calcext:value-type="float">
            <text:p>0</text:p>
          </table:table-cell>
          <table:table-cell table:formula="of:=[.G31]*[.$B$6]" office:value-type="float" office:value="0.02" calcext:value-type="float">
            <text:p>0.02</text:p>
          </table:table-cell>
          <table:table-cell table:formula="of:=1/[.K31]" office:value-type="float" office:value="50" calcext:value-type="float">
            <text:p>50</text:p>
          </table:table-cell>
          <table:table-cell table:formula="of:=[.L31]/24" office:value-type="float" office:value="2.08333333333333" calcext:value-type="float">
            <text:p>2.08333333333333</text:p>
          </table:table-cell>
          <table:table-cell table:formula="of:=[.M31]*60" office:value-type="float" office:value="125" calcext:value-type="float">
            <text:p>125</text:p>
          </table:table-cell>
          <table:table-cell table:formula="of:=[.F31]*[.$B$6]" office:value-type="float" office:value="0.02" calcext:value-type="float">
            <text:p>0.02</text:p>
          </table:table-cell>
          <table:table-cell table:formula="of:=1/[.O31]" office:value-type="float" office:value="50" calcext:value-type="float">
            <text:p>50</text:p>
          </table:table-cell>
          <table:table-cell table:formula="of:=[.P31]/24" office:value-type="float" office:value="2.08333333333333" calcext:value-type="float">
            <text:p>2.08333333333333</text:p>
          </table:table-cell>
          <table:table-cell table:formula="of:=[.Q31]*60" office:value-type="float" office:value="125" calcext:value-type="float">
            <text:p>125</text:p>
          </table:table-cell>
          <table:table-cell table:formula="of:=([.N31]-[.R31])" office:value-type="float" office:value="0" calcext:value-type="float">
            <text:p>0</text:p>
          </table:table-cell>
          <table:table-cell table:formula="of:=SUM([.E$3:.E31])/[.B$7]" office:value-type="float" office:value="0.540498046875" calcext:value-type="float">
            <text:p>0.540498046875</text:p>
          </table:table-cell>
        </table:table-row>
        <table:table-row table:style-name="ro1">
          <table:table-cell table:number-columns-repeated="3"/>
          <table:table-cell table:formula="of:=FLOOR([.D31]+[.I31])" office:value-type="float" office:value="102400" calcext:value-type="float">
            <text:p>102400</text:p>
          </table:table-cell>
          <table:table-cell table:formula="of:=[.D32]/[.B$3]" office:value-type="float" office:value="400" calcext:value-type="float">
            <text:p>400</text:p>
          </table:table-cell>
          <table:table-cell table:formula="of:=ROUND([.E32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32]*[.B$3])-[.D32]" office:value-type="float" office:value="0" calcext:value-type="float">
            <text:p>0</text:p>
          </table:table-cell>
          <table:table-cell table:formula="of:=[.H32]/[.B$1]" office:value-type="float" office:value="0" calcext:value-type="float">
            <text:p>0</text:p>
          </table:table-cell>
          <table:table-cell table:formula="of:=[.I32]/[.B$3]" office:value-type="float" office:value="0" calcext:value-type="float">
            <text:p>0</text:p>
          </table:table-cell>
          <table:table-cell table:formula="of:=[.G32]*[.$B$6]" office:value-type="float" office:value="0.02" calcext:value-type="float">
            <text:p>0.02</text:p>
          </table:table-cell>
          <table:table-cell table:formula="of:=1/[.K32]" office:value-type="float" office:value="50" calcext:value-type="float">
            <text:p>50</text:p>
          </table:table-cell>
          <table:table-cell table:formula="of:=[.L32]/24" office:value-type="float" office:value="2.08333333333333" calcext:value-type="float">
            <text:p>2.08333333333333</text:p>
          </table:table-cell>
          <table:table-cell table:formula="of:=[.M32]*60" office:value-type="float" office:value="125" calcext:value-type="float">
            <text:p>125</text:p>
          </table:table-cell>
          <table:table-cell table:formula="of:=[.F32]*[.$B$6]" office:value-type="float" office:value="0.02" calcext:value-type="float">
            <text:p>0.02</text:p>
          </table:table-cell>
          <table:table-cell table:formula="of:=1/[.O32]" office:value-type="float" office:value="50" calcext:value-type="float">
            <text:p>50</text:p>
          </table:table-cell>
          <table:table-cell table:formula="of:=[.P32]/24" office:value-type="float" office:value="2.08333333333333" calcext:value-type="float">
            <text:p>2.08333333333333</text:p>
          </table:table-cell>
          <table:table-cell table:formula="of:=[.Q32]*60" office:value-type="float" office:value="125" calcext:value-type="float">
            <text:p>125</text:p>
          </table:table-cell>
          <table:table-cell table:formula="of:=([.N32]-[.R32])" office:value-type="float" office:value="0" calcext:value-type="float">
            <text:p>0</text:p>
          </table:table-cell>
          <table:table-cell table:formula="of:=SUM([.E$3:.E32])/[.B$7]" office:value-type="float" office:value="0.560498046875" calcext:value-type="float">
            <text:p>0.560498046875</text:p>
          </table:table-cell>
        </table:table-row>
        <table:table-row table:style-name="ro1">
          <table:table-cell table:number-columns-repeated="3"/>
          <table:table-cell table:formula="of:=FLOOR([.D32]+[.I32])" office:value-type="float" office:value="102400" calcext:value-type="float">
            <text:p>102400</text:p>
          </table:table-cell>
          <table:table-cell table:formula="of:=[.D33]/[.B$3]" office:value-type="float" office:value="400" calcext:value-type="float">
            <text:p>400</text:p>
          </table:table-cell>
          <table:table-cell table:formula="of:=ROUND([.E33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33]*[.B$3])-[.D33]" office:value-type="float" office:value="0" calcext:value-type="float">
            <text:p>0</text:p>
          </table:table-cell>
          <table:table-cell table:formula="of:=[.H33]/[.B$1]" office:value-type="float" office:value="0" calcext:value-type="float">
            <text:p>0</text:p>
          </table:table-cell>
          <table:table-cell table:formula="of:=[.I33]/[.B$3]" office:value-type="float" office:value="0" calcext:value-type="float">
            <text:p>0</text:p>
          </table:table-cell>
          <table:table-cell table:formula="of:=[.G33]*[.$B$6]" office:value-type="float" office:value="0.02" calcext:value-type="float">
            <text:p>0.02</text:p>
          </table:table-cell>
          <table:table-cell table:formula="of:=1/[.K33]" office:value-type="float" office:value="50" calcext:value-type="float">
            <text:p>50</text:p>
          </table:table-cell>
          <table:table-cell table:formula="of:=[.L33]/24" office:value-type="float" office:value="2.08333333333333" calcext:value-type="float">
            <text:p>2.08333333333333</text:p>
          </table:table-cell>
          <table:table-cell table:formula="of:=[.M33]*60" office:value-type="float" office:value="125" calcext:value-type="float">
            <text:p>125</text:p>
          </table:table-cell>
          <table:table-cell table:formula="of:=[.F33]*[.$B$6]" office:value-type="float" office:value="0.02" calcext:value-type="float">
            <text:p>0.02</text:p>
          </table:table-cell>
          <table:table-cell table:formula="of:=1/[.O33]" office:value-type="float" office:value="50" calcext:value-type="float">
            <text:p>50</text:p>
          </table:table-cell>
          <table:table-cell table:formula="of:=[.P33]/24" office:value-type="float" office:value="2.08333333333333" calcext:value-type="float">
            <text:p>2.08333333333333</text:p>
          </table:table-cell>
          <table:table-cell table:formula="of:=[.Q33]*60" office:value-type="float" office:value="125" calcext:value-type="float">
            <text:p>125</text:p>
          </table:table-cell>
          <table:table-cell table:formula="of:=([.N33]-[.R33])" office:value-type="float" office:value="0" calcext:value-type="float">
            <text:p>0</text:p>
          </table:table-cell>
          <table:table-cell table:formula="of:=SUM([.E$3:.E33])/[.B$7]" office:value-type="float" office:value="0.580498046875" calcext:value-type="float">
            <text:p>0.580498046875</text:p>
          </table:table-cell>
        </table:table-row>
        <table:table-row table:style-name="ro1">
          <table:table-cell table:number-columns-repeated="3"/>
          <table:table-cell table:formula="of:=FLOOR([.D33]+[.I33])" office:value-type="float" office:value="102400" calcext:value-type="float">
            <text:p>102400</text:p>
          </table:table-cell>
          <table:table-cell table:formula="of:=[.D34]/[.B$3]" office:value-type="float" office:value="400" calcext:value-type="float">
            <text:p>400</text:p>
          </table:table-cell>
          <table:table-cell table:formula="of:=ROUND([.E34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34]*[.B$3])-[.D34]" office:value-type="float" office:value="0" calcext:value-type="float">
            <text:p>0</text:p>
          </table:table-cell>
          <table:table-cell table:formula="of:=[.H34]/[.B$1]" office:value-type="float" office:value="0" calcext:value-type="float">
            <text:p>0</text:p>
          </table:table-cell>
          <table:table-cell table:formula="of:=[.I34]/[.B$3]" office:value-type="float" office:value="0" calcext:value-type="float">
            <text:p>0</text:p>
          </table:table-cell>
          <table:table-cell table:formula="of:=[.G34]*[.$B$6]" office:value-type="float" office:value="0.02" calcext:value-type="float">
            <text:p>0.02</text:p>
          </table:table-cell>
          <table:table-cell table:formula="of:=1/[.K34]" office:value-type="float" office:value="50" calcext:value-type="float">
            <text:p>50</text:p>
          </table:table-cell>
          <table:table-cell table:formula="of:=[.L34]/24" office:value-type="float" office:value="2.08333333333333" calcext:value-type="float">
            <text:p>2.08333333333333</text:p>
          </table:table-cell>
          <table:table-cell table:formula="of:=[.M34]*60" office:value-type="float" office:value="125" calcext:value-type="float">
            <text:p>125</text:p>
          </table:table-cell>
          <table:table-cell table:formula="of:=[.F34]*[.$B$6]" office:value-type="float" office:value="0.02" calcext:value-type="float">
            <text:p>0.02</text:p>
          </table:table-cell>
          <table:table-cell table:formula="of:=1/[.O34]" office:value-type="float" office:value="50" calcext:value-type="float">
            <text:p>50</text:p>
          </table:table-cell>
          <table:table-cell table:formula="of:=[.P34]/24" office:value-type="float" office:value="2.08333333333333" calcext:value-type="float">
            <text:p>2.08333333333333</text:p>
          </table:table-cell>
          <table:table-cell table:formula="of:=[.Q34]*60" office:value-type="float" office:value="125" calcext:value-type="float">
            <text:p>125</text:p>
          </table:table-cell>
          <table:table-cell table:formula="of:=([.N34]-[.R34])" office:value-type="float" office:value="0" calcext:value-type="float">
            <text:p>0</text:p>
          </table:table-cell>
          <table:table-cell table:formula="of:=SUM([.E$3:.E34])/[.B$7]" office:value-type="float" office:value="0.600498046875" calcext:value-type="float">
            <text:p>0.600498046875</text:p>
          </table:table-cell>
        </table:table-row>
        <table:table-row table:style-name="ro1">
          <table:table-cell table:number-columns-repeated="3"/>
          <table:table-cell table:formula="of:=FLOOR([.D34]+[.I34])" office:value-type="float" office:value="102400" calcext:value-type="float">
            <text:p>102400</text:p>
          </table:table-cell>
          <table:table-cell table:formula="of:=[.D35]/[.B$3]" office:value-type="float" office:value="400" calcext:value-type="float">
            <text:p>400</text:p>
          </table:table-cell>
          <table:table-cell table:formula="of:=ROUND([.E35])"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table:formula="of:=([.G35]*[.B$3])-[.D35]" office:value-type="float" office:value="5120" calcext:value-type="float">
            <text:p>5120</text:p>
          </table:table-cell>
          <table:table-cell table:formula="of:=[.H35]/[.B$1]" office:value-type="float" office:value="2560" calcext:value-type="float">
            <text:p>2560</text:p>
          </table:table-cell>
          <table:table-cell table:formula="of:=[.I35]/[.B$3]" office:value-type="float" office:value="10" calcext:value-type="float">
            <text:p>10</text:p>
          </table:table-cell>
          <table:table-cell table:formula="of:=[.G35]*[.$B$6]" office:value-type="float" office:value="0.021" calcext:value-type="float">
            <text:p>0.021</text:p>
          </table:table-cell>
          <table:table-cell table:formula="of:=1/[.K35]" office:value-type="float" office:value="47.6190476190476" calcext:value-type="float">
            <text:p>47.6190476190476</text:p>
          </table:table-cell>
          <table:table-cell table:formula="of:=[.L35]/24" office:value-type="float" office:value="1.98412698412698" calcext:value-type="float">
            <text:p>1.98412698412698</text:p>
          </table:table-cell>
          <table:table-cell table:formula="of:=[.M35]*60" office:value-type="float" office:value="119.047619047619" calcext:value-type="float">
            <text:p>119.047619047619</text:p>
          </table:table-cell>
          <table:table-cell table:formula="of:=[.F35]*[.$B$6]" office:value-type="float" office:value="0.02" calcext:value-type="float">
            <text:p>0.02</text:p>
          </table:table-cell>
          <table:table-cell table:formula="of:=1/[.O35]" office:value-type="float" office:value="50" calcext:value-type="float">
            <text:p>50</text:p>
          </table:table-cell>
          <table:table-cell table:formula="of:=[.P35]/24" office:value-type="float" office:value="2.08333333333333" calcext:value-type="float">
            <text:p>2.08333333333333</text:p>
          </table:table-cell>
          <table:table-cell table:formula="of:=[.Q35]*60" office:value-type="float" office:value="125" calcext:value-type="float">
            <text:p>125</text:p>
          </table:table-cell>
          <table:table-cell table:formula="of:=([.N35]-[.R35])" office:value-type="float" office:value="-5.95238095238098" calcext:value-type="float">
            <text:p>-5.95238095238098</text:p>
          </table:table-cell>
          <table:table-cell table:formula="of:=SUM([.E$3:.E35])/[.B$7]" office:value-type="float" office:value="0.620498046875" calcext:value-type="float">
            <text:p>0.620498046875</text:p>
          </table:table-cell>
        </table:table-row>
        <table:table-row table:style-name="ro1">
          <table:table-cell table:number-columns-repeated="3"/>
          <table:table-cell table:formula="of:=FLOOR([.D35]+[.I35])" office:value-type="float" office:value="104960" calcext:value-type="float">
            <text:p>104960</text:p>
          </table:table-cell>
          <table:table-cell table:formula="of:=[.D36]/[.B$3]" office:value-type="float" office:value="410" calcext:value-type="float">
            <text:p>410</text:p>
          </table:table-cell>
          <table:table-cell table:formula="of:=ROUND([.E36])"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table:formula="of:=([.G36]*[.B$3])-[.D36]" office:value-type="float" office:value="2560" calcext:value-type="float">
            <text:p>2560</text:p>
          </table:table-cell>
          <table:table-cell table:formula="of:=[.H36]/[.B$1]" office:value-type="float" office:value="1280" calcext:value-type="float">
            <text:p>1280</text:p>
          </table:table-cell>
          <table:table-cell table:formula="of:=[.I36]/[.B$3]" office:value-type="float" office:value="5" calcext:value-type="float">
            <text:p>5</text:p>
          </table:table-cell>
          <table:table-cell table:formula="of:=[.G36]*[.$B$6]" office:value-type="float" office:value="0.021" calcext:value-type="float">
            <text:p>0.021</text:p>
          </table:table-cell>
          <table:table-cell table:formula="of:=1/[.K36]" office:value-type="float" office:value="47.6190476190476" calcext:value-type="float">
            <text:p>47.6190476190476</text:p>
          </table:table-cell>
          <table:table-cell table:formula="of:=[.L36]/24" office:value-type="float" office:value="1.98412698412698" calcext:value-type="float">
            <text:p>1.98412698412698</text:p>
          </table:table-cell>
          <table:table-cell table:formula="of:=[.M36]*60" office:value-type="float" office:value="119.047619047619" calcext:value-type="float">
            <text:p>119.047619047619</text:p>
          </table:table-cell>
          <table:table-cell table:formula="of:=[.F36]*[.$B$6]" office:value-type="float" office:value="0.0205" calcext:value-type="float">
            <text:p>0.0205</text:p>
          </table:table-cell>
          <table:table-cell table:formula="of:=1/[.O36]" office:value-type="float" office:value="48.7804878048781" calcext:value-type="float">
            <text:p>48.7804878048781</text:p>
          </table:table-cell>
          <table:table-cell table:formula="of:=[.P36]/24" office:value-type="float" office:value="2.03252032520325" calcext:value-type="float">
            <text:p>2.03252032520325</text:p>
          </table:table-cell>
          <table:table-cell table:formula="of:=[.Q36]*60" office:value-type="float" office:value="121.951219512195" calcext:value-type="float">
            <text:p>121.951219512195</text:p>
          </table:table-cell>
          <table:table-cell table:formula="of:=([.N36]-[.R36])" office:value-type="float" office:value="-2.9036004645761" calcext:value-type="float">
            <text:p>-2.9036004645761</text:p>
          </table:table-cell>
          <table:table-cell table:formula="of:=SUM([.E$3:.E36])/[.B$7]" office:value-type="float" office:value="0.640998046875" calcext:value-type="float">
            <text:p>0.640998046875</text:p>
          </table:table-cell>
        </table:table-row>
        <table:table-row table:style-name="ro1">
          <table:table-cell table:number-columns-repeated="3"/>
          <table:table-cell table:formula="of:=FLOOR([.D36]+[.I36])" office:value-type="float" office:value="106240" calcext:value-type="float">
            <text:p>106240</text:p>
          </table:table-cell>
          <table:table-cell table:formula="of:=[.D37]/[.B$3]" office:value-type="float" office:value="415" calcext:value-type="float">
            <text:p>415</text:p>
          </table:table-cell>
          <table:table-cell table:formula="of:=ROUND([.E37])"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table:formula="of:=([.G37]*[.B$3])-[.D37]" office:value-type="float" office:value="1280" calcext:value-type="float">
            <text:p>1280</text:p>
          </table:table-cell>
          <table:table-cell table:formula="of:=[.H37]/[.B$1]" office:value-type="float" office:value="640" calcext:value-type="float">
            <text:p>640</text:p>
          </table:table-cell>
          <table:table-cell table:formula="of:=[.I37]/[.B$3]" office:value-type="float" office:value="2.5" calcext:value-type="float">
            <text:p>2.5</text:p>
          </table:table-cell>
          <table:table-cell table:formula="of:=[.G37]*[.$B$6]" office:value-type="float" office:value="0.021" calcext:value-type="float">
            <text:p>0.021</text:p>
          </table:table-cell>
          <table:table-cell table:formula="of:=1/[.K37]" office:value-type="float" office:value="47.6190476190476" calcext:value-type="float">
            <text:p>47.6190476190476</text:p>
          </table:table-cell>
          <table:table-cell table:formula="of:=[.L37]/24" office:value-type="float" office:value="1.98412698412698" calcext:value-type="float">
            <text:p>1.98412698412698</text:p>
          </table:table-cell>
          <table:table-cell table:formula="of:=[.M37]*60" office:value-type="float" office:value="119.047619047619" calcext:value-type="float">
            <text:p>119.047619047619</text:p>
          </table:table-cell>
          <table:table-cell table:formula="of:=[.F37]*[.$B$6]" office:value-type="float" office:value="0.02075" calcext:value-type="float">
            <text:p>0.02075</text:p>
          </table:table-cell>
          <table:table-cell table:formula="of:=1/[.O37]" office:value-type="float" office:value="48.1927710843373" calcext:value-type="float">
            <text:p>48.1927710843373</text:p>
          </table:table-cell>
          <table:table-cell table:formula="of:=[.P37]/24" office:value-type="float" office:value="2.00803212851406" calcext:value-type="float">
            <text:p>2.00803212851406</text:p>
          </table:table-cell>
          <table:table-cell table:formula="of:=[.Q37]*60" office:value-type="float" office:value="120.481927710843" calcext:value-type="float">
            <text:p>120.481927710843</text:p>
          </table:table-cell>
          <table:table-cell table:formula="of:=([.N37]-[.R37])" office:value-type="float" office:value="-1.43430866322431" calcext:value-type="float">
            <text:p>-1.43430866322431</text:p>
          </table:table-cell>
          <table:table-cell table:formula="of:=SUM([.E$3:.E37])/[.B$7]" office:value-type="float" office:value="0.661748046875" calcext:value-type="float">
            <text:p>0.661748046875</text:p>
          </table:table-cell>
        </table:table-row>
        <table:table-row table:style-name="ro1">
          <table:table-cell table:number-columns-repeated="3"/>
          <table:table-cell table:formula="of:=FLOOR([.D37]+[.I37])" office:value-type="float" office:value="106880" calcext:value-type="float">
            <text:p>106880</text:p>
          </table:table-cell>
          <table:table-cell table:formula="of:=[.D38]/[.B$3]" office:value-type="float" office:value="417.5" calcext:value-type="float">
            <text:p>417.5</text:p>
          </table:table-cell>
          <table:table-cell table:formula="of:=ROUND([.E38])"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table:formula="of:=([.G38]*[.B$3])-[.D38]" office:value-type="float" office:value="640" calcext:value-type="float">
            <text:p>640</text:p>
          </table:table-cell>
          <table:table-cell table:formula="of:=[.H38]/[.B$1]" office:value-type="float" office:value="320" calcext:value-type="float">
            <text:p>320</text:p>
          </table:table-cell>
          <table:table-cell table:formula="of:=[.I38]/[.B$3]" office:value-type="float" office:value="1.25" calcext:value-type="float">
            <text:p>1.25</text:p>
          </table:table-cell>
          <table:table-cell table:formula="of:=[.G38]*[.$B$6]" office:value-type="float" office:value="0.021" calcext:value-type="float">
            <text:p>0.021</text:p>
          </table:table-cell>
          <table:table-cell table:formula="of:=1/[.K38]" office:value-type="float" office:value="47.6190476190476" calcext:value-type="float">
            <text:p>47.6190476190476</text:p>
          </table:table-cell>
          <table:table-cell table:formula="of:=[.L38]/24" office:value-type="float" office:value="1.98412698412698" calcext:value-type="float">
            <text:p>1.98412698412698</text:p>
          </table:table-cell>
          <table:table-cell table:formula="of:=[.M38]*60" office:value-type="float" office:value="119.047619047619" calcext:value-type="float">
            <text:p>119.047619047619</text:p>
          </table:table-cell>
          <table:table-cell table:formula="of:=[.F38]*[.$B$6]" office:value-type="float" office:value="0.0209" calcext:value-type="float">
            <text:p>0.0209</text:p>
          </table:table-cell>
          <table:table-cell table:formula="of:=1/[.O38]" office:value-type="float" office:value="47.8468899521531" calcext:value-type="float">
            <text:p>47.8468899521531</text:p>
          </table:table-cell>
          <table:table-cell table:formula="of:=[.P38]/24" office:value-type="float" office:value="1.99362041467305" calcext:value-type="float">
            <text:p>1.99362041467305</text:p>
          </table:table-cell>
          <table:table-cell table:formula="of:=[.Q38]*60" office:value-type="float" office:value="119.617224880383" calcext:value-type="float">
            <text:p>119.617224880383</text:p>
          </table:table-cell>
          <table:table-cell table:formula="of:=([.N38]-[.R38])" office:value-type="float" office:value="-0.569605832763727" calcext:value-type="float">
            <text:p>-0.569605832763727</text:p>
          </table:table-cell>
          <table:table-cell table:formula="of:=SUM([.E$3:.E38])/[.B$7]" office:value-type="float" office:value="0.682623046875" calcext:value-type="float">
            <text:p>0.682623046875</text:p>
          </table:table-cell>
        </table:table-row>
        <table:table-row table:style-name="ro1">
          <table:table-cell table:number-columns-repeated="3"/>
          <table:table-cell table:formula="of:=FLOOR([.D38]+[.I38])" office:value-type="float" office:value="107200" calcext:value-type="float">
            <text:p>107200</text:p>
          </table:table-cell>
          <table:table-cell table:formula="of:=[.D39]/[.B$3]" office:value-type="float" office:value="418.75" calcext:value-type="float">
            <text:p>418.75</text:p>
          </table:table-cell>
          <table:table-cell table:formula="of:=ROUND([.E39])"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table:formula="of:=([.G39]*[.B$3])-[.D39]" office:value-type="float" office:value="320" calcext:value-type="float">
            <text:p>320</text:p>
          </table:table-cell>
          <table:table-cell table:formula="of:=[.H39]/[.B$1]" office:value-type="float" office:value="160" calcext:value-type="float">
            <text:p>160</text:p>
          </table:table-cell>
          <table:table-cell table:formula="of:=[.I39]/[.B$3]" office:value-type="float" office:value="0.625" calcext:value-type="float">
            <text:p>0.625</text:p>
          </table:table-cell>
          <table:table-cell table:formula="of:=[.G39]*[.$B$6]" office:value-type="float" office:value="0.021" calcext:value-type="float">
            <text:p>0.021</text:p>
          </table:table-cell>
          <table:table-cell table:formula="of:=1/[.K39]" office:value-type="float" office:value="47.6190476190476" calcext:value-type="float">
            <text:p>47.6190476190476</text:p>
          </table:table-cell>
          <table:table-cell table:formula="of:=[.L39]/24" office:value-type="float" office:value="1.98412698412698" calcext:value-type="float">
            <text:p>1.98412698412698</text:p>
          </table:table-cell>
          <table:table-cell table:formula="of:=[.M39]*60" office:value-type="float" office:value="119.047619047619" calcext:value-type="float">
            <text:p>119.047619047619</text:p>
          </table:table-cell>
          <table:table-cell table:formula="of:=[.F39]*[.$B$6]" office:value-type="float" office:value="0.02095" calcext:value-type="float">
            <text:p>0.02095</text:p>
          </table:table-cell>
          <table:table-cell table:formula="of:=1/[.O39]" office:value-type="float" office:value="47.7326968973747" calcext:value-type="float">
            <text:p>47.7326968973747</text:p>
          </table:table-cell>
          <table:table-cell table:formula="of:=[.P39]/24" office:value-type="float" office:value="1.98886237072395" calcext:value-type="float">
            <text:p>1.98886237072395</text:p>
          </table:table-cell>
          <table:table-cell table:formula="of:=[.Q39]*60" office:value-type="float" office:value="119.331742243437" calcext:value-type="float">
            <text:p>119.331742243437</text:p>
          </table:table-cell>
          <table:table-cell table:formula="of:=([.N39]-[.R39])" office:value-type="float" office:value="-0.284123195817713" calcext:value-type="float">
            <text:p>-0.284123195817713</text:p>
          </table:table-cell>
          <table:table-cell table:formula="of:=SUM([.E$3:.E39])/[.B$7]" office:value-type="float" office:value="0.703560546875" calcext:value-type="float">
            <text:p>0.703560546875</text:p>
          </table:table-cell>
        </table:table-row>
        <table:table-row table:style-name="ro1">
          <table:table-cell table:number-columns-repeated="3"/>
          <table:table-cell table:formula="of:=FLOOR([.D39]+[.I39])" office:value-type="float" office:value="107360" calcext:value-type="float">
            <text:p>107360</text:p>
          </table:table-cell>
          <table:table-cell table:formula="of:=[.D40]/[.B$3]" office:value-type="float" office:value="419.375" calcext:value-type="float">
            <text:p>419.375</text:p>
          </table:table-cell>
          <table:table-cell table:formula="of:=ROUND([.E40])"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table:formula="of:=([.G40]*[.B$3])-[.D40]" office:value-type="float" office:value="160" calcext:value-type="float">
            <text:p>160</text:p>
          </table:table-cell>
          <table:table-cell table:formula="of:=[.H40]/[.B$1]" office:value-type="float" office:value="80" calcext:value-type="float">
            <text:p>80</text:p>
          </table:table-cell>
          <table:table-cell table:formula="of:=[.I40]/[.B$3]" office:value-type="float" office:value="0.3125" calcext:value-type="float">
            <text:p>0.3125</text:p>
          </table:table-cell>
          <table:table-cell table:formula="of:=[.G40]*[.$B$6]" office:value-type="float" office:value="0.021" calcext:value-type="float">
            <text:p>0.021</text:p>
          </table:table-cell>
          <table:table-cell table:formula="of:=1/[.K40]" office:value-type="float" office:value="47.6190476190476" calcext:value-type="float">
            <text:p>47.6190476190476</text:p>
          </table:table-cell>
          <table:table-cell table:formula="of:=[.L40]/24" office:value-type="float" office:value="1.98412698412698" calcext:value-type="float">
            <text:p>1.98412698412698</text:p>
          </table:table-cell>
          <table:table-cell table:formula="of:=[.M40]*60" office:value-type="float" office:value="119.047619047619" calcext:value-type="float">
            <text:p>119.047619047619</text:p>
          </table:table-cell>
          <table:table-cell table:formula="of:=[.F40]*[.$B$6]" office:value-type="float" office:value="0.02095" calcext:value-type="float">
            <text:p>0.02095</text:p>
          </table:table-cell>
          <table:table-cell table:formula="of:=1/[.O40]" office:value-type="float" office:value="47.7326968973747" calcext:value-type="float">
            <text:p>47.7326968973747</text:p>
          </table:table-cell>
          <table:table-cell table:formula="of:=[.P40]/24" office:value-type="float" office:value="1.98886237072395" calcext:value-type="float">
            <text:p>1.98886237072395</text:p>
          </table:table-cell>
          <table:table-cell table:formula="of:=[.Q40]*60" office:value-type="float" office:value="119.331742243437" calcext:value-type="float">
            <text:p>119.331742243437</text:p>
          </table:table-cell>
          <table:table-cell table:formula="of:=([.N40]-[.R40])" office:value-type="float" office:value="-0.284123195817713" calcext:value-type="float">
            <text:p>-0.284123195817713</text:p>
          </table:table-cell>
          <table:table-cell table:formula="of:=SUM([.E$3:.E40])/[.B$7]" office:value-type="float" office:value="0.724529296875" calcext:value-type="float">
            <text:p>0.724529296875</text:p>
          </table:table-cell>
        </table:table-row>
        <table:table-row table:style-name="ro1">
          <table:table-cell table:number-columns-repeated="3"/>
          <table:table-cell table:formula="of:=FLOOR([.D40]+[.I40])" office:value-type="float" office:value="107440" calcext:value-type="float">
            <text:p>107440</text:p>
          </table:table-cell>
          <table:table-cell table:formula="of:=[.D41]/[.B$3]" office:value-type="float" office:value="419.6875" calcext:value-type="float">
            <text:p>419.6875</text:p>
          </table:table-cell>
          <table:table-cell table:formula="of:=ROUND([.E41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41]*[.B$3])-[.D41]" office:value-type="float" office:value="80" calcext:value-type="float">
            <text:p>80</text:p>
          </table:table-cell>
          <table:table-cell table:formula="of:=[.H41]/[.B$1]" office:value-type="float" office:value="40" calcext:value-type="float">
            <text:p>40</text:p>
          </table:table-cell>
          <table:table-cell table:formula="of:=[.I41]/[.B$3]" office:value-type="float" office:value="0.15625" calcext:value-type="float">
            <text:p>0.15625</text:p>
          </table:table-cell>
          <table:table-cell table:formula="of:=[.G41]*[.$B$6]" office:value-type="float" office:value="0.021" calcext:value-type="float">
            <text:p>0.021</text:p>
          </table:table-cell>
          <table:table-cell table:formula="of:=1/[.K41]" office:value-type="float" office:value="47.6190476190476" calcext:value-type="float">
            <text:p>47.6190476190476</text:p>
          </table:table-cell>
          <table:table-cell table:formula="of:=[.L41]/24" office:value-type="float" office:value="1.98412698412698" calcext:value-type="float">
            <text:p>1.98412698412698</text:p>
          </table:table-cell>
          <table:table-cell table:formula="of:=[.M41]*60" office:value-type="float" office:value="119.047619047619" calcext:value-type="float">
            <text:p>119.047619047619</text:p>
          </table:table-cell>
          <table:table-cell table:formula="of:=[.F41]*[.$B$6]" office:value-type="float" office:value="0.021" calcext:value-type="float">
            <text:p>0.021</text:p>
          </table:table-cell>
          <table:table-cell table:formula="of:=1/[.O41]" office:value-type="float" office:value="47.6190476190476" calcext:value-type="float">
            <text:p>47.6190476190476</text:p>
          </table:table-cell>
          <table:table-cell table:formula="of:=[.P41]/24" office:value-type="float" office:value="1.98412698412698" calcext:value-type="float">
            <text:p>1.98412698412698</text:p>
          </table:table-cell>
          <table:table-cell table:formula="of:=[.Q41]*60" office:value-type="float" office:value="119.047619047619" calcext:value-type="float">
            <text:p>119.047619047619</text:p>
          </table:table-cell>
          <table:table-cell table:formula="of:=([.N41]-[.R41])" office:value-type="float" office:value="0" calcext:value-type="float">
            <text:p>0</text:p>
          </table:table-cell>
          <table:table-cell table:formula="of:=SUM([.E$3:.E41])/[.B$7]" office:value-type="float" office:value="0.745513671875" calcext:value-type="float">
            <text:p>0.745513671875</text:p>
          </table:table-cell>
        </table:table-row>
        <table:table-row table:style-name="ro1">
          <table:table-cell table:number-columns-repeated="3"/>
          <table:table-cell table:formula="of:=FLOOR([.D41]+[.I41])" office:value-type="float" office:value="107480" calcext:value-type="float">
            <text:p>107480</text:p>
          </table:table-cell>
          <table:table-cell table:formula="of:=[.D42]/[.B$3]" office:value-type="float" office:value="419.84375" calcext:value-type="float">
            <text:p>419.84375</text:p>
          </table:table-cell>
          <table:table-cell table:formula="of:=ROUND([.E42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42]*[.B$3])-[.D42]" office:value-type="float" office:value="40" calcext:value-type="float">
            <text:p>40</text:p>
          </table:table-cell>
          <table:table-cell table:formula="of:=[.H42]/[.B$1]" office:value-type="float" office:value="20" calcext:value-type="float">
            <text:p>20</text:p>
          </table:table-cell>
          <table:table-cell table:formula="of:=[.I42]/[.B$3]" office:value-type="float" office:value="0.078125" calcext:value-type="float">
            <text:p>0.078125</text:p>
          </table:table-cell>
          <table:table-cell table:formula="of:=[.G42]*[.$B$6]" office:value-type="float" office:value="0.021" calcext:value-type="float">
            <text:p>0.021</text:p>
          </table:table-cell>
          <table:table-cell table:formula="of:=1/[.K42]" office:value-type="float" office:value="47.6190476190476" calcext:value-type="float">
            <text:p>47.6190476190476</text:p>
          </table:table-cell>
          <table:table-cell table:formula="of:=[.L42]/24" office:value-type="float" office:value="1.98412698412698" calcext:value-type="float">
            <text:p>1.98412698412698</text:p>
          </table:table-cell>
          <table:table-cell table:formula="of:=[.M42]*60" office:value-type="float" office:value="119.047619047619" calcext:value-type="float">
            <text:p>119.047619047619</text:p>
          </table:table-cell>
          <table:table-cell table:formula="of:=[.F42]*[.$B$6]" office:value-type="float" office:value="0.021" calcext:value-type="float">
            <text:p>0.021</text:p>
          </table:table-cell>
          <table:table-cell table:formula="of:=1/[.O42]" office:value-type="float" office:value="47.6190476190476" calcext:value-type="float">
            <text:p>47.6190476190476</text:p>
          </table:table-cell>
          <table:table-cell table:formula="of:=[.P42]/24" office:value-type="float" office:value="1.98412698412698" calcext:value-type="float">
            <text:p>1.98412698412698</text:p>
          </table:table-cell>
          <table:table-cell table:formula="of:=[.Q42]*60" office:value-type="float" office:value="119.047619047619" calcext:value-type="float">
            <text:p>119.047619047619</text:p>
          </table:table-cell>
          <table:table-cell table:formula="of:=([.N42]-[.R42])" office:value-type="float" office:value="0" calcext:value-type="float">
            <text:p>0</text:p>
          </table:table-cell>
          <table:table-cell table:formula="of:=SUM([.E$3:.E42])/[.B$7]" office:value-type="float" office:value="0.766505859375" calcext:value-type="float">
            <text:p>0.766505859375</text:p>
          </table:table-cell>
        </table:table-row>
        <table:table-row table:style-name="ro1">
          <table:table-cell table:number-columns-repeated="3"/>
          <table:table-cell table:formula="of:=FLOOR([.D42]+[.I42])" office:value-type="float" office:value="107500" calcext:value-type="float">
            <text:p>107500</text:p>
          </table:table-cell>
          <table:table-cell table:formula="of:=[.D43]/[.B$3]" office:value-type="float" office:value="419.921875" calcext:value-type="float">
            <text:p>419.921875</text:p>
          </table:table-cell>
          <table:table-cell table:formula="of:=ROUND([.E43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43]*[.B$3])-[.D43]" office:value-type="float" office:value="20" calcext:value-type="float">
            <text:p>20</text:p>
          </table:table-cell>
          <table:table-cell table:formula="of:=[.H43]/[.B$1]" office:value-type="float" office:value="10" calcext:value-type="float">
            <text:p>10</text:p>
          </table:table-cell>
          <table:table-cell table:formula="of:=[.I43]/[.B$3]" office:value-type="float" office:value="0.0390625" calcext:value-type="float">
            <text:p>0.0390625</text:p>
          </table:table-cell>
          <table:table-cell table:formula="of:=[.G43]*[.$B$6]" office:value-type="float" office:value="0.021" calcext:value-type="float">
            <text:p>0.021</text:p>
          </table:table-cell>
          <table:table-cell table:formula="of:=1/[.K43]" office:value-type="float" office:value="47.6190476190476" calcext:value-type="float">
            <text:p>47.6190476190476</text:p>
          </table:table-cell>
          <table:table-cell table:formula="of:=[.L43]/24" office:value-type="float" office:value="1.98412698412698" calcext:value-type="float">
            <text:p>1.98412698412698</text:p>
          </table:table-cell>
          <table:table-cell table:formula="of:=[.M43]*60" office:value-type="float" office:value="119.047619047619" calcext:value-type="float">
            <text:p>119.047619047619</text:p>
          </table:table-cell>
          <table:table-cell table:formula="of:=[.F43]*[.$B$6]" office:value-type="float" office:value="0.021" calcext:value-type="float">
            <text:p>0.021</text:p>
          </table:table-cell>
          <table:table-cell table:formula="of:=1/[.O43]" office:value-type="float" office:value="47.6190476190476" calcext:value-type="float">
            <text:p>47.6190476190476</text:p>
          </table:table-cell>
          <table:table-cell table:formula="of:=[.P43]/24" office:value-type="float" office:value="1.98412698412698" calcext:value-type="float">
            <text:p>1.98412698412698</text:p>
          </table:table-cell>
          <table:table-cell table:formula="of:=[.Q43]*60" office:value-type="float" office:value="119.047619047619" calcext:value-type="float">
            <text:p>119.047619047619</text:p>
          </table:table-cell>
          <table:table-cell table:formula="of:=([.N43]-[.R43])" office:value-type="float" office:value="0" calcext:value-type="float">
            <text:p>0</text:p>
          </table:table-cell>
          <table:table-cell table:formula="of:=SUM([.E$3:.E43])/[.B$7]" office:value-type="float" office:value="0.787501953125" calcext:value-type="float">
            <text:p>0.787501953125</text:p>
          </table:table-cell>
        </table:table-row>
        <table:table-row table:style-name="ro1">
          <table:table-cell table:number-columns-repeated="3"/>
          <table:table-cell table:formula="of:=FLOOR([.D43]+[.I43])" office:value-type="float" office:value="107510" calcext:value-type="float">
            <text:p>107510</text:p>
          </table:table-cell>
          <table:table-cell table:formula="of:=[.D44]/[.B$3]" office:value-type="float" office:value="419.9609375" calcext:value-type="float">
            <text:p>419.9609375</text:p>
          </table:table-cell>
          <table:table-cell table:formula="of:=ROUND([.E44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44]*[.B$3])-[.D44]" office:value-type="float" office:value="10" calcext:value-type="float">
            <text:p>10</text:p>
          </table:table-cell>
          <table:table-cell table:formula="of:=[.H44]/[.B$1]" office:value-type="float" office:value="5" calcext:value-type="float">
            <text:p>5</text:p>
          </table:table-cell>
          <table:table-cell table:formula="of:=[.I44]/[.B$3]" office:value-type="float" office:value="0.01953125" calcext:value-type="float">
            <text:p>0.01953125</text:p>
          </table:table-cell>
          <table:table-cell table:formula="of:=[.G44]*[.$B$6]" office:value-type="float" office:value="0.021" calcext:value-type="float">
            <text:p>0.021</text:p>
          </table:table-cell>
          <table:table-cell table:formula="of:=1/[.K44]" office:value-type="float" office:value="47.6190476190476" calcext:value-type="float">
            <text:p>47.6190476190476</text:p>
          </table:table-cell>
          <table:table-cell table:formula="of:=[.L44]/24" office:value-type="float" office:value="1.98412698412698" calcext:value-type="float">
            <text:p>1.98412698412698</text:p>
          </table:table-cell>
          <table:table-cell table:formula="of:=[.M44]*60" office:value-type="float" office:value="119.047619047619" calcext:value-type="float">
            <text:p>119.047619047619</text:p>
          </table:table-cell>
          <table:table-cell table:formula="of:=[.F44]*[.$B$6]" office:value-type="float" office:value="0.021" calcext:value-type="float">
            <text:p>0.021</text:p>
          </table:table-cell>
          <table:table-cell table:formula="of:=1/[.O44]" office:value-type="float" office:value="47.6190476190476" calcext:value-type="float">
            <text:p>47.6190476190476</text:p>
          </table:table-cell>
          <table:table-cell table:formula="of:=[.P44]/24" office:value-type="float" office:value="1.98412698412698" calcext:value-type="float">
            <text:p>1.98412698412698</text:p>
          </table:table-cell>
          <table:table-cell table:formula="of:=[.Q44]*60" office:value-type="float" office:value="119.047619047619" calcext:value-type="float">
            <text:p>119.047619047619</text:p>
          </table:table-cell>
          <table:table-cell table:formula="of:=([.N44]-[.R44])" office:value-type="float" office:value="0" calcext:value-type="float">
            <text:p>0</text:p>
          </table:table-cell>
          <table:table-cell table:formula="of:=SUM([.E$3:.E44])/[.B$7]" office:value-type="float" office:value="0.8085" calcext:value-type="float">
            <text:p>0.8085</text:p>
          </table:table-cell>
        </table:table-row>
        <table:table-row table:style-name="ro1">
          <table:table-cell table:number-columns-repeated="3"/>
          <table:table-cell table:formula="of:=FLOOR([.D44]+[.I44])" office:value-type="float" office:value="107515" calcext:value-type="float">
            <text:p>107515</text:p>
          </table:table-cell>
          <table:table-cell table:formula="of:=[.D45]/[.B$3]" office:value-type="float" office:value="419.98046875" calcext:value-type="float">
            <text:p>419.98046875</text:p>
          </table:table-cell>
          <table:table-cell table:formula="of:=ROUND([.E45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45]*[.B$3])-[.D45]" office:value-type="float" office:value="5" calcext:value-type="float">
            <text:p>5</text:p>
          </table:table-cell>
          <table:table-cell table:formula="of:=[.H45]/[.B$1]" office:value-type="float" office:value="2.5" calcext:value-type="float">
            <text:p>2.5</text:p>
          </table:table-cell>
          <table:table-cell table:formula="of:=[.I45]/[.B$3]" office:value-type="float" office:value="0.009765625" calcext:value-type="float">
            <text:p>0.009765625</text:p>
          </table:table-cell>
          <table:table-cell table:formula="of:=[.G45]*[.$B$6]" office:value-type="float" office:value="0.021" calcext:value-type="float">
            <text:p>0.021</text:p>
          </table:table-cell>
          <table:table-cell table:formula="of:=1/[.K45]" office:value-type="float" office:value="47.6190476190476" calcext:value-type="float">
            <text:p>47.6190476190476</text:p>
          </table:table-cell>
          <table:table-cell table:formula="of:=[.L45]/24" office:value-type="float" office:value="1.98412698412698" calcext:value-type="float">
            <text:p>1.98412698412698</text:p>
          </table:table-cell>
          <table:table-cell table:formula="of:=[.M45]*60" office:value-type="float" office:value="119.047619047619" calcext:value-type="float">
            <text:p>119.047619047619</text:p>
          </table:table-cell>
          <table:table-cell table:formula="of:=[.F45]*[.$B$6]" office:value-type="float" office:value="0.021" calcext:value-type="float">
            <text:p>0.021</text:p>
          </table:table-cell>
          <table:table-cell table:formula="of:=1/[.O45]" office:value-type="float" office:value="47.6190476190476" calcext:value-type="float">
            <text:p>47.6190476190476</text:p>
          </table:table-cell>
          <table:table-cell table:formula="of:=[.P45]/24" office:value-type="float" office:value="1.98412698412698" calcext:value-type="float">
            <text:p>1.98412698412698</text:p>
          </table:table-cell>
          <table:table-cell table:formula="of:=[.Q45]*60" office:value-type="float" office:value="119.047619047619" calcext:value-type="float">
            <text:p>119.047619047619</text:p>
          </table:table-cell>
          <table:table-cell table:formula="of:=([.N45]-[.R45])" office:value-type="float" office:value="0" calcext:value-type="float">
            <text:p>0</text:p>
          </table:table-cell>
          <table:table-cell table:formula="of:=SUM([.E$3:.E45])/[.B$7]" office:value-type="float" office:value="0.8294990234375" calcext:value-type="float">
            <text:p>0.8294990234375</text:p>
          </table:table-cell>
        </table:table-row>
        <table:table-row table:style-name="ro1">
          <table:table-cell table:number-columns-repeated="3"/>
          <table:table-cell table:formula="of:=FLOOR([.D45]+[.I45])" office:value-type="float" office:value="107517" calcext:value-type="float">
            <text:p>107517</text:p>
          </table:table-cell>
          <table:table-cell table:formula="of:=[.D46]/[.B$3]" office:value-type="float" office:value="419.98828125" calcext:value-type="float">
            <text:p>419.98828125</text:p>
          </table:table-cell>
          <table:table-cell table:formula="of:=ROUND([.E46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46]*[.B$3])-[.D46]" office:value-type="float" office:value="3" calcext:value-type="float">
            <text:p>3</text:p>
          </table:table-cell>
          <table:table-cell table:formula="of:=[.H46]/[.B$1]" office:value-type="float" office:value="1.5" calcext:value-type="float">
            <text:p>1.5</text:p>
          </table:table-cell>
          <table:table-cell table:formula="of:=[.I46]/[.B$3]" office:value-type="float" office:value="0.005859375" calcext:value-type="float">
            <text:p>0.005859375</text:p>
          </table:table-cell>
          <table:table-cell table:formula="of:=[.G46]*[.$B$6]" office:value-type="float" office:value="0.021" calcext:value-type="float">
            <text:p>0.021</text:p>
          </table:table-cell>
          <table:table-cell table:formula="of:=1/[.K46]" office:value-type="float" office:value="47.6190476190476" calcext:value-type="float">
            <text:p>47.6190476190476</text:p>
          </table:table-cell>
          <table:table-cell table:formula="of:=[.L46]/24" office:value-type="float" office:value="1.98412698412698" calcext:value-type="float">
            <text:p>1.98412698412698</text:p>
          </table:table-cell>
          <table:table-cell table:formula="of:=[.M46]*60" office:value-type="float" office:value="119.047619047619" calcext:value-type="float">
            <text:p>119.047619047619</text:p>
          </table:table-cell>
          <table:table-cell table:formula="of:=[.F46]*[.$B$6]" office:value-type="float" office:value="0.021" calcext:value-type="float">
            <text:p>0.021</text:p>
          </table:table-cell>
          <table:table-cell table:formula="of:=1/[.O46]" office:value-type="float" office:value="47.6190476190476" calcext:value-type="float">
            <text:p>47.6190476190476</text:p>
          </table:table-cell>
          <table:table-cell table:formula="of:=[.P46]/24" office:value-type="float" office:value="1.98412698412698" calcext:value-type="float">
            <text:p>1.98412698412698</text:p>
          </table:table-cell>
          <table:table-cell table:formula="of:=[.Q46]*60" office:value-type="float" office:value="119.047619047619" calcext:value-type="float">
            <text:p>119.047619047619</text:p>
          </table:table-cell>
          <table:table-cell table:formula="of:=([.N46]-[.R46])" office:value-type="float" office:value="0" calcext:value-type="float">
            <text:p>0</text:p>
          </table:table-cell>
          <table:table-cell table:formula="of:=SUM([.E$3:.E46])/[.B$7]" office:value-type="float" office:value="0.8504984375" calcext:value-type="float">
            <text:p>0.8504984375</text:p>
          </table:table-cell>
        </table:table-row>
        <table:table-row table:style-name="ro1">
          <table:table-cell table:number-columns-repeated="3"/>
          <table:table-cell table:formula="of:=FLOOR([.D46]+[.I46])" office:value-type="float" office:value="107518" calcext:value-type="float">
            <text:p>107518</text:p>
          </table:table-cell>
          <table:table-cell table:formula="of:=[.D47]/[.B$3]" office:value-type="float" office:value="419.9921875" calcext:value-type="float">
            <text:p>419.9921875</text:p>
          </table:table-cell>
          <table:table-cell table:formula="of:=ROUND([.E47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47]*[.B$3])-[.D47]" office:value-type="float" office:value="2" calcext:value-type="float">
            <text:p>2</text:p>
          </table:table-cell>
          <table:table-cell table:formula="of:=[.H47]/[.B$1]" office:value-type="float" office:value="1" calcext:value-type="float">
            <text:p>1</text:p>
          </table:table-cell>
          <table:table-cell table:formula="of:=[.I47]/[.B$3]" office:value-type="float" office:value="0.00390625" calcext:value-type="float">
            <text:p>0.00390625</text:p>
          </table:table-cell>
          <table:table-cell table:formula="of:=[.G47]*[.$B$6]" office:value-type="float" office:value="0.021" calcext:value-type="float">
            <text:p>0.021</text:p>
          </table:table-cell>
          <table:table-cell table:formula="of:=1/[.K47]" office:value-type="float" office:value="47.6190476190476" calcext:value-type="float">
            <text:p>47.6190476190476</text:p>
          </table:table-cell>
          <table:table-cell table:formula="of:=[.L47]/24" office:value-type="float" office:value="1.98412698412698" calcext:value-type="float">
            <text:p>1.98412698412698</text:p>
          </table:table-cell>
          <table:table-cell table:formula="of:=[.M47]*60" office:value-type="float" office:value="119.047619047619" calcext:value-type="float">
            <text:p>119.047619047619</text:p>
          </table:table-cell>
          <table:table-cell table:formula="of:=[.F47]*[.$B$6]" office:value-type="float" office:value="0.021" calcext:value-type="float">
            <text:p>0.021</text:p>
          </table:table-cell>
          <table:table-cell table:formula="of:=1/[.O47]" office:value-type="float" office:value="47.6190476190476" calcext:value-type="float">
            <text:p>47.6190476190476</text:p>
          </table:table-cell>
          <table:table-cell table:formula="of:=[.P47]/24" office:value-type="float" office:value="1.98412698412698" calcext:value-type="float">
            <text:p>1.98412698412698</text:p>
          </table:table-cell>
          <table:table-cell table:formula="of:=[.Q47]*60" office:value-type="float" office:value="119.047619047619" calcext:value-type="float">
            <text:p>119.047619047619</text:p>
          </table:table-cell>
          <table:table-cell table:formula="of:=([.N47]-[.R47])" office:value-type="float" office:value="0" calcext:value-type="float">
            <text:p>0</text:p>
          </table:table-cell>
          <table:table-cell table:formula="of:=SUM([.E$3:.E47])/[.B$7]" office:value-type="float" office:value="0.871498046875" calcext:value-type="float">
            <text:p>0.871498046875</text:p>
          </table:table-cell>
        </table:table-row>
        <table:table-row table:style-name="ro1">
          <table:table-cell table:number-columns-repeated="3"/>
          <table:table-cell table:formula="of:=FLOOR([.D47]+[.I47])" office:value-type="float" office:value="107519" calcext:value-type="float">
            <text:p>107519</text:p>
          </table:table-cell>
          <table:table-cell table:formula="of:=[.D48]/[.B$3]" office:value-type="float" office:value="419.99609375" calcext:value-type="float">
            <text:p>419.99609375</text:p>
          </table:table-cell>
          <table:table-cell table:formula="of:=ROUND([.E48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48]*[.B$3])-[.D48]" office:value-type="float" office:value="1" calcext:value-type="float">
            <text:p>1</text:p>
          </table:table-cell>
          <table:table-cell table:formula="of:=[.H48]/[.B$1]" office:value-type="float" office:value="0.5" calcext:value-type="float">
            <text:p>0.5</text:p>
          </table:table-cell>
          <table:table-cell table:formula="of:=[.I48]/[.B$3]" office:value-type="float" office:value="0.001953125" calcext:value-type="float">
            <text:p>0.001953125</text:p>
          </table:table-cell>
          <table:table-cell table:formula="of:=[.G48]*[.$B$6]" office:value-type="float" office:value="0.021" calcext:value-type="float">
            <text:p>0.021</text:p>
          </table:table-cell>
          <table:table-cell table:formula="of:=1/[.K48]" office:value-type="float" office:value="47.6190476190476" calcext:value-type="float">
            <text:p>47.6190476190476</text:p>
          </table:table-cell>
          <table:table-cell table:formula="of:=[.L48]/24" office:value-type="float" office:value="1.98412698412698" calcext:value-type="float">
            <text:p>1.98412698412698</text:p>
          </table:table-cell>
          <table:table-cell table:formula="of:=[.M48]*60" office:value-type="float" office:value="119.047619047619" calcext:value-type="float">
            <text:p>119.047619047619</text:p>
          </table:table-cell>
          <table:table-cell table:formula="of:=[.F48]*[.$B$6]" office:value-type="float" office:value="0.021" calcext:value-type="float">
            <text:p>0.021</text:p>
          </table:table-cell>
          <table:table-cell table:formula="of:=1/[.O48]" office:value-type="float" office:value="47.6190476190476" calcext:value-type="float">
            <text:p>47.6190476190476</text:p>
          </table:table-cell>
          <table:table-cell table:formula="of:=[.P48]/24" office:value-type="float" office:value="1.98412698412698" calcext:value-type="float">
            <text:p>1.98412698412698</text:p>
          </table:table-cell>
          <table:table-cell table:formula="of:=[.Q48]*60" office:value-type="float" office:value="119.047619047619" calcext:value-type="float">
            <text:p>119.047619047619</text:p>
          </table:table-cell>
          <table:table-cell table:formula="of:=([.N48]-[.R48])" office:value-type="float" office:value="0" calcext:value-type="float">
            <text:p>0</text:p>
          </table:table-cell>
          <table:table-cell table:formula="of:=SUM([.E$3:.E48])/[.B$7]" office:value-type="float" office:value="0.8924978515625" calcext:value-type="float">
            <text:p>0.8924978515625</text:p>
          </table:table-cell>
        </table:table-row>
        <table:table-row table:style-name="ro1">
          <table:table-cell table:number-columns-repeated="3"/>
          <table:table-cell table:formula="of:=FLOOR([.D48]+[.I48])" office:value-type="float" office:value="107519" calcext:value-type="float">
            <text:p>107519</text:p>
          </table:table-cell>
          <table:table-cell table:formula="of:=[.D49]/[.B$3]" office:value-type="float" office:value="419.99609375" calcext:value-type="float">
            <text:p>419.99609375</text:p>
          </table:table-cell>
          <table:table-cell table:formula="of:=ROUND([.E49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49]*[.B$3])-[.D49]" office:value-type="float" office:value="1" calcext:value-type="float">
            <text:p>1</text:p>
          </table:table-cell>
          <table:table-cell table:formula="of:=[.H49]/[.B$1]" office:value-type="float" office:value="0.5" calcext:value-type="float">
            <text:p>0.5</text:p>
          </table:table-cell>
          <table:table-cell table:formula="of:=[.I49]/[.B$3]" office:value-type="float" office:value="0.001953125" calcext:value-type="float">
            <text:p>0.001953125</text:p>
          </table:table-cell>
          <table:table-cell table:formula="of:=[.G49]*[.$B$6]" office:value-type="float" office:value="0.021" calcext:value-type="float">
            <text:p>0.021</text:p>
          </table:table-cell>
          <table:table-cell table:formula="of:=1/[.K49]" office:value-type="float" office:value="47.6190476190476" calcext:value-type="float">
            <text:p>47.6190476190476</text:p>
          </table:table-cell>
          <table:table-cell table:formula="of:=[.L49]/24" office:value-type="float" office:value="1.98412698412698" calcext:value-type="float">
            <text:p>1.98412698412698</text:p>
          </table:table-cell>
          <table:table-cell table:formula="of:=[.M49]*60" office:value-type="float" office:value="119.047619047619" calcext:value-type="float">
            <text:p>119.047619047619</text:p>
          </table:table-cell>
          <table:table-cell table:formula="of:=[.F49]*[.$B$6]" office:value-type="float" office:value="0.021" calcext:value-type="float">
            <text:p>0.021</text:p>
          </table:table-cell>
          <table:table-cell table:formula="of:=1/[.O49]" office:value-type="float" office:value="47.6190476190476" calcext:value-type="float">
            <text:p>47.6190476190476</text:p>
          </table:table-cell>
          <table:table-cell table:formula="of:=[.P49]/24" office:value-type="float" office:value="1.98412698412698" calcext:value-type="float">
            <text:p>1.98412698412698</text:p>
          </table:table-cell>
          <table:table-cell table:formula="of:=[.Q49]*60" office:value-type="float" office:value="119.047619047619" calcext:value-type="float">
            <text:p>119.047619047619</text:p>
          </table:table-cell>
          <table:table-cell table:formula="of:=([.N49]-[.R49])" office:value-type="float" office:value="0" calcext:value-type="float">
            <text:p>0</text:p>
          </table:table-cell>
          <table:table-cell table:formula="of:=SUM([.E$3:.E49])/[.B$7]" office:value-type="float" office:value="0.91349765625" calcext:value-type="float">
            <text:p>0.91349765625</text:p>
          </table:table-cell>
        </table:table-row>
        <table:table-row table:style-name="ro1">
          <table:table-cell table:number-columns-repeated="3"/>
          <table:table-cell table:formula="of:=FLOOR([.D49]+[.I49])" office:value-type="float" office:value="107519" calcext:value-type="float">
            <text:p>107519</text:p>
          </table:table-cell>
          <table:table-cell table:formula="of:=[.D50]/[.B$3]" office:value-type="float" office:value="419.99609375" calcext:value-type="float">
            <text:p>419.99609375</text:p>
          </table:table-cell>
          <table:table-cell table:formula="of:=ROUND([.E50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50]*[.B$3])-[.D50]" office:value-type="float" office:value="1" calcext:value-type="float">
            <text:p>1</text:p>
          </table:table-cell>
          <table:table-cell table:formula="of:=[.H50]/[.B$1]" office:value-type="float" office:value="0.5" calcext:value-type="float">
            <text:p>0.5</text:p>
          </table:table-cell>
          <table:table-cell table:formula="of:=[.I50]/[.B$3]" office:value-type="float" office:value="0.001953125" calcext:value-type="float">
            <text:p>0.001953125</text:p>
          </table:table-cell>
          <table:table-cell table:formula="of:=[.G50]*[.$B$6]" office:value-type="float" office:value="0.021" calcext:value-type="float">
            <text:p>0.021</text:p>
          </table:table-cell>
          <table:table-cell table:formula="of:=1/[.K50]" office:value-type="float" office:value="47.6190476190476" calcext:value-type="float">
            <text:p>47.6190476190476</text:p>
          </table:table-cell>
          <table:table-cell table:formula="of:=[.L50]/24" office:value-type="float" office:value="1.98412698412698" calcext:value-type="float">
            <text:p>1.98412698412698</text:p>
          </table:table-cell>
          <table:table-cell table:formula="of:=[.M50]*60" office:value-type="float" office:value="119.047619047619" calcext:value-type="float">
            <text:p>119.047619047619</text:p>
          </table:table-cell>
          <table:table-cell table:formula="of:=[.F50]*[.$B$6]" office:value-type="float" office:value="0.021" calcext:value-type="float">
            <text:p>0.021</text:p>
          </table:table-cell>
          <table:table-cell table:formula="of:=1/[.O50]" office:value-type="float" office:value="47.6190476190476" calcext:value-type="float">
            <text:p>47.6190476190476</text:p>
          </table:table-cell>
          <table:table-cell table:formula="of:=[.P50]/24" office:value-type="float" office:value="1.98412698412698" calcext:value-type="float">
            <text:p>1.98412698412698</text:p>
          </table:table-cell>
          <table:table-cell table:formula="of:=[.Q50]*60" office:value-type="float" office:value="119.047619047619" calcext:value-type="float">
            <text:p>119.047619047619</text:p>
          </table:table-cell>
          <table:table-cell table:formula="of:=([.N50]-[.R50])" office:value-type="float" office:value="0" calcext:value-type="float">
            <text:p>0</text:p>
          </table:table-cell>
          <table:table-cell table:formula="of:=SUM([.E$3:.E50])/[.B$7]" office:value-type="float" office:value="0.9344974609375" calcext:value-type="float">
            <text:p>0.9344974609375</text:p>
          </table:table-cell>
        </table:table-row>
        <table:table-row table:style-name="ro1">
          <table:table-cell table:number-columns-repeated="3"/>
          <table:table-cell table:formula="of:=FLOOR([.D50]+[.I50])" office:value-type="float" office:value="107519" calcext:value-type="float">
            <text:p>107519</text:p>
          </table:table-cell>
          <table:table-cell table:formula="of:=[.D51]/[.B$3]" office:value-type="float" office:value="419.99609375" calcext:value-type="float">
            <text:p>419.99609375</text:p>
          </table:table-cell>
          <table:table-cell table:formula="of:=ROUND([.E51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51]*[.B$3])-[.D51]" office:value-type="float" office:value="1" calcext:value-type="float">
            <text:p>1</text:p>
          </table:table-cell>
          <table:table-cell table:formula="of:=[.H51]/[.B$1]" office:value-type="float" office:value="0.5" calcext:value-type="float">
            <text:p>0.5</text:p>
          </table:table-cell>
          <table:table-cell table:formula="of:=[.I51]/[.B$3]" office:value-type="float" office:value="0.001953125" calcext:value-type="float">
            <text:p>0.001953125</text:p>
          </table:table-cell>
          <table:table-cell table:formula="of:=[.G51]*[.$B$6]" office:value-type="float" office:value="0.021" calcext:value-type="float">
            <text:p>0.021</text:p>
          </table:table-cell>
          <table:table-cell table:formula="of:=1/[.K51]" office:value-type="float" office:value="47.6190476190476" calcext:value-type="float">
            <text:p>47.6190476190476</text:p>
          </table:table-cell>
          <table:table-cell table:formula="of:=[.L51]/24" office:value-type="float" office:value="1.98412698412698" calcext:value-type="float">
            <text:p>1.98412698412698</text:p>
          </table:table-cell>
          <table:table-cell table:formula="of:=[.M51]*60" office:value-type="float" office:value="119.047619047619" calcext:value-type="float">
            <text:p>119.047619047619</text:p>
          </table:table-cell>
          <table:table-cell table:formula="of:=[.F51]*[.$B$6]" office:value-type="float" office:value="0.021" calcext:value-type="float">
            <text:p>0.021</text:p>
          </table:table-cell>
          <table:table-cell table:formula="of:=1/[.O51]" office:value-type="float" office:value="47.6190476190476" calcext:value-type="float">
            <text:p>47.6190476190476</text:p>
          </table:table-cell>
          <table:table-cell table:formula="of:=[.P51]/24" office:value-type="float" office:value="1.98412698412698" calcext:value-type="float">
            <text:p>1.98412698412698</text:p>
          </table:table-cell>
          <table:table-cell table:formula="of:=[.Q51]*60" office:value-type="float" office:value="119.047619047619" calcext:value-type="float">
            <text:p>119.047619047619</text:p>
          </table:table-cell>
          <table:table-cell table:formula="of:=([.N51]-[.R51])" office:value-type="float" office:value="0" calcext:value-type="float">
            <text:p>0</text:p>
          </table:table-cell>
          <table:table-cell table:formula="of:=SUM([.E$3:.E51])/[.B$7]" office:value-type="float" office:value="0.955497265625" calcext:value-type="float">
            <text:p>0.955497265625</text:p>
          </table:table-cell>
        </table:table-row>
        <table:table-row table:style-name="ro1">
          <table:table-cell table:number-columns-repeated="3"/>
          <table:table-cell table:formula="of:=FLOOR([.D51]+[.I51])" office:value-type="float" office:value="107519" calcext:value-type="float">
            <text:p>107519</text:p>
          </table:table-cell>
          <table:table-cell table:formula="of:=[.D52]/[.B$3]" office:value-type="float" office:value="419.99609375" calcext:value-type="float">
            <text:p>419.99609375</text:p>
          </table:table-cell>
          <table:table-cell table:formula="of:=ROUND([.E52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52]*[.B$3])-[.D52]" office:value-type="float" office:value="1" calcext:value-type="float">
            <text:p>1</text:p>
          </table:table-cell>
          <table:table-cell table:formula="of:=[.H52]/[.B$1]" office:value-type="float" office:value="0.5" calcext:value-type="float">
            <text:p>0.5</text:p>
          </table:table-cell>
          <table:table-cell table:formula="of:=[.I52]/[.B$3]" office:value-type="float" office:value="0.001953125" calcext:value-type="float">
            <text:p>0.001953125</text:p>
          </table:table-cell>
          <table:table-cell table:formula="of:=[.G52]*[.$B$6]" office:value-type="float" office:value="0.021" calcext:value-type="float">
            <text:p>0.021</text:p>
          </table:table-cell>
          <table:table-cell table:formula="of:=1/[.K52]" office:value-type="float" office:value="47.6190476190476" calcext:value-type="float">
            <text:p>47.6190476190476</text:p>
          </table:table-cell>
          <table:table-cell table:formula="of:=[.L52]/24" office:value-type="float" office:value="1.98412698412698" calcext:value-type="float">
            <text:p>1.98412698412698</text:p>
          </table:table-cell>
          <table:table-cell table:formula="of:=[.M52]*60" office:value-type="float" office:value="119.047619047619" calcext:value-type="float">
            <text:p>119.047619047619</text:p>
          </table:table-cell>
          <table:table-cell table:formula="of:=[.F52]*[.$B$6]" office:value-type="float" office:value="0.021" calcext:value-type="float">
            <text:p>0.021</text:p>
          </table:table-cell>
          <table:table-cell table:formula="of:=1/[.O52]" office:value-type="float" office:value="47.6190476190476" calcext:value-type="float">
            <text:p>47.6190476190476</text:p>
          </table:table-cell>
          <table:table-cell table:formula="of:=[.P52]/24" office:value-type="float" office:value="1.98412698412698" calcext:value-type="float">
            <text:p>1.98412698412698</text:p>
          </table:table-cell>
          <table:table-cell table:formula="of:=[.Q52]*60" office:value-type="float" office:value="119.047619047619" calcext:value-type="float">
            <text:p>119.047619047619</text:p>
          </table:table-cell>
          <table:table-cell table:formula="of:=([.N52]-[.R52])" office:value-type="float" office:value="0" calcext:value-type="float">
            <text:p>0</text:p>
          </table:table-cell>
          <table:table-cell table:formula="of:=SUM([.E$3:.E52])/[.B$7]" office:value-type="float" office:value="0.9764970703125" calcext:value-type="float">
            <text:p>0.9764970703125</text:p>
          </table:table-cell>
        </table:table-row>
        <table:table-row table:style-name="ro1">
          <table:table-cell table:number-columns-repeated="3"/>
          <table:table-cell table:formula="of:=FLOOR([.D52]+[.I52])" office:value-type="float" office:value="107519" calcext:value-type="float">
            <text:p>107519</text:p>
          </table:table-cell>
          <table:table-cell table:formula="of:=[.D53]/[.B$3]" office:value-type="float" office:value="419.99609375" calcext:value-type="float">
            <text:p>419.99609375</text:p>
          </table:table-cell>
          <table:table-cell table:formula="of:=ROUND([.E53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53]*[.B$3])-[.D53]" office:value-type="float" office:value="1" calcext:value-type="float">
            <text:p>1</text:p>
          </table:table-cell>
          <table:table-cell table:formula="of:=[.H53]/[.B$1]" office:value-type="float" office:value="0.5" calcext:value-type="float">
            <text:p>0.5</text:p>
          </table:table-cell>
          <table:table-cell table:formula="of:=[.I53]/[.B$3]" office:value-type="float" office:value="0.001953125" calcext:value-type="float">
            <text:p>0.001953125</text:p>
          </table:table-cell>
          <table:table-cell table:formula="of:=[.G53]*[.$B$6]" office:value-type="float" office:value="0.021" calcext:value-type="float">
            <text:p>0.021</text:p>
          </table:table-cell>
          <table:table-cell table:formula="of:=1/[.K53]" office:value-type="float" office:value="47.6190476190476" calcext:value-type="float">
            <text:p>47.6190476190476</text:p>
          </table:table-cell>
          <table:table-cell table:formula="of:=[.L53]/24" office:value-type="float" office:value="1.98412698412698" calcext:value-type="float">
            <text:p>1.98412698412698</text:p>
          </table:table-cell>
          <table:table-cell table:formula="of:=[.M53]*60" office:value-type="float" office:value="119.047619047619" calcext:value-type="float">
            <text:p>119.047619047619</text:p>
          </table:table-cell>
          <table:table-cell table:formula="of:=[.F53]*[.$B$6]" office:value-type="float" office:value="0.021" calcext:value-type="float">
            <text:p>0.021</text:p>
          </table:table-cell>
          <table:table-cell table:formula="of:=1/[.O53]" office:value-type="float" office:value="47.6190476190476" calcext:value-type="float">
            <text:p>47.6190476190476</text:p>
          </table:table-cell>
          <table:table-cell table:formula="of:=[.P53]/24" office:value-type="float" office:value="1.98412698412698" calcext:value-type="float">
            <text:p>1.98412698412698</text:p>
          </table:table-cell>
          <table:table-cell table:formula="of:=[.Q53]*60" office:value-type="float" office:value="119.047619047619" calcext:value-type="float">
            <text:p>119.047619047619</text:p>
          </table:table-cell>
          <table:table-cell table:formula="of:=([.N53]-[.R53])" office:value-type="float" office:value="0" calcext:value-type="float">
            <text:p>0</text:p>
          </table:table-cell>
          <table:table-cell table:formula="of:=SUM([.E$3:.E53])/[.B$7]" office:value-type="float" office:value="0.997496875" calcext:value-type="float">
            <text:p>0.997496875</text:p>
          </table:table-cell>
        </table:table-row>
        <table:table-row table:style-name="ro1">
          <table:table-cell table:number-columns-repeated="3"/>
          <table:table-cell table:formula="of:=FLOOR([.D53]+[.I53])" office:value-type="float" office:value="107519" calcext:value-type="float">
            <text:p>107519</text:p>
          </table:table-cell>
          <table:table-cell table:formula="of:=[.D54]/[.B$3]" office:value-type="float" office:value="419.99609375" calcext:value-type="float">
            <text:p>419.99609375</text:p>
          </table:table-cell>
          <table:table-cell table:formula="of:=ROUND([.E54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54]*[.B$3])-[.D54]" office:value-type="float" office:value="1" calcext:value-type="float">
            <text:p>1</text:p>
          </table:table-cell>
          <table:table-cell table:formula="of:=[.H54]/[.B$1]" office:value-type="float" office:value="0.5" calcext:value-type="float">
            <text:p>0.5</text:p>
          </table:table-cell>
          <table:table-cell table:formula="of:=[.I54]/[.B$3]" office:value-type="float" office:value="0.001953125" calcext:value-type="float">
            <text:p>0.001953125</text:p>
          </table:table-cell>
          <table:table-cell table:formula="of:=[.G54]*[.$B$6]" office:value-type="float" office:value="0.021" calcext:value-type="float">
            <text:p>0.021</text:p>
          </table:table-cell>
          <table:table-cell table:formula="of:=1/[.K54]" office:value-type="float" office:value="47.6190476190476" calcext:value-type="float">
            <text:p>47.6190476190476</text:p>
          </table:table-cell>
          <table:table-cell table:formula="of:=[.L54]/24" office:value-type="float" office:value="1.98412698412698" calcext:value-type="float">
            <text:p>1.98412698412698</text:p>
          </table:table-cell>
          <table:table-cell table:formula="of:=[.M54]*60" office:value-type="float" office:value="119.047619047619" calcext:value-type="float">
            <text:p>119.047619047619</text:p>
          </table:table-cell>
          <table:table-cell table:formula="of:=[.F54]*[.$B$6]" office:value-type="float" office:value="0.021" calcext:value-type="float">
            <text:p>0.021</text:p>
          </table:table-cell>
          <table:table-cell table:formula="of:=1/[.O54]" office:value-type="float" office:value="47.6190476190476" calcext:value-type="float">
            <text:p>47.6190476190476</text:p>
          </table:table-cell>
          <table:table-cell table:formula="of:=[.P54]/24" office:value-type="float" office:value="1.98412698412698" calcext:value-type="float">
            <text:p>1.98412698412698</text:p>
          </table:table-cell>
          <table:table-cell table:formula="of:=[.Q54]*60" office:value-type="float" office:value="119.047619047619" calcext:value-type="float">
            <text:p>119.047619047619</text:p>
          </table:table-cell>
          <table:table-cell table:formula="of:=([.N54]-[.R54])" office:value-type="float" office:value="0" calcext:value-type="float">
            <text:p>0</text:p>
          </table:table-cell>
          <table:table-cell table:formula="of:=SUM([.E$3:.E54])/[.B$7]" office:value-type="float" office:value="1.0184966796875" calcext:value-type="float">
            <text:p>1.0184966796875</text:p>
          </table:table-cell>
        </table:table-row>
        <table:table-row table:style-name="ro1">
          <table:table-cell table:number-columns-repeated="3"/>
          <table:table-cell table:formula="of:=FLOOR([.D54]+[.I54])" office:value-type="float" office:value="107519" calcext:value-type="float">
            <text:p>107519</text:p>
          </table:table-cell>
          <table:table-cell table:formula="of:=[.D55]/[.B$3]" office:value-type="float" office:value="419.99609375" calcext:value-type="float">
            <text:p>419.99609375</text:p>
          </table:table-cell>
          <table:table-cell table:formula="of:=ROUND([.E55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55]*[.B$3])-[.D55]" office:value-type="float" office:value="1" calcext:value-type="float">
            <text:p>1</text:p>
          </table:table-cell>
          <table:table-cell table:formula="of:=[.H55]/[.B$1]" office:value-type="float" office:value="0.5" calcext:value-type="float">
            <text:p>0.5</text:p>
          </table:table-cell>
          <table:table-cell table:formula="of:=[.I55]/[.B$3]" office:value-type="float" office:value="0.001953125" calcext:value-type="float">
            <text:p>0.001953125</text:p>
          </table:table-cell>
          <table:table-cell table:formula="of:=[.G55]*[.$B$6]" office:value-type="float" office:value="0.021" calcext:value-type="float">
            <text:p>0.021</text:p>
          </table:table-cell>
          <table:table-cell table:formula="of:=1/[.K55]" office:value-type="float" office:value="47.6190476190476" calcext:value-type="float">
            <text:p>47.6190476190476</text:p>
          </table:table-cell>
          <table:table-cell table:formula="of:=[.L55]/24" office:value-type="float" office:value="1.98412698412698" calcext:value-type="float">
            <text:p>1.98412698412698</text:p>
          </table:table-cell>
          <table:table-cell table:formula="of:=[.M55]*60" office:value-type="float" office:value="119.047619047619" calcext:value-type="float">
            <text:p>119.047619047619</text:p>
          </table:table-cell>
          <table:table-cell table:formula="of:=[.F55]*[.$B$6]" office:value-type="float" office:value="0.021" calcext:value-type="float">
            <text:p>0.021</text:p>
          </table:table-cell>
          <table:table-cell table:formula="of:=1/[.O55]" office:value-type="float" office:value="47.6190476190476" calcext:value-type="float">
            <text:p>47.6190476190476</text:p>
          </table:table-cell>
          <table:table-cell table:formula="of:=[.P55]/24" office:value-type="float" office:value="1.98412698412698" calcext:value-type="float">
            <text:p>1.98412698412698</text:p>
          </table:table-cell>
          <table:table-cell table:formula="of:=[.Q55]*60" office:value-type="float" office:value="119.047619047619" calcext:value-type="float">
            <text:p>119.047619047619</text:p>
          </table:table-cell>
          <table:table-cell table:formula="of:=([.N55]-[.R55])" office:value-type="float" office:value="0" calcext:value-type="float">
            <text:p>0</text:p>
          </table:table-cell>
          <table:table-cell table:formula="of:=SUM([.E$3:.E55])/[.B$7]" office:value-type="float" office:value="1.039496484375" calcext:value-type="float">
            <text:p>1.039496484375</text:p>
          </table:table-cell>
        </table:table-row>
        <table:table-row table:style-name="ro1">
          <table:table-cell table:number-columns-repeated="3"/>
          <table:table-cell table:formula="of:=FLOOR([.D55]+[.I55])" office:value-type="float" office:value="107519" calcext:value-type="float">
            <text:p>107519</text:p>
          </table:table-cell>
          <table:table-cell table:formula="of:=[.D56]/[.B$3]" office:value-type="float" office:value="419.99609375" calcext:value-type="float">
            <text:p>419.99609375</text:p>
          </table:table-cell>
          <table:table-cell table:formula="of:=ROUND([.E56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56]*[.B$3])-[.D56]" office:value-type="float" office:value="1" calcext:value-type="float">
            <text:p>1</text:p>
          </table:table-cell>
          <table:table-cell table:formula="of:=[.H56]/[.B$1]" office:value-type="float" office:value="0.5" calcext:value-type="float">
            <text:p>0.5</text:p>
          </table:table-cell>
          <table:table-cell table:formula="of:=[.I56]/[.B$3]" office:value-type="float" office:value="0.001953125" calcext:value-type="float">
            <text:p>0.001953125</text:p>
          </table:table-cell>
          <table:table-cell table:formula="of:=[.G56]*[.$B$6]" office:value-type="float" office:value="0.021" calcext:value-type="float">
            <text:p>0.021</text:p>
          </table:table-cell>
          <table:table-cell table:formula="of:=1/[.K56]" office:value-type="float" office:value="47.6190476190476" calcext:value-type="float">
            <text:p>47.6190476190476</text:p>
          </table:table-cell>
          <table:table-cell table:formula="of:=[.L56]/24" office:value-type="float" office:value="1.98412698412698" calcext:value-type="float">
            <text:p>1.98412698412698</text:p>
          </table:table-cell>
          <table:table-cell table:formula="of:=[.M56]*60" office:value-type="float" office:value="119.047619047619" calcext:value-type="float">
            <text:p>119.047619047619</text:p>
          </table:table-cell>
          <table:table-cell table:formula="of:=[.F56]*[.$B$6]" office:value-type="float" office:value="0.021" calcext:value-type="float">
            <text:p>0.021</text:p>
          </table:table-cell>
          <table:table-cell table:formula="of:=1/[.O56]" office:value-type="float" office:value="47.6190476190476" calcext:value-type="float">
            <text:p>47.6190476190476</text:p>
          </table:table-cell>
          <table:table-cell table:formula="of:=[.P56]/24" office:value-type="float" office:value="1.98412698412698" calcext:value-type="float">
            <text:p>1.98412698412698</text:p>
          </table:table-cell>
          <table:table-cell table:formula="of:=[.Q56]*60" office:value-type="float" office:value="119.047619047619" calcext:value-type="float">
            <text:p>119.047619047619</text:p>
          </table:table-cell>
          <table:table-cell table:formula="of:=([.N56]-[.R56])" office:value-type="float" office:value="0" calcext:value-type="float">
            <text:p>0</text:p>
          </table:table-cell>
          <table:table-cell table:formula="of:=SUM([.E$3:.E56])/[.B$7]" office:value-type="float" office:value="1.0604962890625" calcext:value-type="float">
            <text:p>1.0604962890625</text:p>
          </table:table-cell>
        </table:table-row>
        <table:table-row table:style-name="ro1">
          <table:table-cell table:number-columns-repeated="3"/>
          <table:table-cell table:formula="of:=FLOOR([.D56]+[.I56])" office:value-type="float" office:value="107519" calcext:value-type="float">
            <text:p>107519</text:p>
          </table:table-cell>
          <table:table-cell table:formula="of:=[.D57]/[.B$3]" office:value-type="float" office:value="419.99609375" calcext:value-type="float">
            <text:p>419.99609375</text:p>
          </table:table-cell>
          <table:table-cell table:formula="of:=ROUND([.E57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57]*[.B$3])-[.D57]" office:value-type="float" office:value="1" calcext:value-type="float">
            <text:p>1</text:p>
          </table:table-cell>
          <table:table-cell table:formula="of:=[.H57]/[.B$1]" office:value-type="float" office:value="0.5" calcext:value-type="float">
            <text:p>0.5</text:p>
          </table:table-cell>
          <table:table-cell table:formula="of:=[.I57]/[.B$3]" office:value-type="float" office:value="0.001953125" calcext:value-type="float">
            <text:p>0.001953125</text:p>
          </table:table-cell>
          <table:table-cell table:formula="of:=[.G57]*[.$B$6]" office:value-type="float" office:value="0.021" calcext:value-type="float">
            <text:p>0.021</text:p>
          </table:table-cell>
          <table:table-cell table:formula="of:=1/[.K57]" office:value-type="float" office:value="47.6190476190476" calcext:value-type="float">
            <text:p>47.6190476190476</text:p>
          </table:table-cell>
          <table:table-cell table:formula="of:=[.L57]/24" office:value-type="float" office:value="1.98412698412698" calcext:value-type="float">
            <text:p>1.98412698412698</text:p>
          </table:table-cell>
          <table:table-cell table:formula="of:=[.M57]*60" office:value-type="float" office:value="119.047619047619" calcext:value-type="float">
            <text:p>119.047619047619</text:p>
          </table:table-cell>
          <table:table-cell table:formula="of:=[.F57]*[.$B$6]" office:value-type="float" office:value="0.021" calcext:value-type="float">
            <text:p>0.021</text:p>
          </table:table-cell>
          <table:table-cell table:formula="of:=1/[.O57]" office:value-type="float" office:value="47.6190476190476" calcext:value-type="float">
            <text:p>47.6190476190476</text:p>
          </table:table-cell>
          <table:table-cell table:formula="of:=[.P57]/24" office:value-type="float" office:value="1.98412698412698" calcext:value-type="float">
            <text:p>1.98412698412698</text:p>
          </table:table-cell>
          <table:table-cell table:formula="of:=[.Q57]*60" office:value-type="float" office:value="119.047619047619" calcext:value-type="float">
            <text:p>119.047619047619</text:p>
          </table:table-cell>
          <table:table-cell table:formula="of:=([.N57]-[.R57])" office:value-type="float" office:value="0" calcext:value-type="float">
            <text:p>0</text:p>
          </table:table-cell>
          <table:table-cell table:formula="of:=SUM([.E$3:.E57])/[.B$7]" office:value-type="float" office:value="1.08149609375" calcext:value-type="float">
            <text:p>1.08149609375</text:p>
          </table:table-cell>
        </table:table-row>
        <table:table-row table:style-name="ro1">
          <table:table-cell table:number-columns-repeated="3"/>
          <table:table-cell table:formula="of:=FLOOR([.D57]+[.I57])" office:value-type="float" office:value="107519" calcext:value-type="float">
            <text:p>107519</text:p>
          </table:table-cell>
          <table:table-cell table:formula="of:=[.D58]/[.B$3]" office:value-type="float" office:value="419.99609375" calcext:value-type="float">
            <text:p>419.99609375</text:p>
          </table:table-cell>
          <table:table-cell table:formula="of:=ROUND([.E58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58]*[.B$3])-[.D58]" office:value-type="float" office:value="1" calcext:value-type="float">
            <text:p>1</text:p>
          </table:table-cell>
          <table:table-cell table:formula="of:=[.H58]/[.B$1]" office:value-type="float" office:value="0.5" calcext:value-type="float">
            <text:p>0.5</text:p>
          </table:table-cell>
          <table:table-cell table:formula="of:=[.I58]/[.B$3]" office:value-type="float" office:value="0.001953125" calcext:value-type="float">
            <text:p>0.001953125</text:p>
          </table:table-cell>
          <table:table-cell table:formula="of:=[.G58]*[.$B$6]" office:value-type="float" office:value="0.021" calcext:value-type="float">
            <text:p>0.021</text:p>
          </table:table-cell>
          <table:table-cell table:formula="of:=1/[.K58]" office:value-type="float" office:value="47.6190476190476" calcext:value-type="float">
            <text:p>47.6190476190476</text:p>
          </table:table-cell>
          <table:table-cell table:formula="of:=[.L58]/24" office:value-type="float" office:value="1.98412698412698" calcext:value-type="float">
            <text:p>1.98412698412698</text:p>
          </table:table-cell>
          <table:table-cell table:formula="of:=[.M58]*60" office:value-type="float" office:value="119.047619047619" calcext:value-type="float">
            <text:p>119.047619047619</text:p>
          </table:table-cell>
          <table:table-cell table:formula="of:=[.F58]*[.$B$6]" office:value-type="float" office:value="0.021" calcext:value-type="float">
            <text:p>0.021</text:p>
          </table:table-cell>
          <table:table-cell table:formula="of:=1/[.O58]" office:value-type="float" office:value="47.6190476190476" calcext:value-type="float">
            <text:p>47.6190476190476</text:p>
          </table:table-cell>
          <table:table-cell table:formula="of:=[.P58]/24" office:value-type="float" office:value="1.98412698412698" calcext:value-type="float">
            <text:p>1.98412698412698</text:p>
          </table:table-cell>
          <table:table-cell table:formula="of:=[.Q58]*60" office:value-type="float" office:value="119.047619047619" calcext:value-type="float">
            <text:p>119.047619047619</text:p>
          </table:table-cell>
          <table:table-cell table:formula="of:=([.N58]-[.R58])" office:value-type="float" office:value="0" calcext:value-type="float">
            <text:p>0</text:p>
          </table:table-cell>
          <table:table-cell table:formula="of:=SUM([.E$3:.E58])/[.B$7]" office:value-type="float" office:value="1.1024958984375" calcext:value-type="float">
            <text:p>1.1024958984375</text:p>
          </table:table-cell>
        </table:table-row>
        <table:table-row table:style-name="ro1">
          <table:table-cell table:number-columns-repeated="3"/>
          <table:table-cell table:formula="of:=FLOOR([.D58]+[.I58])" office:value-type="float" office:value="107519" calcext:value-type="float">
            <text:p>107519</text:p>
          </table:table-cell>
          <table:table-cell table:formula="of:=[.D59]/[.B$3]" office:value-type="float" office:value="419.99609375" calcext:value-type="float">
            <text:p>419.99609375</text:p>
          </table:table-cell>
          <table:table-cell table:formula="of:=ROUND([.E59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59]*[.B$3])-[.D59]" office:value-type="float" office:value="1" calcext:value-type="float">
            <text:p>1</text:p>
          </table:table-cell>
          <table:table-cell table:formula="of:=[.H59]/[.B$1]" office:value-type="float" office:value="0.5" calcext:value-type="float">
            <text:p>0.5</text:p>
          </table:table-cell>
          <table:table-cell table:formula="of:=[.I59]/[.B$3]" office:value-type="float" office:value="0.001953125" calcext:value-type="float">
            <text:p>0.001953125</text:p>
          </table:table-cell>
          <table:table-cell table:formula="of:=[.G59]*[.$B$6]" office:value-type="float" office:value="0.021" calcext:value-type="float">
            <text:p>0.021</text:p>
          </table:table-cell>
          <table:table-cell table:formula="of:=1/[.K59]" office:value-type="float" office:value="47.6190476190476" calcext:value-type="float">
            <text:p>47.6190476190476</text:p>
          </table:table-cell>
          <table:table-cell table:formula="of:=[.L59]/24" office:value-type="float" office:value="1.98412698412698" calcext:value-type="float">
            <text:p>1.98412698412698</text:p>
          </table:table-cell>
          <table:table-cell table:formula="of:=[.M59]*60" office:value-type="float" office:value="119.047619047619" calcext:value-type="float">
            <text:p>119.047619047619</text:p>
          </table:table-cell>
          <table:table-cell table:formula="of:=[.F59]*[.$B$6]" office:value-type="float" office:value="0.021" calcext:value-type="float">
            <text:p>0.021</text:p>
          </table:table-cell>
          <table:table-cell table:formula="of:=1/[.O59]" office:value-type="float" office:value="47.6190476190476" calcext:value-type="float">
            <text:p>47.6190476190476</text:p>
          </table:table-cell>
          <table:table-cell table:formula="of:=[.P59]/24" office:value-type="float" office:value="1.98412698412698" calcext:value-type="float">
            <text:p>1.98412698412698</text:p>
          </table:table-cell>
          <table:table-cell table:formula="of:=[.Q59]*60" office:value-type="float" office:value="119.047619047619" calcext:value-type="float">
            <text:p>119.047619047619</text:p>
          </table:table-cell>
          <table:table-cell table:formula="of:=([.N59]-[.R59])" office:value-type="float" office:value="0" calcext:value-type="float">
            <text:p>0</text:p>
          </table:table-cell>
          <table:table-cell table:formula="of:=SUM([.E$3:.E59])/[.B$7]" office:value-type="float" office:value="1.123495703125" calcext:value-type="float">
            <text:p>1.123495703125</text:p>
          </table:table-cell>
        </table:table-row>
        <table:table-row table:style-name="ro1">
          <table:table-cell table:number-columns-repeated="3"/>
          <table:table-cell table:formula="of:=FLOOR([.D59]+[.I59])" office:value-type="float" office:value="107519" calcext:value-type="float">
            <text:p>107519</text:p>
          </table:table-cell>
          <table:table-cell table:formula="of:=[.D60]/[.B$3]" office:value-type="float" office:value="419.99609375" calcext:value-type="float">
            <text:p>419.99609375</text:p>
          </table:table-cell>
          <table:table-cell table:formula="of:=ROUND([.E60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60]*[.B$3])-[.D60]" office:value-type="float" office:value="1" calcext:value-type="float">
            <text:p>1</text:p>
          </table:table-cell>
          <table:table-cell table:formula="of:=[.H60]/[.B$1]" office:value-type="float" office:value="0.5" calcext:value-type="float">
            <text:p>0.5</text:p>
          </table:table-cell>
          <table:table-cell table:formula="of:=[.I60]/[.B$3]" office:value-type="float" office:value="0.001953125" calcext:value-type="float">
            <text:p>0.001953125</text:p>
          </table:table-cell>
          <table:table-cell table:formula="of:=[.G60]*[.$B$6]" office:value-type="float" office:value="0.021" calcext:value-type="float">
            <text:p>0.021</text:p>
          </table:table-cell>
          <table:table-cell table:formula="of:=1/[.K60]" office:value-type="float" office:value="47.6190476190476" calcext:value-type="float">
            <text:p>47.6190476190476</text:p>
          </table:table-cell>
          <table:table-cell table:formula="of:=[.L60]/24" office:value-type="float" office:value="1.98412698412698" calcext:value-type="float">
            <text:p>1.98412698412698</text:p>
          </table:table-cell>
          <table:table-cell table:formula="of:=[.M60]*60" office:value-type="float" office:value="119.047619047619" calcext:value-type="float">
            <text:p>119.047619047619</text:p>
          </table:table-cell>
          <table:table-cell table:formula="of:=[.F60]*[.$B$6]" office:value-type="float" office:value="0.021" calcext:value-type="float">
            <text:p>0.021</text:p>
          </table:table-cell>
          <table:table-cell table:formula="of:=1/[.O60]" office:value-type="float" office:value="47.6190476190476" calcext:value-type="float">
            <text:p>47.6190476190476</text:p>
          </table:table-cell>
          <table:table-cell table:formula="of:=[.P60]/24" office:value-type="float" office:value="1.98412698412698" calcext:value-type="float">
            <text:p>1.98412698412698</text:p>
          </table:table-cell>
          <table:table-cell table:formula="of:=[.Q60]*60" office:value-type="float" office:value="119.047619047619" calcext:value-type="float">
            <text:p>119.047619047619</text:p>
          </table:table-cell>
          <table:table-cell table:formula="of:=([.N60]-[.R60])" office:value-type="float" office:value="0" calcext:value-type="float">
            <text:p>0</text:p>
          </table:table-cell>
          <table:table-cell table:formula="of:=SUM([.E$3:.E60])/[.B$7]" office:value-type="float" office:value="1.1444955078125" calcext:value-type="float">
            <text:p>1.1444955078125</text:p>
          </table:table-cell>
        </table:table-row>
        <table:table-row table:style-name="ro1">
          <table:table-cell table:number-columns-repeated="3"/>
          <table:table-cell table:formula="of:=FLOOR([.D60]+[.I60])" office:value-type="float" office:value="107519" calcext:value-type="float">
            <text:p>107519</text:p>
          </table:table-cell>
          <table:table-cell table:formula="of:=[.D61]/[.B$3]" office:value-type="float" office:value="419.99609375" calcext:value-type="float">
            <text:p>419.99609375</text:p>
          </table:table-cell>
          <table:table-cell table:formula="of:=ROUND([.E61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61]*[.B$3])-[.D61]" office:value-type="float" office:value="1" calcext:value-type="float">
            <text:p>1</text:p>
          </table:table-cell>
          <table:table-cell table:formula="of:=[.H61]/[.B$1]" office:value-type="float" office:value="0.5" calcext:value-type="float">
            <text:p>0.5</text:p>
          </table:table-cell>
          <table:table-cell table:formula="of:=[.I61]/[.B$3]" office:value-type="float" office:value="0.001953125" calcext:value-type="float">
            <text:p>0.001953125</text:p>
          </table:table-cell>
          <table:table-cell table:formula="of:=[.G61]*[.$B$6]" office:value-type="float" office:value="0.021" calcext:value-type="float">
            <text:p>0.021</text:p>
          </table:table-cell>
          <table:table-cell table:formula="of:=1/[.K61]" office:value-type="float" office:value="47.6190476190476" calcext:value-type="float">
            <text:p>47.6190476190476</text:p>
          </table:table-cell>
          <table:table-cell table:formula="of:=[.L61]/24" office:value-type="float" office:value="1.98412698412698" calcext:value-type="float">
            <text:p>1.98412698412698</text:p>
          </table:table-cell>
          <table:table-cell table:formula="of:=[.M61]*60" office:value-type="float" office:value="119.047619047619" calcext:value-type="float">
            <text:p>119.047619047619</text:p>
          </table:table-cell>
          <table:table-cell table:formula="of:=[.F61]*[.$B$6]" office:value-type="float" office:value="0.021" calcext:value-type="float">
            <text:p>0.021</text:p>
          </table:table-cell>
          <table:table-cell table:formula="of:=1/[.O61]" office:value-type="float" office:value="47.6190476190476" calcext:value-type="float">
            <text:p>47.6190476190476</text:p>
          </table:table-cell>
          <table:table-cell table:formula="of:=[.P61]/24" office:value-type="float" office:value="1.98412698412698" calcext:value-type="float">
            <text:p>1.98412698412698</text:p>
          </table:table-cell>
          <table:table-cell table:formula="of:=[.Q61]*60" office:value-type="float" office:value="119.047619047619" calcext:value-type="float">
            <text:p>119.047619047619</text:p>
          </table:table-cell>
          <table:table-cell table:formula="of:=([.N61]-[.R61])" office:value-type="float" office:value="0" calcext:value-type="float">
            <text:p>0</text:p>
          </table:table-cell>
          <table:table-cell table:formula="of:=SUM([.E$3:.E61])/[.B$7]" office:value-type="float" office:value="1.1654953125" calcext:value-type="float">
            <text:p>1.1654953125</text:p>
          </table:table-cell>
        </table:table-row>
        <table:table-row table:style-name="ro1">
          <table:table-cell table:number-columns-repeated="3"/>
          <table:table-cell table:formula="of:=FLOOR([.D61]+[.I61])" office:value-type="float" office:value="107519" calcext:value-type="float">
            <text:p>107519</text:p>
          </table:table-cell>
          <table:table-cell table:formula="of:=[.D62]/[.B$3]" office:value-type="float" office:value="419.99609375" calcext:value-type="float">
            <text:p>419.99609375</text:p>
          </table:table-cell>
          <table:table-cell table:formula="of:=ROUND([.E62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62]*[.B$3])-[.D62]" office:value-type="float" office:value="1" calcext:value-type="float">
            <text:p>1</text:p>
          </table:table-cell>
          <table:table-cell table:formula="of:=[.H62]/[.B$1]" office:value-type="float" office:value="0.5" calcext:value-type="float">
            <text:p>0.5</text:p>
          </table:table-cell>
          <table:table-cell table:formula="of:=[.I62]/[.B$3]" office:value-type="float" office:value="0.001953125" calcext:value-type="float">
            <text:p>0.001953125</text:p>
          </table:table-cell>
          <table:table-cell table:formula="of:=[.G62]*[.$B$6]" office:value-type="float" office:value="0.021" calcext:value-type="float">
            <text:p>0.021</text:p>
          </table:table-cell>
          <table:table-cell table:formula="of:=1/[.K62]" office:value-type="float" office:value="47.6190476190476" calcext:value-type="float">
            <text:p>47.6190476190476</text:p>
          </table:table-cell>
          <table:table-cell table:formula="of:=[.L62]/24" office:value-type="float" office:value="1.98412698412698" calcext:value-type="float">
            <text:p>1.98412698412698</text:p>
          </table:table-cell>
          <table:table-cell table:formula="of:=[.M62]*60" office:value-type="float" office:value="119.047619047619" calcext:value-type="float">
            <text:p>119.047619047619</text:p>
          </table:table-cell>
          <table:table-cell table:formula="of:=[.F62]*[.$B$6]" office:value-type="float" office:value="0.021" calcext:value-type="float">
            <text:p>0.021</text:p>
          </table:table-cell>
          <table:table-cell table:formula="of:=1/[.O62]" office:value-type="float" office:value="47.6190476190476" calcext:value-type="float">
            <text:p>47.6190476190476</text:p>
          </table:table-cell>
          <table:table-cell table:formula="of:=[.P62]/24" office:value-type="float" office:value="1.98412698412698" calcext:value-type="float">
            <text:p>1.98412698412698</text:p>
          </table:table-cell>
          <table:table-cell table:formula="of:=[.Q62]*60" office:value-type="float" office:value="119.047619047619" calcext:value-type="float">
            <text:p>119.047619047619</text:p>
          </table:table-cell>
          <table:table-cell table:formula="of:=([.N62]-[.R62])" office:value-type="float" office:value="0" calcext:value-type="float">
            <text:p>0</text:p>
          </table:table-cell>
          <table:table-cell table:formula="of:=SUM([.E$3:.E62])/[.B$7]" office:value-type="float" office:value="1.1864951171875" calcext:value-type="float">
            <text:p>1.1864951171875</text:p>
          </table:table-cell>
        </table:table-row>
        <table:table-row table:style-name="ro1">
          <table:table-cell table:number-columns-repeated="3"/>
          <table:table-cell table:formula="of:=FLOOR([.D62]+[.I62])" office:value-type="float" office:value="107519" calcext:value-type="float">
            <text:p>107519</text:p>
          </table:table-cell>
          <table:table-cell table:formula="of:=[.D63]/[.B$3]" office:value-type="float" office:value="419.99609375" calcext:value-type="float">
            <text:p>419.99609375</text:p>
          </table:table-cell>
          <table:table-cell table:formula="of:=ROUND([.E63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63]*[.B$3])-[.D63]" office:value-type="float" office:value="1" calcext:value-type="float">
            <text:p>1</text:p>
          </table:table-cell>
          <table:table-cell table:formula="of:=[.H63]/[.B$1]" office:value-type="float" office:value="0.5" calcext:value-type="float">
            <text:p>0.5</text:p>
          </table:table-cell>
          <table:table-cell table:formula="of:=[.I63]/[.B$3]" office:value-type="float" office:value="0.001953125" calcext:value-type="float">
            <text:p>0.001953125</text:p>
          </table:table-cell>
          <table:table-cell table:formula="of:=[.G63]*[.$B$6]" office:value-type="float" office:value="0.021" calcext:value-type="float">
            <text:p>0.021</text:p>
          </table:table-cell>
          <table:table-cell table:formula="of:=1/[.K63]" office:value-type="float" office:value="47.6190476190476" calcext:value-type="float">
            <text:p>47.6190476190476</text:p>
          </table:table-cell>
          <table:table-cell table:formula="of:=[.L63]/24" office:value-type="float" office:value="1.98412698412698" calcext:value-type="float">
            <text:p>1.98412698412698</text:p>
          </table:table-cell>
          <table:table-cell table:formula="of:=[.M63]*60" office:value-type="float" office:value="119.047619047619" calcext:value-type="float">
            <text:p>119.047619047619</text:p>
          </table:table-cell>
          <table:table-cell table:formula="of:=[.F63]*[.$B$6]" office:value-type="float" office:value="0.021" calcext:value-type="float">
            <text:p>0.021</text:p>
          </table:table-cell>
          <table:table-cell table:formula="of:=1/[.O63]" office:value-type="float" office:value="47.6190476190476" calcext:value-type="float">
            <text:p>47.6190476190476</text:p>
          </table:table-cell>
          <table:table-cell table:formula="of:=[.P63]/24" office:value-type="float" office:value="1.98412698412698" calcext:value-type="float">
            <text:p>1.98412698412698</text:p>
          </table:table-cell>
          <table:table-cell table:formula="of:=[.Q63]*60" office:value-type="float" office:value="119.047619047619" calcext:value-type="float">
            <text:p>119.047619047619</text:p>
          </table:table-cell>
          <table:table-cell table:formula="of:=([.N63]-[.R63])" office:value-type="float" office:value="0" calcext:value-type="float">
            <text:p>0</text:p>
          </table:table-cell>
          <table:table-cell table:formula="of:=SUM([.E$3:.E63])/[.B$7]" office:value-type="float" office:value="1.207494921875" calcext:value-type="float">
            <text:p>1.207494921875</text:p>
          </table:table-cell>
        </table:table-row>
        <table:table-row table:style-name="ro1">
          <table:table-cell table:number-columns-repeated="3"/>
          <table:table-cell table:formula="of:=FLOOR([.D63]+[.I63])" office:value-type="float" office:value="107519" calcext:value-type="float">
            <text:p>107519</text:p>
          </table:table-cell>
          <table:table-cell table:formula="of:=[.D64]/[.B$3]" office:value-type="float" office:value="419.99609375" calcext:value-type="float">
            <text:p>419.99609375</text:p>
          </table:table-cell>
          <table:table-cell table:formula="of:=ROUND([.E64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64]*[.B$3])-[.D64]" office:value-type="float" office:value="1" calcext:value-type="float">
            <text:p>1</text:p>
          </table:table-cell>
          <table:table-cell table:formula="of:=[.H64]/[.B$1]" office:value-type="float" office:value="0.5" calcext:value-type="float">
            <text:p>0.5</text:p>
          </table:table-cell>
          <table:table-cell table:formula="of:=[.I64]/[.B$3]" office:value-type="float" office:value="0.001953125" calcext:value-type="float">
            <text:p>0.001953125</text:p>
          </table:table-cell>
          <table:table-cell table:formula="of:=[.G64]*[.$B$6]" office:value-type="float" office:value="0.021" calcext:value-type="float">
            <text:p>0.021</text:p>
          </table:table-cell>
          <table:table-cell table:formula="of:=1/[.K64]" office:value-type="float" office:value="47.6190476190476" calcext:value-type="float">
            <text:p>47.6190476190476</text:p>
          </table:table-cell>
          <table:table-cell table:formula="of:=[.L64]/24" office:value-type="float" office:value="1.98412698412698" calcext:value-type="float">
            <text:p>1.98412698412698</text:p>
          </table:table-cell>
          <table:table-cell table:formula="of:=[.M64]*60" office:value-type="float" office:value="119.047619047619" calcext:value-type="float">
            <text:p>119.047619047619</text:p>
          </table:table-cell>
          <table:table-cell table:formula="of:=[.F64]*[.$B$6]" office:value-type="float" office:value="0.021" calcext:value-type="float">
            <text:p>0.021</text:p>
          </table:table-cell>
          <table:table-cell table:formula="of:=1/[.O64]" office:value-type="float" office:value="47.6190476190476" calcext:value-type="float">
            <text:p>47.6190476190476</text:p>
          </table:table-cell>
          <table:table-cell table:formula="of:=[.P64]/24" office:value-type="float" office:value="1.98412698412698" calcext:value-type="float">
            <text:p>1.98412698412698</text:p>
          </table:table-cell>
          <table:table-cell table:formula="of:=[.Q64]*60" office:value-type="float" office:value="119.047619047619" calcext:value-type="float">
            <text:p>119.047619047619</text:p>
          </table:table-cell>
          <table:table-cell table:formula="of:=([.N64]-[.R64])" office:value-type="float" office:value="0" calcext:value-type="float">
            <text:p>0</text:p>
          </table:table-cell>
          <table:table-cell table:formula="of:=SUM([.E$3:.E64])/[.B$7]" office:value-type="float" office:value="1.2284947265625" calcext:value-type="float">
            <text:p>1.2284947265625</text:p>
          </table:table-cell>
        </table:table-row>
        <table:table-row table:style-name="ro1">
          <table:table-cell table:number-columns-repeated="3"/>
          <table:table-cell table:formula="of:=FLOOR([.D64]+[.I64])" office:value-type="float" office:value="107519" calcext:value-type="float">
            <text:p>107519</text:p>
          </table:table-cell>
          <table:table-cell table:formula="of:=[.D65]/[.B$3]" office:value-type="float" office:value="419.99609375" calcext:value-type="float">
            <text:p>419.99609375</text:p>
          </table:table-cell>
          <table:table-cell table:formula="of:=ROUND([.E65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65]*[.B$3])-[.D65]" office:value-type="float" office:value="1" calcext:value-type="float">
            <text:p>1</text:p>
          </table:table-cell>
          <table:table-cell table:formula="of:=[.H65]/[.B$1]" office:value-type="float" office:value="0.5" calcext:value-type="float">
            <text:p>0.5</text:p>
          </table:table-cell>
          <table:table-cell table:formula="of:=[.I65]/[.B$3]" office:value-type="float" office:value="0.001953125" calcext:value-type="float">
            <text:p>0.001953125</text:p>
          </table:table-cell>
          <table:table-cell table:formula="of:=[.G65]*[.$B$6]" office:value-type="float" office:value="0.021" calcext:value-type="float">
            <text:p>0.021</text:p>
          </table:table-cell>
          <table:table-cell table:formula="of:=1/[.K65]" office:value-type="float" office:value="47.6190476190476" calcext:value-type="float">
            <text:p>47.6190476190476</text:p>
          </table:table-cell>
          <table:table-cell table:formula="of:=[.L65]/24" office:value-type="float" office:value="1.98412698412698" calcext:value-type="float">
            <text:p>1.98412698412698</text:p>
          </table:table-cell>
          <table:table-cell table:formula="of:=[.M65]*60" office:value-type="float" office:value="119.047619047619" calcext:value-type="float">
            <text:p>119.047619047619</text:p>
          </table:table-cell>
          <table:table-cell table:formula="of:=[.F65]*[.$B$6]" office:value-type="float" office:value="0.021" calcext:value-type="float">
            <text:p>0.021</text:p>
          </table:table-cell>
          <table:table-cell table:formula="of:=1/[.O65]" office:value-type="float" office:value="47.6190476190476" calcext:value-type="float">
            <text:p>47.6190476190476</text:p>
          </table:table-cell>
          <table:table-cell table:formula="of:=[.P65]/24" office:value-type="float" office:value="1.98412698412698" calcext:value-type="float">
            <text:p>1.98412698412698</text:p>
          </table:table-cell>
          <table:table-cell table:formula="of:=[.Q65]*60" office:value-type="float" office:value="119.047619047619" calcext:value-type="float">
            <text:p>119.047619047619</text:p>
          </table:table-cell>
          <table:table-cell table:formula="of:=([.N65]-[.R65])" office:value-type="float" office:value="0" calcext:value-type="float">
            <text:p>0</text:p>
          </table:table-cell>
          <table:table-cell table:formula="of:=SUM([.E$3:.E65])/[.B$7]" office:value-type="float" office:value="1.24949453125" calcext:value-type="float">
            <text:p>1.24949453125</text:p>
          </table:table-cell>
        </table:table-row>
        <table:table-row table:style-name="ro1">
          <table:table-cell table:number-columns-repeated="3"/>
          <table:table-cell table:formula="of:=FLOOR([.D65]+[.I65])" office:value-type="float" office:value="107519" calcext:value-type="float">
            <text:p>107519</text:p>
          </table:table-cell>
          <table:table-cell table:formula="of:=[.D66]/[.B$3]" office:value-type="float" office:value="419.99609375" calcext:value-type="float">
            <text:p>419.99609375</text:p>
          </table:table-cell>
          <table:table-cell table:formula="of:=ROUND([.E66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66]*[.B$3])-[.D66]" office:value-type="float" office:value="1" calcext:value-type="float">
            <text:p>1</text:p>
          </table:table-cell>
          <table:table-cell table:formula="of:=[.H66]/[.B$1]" office:value-type="float" office:value="0.5" calcext:value-type="float">
            <text:p>0.5</text:p>
          </table:table-cell>
          <table:table-cell table:formula="of:=[.I66]/[.B$3]" office:value-type="float" office:value="0.001953125" calcext:value-type="float">
            <text:p>0.001953125</text:p>
          </table:table-cell>
          <table:table-cell table:formula="of:=[.G66]*[.$B$6]" office:value-type="float" office:value="0.021" calcext:value-type="float">
            <text:p>0.021</text:p>
          </table:table-cell>
          <table:table-cell table:formula="of:=1/[.K66]" office:value-type="float" office:value="47.6190476190476" calcext:value-type="float">
            <text:p>47.6190476190476</text:p>
          </table:table-cell>
          <table:table-cell table:formula="of:=[.L66]/24" office:value-type="float" office:value="1.98412698412698" calcext:value-type="float">
            <text:p>1.98412698412698</text:p>
          </table:table-cell>
          <table:table-cell table:formula="of:=[.M66]*60" office:value-type="float" office:value="119.047619047619" calcext:value-type="float">
            <text:p>119.047619047619</text:p>
          </table:table-cell>
          <table:table-cell table:formula="of:=[.F66]*[.$B$6]" office:value-type="float" office:value="0.021" calcext:value-type="float">
            <text:p>0.021</text:p>
          </table:table-cell>
          <table:table-cell table:formula="of:=1/[.O66]" office:value-type="float" office:value="47.6190476190476" calcext:value-type="float">
            <text:p>47.6190476190476</text:p>
          </table:table-cell>
          <table:table-cell table:formula="of:=[.P66]/24" office:value-type="float" office:value="1.98412698412698" calcext:value-type="float">
            <text:p>1.98412698412698</text:p>
          </table:table-cell>
          <table:table-cell table:formula="of:=[.Q66]*60" office:value-type="float" office:value="119.047619047619" calcext:value-type="float">
            <text:p>119.047619047619</text:p>
          </table:table-cell>
          <table:table-cell table:formula="of:=([.N66]-[.R66])" office:value-type="float" office:value="0" calcext:value-type="float">
            <text:p>0</text:p>
          </table:table-cell>
          <table:table-cell table:formula="of:=SUM([.E$3:.E66])/[.B$7]" office:value-type="float" office:value="1.2704943359375" calcext:value-type="float">
            <text:p>1.2704943359375</text:p>
          </table:table-cell>
        </table:table-row>
        <table:table-row table:style-name="ro1">
          <table:table-cell table:number-columns-repeated="3"/>
          <table:table-cell table:formula="of:=FLOOR([.D66]+[.I66])" office:value-type="float" office:value="107519" calcext:value-type="float">
            <text:p>107519</text:p>
          </table:table-cell>
          <table:table-cell table:formula="of:=[.D67]/[.B$3]" office:value-type="float" office:value="419.99609375" calcext:value-type="float">
            <text:p>419.99609375</text:p>
          </table:table-cell>
          <table:table-cell table:formula="of:=ROUND([.E67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67]*[.B$3])-[.D67]" office:value-type="float" office:value="1" calcext:value-type="float">
            <text:p>1</text:p>
          </table:table-cell>
          <table:table-cell table:formula="of:=[.H67]/[.B$1]" office:value-type="float" office:value="0.5" calcext:value-type="float">
            <text:p>0.5</text:p>
          </table:table-cell>
          <table:table-cell table:formula="of:=[.I67]/[.B$3]" office:value-type="float" office:value="0.001953125" calcext:value-type="float">
            <text:p>0.001953125</text:p>
          </table:table-cell>
          <table:table-cell table:formula="of:=[.G67]*[.$B$6]" office:value-type="float" office:value="0.021" calcext:value-type="float">
            <text:p>0.021</text:p>
          </table:table-cell>
          <table:table-cell table:formula="of:=1/[.K67]" office:value-type="float" office:value="47.6190476190476" calcext:value-type="float">
            <text:p>47.6190476190476</text:p>
          </table:table-cell>
          <table:table-cell table:formula="of:=[.L67]/24" office:value-type="float" office:value="1.98412698412698" calcext:value-type="float">
            <text:p>1.98412698412698</text:p>
          </table:table-cell>
          <table:table-cell table:formula="of:=[.M67]*60" office:value-type="float" office:value="119.047619047619" calcext:value-type="float">
            <text:p>119.047619047619</text:p>
          </table:table-cell>
          <table:table-cell table:formula="of:=[.F67]*[.$B$6]" office:value-type="float" office:value="0.021" calcext:value-type="float">
            <text:p>0.021</text:p>
          </table:table-cell>
          <table:table-cell table:formula="of:=1/[.O67]" office:value-type="float" office:value="47.6190476190476" calcext:value-type="float">
            <text:p>47.6190476190476</text:p>
          </table:table-cell>
          <table:table-cell table:formula="of:=[.P67]/24" office:value-type="float" office:value="1.98412698412698" calcext:value-type="float">
            <text:p>1.98412698412698</text:p>
          </table:table-cell>
          <table:table-cell table:formula="of:=[.Q67]*60" office:value-type="float" office:value="119.047619047619" calcext:value-type="float">
            <text:p>119.047619047619</text:p>
          </table:table-cell>
          <table:table-cell table:formula="of:=([.N67]-[.R67])" office:value-type="float" office:value="0" calcext:value-type="float">
            <text:p>0</text:p>
          </table:table-cell>
          <table:table-cell table:formula="of:=SUM([.E$3:.E67])/[.B$7]" office:value-type="float" office:value="1.291494140625" calcext:value-type="float">
            <text:p>1.291494140625</text:p>
          </table:table-cell>
        </table:table-row>
        <table:table-row table:style-name="ro1">
          <table:table-cell table:number-columns-repeated="3"/>
          <table:table-cell table:formula="of:=FLOOR([.D67]+[.I67])" office:value-type="float" office:value="107519" calcext:value-type="float">
            <text:p>107519</text:p>
          </table:table-cell>
          <table:table-cell table:formula="of:=[.D68]/[.B$3]" office:value-type="float" office:value="419.99609375" calcext:value-type="float">
            <text:p>419.99609375</text:p>
          </table:table-cell>
          <table:table-cell table:formula="of:=ROUND([.E68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68]*[.B$3])-[.D68]" office:value-type="float" office:value="1" calcext:value-type="float">
            <text:p>1</text:p>
          </table:table-cell>
          <table:table-cell table:formula="of:=[.H68]/[.B$1]" office:value-type="float" office:value="0.5" calcext:value-type="float">
            <text:p>0.5</text:p>
          </table:table-cell>
          <table:table-cell table:formula="of:=[.I68]/[.B$3]" office:value-type="float" office:value="0.001953125" calcext:value-type="float">
            <text:p>0.001953125</text:p>
          </table:table-cell>
          <table:table-cell table:formula="of:=[.G68]*[.$B$6]" office:value-type="float" office:value="0.021" calcext:value-type="float">
            <text:p>0.021</text:p>
          </table:table-cell>
          <table:table-cell table:formula="of:=1/[.K68]" office:value-type="float" office:value="47.6190476190476" calcext:value-type="float">
            <text:p>47.6190476190476</text:p>
          </table:table-cell>
          <table:table-cell table:formula="of:=[.L68]/24" office:value-type="float" office:value="1.98412698412698" calcext:value-type="float">
            <text:p>1.98412698412698</text:p>
          </table:table-cell>
          <table:table-cell table:formula="of:=[.M68]*60" office:value-type="float" office:value="119.047619047619" calcext:value-type="float">
            <text:p>119.047619047619</text:p>
          </table:table-cell>
          <table:table-cell table:formula="of:=[.F68]*[.$B$6]" office:value-type="float" office:value="0.021" calcext:value-type="float">
            <text:p>0.021</text:p>
          </table:table-cell>
          <table:table-cell table:formula="of:=1/[.O68]" office:value-type="float" office:value="47.6190476190476" calcext:value-type="float">
            <text:p>47.6190476190476</text:p>
          </table:table-cell>
          <table:table-cell table:formula="of:=[.P68]/24" office:value-type="float" office:value="1.98412698412698" calcext:value-type="float">
            <text:p>1.98412698412698</text:p>
          </table:table-cell>
          <table:table-cell table:formula="of:=[.Q68]*60" office:value-type="float" office:value="119.047619047619" calcext:value-type="float">
            <text:p>119.047619047619</text:p>
          </table:table-cell>
          <table:table-cell table:formula="of:=([.N68]-[.R68])" office:value-type="float" office:value="0" calcext:value-type="float">
            <text:p>0</text:p>
          </table:table-cell>
          <table:table-cell table:formula="of:=SUM([.E$3:.E68])/[.B$7]" office:value-type="float" office:value="1.3124939453125" calcext:value-type="float">
            <text:p>1.3124939453125</text:p>
          </table:table-cell>
        </table:table-row>
        <table:table-row table:style-name="ro1">
          <table:table-cell table:number-columns-repeated="3"/>
          <table:table-cell table:formula="of:=FLOOR([.D68]+[.I68])" office:value-type="float" office:value="107519" calcext:value-type="float">
            <text:p>107519</text:p>
          </table:table-cell>
          <table:table-cell table:formula="of:=[.D69]/[.B$3]" office:value-type="float" office:value="419.99609375" calcext:value-type="float">
            <text:p>419.99609375</text:p>
          </table:table-cell>
          <table:table-cell table:formula="of:=ROUND([.E69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69]*[.B$3])-[.D69]" office:value-type="float" office:value="1" calcext:value-type="float">
            <text:p>1</text:p>
          </table:table-cell>
          <table:table-cell table:formula="of:=[.H69]/[.B$1]" office:value-type="float" office:value="0.5" calcext:value-type="float">
            <text:p>0.5</text:p>
          </table:table-cell>
          <table:table-cell table:formula="of:=[.I69]/[.B$3]" office:value-type="float" office:value="0.001953125" calcext:value-type="float">
            <text:p>0.001953125</text:p>
          </table:table-cell>
          <table:table-cell table:formula="of:=[.G69]*[.$B$6]" office:value-type="float" office:value="0.021" calcext:value-type="float">
            <text:p>0.021</text:p>
          </table:table-cell>
          <table:table-cell table:formula="of:=1/[.K69]" office:value-type="float" office:value="47.6190476190476" calcext:value-type="float">
            <text:p>47.6190476190476</text:p>
          </table:table-cell>
          <table:table-cell table:formula="of:=[.L69]/24" office:value-type="float" office:value="1.98412698412698" calcext:value-type="float">
            <text:p>1.98412698412698</text:p>
          </table:table-cell>
          <table:table-cell table:formula="of:=[.M69]*60" office:value-type="float" office:value="119.047619047619" calcext:value-type="float">
            <text:p>119.047619047619</text:p>
          </table:table-cell>
          <table:table-cell table:formula="of:=[.F69]*[.$B$6]" office:value-type="float" office:value="0.021" calcext:value-type="float">
            <text:p>0.021</text:p>
          </table:table-cell>
          <table:table-cell table:formula="of:=1/[.O69]" office:value-type="float" office:value="47.6190476190476" calcext:value-type="float">
            <text:p>47.6190476190476</text:p>
          </table:table-cell>
          <table:table-cell table:formula="of:=[.P69]/24" office:value-type="float" office:value="1.98412698412698" calcext:value-type="float">
            <text:p>1.98412698412698</text:p>
          </table:table-cell>
          <table:table-cell table:formula="of:=[.Q69]*60" office:value-type="float" office:value="119.047619047619" calcext:value-type="float">
            <text:p>119.047619047619</text:p>
          </table:table-cell>
          <table:table-cell table:formula="of:=([.N69]-[.R69])" office:value-type="float" office:value="0" calcext:value-type="float">
            <text:p>0</text:p>
          </table:table-cell>
          <table:table-cell table:formula="of:=SUM([.E$3:.E69])/[.B$7]" office:value-type="float" office:value="1.33349375" calcext:value-type="float">
            <text:p>1.33349375</text:p>
          </table:table-cell>
        </table:table-row>
        <table:table-row table:style-name="ro1">
          <table:table-cell table:number-columns-repeated="3"/>
          <table:table-cell table:formula="of:=FLOOR([.D69]+[.I69])" office:value-type="float" office:value="107519" calcext:value-type="float">
            <text:p>107519</text:p>
          </table:table-cell>
          <table:table-cell table:formula="of:=[.D70]/[.B$3]" office:value-type="float" office:value="419.99609375" calcext:value-type="float">
            <text:p>419.99609375</text:p>
          </table:table-cell>
          <table:table-cell table:formula="of:=ROUND([.E70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70]*[.B$3])-[.D70]" office:value-type="float" office:value="1" calcext:value-type="float">
            <text:p>1</text:p>
          </table:table-cell>
          <table:table-cell table:formula="of:=[.H70]/[.B$1]" office:value-type="float" office:value="0.5" calcext:value-type="float">
            <text:p>0.5</text:p>
          </table:table-cell>
          <table:table-cell table:formula="of:=[.I70]/[.B$3]" office:value-type="float" office:value="0.001953125" calcext:value-type="float">
            <text:p>0.001953125</text:p>
          </table:table-cell>
          <table:table-cell table:formula="of:=[.G70]*[.$B$6]" office:value-type="float" office:value="0.021" calcext:value-type="float">
            <text:p>0.021</text:p>
          </table:table-cell>
          <table:table-cell table:formula="of:=1/[.K70]" office:value-type="float" office:value="47.6190476190476" calcext:value-type="float">
            <text:p>47.6190476190476</text:p>
          </table:table-cell>
          <table:table-cell table:formula="of:=[.L70]/24" office:value-type="float" office:value="1.98412698412698" calcext:value-type="float">
            <text:p>1.98412698412698</text:p>
          </table:table-cell>
          <table:table-cell table:formula="of:=[.M70]*60" office:value-type="float" office:value="119.047619047619" calcext:value-type="float">
            <text:p>119.047619047619</text:p>
          </table:table-cell>
          <table:table-cell table:formula="of:=[.F70]*[.$B$6]" office:value-type="float" office:value="0.021" calcext:value-type="float">
            <text:p>0.021</text:p>
          </table:table-cell>
          <table:table-cell table:formula="of:=1/[.O70]" office:value-type="float" office:value="47.6190476190476" calcext:value-type="float">
            <text:p>47.6190476190476</text:p>
          </table:table-cell>
          <table:table-cell table:formula="of:=[.P70]/24" office:value-type="float" office:value="1.98412698412698" calcext:value-type="float">
            <text:p>1.98412698412698</text:p>
          </table:table-cell>
          <table:table-cell table:formula="of:=[.Q70]*60" office:value-type="float" office:value="119.047619047619" calcext:value-type="float">
            <text:p>119.047619047619</text:p>
          </table:table-cell>
          <table:table-cell table:formula="of:=([.N70]-[.R70])" office:value-type="float" office:value="0" calcext:value-type="float">
            <text:p>0</text:p>
          </table:table-cell>
          <table:table-cell table:formula="of:=SUM([.E$3:.E70])/[.B$7]" office:value-type="float" office:value="1.3544935546875" calcext:value-type="float">
            <text:p>1.3544935546875</text:p>
          </table:table-cell>
        </table:table-row>
        <table:table-row table:style-name="ro1">
          <table:table-cell table:number-columns-repeated="3"/>
          <table:table-cell table:formula="of:=FLOOR([.D70]+[.I70])" office:value-type="float" office:value="107519" calcext:value-type="float">
            <text:p>107519</text:p>
          </table:table-cell>
          <table:table-cell table:formula="of:=[.D71]/[.B$3]" office:value-type="float" office:value="419.99609375" calcext:value-type="float">
            <text:p>419.99609375</text:p>
          </table:table-cell>
          <table:table-cell table:formula="of:=ROUND([.E71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71]*[.B$3])-[.D71]" office:value-type="float" office:value="1" calcext:value-type="float">
            <text:p>1</text:p>
          </table:table-cell>
          <table:table-cell table:formula="of:=[.H71]/[.B$1]" office:value-type="float" office:value="0.5" calcext:value-type="float">
            <text:p>0.5</text:p>
          </table:table-cell>
          <table:table-cell table:formula="of:=[.I71]/[.B$3]" office:value-type="float" office:value="0.001953125" calcext:value-type="float">
            <text:p>0.001953125</text:p>
          </table:table-cell>
          <table:table-cell table:formula="of:=[.G71]*[.$B$6]" office:value-type="float" office:value="0.021" calcext:value-type="float">
            <text:p>0.021</text:p>
          </table:table-cell>
          <table:table-cell table:formula="of:=1/[.K71]" office:value-type="float" office:value="47.6190476190476" calcext:value-type="float">
            <text:p>47.6190476190476</text:p>
          </table:table-cell>
          <table:table-cell table:formula="of:=[.L71]/24" office:value-type="float" office:value="1.98412698412698" calcext:value-type="float">
            <text:p>1.98412698412698</text:p>
          </table:table-cell>
          <table:table-cell table:formula="of:=[.M71]*60" office:value-type="float" office:value="119.047619047619" calcext:value-type="float">
            <text:p>119.047619047619</text:p>
          </table:table-cell>
          <table:table-cell table:formula="of:=[.F71]*[.$B$6]" office:value-type="float" office:value="0.021" calcext:value-type="float">
            <text:p>0.021</text:p>
          </table:table-cell>
          <table:table-cell table:formula="of:=1/[.O71]" office:value-type="float" office:value="47.6190476190476" calcext:value-type="float">
            <text:p>47.6190476190476</text:p>
          </table:table-cell>
          <table:table-cell table:formula="of:=[.P71]/24" office:value-type="float" office:value="1.98412698412698" calcext:value-type="float">
            <text:p>1.98412698412698</text:p>
          </table:table-cell>
          <table:table-cell table:formula="of:=[.Q71]*60" office:value-type="float" office:value="119.047619047619" calcext:value-type="float">
            <text:p>119.047619047619</text:p>
          </table:table-cell>
          <table:table-cell table:formula="of:=([.N71]-[.R71])" office:value-type="float" office:value="0" calcext:value-type="float">
            <text:p>0</text:p>
          </table:table-cell>
          <table:table-cell table:formula="of:=SUM([.E$3:.E71])/[.B$7]" office:value-type="float" office:value="1.375493359375" calcext:value-type="float">
            <text:p>1.375493359375</text:p>
          </table:table-cell>
        </table:table-row>
        <table:table-row table:style-name="ro1">
          <table:table-cell table:number-columns-repeated="3"/>
          <table:table-cell table:formula="of:=FLOOR([.D71]+[.I71])" office:value-type="float" office:value="107519" calcext:value-type="float">
            <text:p>107519</text:p>
          </table:table-cell>
          <table:table-cell table:formula="of:=[.D72]/[.B$3]" office:value-type="float" office:value="419.99609375" calcext:value-type="float">
            <text:p>419.99609375</text:p>
          </table:table-cell>
          <table:table-cell table:formula="of:=ROUND([.E72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72]*[.B$3])-[.D72]" office:value-type="float" office:value="1" calcext:value-type="float">
            <text:p>1</text:p>
          </table:table-cell>
          <table:table-cell table:formula="of:=[.H72]/[.B$1]" office:value-type="float" office:value="0.5" calcext:value-type="float">
            <text:p>0.5</text:p>
          </table:table-cell>
          <table:table-cell table:formula="of:=[.I72]/[.B$3]" office:value-type="float" office:value="0.001953125" calcext:value-type="float">
            <text:p>0.001953125</text:p>
          </table:table-cell>
          <table:table-cell table:formula="of:=[.G72]*[.$B$6]" office:value-type="float" office:value="0.021" calcext:value-type="float">
            <text:p>0.021</text:p>
          </table:table-cell>
          <table:table-cell table:formula="of:=1/[.K72]" office:value-type="float" office:value="47.6190476190476" calcext:value-type="float">
            <text:p>47.6190476190476</text:p>
          </table:table-cell>
          <table:table-cell table:formula="of:=[.L72]/24" office:value-type="float" office:value="1.98412698412698" calcext:value-type="float">
            <text:p>1.98412698412698</text:p>
          </table:table-cell>
          <table:table-cell table:formula="of:=[.M72]*60" office:value-type="float" office:value="119.047619047619" calcext:value-type="float">
            <text:p>119.047619047619</text:p>
          </table:table-cell>
          <table:table-cell table:formula="of:=[.F72]*[.$B$6]" office:value-type="float" office:value="0.021" calcext:value-type="float">
            <text:p>0.021</text:p>
          </table:table-cell>
          <table:table-cell table:formula="of:=1/[.O72]" office:value-type="float" office:value="47.6190476190476" calcext:value-type="float">
            <text:p>47.6190476190476</text:p>
          </table:table-cell>
          <table:table-cell table:formula="of:=[.P72]/24" office:value-type="float" office:value="1.98412698412698" calcext:value-type="float">
            <text:p>1.98412698412698</text:p>
          </table:table-cell>
          <table:table-cell table:formula="of:=[.Q72]*60" office:value-type="float" office:value="119.047619047619" calcext:value-type="float">
            <text:p>119.047619047619</text:p>
          </table:table-cell>
          <table:table-cell table:formula="of:=([.N72]-[.R72])" office:value-type="float" office:value="0" calcext:value-type="float">
            <text:p>0</text:p>
          </table:table-cell>
          <table:table-cell table:formula="of:=SUM([.E$3:.E72])/[.B$7]" office:value-type="float" office:value="1.3964931640625" calcext:value-type="float">
            <text:p>1.3964931640625</text:p>
          </table:table-cell>
        </table:table-row>
        <table:table-row table:style-name="ro1">
          <table:table-cell table:number-columns-repeated="3"/>
          <table:table-cell table:formula="of:=FLOOR([.D72]+[.I72])" office:value-type="float" office:value="107519" calcext:value-type="float">
            <text:p>107519</text:p>
          </table:table-cell>
          <table:table-cell table:formula="of:=[.D73]/[.B$3]" office:value-type="float" office:value="419.99609375" calcext:value-type="float">
            <text:p>419.99609375</text:p>
          </table:table-cell>
          <table:table-cell table:formula="of:=ROUND([.E73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73]*[.B$3])-[.D73]" office:value-type="float" office:value="1" calcext:value-type="float">
            <text:p>1</text:p>
          </table:table-cell>
          <table:table-cell table:formula="of:=[.H73]/[.B$1]" office:value-type="float" office:value="0.5" calcext:value-type="float">
            <text:p>0.5</text:p>
          </table:table-cell>
          <table:table-cell table:formula="of:=[.I73]/[.B$3]" office:value-type="float" office:value="0.001953125" calcext:value-type="float">
            <text:p>0.001953125</text:p>
          </table:table-cell>
          <table:table-cell table:formula="of:=[.G73]*[.$B$6]" office:value-type="float" office:value="0.021" calcext:value-type="float">
            <text:p>0.021</text:p>
          </table:table-cell>
          <table:table-cell table:formula="of:=1/[.K73]" office:value-type="float" office:value="47.6190476190476" calcext:value-type="float">
            <text:p>47.6190476190476</text:p>
          </table:table-cell>
          <table:table-cell table:formula="of:=[.L73]/24" office:value-type="float" office:value="1.98412698412698" calcext:value-type="float">
            <text:p>1.98412698412698</text:p>
          </table:table-cell>
          <table:table-cell table:formula="of:=[.M73]*60" office:value-type="float" office:value="119.047619047619" calcext:value-type="float">
            <text:p>119.047619047619</text:p>
          </table:table-cell>
          <table:table-cell table:formula="of:=[.F73]*[.$B$6]" office:value-type="float" office:value="0.021" calcext:value-type="float">
            <text:p>0.021</text:p>
          </table:table-cell>
          <table:table-cell table:formula="of:=1/[.O73]" office:value-type="float" office:value="47.6190476190476" calcext:value-type="float">
            <text:p>47.6190476190476</text:p>
          </table:table-cell>
          <table:table-cell table:formula="of:=[.P73]/24" office:value-type="float" office:value="1.98412698412698" calcext:value-type="float">
            <text:p>1.98412698412698</text:p>
          </table:table-cell>
          <table:table-cell table:formula="of:=[.Q73]*60" office:value-type="float" office:value="119.047619047619" calcext:value-type="float">
            <text:p>119.047619047619</text:p>
          </table:table-cell>
          <table:table-cell table:formula="of:=([.N73]-[.R73])" office:value-type="float" office:value="0" calcext:value-type="float">
            <text:p>0</text:p>
          </table:table-cell>
          <table:table-cell table:formula="of:=SUM([.E$3:.E73])/[.B$7]" office:value-type="float" office:value="1.41749296875" calcext:value-type="float">
            <text:p>1.41749296875</text:p>
          </table:table-cell>
        </table:table-row>
        <table:table-row table:style-name="ro1">
          <table:table-cell table:number-columns-repeated="3"/>
          <table:table-cell table:formula="of:=FLOOR([.D73]+[.I73])" office:value-type="float" office:value="107519" calcext:value-type="float">
            <text:p>107519</text:p>
          </table:table-cell>
          <table:table-cell table:formula="of:=[.D74]/[.B$3]" office:value-type="float" office:value="419.99609375" calcext:value-type="float">
            <text:p>419.99609375</text:p>
          </table:table-cell>
          <table:table-cell table:formula="of:=ROUND([.E74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74]*[.B$3])-[.D74]" office:value-type="float" office:value="1" calcext:value-type="float">
            <text:p>1</text:p>
          </table:table-cell>
          <table:table-cell table:formula="of:=[.H74]/[.B$1]" office:value-type="float" office:value="0.5" calcext:value-type="float">
            <text:p>0.5</text:p>
          </table:table-cell>
          <table:table-cell table:formula="of:=[.I74]/[.B$3]" office:value-type="float" office:value="0.001953125" calcext:value-type="float">
            <text:p>0.001953125</text:p>
          </table:table-cell>
          <table:table-cell table:formula="of:=[.G74]*[.$B$6]" office:value-type="float" office:value="0.021" calcext:value-type="float">
            <text:p>0.021</text:p>
          </table:table-cell>
          <table:table-cell table:formula="of:=1/[.K74]" office:value-type="float" office:value="47.6190476190476" calcext:value-type="float">
            <text:p>47.6190476190476</text:p>
          </table:table-cell>
          <table:table-cell table:formula="of:=[.L74]/24" office:value-type="float" office:value="1.98412698412698" calcext:value-type="float">
            <text:p>1.98412698412698</text:p>
          </table:table-cell>
          <table:table-cell table:formula="of:=[.M74]*60" office:value-type="float" office:value="119.047619047619" calcext:value-type="float">
            <text:p>119.047619047619</text:p>
          </table:table-cell>
          <table:table-cell table:formula="of:=[.F74]*[.$B$6]" office:value-type="float" office:value="0.021" calcext:value-type="float">
            <text:p>0.021</text:p>
          </table:table-cell>
          <table:table-cell table:formula="of:=1/[.O74]" office:value-type="float" office:value="47.6190476190476" calcext:value-type="float">
            <text:p>47.6190476190476</text:p>
          </table:table-cell>
          <table:table-cell table:formula="of:=[.P74]/24" office:value-type="float" office:value="1.98412698412698" calcext:value-type="float">
            <text:p>1.98412698412698</text:p>
          </table:table-cell>
          <table:table-cell table:formula="of:=[.Q74]*60" office:value-type="float" office:value="119.047619047619" calcext:value-type="float">
            <text:p>119.047619047619</text:p>
          </table:table-cell>
          <table:table-cell table:formula="of:=([.N74]-[.R74])" office:value-type="float" office:value="0" calcext:value-type="float">
            <text:p>0</text:p>
          </table:table-cell>
          <table:table-cell table:formula="of:=SUM([.E$3:.E74])/[.B$7]" office:value-type="float" office:value="1.4384927734375" calcext:value-type="float">
            <text:p>1.4384927734375</text:p>
          </table:table-cell>
        </table:table-row>
        <table:table-row table:style-name="ro1">
          <table:table-cell table:number-columns-repeated="3"/>
          <table:table-cell table:formula="of:=FLOOR([.D74]+[.I74])" office:value-type="float" office:value="107519" calcext:value-type="float">
            <text:p>107519</text:p>
          </table:table-cell>
          <table:table-cell table:formula="of:=[.D75]/[.B$3]" office:value-type="float" office:value="419.99609375" calcext:value-type="float">
            <text:p>419.99609375</text:p>
          </table:table-cell>
          <table:table-cell table:formula="of:=ROUND([.E75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75]*[.B$3])-[.D75]" office:value-type="float" office:value="1" calcext:value-type="float">
            <text:p>1</text:p>
          </table:table-cell>
          <table:table-cell table:formula="of:=[.H75]/[.B$1]" office:value-type="float" office:value="0.5" calcext:value-type="float">
            <text:p>0.5</text:p>
          </table:table-cell>
          <table:table-cell table:formula="of:=[.I75]/[.B$3]" office:value-type="float" office:value="0.001953125" calcext:value-type="float">
            <text:p>0.001953125</text:p>
          </table:table-cell>
          <table:table-cell table:formula="of:=[.G75]*[.$B$6]" office:value-type="float" office:value="0.021" calcext:value-type="float">
            <text:p>0.021</text:p>
          </table:table-cell>
          <table:table-cell table:formula="of:=1/[.K75]" office:value-type="float" office:value="47.6190476190476" calcext:value-type="float">
            <text:p>47.6190476190476</text:p>
          </table:table-cell>
          <table:table-cell table:formula="of:=[.L75]/24" office:value-type="float" office:value="1.98412698412698" calcext:value-type="float">
            <text:p>1.98412698412698</text:p>
          </table:table-cell>
          <table:table-cell table:formula="of:=[.M75]*60" office:value-type="float" office:value="119.047619047619" calcext:value-type="float">
            <text:p>119.047619047619</text:p>
          </table:table-cell>
          <table:table-cell table:formula="of:=[.F75]*[.$B$6]" office:value-type="float" office:value="0.021" calcext:value-type="float">
            <text:p>0.021</text:p>
          </table:table-cell>
          <table:table-cell table:formula="of:=1/[.O75]" office:value-type="float" office:value="47.6190476190476" calcext:value-type="float">
            <text:p>47.6190476190476</text:p>
          </table:table-cell>
          <table:table-cell table:formula="of:=[.P75]/24" office:value-type="float" office:value="1.98412698412698" calcext:value-type="float">
            <text:p>1.98412698412698</text:p>
          </table:table-cell>
          <table:table-cell table:formula="of:=[.Q75]*60" office:value-type="float" office:value="119.047619047619" calcext:value-type="float">
            <text:p>119.047619047619</text:p>
          </table:table-cell>
          <table:table-cell table:formula="of:=([.N75]-[.R75])" office:value-type="float" office:value="0" calcext:value-type="float">
            <text:p>0</text:p>
          </table:table-cell>
          <table:table-cell table:formula="of:=SUM([.E$3:.E75])/[.B$7]" office:value-type="float" office:value="1.459492578125" calcext:value-type="float">
            <text:p>1.459492578125</text:p>
          </table:table-cell>
        </table:table-row>
        <table:table-row table:style-name="ro1">
          <table:table-cell table:number-columns-repeated="3"/>
          <table:table-cell table:formula="of:=FLOOR([.D75]+[.I75])" office:value-type="float" office:value="107519" calcext:value-type="float">
            <text:p>107519</text:p>
          </table:table-cell>
          <table:table-cell table:formula="of:=[.D76]/[.B$3]" office:value-type="float" office:value="419.99609375" calcext:value-type="float">
            <text:p>419.99609375</text:p>
          </table:table-cell>
          <table:table-cell table:formula="of:=ROUND([.E76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76]*[.B$3])-[.D76]" office:value-type="float" office:value="1" calcext:value-type="float">
            <text:p>1</text:p>
          </table:table-cell>
          <table:table-cell table:formula="of:=[.H76]/[.B$1]" office:value-type="float" office:value="0.5" calcext:value-type="float">
            <text:p>0.5</text:p>
          </table:table-cell>
          <table:table-cell table:formula="of:=[.I76]/[.B$3]" office:value-type="float" office:value="0.001953125" calcext:value-type="float">
            <text:p>0.001953125</text:p>
          </table:table-cell>
          <table:table-cell table:formula="of:=[.G76]*[.$B$6]" office:value-type="float" office:value="0.021" calcext:value-type="float">
            <text:p>0.021</text:p>
          </table:table-cell>
          <table:table-cell table:formula="of:=1/[.K76]" office:value-type="float" office:value="47.6190476190476" calcext:value-type="float">
            <text:p>47.6190476190476</text:p>
          </table:table-cell>
          <table:table-cell table:formula="of:=[.L76]/24" office:value-type="float" office:value="1.98412698412698" calcext:value-type="float">
            <text:p>1.98412698412698</text:p>
          </table:table-cell>
          <table:table-cell table:formula="of:=[.M76]*60" office:value-type="float" office:value="119.047619047619" calcext:value-type="float">
            <text:p>119.047619047619</text:p>
          </table:table-cell>
          <table:table-cell table:formula="of:=[.F76]*[.$B$6]" office:value-type="float" office:value="0.021" calcext:value-type="float">
            <text:p>0.021</text:p>
          </table:table-cell>
          <table:table-cell table:formula="of:=1/[.O76]" office:value-type="float" office:value="47.6190476190476" calcext:value-type="float">
            <text:p>47.6190476190476</text:p>
          </table:table-cell>
          <table:table-cell table:formula="of:=[.P76]/24" office:value-type="float" office:value="1.98412698412698" calcext:value-type="float">
            <text:p>1.98412698412698</text:p>
          </table:table-cell>
          <table:table-cell table:formula="of:=[.Q76]*60" office:value-type="float" office:value="119.047619047619" calcext:value-type="float">
            <text:p>119.047619047619</text:p>
          </table:table-cell>
          <table:table-cell table:formula="of:=([.N76]-[.R76])" office:value-type="float" office:value="0" calcext:value-type="float">
            <text:p>0</text:p>
          </table:table-cell>
          <table:table-cell table:formula="of:=SUM([.E$3:.E76])/[.B$7]" office:value-type="float" office:value="1.4804923828125" calcext:value-type="float">
            <text:p>1.4804923828125</text:p>
          </table:table-cell>
        </table:table-row>
        <table:table-row table:style-name="ro1">
          <table:table-cell table:number-columns-repeated="3"/>
          <table:table-cell table:formula="of:=FLOOR([.D76]+[.I76])" office:value-type="float" office:value="107519" calcext:value-type="float">
            <text:p>107519</text:p>
          </table:table-cell>
          <table:table-cell table:formula="of:=[.D77]/[.B$3]" office:value-type="float" office:value="419.99609375" calcext:value-type="float">
            <text:p>419.99609375</text:p>
          </table:table-cell>
          <table:table-cell table:formula="of:=ROUND([.E77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77]*[.B$3])-[.D77]" office:value-type="float" office:value="1" calcext:value-type="float">
            <text:p>1</text:p>
          </table:table-cell>
          <table:table-cell table:formula="of:=[.H77]/[.B$1]" office:value-type="float" office:value="0.5" calcext:value-type="float">
            <text:p>0.5</text:p>
          </table:table-cell>
          <table:table-cell table:formula="of:=[.I77]/[.B$3]" office:value-type="float" office:value="0.001953125" calcext:value-type="float">
            <text:p>0.001953125</text:p>
          </table:table-cell>
          <table:table-cell table:formula="of:=[.G77]*[.$B$6]" office:value-type="float" office:value="0.021" calcext:value-type="float">
            <text:p>0.021</text:p>
          </table:table-cell>
          <table:table-cell table:formula="of:=1/[.K77]" office:value-type="float" office:value="47.6190476190476" calcext:value-type="float">
            <text:p>47.6190476190476</text:p>
          </table:table-cell>
          <table:table-cell table:formula="of:=[.L77]/24" office:value-type="float" office:value="1.98412698412698" calcext:value-type="float">
            <text:p>1.98412698412698</text:p>
          </table:table-cell>
          <table:table-cell table:formula="of:=[.M77]*60" office:value-type="float" office:value="119.047619047619" calcext:value-type="float">
            <text:p>119.047619047619</text:p>
          </table:table-cell>
          <table:table-cell table:formula="of:=[.F77]*[.$B$6]" office:value-type="float" office:value="0.021" calcext:value-type="float">
            <text:p>0.021</text:p>
          </table:table-cell>
          <table:table-cell table:formula="of:=1/[.O77]" office:value-type="float" office:value="47.6190476190476" calcext:value-type="float">
            <text:p>47.6190476190476</text:p>
          </table:table-cell>
          <table:table-cell table:formula="of:=[.P77]/24" office:value-type="float" office:value="1.98412698412698" calcext:value-type="float">
            <text:p>1.98412698412698</text:p>
          </table:table-cell>
          <table:table-cell table:formula="of:=[.Q77]*60" office:value-type="float" office:value="119.047619047619" calcext:value-type="float">
            <text:p>119.047619047619</text:p>
          </table:table-cell>
          <table:table-cell table:formula="of:=([.N77]-[.R77])" office:value-type="float" office:value="0" calcext:value-type="float">
            <text:p>0</text:p>
          </table:table-cell>
          <table:table-cell table:formula="of:=SUM([.E$3:.E77])/[.B$7]" office:value-type="float" office:value="1.5014921875" calcext:value-type="float">
            <text:p>1.5014921875</text:p>
          </table:table-cell>
        </table:table-row>
        <table:table-row table:style-name="ro1">
          <table:table-cell table:number-columns-repeated="3"/>
          <table:table-cell table:formula="of:=FLOOR([.D77]+[.I77])" office:value-type="float" office:value="107519" calcext:value-type="float">
            <text:p>107519</text:p>
          </table:table-cell>
          <table:table-cell table:formula="of:=[.D78]/[.B$3]" office:value-type="float" office:value="419.99609375" calcext:value-type="float">
            <text:p>419.99609375</text:p>
          </table:table-cell>
          <table:table-cell table:formula="of:=ROUND([.E78])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formula="of:=([.G78]*[.B$3])-[.D78]" office:value-type="float" office:value="1" calcext:value-type="float">
            <text:p>1</text:p>
          </table:table-cell>
          <table:table-cell table:formula="of:=[.H78]/[.B$1]" office:value-type="float" office:value="0.5" calcext:value-type="float">
            <text:p>0.5</text:p>
          </table:table-cell>
          <table:table-cell table:formula="of:=[.I78]/[.B$3]" office:value-type="float" office:value="0.001953125" calcext:value-type="float">
            <text:p>0.001953125</text:p>
          </table:table-cell>
          <table:table-cell table:formula="of:=[.G78]*[.$B$6]" office:value-type="float" office:value="0.021" calcext:value-type="float">
            <text:p>0.021</text:p>
          </table:table-cell>
          <table:table-cell table:formula="of:=1/[.K78]" office:value-type="float" office:value="47.6190476190476" calcext:value-type="float">
            <text:p>47.6190476190476</text:p>
          </table:table-cell>
          <table:table-cell table:formula="of:=[.L78]/24" office:value-type="float" office:value="1.98412698412698" calcext:value-type="float">
            <text:p>1.98412698412698</text:p>
          </table:table-cell>
          <table:table-cell table:formula="of:=[.M78]*60" office:value-type="float" office:value="119.047619047619" calcext:value-type="float">
            <text:p>119.047619047619</text:p>
          </table:table-cell>
          <table:table-cell table:formula="of:=[.F78]*[.$B$6]" office:value-type="float" office:value="0.021" calcext:value-type="float">
            <text:p>0.021</text:p>
          </table:table-cell>
          <table:table-cell table:formula="of:=1/[.O78]" office:value-type="float" office:value="47.6190476190476" calcext:value-type="float">
            <text:p>47.6190476190476</text:p>
          </table:table-cell>
          <table:table-cell table:formula="of:=[.P78]/24" office:value-type="float" office:value="1.98412698412698" calcext:value-type="float">
            <text:p>1.98412698412698</text:p>
          </table:table-cell>
          <table:table-cell table:formula="of:=[.Q78]*60" office:value-type="float" office:value="119.047619047619" calcext:value-type="float">
            <text:p>119.047619047619</text:p>
          </table:table-cell>
          <table:table-cell table:formula="of:=([.N78]-[.R78])" office:value-type="float" office:value="0" calcext:value-type="float">
            <text:p>0</text:p>
          </table:table-cell>
          <table:table-cell table:formula="of:=SUM([.E$3:.E78])/[.B$7]" office:value-type="float" office:value="1.5224919921875" calcext:value-type="float">
            <text:p>1.5224919921875</text:p>
          </table:table-cell>
        </table:table-row>
        <table:table-row table:style-name="ro1">
          <table:table-cell table:number-columns-repeated="3"/>
          <table:table-cell table:formula="of:=FLOOR([.D78]+[.I78])" office:value-type="float" office:value="107519" calcext:value-type="float">
            <text:p>107519</text:p>
          </table:table-cell>
          <table:table-cell table:formula="of:=[.D79]/[.B$3]" office:value-type="float" office:value="419.99609375" calcext:value-type="float">
            <text:p>419.99609375</text:p>
          </table:table-cell>
          <table:table-cell table:formula="of:=ROUND([.E79])" office:value-type="float" office:value="420" calcext:value-type="float">
            <text:p>420</text:p>
          </table:table-cell>
          <table:table-cell office:value-type="float" office:value="400" calcext:value-type="float">
            <text:p>400</text:p>
          </table:table-cell>
          <table:table-cell table:formula="of:=([.G79]*[.B$3])-[.D79]" office:value-type="float" office:value="-5119" calcext:value-type="float">
            <text:p>-5119</text:p>
          </table:table-cell>
          <table:table-cell table:formula="of:=[.H79]/[.B$1]" office:value-type="float" office:value="-2559.5" calcext:value-type="float">
            <text:p>-2559.5</text:p>
          </table:table-cell>
          <table:table-cell table:formula="of:=[.I79]/[.B$3]" office:value-type="float" office:value="-9.998046875" calcext:value-type="float">
            <text:p>-9.998046875</text:p>
          </table:table-cell>
          <table:table-cell table:formula="of:=[.G79]*[.$B$6]" office:value-type="float" office:value="0.02" calcext:value-type="float">
            <text:p>0.02</text:p>
          </table:table-cell>
          <table:table-cell table:formula="of:=1/[.K79]" office:value-type="float" office:value="50" calcext:value-type="float">
            <text:p>50</text:p>
          </table:table-cell>
          <table:table-cell table:formula="of:=[.L79]/24" office:value-type="float" office:value="2.08333333333333" calcext:value-type="float">
            <text:p>2.08333333333333</text:p>
          </table:table-cell>
          <table:table-cell table:formula="of:=[.M79]*60" office:value-type="float" office:value="125" calcext:value-type="float">
            <text:p>125</text:p>
          </table:table-cell>
          <table:table-cell table:formula="of:=[.F79]*[.$B$6]" office:value-type="float" office:value="0.021" calcext:value-type="float">
            <text:p>0.021</text:p>
          </table:table-cell>
          <table:table-cell table:formula="of:=1/[.O79]" office:value-type="float" office:value="47.6190476190476" calcext:value-type="float">
            <text:p>47.6190476190476</text:p>
          </table:table-cell>
          <table:table-cell table:formula="of:=[.P79]/24" office:value-type="float" office:value="1.98412698412698" calcext:value-type="float">
            <text:p>1.98412698412698</text:p>
          </table:table-cell>
          <table:table-cell table:formula="of:=[.Q79]*60" office:value-type="float" office:value="119.047619047619" calcext:value-type="float">
            <text:p>119.047619047619</text:p>
          </table:table-cell>
          <table:table-cell table:formula="of:=([.N79]-[.R79])" office:value-type="float" office:value="5.95238095238098" calcext:value-type="float">
            <text:p>5.95238095238098</text:p>
          </table:table-cell>
          <table:table-cell table:formula="of:=SUM([.E$3:.E79])/[.B$7]" office:value-type="float" office:value="1.543491796875" calcext:value-type="float">
            <text:p>1.543491796875</text:p>
          </table:table-cell>
        </table:table-row>
        <table:table-row table:style-name="ro1">
          <table:table-cell table:number-columns-repeated="3"/>
          <table:table-cell table:formula="of:=FLOOR([.D79]+[.I79])" office:value-type="float" office:value="104959" calcext:value-type="float">
            <text:p>104959</text:p>
          </table:table-cell>
          <table:table-cell table:formula="of:=[.D80]/[.B$3]" office:value-type="float" office:value="409.99609375" calcext:value-type="float">
            <text:p>409.99609375</text:p>
          </table:table-cell>
          <table:table-cell table:formula="of:=ROUND([.E80])" office:value-type="float" office:value="410" calcext:value-type="float">
            <text:p>410</text:p>
          </table:table-cell>
          <table:table-cell office:value-type="float" office:value="400" calcext:value-type="float">
            <text:p>400</text:p>
          </table:table-cell>
          <table:table-cell table:formula="of:=([.G80]*[.B$3])-[.D80]" office:value-type="float" office:value="-2559" calcext:value-type="float">
            <text:p>-2559</text:p>
          </table:table-cell>
          <table:table-cell table:formula="of:=[.H80]/[.B$1]" office:value-type="float" office:value="-1279.5" calcext:value-type="float">
            <text:p>-1279.5</text:p>
          </table:table-cell>
          <table:table-cell table:formula="of:=[.I80]/[.B$3]" office:value-type="float" office:value="-4.998046875" calcext:value-type="float">
            <text:p>-4.998046875</text:p>
          </table:table-cell>
          <table:table-cell table:formula="of:=[.G80]*[.$B$6]" office:value-type="float" office:value="0.02" calcext:value-type="float">
            <text:p>0.02</text:p>
          </table:table-cell>
          <table:table-cell table:formula="of:=1/[.K80]" office:value-type="float" office:value="50" calcext:value-type="float">
            <text:p>50</text:p>
          </table:table-cell>
          <table:table-cell table:formula="of:=[.L80]/24" office:value-type="float" office:value="2.08333333333333" calcext:value-type="float">
            <text:p>2.08333333333333</text:p>
          </table:table-cell>
          <table:table-cell table:formula="of:=[.M80]*60" office:value-type="float" office:value="125" calcext:value-type="float">
            <text:p>125</text:p>
          </table:table-cell>
          <table:table-cell table:formula="of:=[.F80]*[.$B$6]" office:value-type="float" office:value="0.0205" calcext:value-type="float">
            <text:p>0.0205</text:p>
          </table:table-cell>
          <table:table-cell table:formula="of:=1/[.O80]" office:value-type="float" office:value="48.7804878048781" calcext:value-type="float">
            <text:p>48.7804878048781</text:p>
          </table:table-cell>
          <table:table-cell table:formula="of:=[.P80]/24" office:value-type="float" office:value="2.03252032520325" calcext:value-type="float">
            <text:p>2.03252032520325</text:p>
          </table:table-cell>
          <table:table-cell table:formula="of:=[.Q80]*60" office:value-type="float" office:value="121.951219512195" calcext:value-type="float">
            <text:p>121.951219512195</text:p>
          </table:table-cell>
          <table:table-cell table:formula="of:=([.N80]-[.R80])" office:value-type="float" office:value="3.04878048780488" calcext:value-type="float">
            <text:p>3.04878048780488</text:p>
          </table:table-cell>
          <table:table-cell table:formula="of:=SUM([.E$3:.E80])/[.B$7]" office:value-type="float" office:value="1.5639916015625" calcext:value-type="float">
            <text:p>1.5639916015625</text:p>
          </table:table-cell>
        </table:table-row>
        <table:table-row table:style-name="ro1">
          <table:table-cell table:number-columns-repeated="3"/>
          <table:table-cell table:formula="of:=FLOOR([.D80]+[.I80])" office:value-type="float" office:value="103679" calcext:value-type="float">
            <text:p>103679</text:p>
          </table:table-cell>
          <table:table-cell table:formula="of:=[.D81]/[.B$3]" office:value-type="float" office:value="404.99609375" calcext:value-type="float">
            <text:p>404.99609375</text:p>
          </table:table-cell>
          <table:table-cell table:formula="of:=ROUND([.E81])"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table:formula="of:=([.G81]*[.B$3])-[.D81]" office:value-type="float" office:value="-1279" calcext:value-type="float">
            <text:p>-1279</text:p>
          </table:table-cell>
          <table:table-cell table:formula="of:=[.H81]/[.B$1]" office:value-type="float" office:value="-639.5" calcext:value-type="float">
            <text:p>-639.5</text:p>
          </table:table-cell>
          <table:table-cell table:formula="of:=[.I81]/[.B$3]" office:value-type="float" office:value="-2.498046875" calcext:value-type="float">
            <text:p>-2.498046875</text:p>
          </table:table-cell>
          <table:table-cell table:formula="of:=[.G81]*[.$B$6]" office:value-type="float" office:value="0.02" calcext:value-type="float">
            <text:p>0.02</text:p>
          </table:table-cell>
          <table:table-cell table:formula="of:=1/[.K81]" office:value-type="float" office:value="50" calcext:value-type="float">
            <text:p>50</text:p>
          </table:table-cell>
          <table:table-cell table:formula="of:=[.L81]/24" office:value-type="float" office:value="2.08333333333333" calcext:value-type="float">
            <text:p>2.08333333333333</text:p>
          </table:table-cell>
          <table:table-cell table:formula="of:=[.M81]*60" office:value-type="float" office:value="125" calcext:value-type="float">
            <text:p>125</text:p>
          </table:table-cell>
          <table:table-cell table:formula="of:=[.F81]*[.$B$6]" office:value-type="float" office:value="0.02025" calcext:value-type="float">
            <text:p>0.02025</text:p>
          </table:table-cell>
          <table:table-cell table:formula="of:=1/[.O81]" office:value-type="float" office:value="49.3827160493827" calcext:value-type="float">
            <text:p>49.3827160493827</text:p>
          </table:table-cell>
          <table:table-cell table:formula="of:=[.P81]/24" office:value-type="float" office:value="2.05761316872428" calcext:value-type="float">
            <text:p>2.05761316872428</text:p>
          </table:table-cell>
          <table:table-cell table:formula="of:=[.Q81]*60" office:value-type="float" office:value="123.456790123457" calcext:value-type="float">
            <text:p>123.456790123457</text:p>
          </table:table-cell>
          <table:table-cell table:formula="of:=([.N81]-[.R81])" office:value-type="float" office:value="1.54320987654323" calcext:value-type="float">
            <text:p>1.54320987654323</text:p>
          </table:table-cell>
          <table:table-cell table:formula="of:=SUM([.E$3:.E81])/[.B$7]" office:value-type="float" office:value="1.58424140625" calcext:value-type="float">
            <text:p>1.58424140625</text:p>
          </table:table-cell>
        </table:table-row>
        <table:table-row table:style-name="ro1">
          <table:table-cell table:number-columns-repeated="3"/>
          <table:table-cell table:formula="of:=FLOOR([.D81]+[.I81])" office:value-type="float" office:value="103039" calcext:value-type="float">
            <text:p>103039</text:p>
          </table:table-cell>
          <table:table-cell table:formula="of:=[.D82]/[.B$3]" office:value-type="float" office:value="402.49609375" calcext:value-type="float">
            <text:p>402.49609375</text:p>
          </table:table-cell>
          <table:table-cell table:formula="of:=ROUND([.E82])"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table:formula="of:=([.G82]*[.B$3])-[.D82]" office:value-type="float" office:value="-639" calcext:value-type="float">
            <text:p>-639</text:p>
          </table:table-cell>
          <table:table-cell table:formula="of:=[.H82]/[.B$1]" office:value-type="float" office:value="-319.5" calcext:value-type="float">
            <text:p>-319.5</text:p>
          </table:table-cell>
          <table:table-cell table:formula="of:=[.I82]/[.B$3]" office:value-type="float" office:value="-1.248046875" calcext:value-type="float">
            <text:p>-1.248046875</text:p>
          </table:table-cell>
          <table:table-cell table:formula="of:=[.G82]*[.$B$6]" office:value-type="float" office:value="0.02" calcext:value-type="float">
            <text:p>0.02</text:p>
          </table:table-cell>
          <table:table-cell table:formula="of:=1/[.K82]" office:value-type="float" office:value="50" calcext:value-type="float">
            <text:p>50</text:p>
          </table:table-cell>
          <table:table-cell table:formula="of:=[.L82]/24" office:value-type="float" office:value="2.08333333333333" calcext:value-type="float">
            <text:p>2.08333333333333</text:p>
          </table:table-cell>
          <table:table-cell table:formula="of:=[.M82]*60" office:value-type="float" office:value="125" calcext:value-type="float">
            <text:p>125</text:p>
          </table:table-cell>
          <table:table-cell table:formula="of:=[.F82]*[.$B$6]" office:value-type="float" office:value="0.0201" calcext:value-type="float">
            <text:p>0.0201</text:p>
          </table:table-cell>
          <table:table-cell table:formula="of:=1/[.O82]" office:value-type="float" office:value="49.7512437810945" calcext:value-type="float">
            <text:p>49.7512437810945</text:p>
          </table:table-cell>
          <table:table-cell table:formula="of:=[.P82]/24" office:value-type="float" office:value="2.07296849087894" calcext:value-type="float">
            <text:p>2.07296849087894</text:p>
          </table:table-cell>
          <table:table-cell table:formula="of:=[.Q82]*60" office:value-type="float" office:value="124.378109452736" calcext:value-type="float">
            <text:p>124.378109452736</text:p>
          </table:table-cell>
          <table:table-cell table:formula="of:=([.N82]-[.R82])" office:value-type="float" office:value="0.621890547263689" calcext:value-type="float">
            <text:p>0.621890547263689</text:p>
          </table:table-cell>
          <table:table-cell table:formula="of:=SUM([.E$3:.E82])/[.B$7]" office:value-type="float" office:value="1.6043662109375" calcext:value-type="float">
            <text:p>1.6043662109375</text:p>
          </table:table-cell>
        </table:table-row>
        <table:table-row table:style-name="ro1">
          <table:table-cell table:number-columns-repeated="3"/>
          <table:table-cell table:formula="of:=FLOOR([.D82]+[.I82])" office:value-type="float" office:value="102719" calcext:value-type="float">
            <text:p>102719</text:p>
          </table:table-cell>
          <table:table-cell table:formula="of:=[.D83]/[.B$3]" office:value-type="float" office:value="401.24609375" calcext:value-type="float">
            <text:p>401.24609375</text:p>
          </table:table-cell>
          <table:table-cell table:formula="of:=ROUND([.E83])"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table:formula="of:=([.G83]*[.B$3])-[.D83]" office:value-type="float" office:value="-319" calcext:value-type="float">
            <text:p>-319</text:p>
          </table:table-cell>
          <table:table-cell table:formula="of:=[.H83]/[.B$1]" office:value-type="float" office:value="-159.5" calcext:value-type="float">
            <text:p>-159.5</text:p>
          </table:table-cell>
          <table:table-cell table:formula="of:=[.I83]/[.B$3]" office:value-type="float" office:value="-0.623046875" calcext:value-type="float">
            <text:p>-0.623046875</text:p>
          </table:table-cell>
          <table:table-cell table:formula="of:=[.G83]*[.$B$6]" office:value-type="float" office:value="0.02" calcext:value-type="float">
            <text:p>0.02</text:p>
          </table:table-cell>
          <table:table-cell table:formula="of:=1/[.K83]" office:value-type="float" office:value="50" calcext:value-type="float">
            <text:p>50</text:p>
          </table:table-cell>
          <table:table-cell table:formula="of:=[.L83]/24" office:value-type="float" office:value="2.08333333333333" calcext:value-type="float">
            <text:p>2.08333333333333</text:p>
          </table:table-cell>
          <table:table-cell table:formula="of:=[.M83]*60" office:value-type="float" office:value="125" calcext:value-type="float">
            <text:p>125</text:p>
          </table:table-cell>
          <table:table-cell table:formula="of:=[.F83]*[.$B$6]" office:value-type="float" office:value="0.02005" calcext:value-type="float">
            <text:p>0.02005</text:p>
          </table:table-cell>
          <table:table-cell table:formula="of:=1/[.O83]" office:value-type="float" office:value="49.8753117206983" calcext:value-type="float">
            <text:p>49.8753117206983</text:p>
          </table:table-cell>
          <table:table-cell table:formula="of:=[.P83]/24" office:value-type="float" office:value="2.07813798836243" calcext:value-type="float">
            <text:p>2.07813798836243</text:p>
          </table:table-cell>
          <table:table-cell table:formula="of:=[.Q83]*60" office:value-type="float" office:value="124.688279301746" calcext:value-type="float">
            <text:p>124.688279301746</text:p>
          </table:table-cell>
          <table:table-cell table:formula="of:=([.N83]-[.R83])" office:value-type="float" office:value="0.311720698254405" calcext:value-type="float">
            <text:p>0.311720698254405</text:p>
          </table:table-cell>
          <table:table-cell table:formula="of:=SUM([.E$3:.E83])/[.B$7]" office:value-type="float" office:value="1.624428515625" calcext:value-type="float">
            <text:p>1.624428515625</text:p>
          </table:table-cell>
        </table:table-row>
        <table:table-row table:style-name="ro1">
          <table:table-cell table:number-columns-repeated="3"/>
          <table:table-cell table:formula="of:=FLOOR([.D83]+[.I83])" office:value-type="float" office:value="102559" calcext:value-type="float">
            <text:p>102559</text:p>
          </table:table-cell>
          <table:table-cell table:formula="of:=[.D84]/[.B$3]" office:value-type="float" office:value="400.62109375" calcext:value-type="float">
            <text:p>400.62109375</text:p>
          </table:table-cell>
          <table:table-cell table:formula="of:=ROUND([.E84])"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table:formula="of:=([.G84]*[.B$3])-[.D84]" office:value-type="float" office:value="-159" calcext:value-type="float">
            <text:p>-159</text:p>
          </table:table-cell>
          <table:table-cell table:formula="of:=[.H84]/[.B$1]" office:value-type="float" office:value="-79.5" calcext:value-type="float">
            <text:p>-79.5</text:p>
          </table:table-cell>
          <table:table-cell table:formula="of:=[.I84]/[.B$3]" office:value-type="float" office:value="-0.310546875" calcext:value-type="float">
            <text:p>-0.310546875</text:p>
          </table:table-cell>
          <table:table-cell table:formula="of:=[.G84]*[.$B$6]" office:value-type="float" office:value="0.02" calcext:value-type="float">
            <text:p>0.02</text:p>
          </table:table-cell>
          <table:table-cell table:formula="of:=1/[.K84]" office:value-type="float" office:value="50" calcext:value-type="float">
            <text:p>50</text:p>
          </table:table-cell>
          <table:table-cell table:formula="of:=[.L84]/24" office:value-type="float" office:value="2.08333333333333" calcext:value-type="float">
            <text:p>2.08333333333333</text:p>
          </table:table-cell>
          <table:table-cell table:formula="of:=[.M84]*60" office:value-type="float" office:value="125" calcext:value-type="float">
            <text:p>125</text:p>
          </table:table-cell>
          <table:table-cell table:formula="of:=[.F84]*[.$B$6]" office:value-type="float" office:value="0.02005" calcext:value-type="float">
            <text:p>0.02005</text:p>
          </table:table-cell>
          <table:table-cell table:formula="of:=1/[.O84]" office:value-type="float" office:value="49.8753117206983" calcext:value-type="float">
            <text:p>49.8753117206983</text:p>
          </table:table-cell>
          <table:table-cell table:formula="of:=[.P84]/24" office:value-type="float" office:value="2.07813798836243" calcext:value-type="float">
            <text:p>2.07813798836243</text:p>
          </table:table-cell>
          <table:table-cell table:formula="of:=[.Q84]*60" office:value-type="float" office:value="124.688279301746" calcext:value-type="float">
            <text:p>124.688279301746</text:p>
          </table:table-cell>
          <table:table-cell table:formula="of:=([.N84]-[.R84])" office:value-type="float" office:value="0.311720698254405" calcext:value-type="float">
            <text:p>0.311720698254405</text:p>
          </table:table-cell>
          <table:table-cell table:formula="of:=SUM([.E$3:.E84])/[.B$7]" office:value-type="float" office:value="1.6444595703125" calcext:value-type="float">
            <text:p>1.6444595703125</text:p>
          </table:table-cell>
        </table:table-row>
        <table:table-row table:style-name="ro1">
          <table:table-cell table:number-columns-repeated="3"/>
          <table:table-cell table:formula="of:=FLOOR([.D84]+[.I84])" office:value-type="float" office:value="102479" calcext:value-type="float">
            <text:p>102479</text:p>
          </table:table-cell>
          <table:table-cell table:formula="of:=[.D85]/[.B$3]" office:value-type="float" office:value="400.30859375" calcext:value-type="float">
            <text:p>400.30859375</text:p>
          </table:table-cell>
          <table:table-cell table:formula="of:=ROUND([.E85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85]*[.B$3])-[.D85]" office:value-type="float" office:value="-79" calcext:value-type="float">
            <text:p>-79</text:p>
          </table:table-cell>
          <table:table-cell table:formula="of:=[.H85]/[.B$1]" office:value-type="float" office:value="-39.5" calcext:value-type="float">
            <text:p>-39.5</text:p>
          </table:table-cell>
          <table:table-cell table:formula="of:=[.I85]/[.B$3]" office:value-type="float" office:value="-0.154296875" calcext:value-type="float">
            <text:p>-0.154296875</text:p>
          </table:table-cell>
          <table:table-cell table:formula="of:=[.G85]*[.$B$6]" office:value-type="float" office:value="0.02" calcext:value-type="float">
            <text:p>0.02</text:p>
          </table:table-cell>
          <table:table-cell table:formula="of:=1/[.K85]" office:value-type="float" office:value="50" calcext:value-type="float">
            <text:p>50</text:p>
          </table:table-cell>
          <table:table-cell table:formula="of:=[.L85]/24" office:value-type="float" office:value="2.08333333333333" calcext:value-type="float">
            <text:p>2.08333333333333</text:p>
          </table:table-cell>
          <table:table-cell table:formula="of:=[.M85]*60" office:value-type="float" office:value="125" calcext:value-type="float">
            <text:p>125</text:p>
          </table:table-cell>
          <table:table-cell table:formula="of:=[.F85]*[.$B$6]" office:value-type="float" office:value="0.02" calcext:value-type="float">
            <text:p>0.02</text:p>
          </table:table-cell>
          <table:table-cell table:formula="of:=1/[.O85]" office:value-type="float" office:value="50" calcext:value-type="float">
            <text:p>50</text:p>
          </table:table-cell>
          <table:table-cell table:formula="of:=[.P85]/24" office:value-type="float" office:value="2.08333333333333" calcext:value-type="float">
            <text:p>2.08333333333333</text:p>
          </table:table-cell>
          <table:table-cell table:formula="of:=[.Q85]*60" office:value-type="float" office:value="125" calcext:value-type="float">
            <text:p>125</text:p>
          </table:table-cell>
          <table:table-cell table:formula="of:=([.N85]-[.R85])" office:value-type="float" office:value="0" calcext:value-type="float">
            <text:p>0</text:p>
          </table:table-cell>
          <table:table-cell table:formula="of:=SUM([.E$3:.E85])/[.B$7]" office:value-type="float" office:value="1.664475" calcext:value-type="float">
            <text:p>1.664475</text:p>
          </table:table-cell>
        </table:table-row>
        <table:table-row table:style-name="ro1">
          <table:table-cell table:number-columns-repeated="3"/>
          <table:table-cell table:formula="of:=FLOOR([.D85]+[.I85])" office:value-type="float" office:value="102439" calcext:value-type="float">
            <text:p>102439</text:p>
          </table:table-cell>
          <table:table-cell table:formula="of:=[.D86]/[.B$3]" office:value-type="float" office:value="400.15234375" calcext:value-type="float">
            <text:p>400.15234375</text:p>
          </table:table-cell>
          <table:table-cell table:formula="of:=ROUND([.E86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86]*[.B$3])-[.D86]" office:value-type="float" office:value="-39" calcext:value-type="float">
            <text:p>-39</text:p>
          </table:table-cell>
          <table:table-cell table:formula="of:=[.H86]/[.B$1]" office:value-type="float" office:value="-19.5" calcext:value-type="float">
            <text:p>-19.5</text:p>
          </table:table-cell>
          <table:table-cell table:formula="of:=[.I86]/[.B$3]" office:value-type="float" office:value="-0.076171875" calcext:value-type="float">
            <text:p>-0.076171875</text:p>
          </table:table-cell>
          <table:table-cell table:formula="of:=[.G86]*[.$B$6]" office:value-type="float" office:value="0.02" calcext:value-type="float">
            <text:p>0.02</text:p>
          </table:table-cell>
          <table:table-cell table:formula="of:=1/[.K86]" office:value-type="float" office:value="50" calcext:value-type="float">
            <text:p>50</text:p>
          </table:table-cell>
          <table:table-cell table:formula="of:=[.L86]/24" office:value-type="float" office:value="2.08333333333333" calcext:value-type="float">
            <text:p>2.08333333333333</text:p>
          </table:table-cell>
          <table:table-cell table:formula="of:=[.M86]*60" office:value-type="float" office:value="125" calcext:value-type="float">
            <text:p>125</text:p>
          </table:table-cell>
          <table:table-cell table:formula="of:=[.F86]*[.$B$6]" office:value-type="float" office:value="0.02" calcext:value-type="float">
            <text:p>0.02</text:p>
          </table:table-cell>
          <table:table-cell table:formula="of:=1/[.O86]" office:value-type="float" office:value="50" calcext:value-type="float">
            <text:p>50</text:p>
          </table:table-cell>
          <table:table-cell table:formula="of:=[.P86]/24" office:value-type="float" office:value="2.08333333333333" calcext:value-type="float">
            <text:p>2.08333333333333</text:p>
          </table:table-cell>
          <table:table-cell table:formula="of:=[.Q86]*60" office:value-type="float" office:value="125" calcext:value-type="float">
            <text:p>125</text:p>
          </table:table-cell>
          <table:table-cell table:formula="of:=([.N86]-[.R86])" office:value-type="float" office:value="0" calcext:value-type="float">
            <text:p>0</text:p>
          </table:table-cell>
          <table:table-cell table:formula="of:=SUM([.E$3:.E86])/[.B$7]" office:value-type="float" office:value="1.6844826171875" calcext:value-type="float">
            <text:p>1.6844826171875</text:p>
          </table:table-cell>
        </table:table-row>
        <table:table-row table:style-name="ro1">
          <table:table-cell table:number-columns-repeated="3"/>
          <table:table-cell table:formula="of:=FLOOR([.D86]+[.I86])" office:value-type="float" office:value="102419" calcext:value-type="float">
            <text:p>102419</text:p>
          </table:table-cell>
          <table:table-cell table:formula="of:=[.D87]/[.B$3]" office:value-type="float" office:value="400.07421875" calcext:value-type="float">
            <text:p>400.07421875</text:p>
          </table:table-cell>
          <table:table-cell table:formula="of:=ROUND([.E87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87]*[.B$3])-[.D87]" office:value-type="float" office:value="-19" calcext:value-type="float">
            <text:p>-19</text:p>
          </table:table-cell>
          <table:table-cell table:formula="of:=[.H87]/[.B$1]" office:value-type="float" office:value="-9.5" calcext:value-type="float">
            <text:p>-9.5</text:p>
          </table:table-cell>
          <table:table-cell table:formula="of:=[.I87]/[.B$3]" office:value-type="float" office:value="-0.037109375" calcext:value-type="float">
            <text:p>-0.037109375</text:p>
          </table:table-cell>
          <table:table-cell table:formula="of:=[.G87]*[.$B$6]" office:value-type="float" office:value="0.02" calcext:value-type="float">
            <text:p>0.02</text:p>
          </table:table-cell>
          <table:table-cell table:formula="of:=1/[.K87]" office:value-type="float" office:value="50" calcext:value-type="float">
            <text:p>50</text:p>
          </table:table-cell>
          <table:table-cell table:formula="of:=[.L87]/24" office:value-type="float" office:value="2.08333333333333" calcext:value-type="float">
            <text:p>2.08333333333333</text:p>
          </table:table-cell>
          <table:table-cell table:formula="of:=[.M87]*60" office:value-type="float" office:value="125" calcext:value-type="float">
            <text:p>125</text:p>
          </table:table-cell>
          <table:table-cell table:formula="of:=[.F87]*[.$B$6]" office:value-type="float" office:value="0.02" calcext:value-type="float">
            <text:p>0.02</text:p>
          </table:table-cell>
          <table:table-cell table:formula="of:=1/[.O87]" office:value-type="float" office:value="50" calcext:value-type="float">
            <text:p>50</text:p>
          </table:table-cell>
          <table:table-cell table:formula="of:=[.P87]/24" office:value-type="float" office:value="2.08333333333333" calcext:value-type="float">
            <text:p>2.08333333333333</text:p>
          </table:table-cell>
          <table:table-cell table:formula="of:=[.Q87]*60" office:value-type="float" office:value="125" calcext:value-type="float">
            <text:p>125</text:p>
          </table:table-cell>
          <table:table-cell table:formula="of:=([.N87]-[.R87])" office:value-type="float" office:value="0" calcext:value-type="float">
            <text:p>0</text:p>
          </table:table-cell>
          <table:table-cell table:formula="of:=SUM([.E$3:.E87])/[.B$7]" office:value-type="float" office:value="1.704486328125" calcext:value-type="float">
            <text:p>1.704486328125</text:p>
          </table:table-cell>
        </table:table-row>
        <table:table-row table:style-name="ro1">
          <table:table-cell table:number-columns-repeated="3"/>
          <table:table-cell table:formula="of:=FLOOR([.D87]+[.I87])" office:value-type="float" office:value="102409" calcext:value-type="float">
            <text:p>102409</text:p>
          </table:table-cell>
          <table:table-cell table:formula="of:=[.D88]/[.B$3]" office:value-type="float" office:value="400.03515625" calcext:value-type="float">
            <text:p>400.03515625</text:p>
          </table:table-cell>
          <table:table-cell table:formula="of:=ROUND([.E88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88]*[.B$3])-[.D88]" office:value-type="float" office:value="-9" calcext:value-type="float">
            <text:p>-9</text:p>
          </table:table-cell>
          <table:table-cell table:formula="of:=[.H88]/[.B$1]" office:value-type="float" office:value="-4.5" calcext:value-type="float">
            <text:p>-4.5</text:p>
          </table:table-cell>
          <table:table-cell table:formula="of:=[.I88]/[.B$3]" office:value-type="float" office:value="-0.017578125" calcext:value-type="float">
            <text:p>-0.017578125</text:p>
          </table:table-cell>
          <table:table-cell table:formula="of:=[.G88]*[.$B$6]" office:value-type="float" office:value="0.02" calcext:value-type="float">
            <text:p>0.02</text:p>
          </table:table-cell>
          <table:table-cell table:formula="of:=1/[.K88]" office:value-type="float" office:value="50" calcext:value-type="float">
            <text:p>50</text:p>
          </table:table-cell>
          <table:table-cell table:formula="of:=[.L88]/24" office:value-type="float" office:value="2.08333333333333" calcext:value-type="float">
            <text:p>2.08333333333333</text:p>
          </table:table-cell>
          <table:table-cell table:formula="of:=[.M88]*60" office:value-type="float" office:value="125" calcext:value-type="float">
            <text:p>125</text:p>
          </table:table-cell>
          <table:table-cell table:formula="of:=[.F88]*[.$B$6]" office:value-type="float" office:value="0.02" calcext:value-type="float">
            <text:p>0.02</text:p>
          </table:table-cell>
          <table:table-cell table:formula="of:=1/[.O88]" office:value-type="float" office:value="50" calcext:value-type="float">
            <text:p>50</text:p>
          </table:table-cell>
          <table:table-cell table:formula="of:=[.P88]/24" office:value-type="float" office:value="2.08333333333333" calcext:value-type="float">
            <text:p>2.08333333333333</text:p>
          </table:table-cell>
          <table:table-cell table:formula="of:=[.Q88]*60" office:value-type="float" office:value="125" calcext:value-type="float">
            <text:p>125</text:p>
          </table:table-cell>
          <table:table-cell table:formula="of:=([.N88]-[.R88])" office:value-type="float" office:value="0" calcext:value-type="float">
            <text:p>0</text:p>
          </table:table-cell>
          <table:table-cell table:formula="of:=SUM([.E$3:.E88])/[.B$7]" office:value-type="float" office:value="1.7244880859375" calcext:value-type="float">
            <text:p>1.7244880859375</text:p>
          </table:table-cell>
        </table:table-row>
        <table:table-row table:style-name="ro1">
          <table:table-cell table:number-columns-repeated="3"/>
          <table:table-cell table:formula="of:=FLOOR([.D88]+[.I88])" office:value-type="float" office:value="102404" calcext:value-type="float">
            <text:p>102404</text:p>
          </table:table-cell>
          <table:table-cell table:formula="of:=[.D89]/[.B$3]" office:value-type="float" office:value="400.015625" calcext:value-type="float">
            <text:p>400.015625</text:p>
          </table:table-cell>
          <table:table-cell table:formula="of:=ROUND([.E89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89]*[.B$3])-[.D89]" office:value-type="float" office:value="-4" calcext:value-type="float">
            <text:p>-4</text:p>
          </table:table-cell>
          <table:table-cell table:formula="of:=[.H89]/[.B$1]" office:value-type="float" office:value="-2" calcext:value-type="float">
            <text:p>-2</text:p>
          </table:table-cell>
          <table:table-cell table:formula="of:=[.I89]/[.B$3]" office:value-type="float" office:value="-0.0078125" calcext:value-type="float">
            <text:p>-0.0078125</text:p>
          </table:table-cell>
          <table:table-cell table:formula="of:=[.G89]*[.$B$6]" office:value-type="float" office:value="0.02" calcext:value-type="float">
            <text:p>0.02</text:p>
          </table:table-cell>
          <table:table-cell table:formula="of:=1/[.K89]" office:value-type="float" office:value="50" calcext:value-type="float">
            <text:p>50</text:p>
          </table:table-cell>
          <table:table-cell table:formula="of:=[.L89]/24" office:value-type="float" office:value="2.08333333333333" calcext:value-type="float">
            <text:p>2.08333333333333</text:p>
          </table:table-cell>
          <table:table-cell table:formula="of:=[.M89]*60" office:value-type="float" office:value="125" calcext:value-type="float">
            <text:p>125</text:p>
          </table:table-cell>
          <table:table-cell table:formula="of:=[.F89]*[.$B$6]" office:value-type="float" office:value="0.02" calcext:value-type="float">
            <text:p>0.02</text:p>
          </table:table-cell>
          <table:table-cell table:formula="of:=1/[.O89]" office:value-type="float" office:value="50" calcext:value-type="float">
            <text:p>50</text:p>
          </table:table-cell>
          <table:table-cell table:formula="of:=[.P89]/24" office:value-type="float" office:value="2.08333333333333" calcext:value-type="float">
            <text:p>2.08333333333333</text:p>
          </table:table-cell>
          <table:table-cell table:formula="of:=[.Q89]*60" office:value-type="float" office:value="125" calcext:value-type="float">
            <text:p>125</text:p>
          </table:table-cell>
          <table:table-cell table:formula="of:=([.N89]-[.R89])" office:value-type="float" office:value="0" calcext:value-type="float">
            <text:p>0</text:p>
          </table:table-cell>
          <table:table-cell table:formula="of:=SUM([.E$3:.E89])/[.B$7]" office:value-type="float" office:value="1.7444888671875" calcext:value-type="float">
            <text:p>1.7444888671875</text:p>
          </table:table-cell>
        </table:table-row>
        <table:table-row table:style-name="ro1">
          <table:table-cell table:number-columns-repeated="3"/>
          <table:table-cell table:formula="of:=FLOOR([.D89]+[.I89])" office:value-type="float" office:value="102402" calcext:value-type="float">
            <text:p>102402</text:p>
          </table:table-cell>
          <table:table-cell table:formula="of:=[.D90]/[.B$3]" office:value-type="float" office:value="400.0078125" calcext:value-type="float">
            <text:p>400.0078125</text:p>
          </table:table-cell>
          <table:table-cell table:formula="of:=ROUND([.E90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90]*[.B$3])-[.D90]" office:value-type="float" office:value="-2" calcext:value-type="float">
            <text:p>-2</text:p>
          </table:table-cell>
          <table:table-cell table:formula="of:=[.H90]/[.B$1]" office:value-type="float" office:value="-1" calcext:value-type="float">
            <text:p>-1</text:p>
          </table:table-cell>
          <table:table-cell table:formula="of:=[.I90]/[.B$3]" office:value-type="float" office:value="-0.00390625" calcext:value-type="float">
            <text:p>-0.00390625</text:p>
          </table:table-cell>
          <table:table-cell table:formula="of:=[.G90]*[.$B$6]" office:value-type="float" office:value="0.02" calcext:value-type="float">
            <text:p>0.02</text:p>
          </table:table-cell>
          <table:table-cell table:formula="of:=1/[.K90]" office:value-type="float" office:value="50" calcext:value-type="float">
            <text:p>50</text:p>
          </table:table-cell>
          <table:table-cell table:formula="of:=[.L90]/24" office:value-type="float" office:value="2.08333333333333" calcext:value-type="float">
            <text:p>2.08333333333333</text:p>
          </table:table-cell>
          <table:table-cell table:formula="of:=[.M90]*60" office:value-type="float" office:value="125" calcext:value-type="float">
            <text:p>125</text:p>
          </table:table-cell>
          <table:table-cell table:formula="of:=[.F90]*[.$B$6]" office:value-type="float" office:value="0.02" calcext:value-type="float">
            <text:p>0.02</text:p>
          </table:table-cell>
          <table:table-cell table:formula="of:=1/[.O90]" office:value-type="float" office:value="50" calcext:value-type="float">
            <text:p>50</text:p>
          </table:table-cell>
          <table:table-cell table:formula="of:=[.P90]/24" office:value-type="float" office:value="2.08333333333333" calcext:value-type="float">
            <text:p>2.08333333333333</text:p>
          </table:table-cell>
          <table:table-cell table:formula="of:=[.Q90]*60" office:value-type="float" office:value="125" calcext:value-type="float">
            <text:p>125</text:p>
          </table:table-cell>
          <table:table-cell table:formula="of:=([.N90]-[.R90])" office:value-type="float" office:value="0" calcext:value-type="float">
            <text:p>0</text:p>
          </table:table-cell>
          <table:table-cell table:formula="of:=SUM([.E$3:.E90])/[.B$7]" office:value-type="float" office:value="1.7644892578125" calcext:value-type="float">
            <text:p>1.7644892578125</text:p>
          </table:table-cell>
        </table:table-row>
        <table:table-row table:style-name="ro1">
          <table:table-cell table:number-columns-repeated="3"/>
          <table:table-cell table:formula="of:=FLOOR([.D90]+[.I90])" office:value-type="float" office:value="102401" calcext:value-type="float">
            <text:p>102401</text:p>
          </table:table-cell>
          <table:table-cell table:formula="of:=[.D91]/[.B$3]" office:value-type="float" office:value="400.00390625" calcext:value-type="float">
            <text:p>400.00390625</text:p>
          </table:table-cell>
          <table:table-cell table:formula="of:=ROUND([.E91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91]*[.B$3])-[.D91]" office:value-type="float" office:value="-1" calcext:value-type="float">
            <text:p>-1</text:p>
          </table:table-cell>
          <table:table-cell table:formula="of:=[.H91]/[.B$1]" office:value-type="float" office:value="-0.5" calcext:value-type="float">
            <text:p>-0.5</text:p>
          </table:table-cell>
          <table:table-cell table:formula="of:=[.I91]/[.B$3]" office:value-type="float" office:value="-0.001953125" calcext:value-type="float">
            <text:p>-0.001953125</text:p>
          </table:table-cell>
          <table:table-cell table:formula="of:=[.G91]*[.$B$6]" office:value-type="float" office:value="0.02" calcext:value-type="float">
            <text:p>0.02</text:p>
          </table:table-cell>
          <table:table-cell table:formula="of:=1/[.K91]" office:value-type="float" office:value="50" calcext:value-type="float">
            <text:p>50</text:p>
          </table:table-cell>
          <table:table-cell table:formula="of:=[.L91]/24" office:value-type="float" office:value="2.08333333333333" calcext:value-type="float">
            <text:p>2.08333333333333</text:p>
          </table:table-cell>
          <table:table-cell table:formula="of:=[.M91]*60" office:value-type="float" office:value="125" calcext:value-type="float">
            <text:p>125</text:p>
          </table:table-cell>
          <table:table-cell table:formula="of:=[.F91]*[.$B$6]" office:value-type="float" office:value="0.02" calcext:value-type="float">
            <text:p>0.02</text:p>
          </table:table-cell>
          <table:table-cell table:formula="of:=1/[.O91]" office:value-type="float" office:value="50" calcext:value-type="float">
            <text:p>50</text:p>
          </table:table-cell>
          <table:table-cell table:formula="of:=[.P91]/24" office:value-type="float" office:value="2.08333333333333" calcext:value-type="float">
            <text:p>2.08333333333333</text:p>
          </table:table-cell>
          <table:table-cell table:formula="of:=[.Q91]*60" office:value-type="float" office:value="125" calcext:value-type="float">
            <text:p>125</text:p>
          </table:table-cell>
          <table:table-cell table:formula="of:=([.N91]-[.R91])" office:value-type="float" office:value="0" calcext:value-type="float">
            <text:p>0</text:p>
          </table:table-cell>
          <table:table-cell table:formula="of:=SUM([.E$3:.E91])/[.B$7]" office:value-type="float" office:value="1.784489453125" calcext:value-type="float">
            <text:p>1.784489453125</text:p>
          </table:table-cell>
        </table:table-row>
        <table:table-row table:style-name="ro1">
          <table:table-cell table:number-columns-repeated="3"/>
          <table:table-cell table:formula="of:=FLOOR([.D91]+[.I91])" office:value-type="float" office:value="102400" calcext:value-type="float">
            <text:p>102400</text:p>
          </table:table-cell>
          <table:table-cell table:formula="of:=[.D92]/[.B$3]" office:value-type="float" office:value="400" calcext:value-type="float">
            <text:p>400</text:p>
          </table:table-cell>
          <table:table-cell table:formula="of:=ROUND([.E92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92]*[.B$3])-[.D92]" office:value-type="float" office:value="0" calcext:value-type="float">
            <text:p>0</text:p>
          </table:table-cell>
          <table:table-cell table:formula="of:=[.H92]/[.B$1]" office:value-type="float" office:value="0" calcext:value-type="float">
            <text:p>0</text:p>
          </table:table-cell>
          <table:table-cell table:formula="of:=[.I92]/[.B$3]" office:value-type="float" office:value="0" calcext:value-type="float">
            <text:p>0</text:p>
          </table:table-cell>
          <table:table-cell table:formula="of:=[.G92]*[.$B$6]" office:value-type="float" office:value="0.02" calcext:value-type="float">
            <text:p>0.02</text:p>
          </table:table-cell>
          <table:table-cell table:formula="of:=1/[.K92]" office:value-type="float" office:value="50" calcext:value-type="float">
            <text:p>50</text:p>
          </table:table-cell>
          <table:table-cell table:formula="of:=[.L92]/24" office:value-type="float" office:value="2.08333333333333" calcext:value-type="float">
            <text:p>2.08333333333333</text:p>
          </table:table-cell>
          <table:table-cell table:formula="of:=[.M92]*60" office:value-type="float" office:value="125" calcext:value-type="float">
            <text:p>125</text:p>
          </table:table-cell>
          <table:table-cell table:formula="of:=[.F92]*[.$B$6]" office:value-type="float" office:value="0.02" calcext:value-type="float">
            <text:p>0.02</text:p>
          </table:table-cell>
          <table:table-cell table:formula="of:=1/[.O92]" office:value-type="float" office:value="50" calcext:value-type="float">
            <text:p>50</text:p>
          </table:table-cell>
          <table:table-cell table:formula="of:=[.P92]/24" office:value-type="float" office:value="2.08333333333333" calcext:value-type="float">
            <text:p>2.08333333333333</text:p>
          </table:table-cell>
          <table:table-cell table:formula="of:=[.Q92]*60" office:value-type="float" office:value="125" calcext:value-type="float">
            <text:p>125</text:p>
          </table:table-cell>
          <table:table-cell table:formula="of:=([.N92]-[.R92])" office:value-type="float" office:value="0" calcext:value-type="float">
            <text:p>0</text:p>
          </table:table-cell>
          <table:table-cell table:formula="of:=SUM([.E$3:.E92])/[.B$7]" office:value-type="float" office:value="1.804489453125" calcext:value-type="float">
            <text:p>1.804489453125</text:p>
          </table:table-cell>
        </table:table-row>
        <table:table-row table:style-name="ro1">
          <table:table-cell table:number-columns-repeated="3"/>
          <table:table-cell table:formula="of:=FLOOR([.D92]+[.I92])" office:value-type="float" office:value="102400" calcext:value-type="float">
            <text:p>102400</text:p>
          </table:table-cell>
          <table:table-cell table:formula="of:=[.D93]/[.B$3]" office:value-type="float" office:value="400" calcext:value-type="float">
            <text:p>400</text:p>
          </table:table-cell>
          <table:table-cell table:formula="of:=ROUND([.E93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93]*[.B$3])-[.D93]" office:value-type="float" office:value="0" calcext:value-type="float">
            <text:p>0</text:p>
          </table:table-cell>
          <table:table-cell table:formula="of:=[.H93]/[.B$1]" office:value-type="float" office:value="0" calcext:value-type="float">
            <text:p>0</text:p>
          </table:table-cell>
          <table:table-cell table:formula="of:=[.I93]/[.B$3]" office:value-type="float" office:value="0" calcext:value-type="float">
            <text:p>0</text:p>
          </table:table-cell>
          <table:table-cell table:formula="of:=[.G93]*[.$B$6]" office:value-type="float" office:value="0.02" calcext:value-type="float">
            <text:p>0.02</text:p>
          </table:table-cell>
          <table:table-cell table:formula="of:=1/[.K93]" office:value-type="float" office:value="50" calcext:value-type="float">
            <text:p>50</text:p>
          </table:table-cell>
          <table:table-cell table:formula="of:=[.L93]/24" office:value-type="float" office:value="2.08333333333333" calcext:value-type="float">
            <text:p>2.08333333333333</text:p>
          </table:table-cell>
          <table:table-cell table:formula="of:=[.M93]*60" office:value-type="float" office:value="125" calcext:value-type="float">
            <text:p>125</text:p>
          </table:table-cell>
          <table:table-cell table:formula="of:=[.F93]*[.$B$6]" office:value-type="float" office:value="0.02" calcext:value-type="float">
            <text:p>0.02</text:p>
          </table:table-cell>
          <table:table-cell table:formula="of:=1/[.O93]" office:value-type="float" office:value="50" calcext:value-type="float">
            <text:p>50</text:p>
          </table:table-cell>
          <table:table-cell table:formula="of:=[.P93]/24" office:value-type="float" office:value="2.08333333333333" calcext:value-type="float">
            <text:p>2.08333333333333</text:p>
          </table:table-cell>
          <table:table-cell table:formula="of:=[.Q93]*60" office:value-type="float" office:value="125" calcext:value-type="float">
            <text:p>125</text:p>
          </table:table-cell>
          <table:table-cell table:formula="of:=([.N93]-[.R93])" office:value-type="float" office:value="0" calcext:value-type="float">
            <text:p>0</text:p>
          </table:table-cell>
          <table:table-cell table:formula="of:=SUM([.E$3:.E93])/[.B$7]" office:value-type="float" office:value="1.824489453125" calcext:value-type="float">
            <text:p>1.824489453125</text:p>
          </table:table-cell>
        </table:table-row>
        <table:table-row table:style-name="ro1">
          <table:table-cell table:number-columns-repeated="3"/>
          <table:table-cell table:formula="of:=FLOOR([.D93]+[.I93])" office:value-type="float" office:value="102400" calcext:value-type="float">
            <text:p>102400</text:p>
          </table:table-cell>
          <table:table-cell table:formula="of:=[.D94]/[.B$3]" office:value-type="float" office:value="400" calcext:value-type="float">
            <text:p>400</text:p>
          </table:table-cell>
          <table:table-cell table:formula="of:=ROUND([.E94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94]*[.B$3])-[.D94]" office:value-type="float" office:value="0" calcext:value-type="float">
            <text:p>0</text:p>
          </table:table-cell>
          <table:table-cell table:formula="of:=[.H94]/[.B$1]" office:value-type="float" office:value="0" calcext:value-type="float">
            <text:p>0</text:p>
          </table:table-cell>
          <table:table-cell table:formula="of:=[.I94]/[.B$3]" office:value-type="float" office:value="0" calcext:value-type="float">
            <text:p>0</text:p>
          </table:table-cell>
          <table:table-cell table:formula="of:=[.G94]*[.$B$6]" office:value-type="float" office:value="0.02" calcext:value-type="float">
            <text:p>0.02</text:p>
          </table:table-cell>
          <table:table-cell table:formula="of:=1/[.K94]" office:value-type="float" office:value="50" calcext:value-type="float">
            <text:p>50</text:p>
          </table:table-cell>
          <table:table-cell table:formula="of:=[.L94]/24" office:value-type="float" office:value="2.08333333333333" calcext:value-type="float">
            <text:p>2.08333333333333</text:p>
          </table:table-cell>
          <table:table-cell table:formula="of:=[.M94]*60" office:value-type="float" office:value="125" calcext:value-type="float">
            <text:p>125</text:p>
          </table:table-cell>
          <table:table-cell table:formula="of:=[.F94]*[.$B$6]" office:value-type="float" office:value="0.02" calcext:value-type="float">
            <text:p>0.02</text:p>
          </table:table-cell>
          <table:table-cell table:formula="of:=1/[.O94]" office:value-type="float" office:value="50" calcext:value-type="float">
            <text:p>50</text:p>
          </table:table-cell>
          <table:table-cell table:formula="of:=[.P94]/24" office:value-type="float" office:value="2.08333333333333" calcext:value-type="float">
            <text:p>2.08333333333333</text:p>
          </table:table-cell>
          <table:table-cell table:formula="of:=[.Q94]*60" office:value-type="float" office:value="125" calcext:value-type="float">
            <text:p>125</text:p>
          </table:table-cell>
          <table:table-cell table:formula="of:=([.N94]-[.R94])" office:value-type="float" office:value="0" calcext:value-type="float">
            <text:p>0</text:p>
          </table:table-cell>
          <table:table-cell table:formula="of:=SUM([.E$3:.E94])/[.B$7]" office:value-type="float" office:value="1.844489453125" calcext:value-type="float">
            <text:p>1.844489453125</text:p>
          </table:table-cell>
        </table:table-row>
        <table:table-row table:style-name="ro1">
          <table:table-cell table:number-columns-repeated="3"/>
          <table:table-cell table:formula="of:=FLOOR([.D94]+[.I94])" office:value-type="float" office:value="102400" calcext:value-type="float">
            <text:p>102400</text:p>
          </table:table-cell>
          <table:table-cell table:formula="of:=[.D95]/[.B$3]" office:value-type="float" office:value="400" calcext:value-type="float">
            <text:p>400</text:p>
          </table:table-cell>
          <table:table-cell table:formula="of:=ROUND([.E95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95]*[.B$3])-[.D95]" office:value-type="float" office:value="0" calcext:value-type="float">
            <text:p>0</text:p>
          </table:table-cell>
          <table:table-cell table:formula="of:=[.H95]/[.B$1]" office:value-type="float" office:value="0" calcext:value-type="float">
            <text:p>0</text:p>
          </table:table-cell>
          <table:table-cell table:formula="of:=[.I95]/[.B$3]" office:value-type="float" office:value="0" calcext:value-type="float">
            <text:p>0</text:p>
          </table:table-cell>
          <table:table-cell table:formula="of:=[.G95]*[.$B$6]" office:value-type="float" office:value="0.02" calcext:value-type="float">
            <text:p>0.02</text:p>
          </table:table-cell>
          <table:table-cell table:formula="of:=1/[.K95]" office:value-type="float" office:value="50" calcext:value-type="float">
            <text:p>50</text:p>
          </table:table-cell>
          <table:table-cell table:formula="of:=[.L95]/24" office:value-type="float" office:value="2.08333333333333" calcext:value-type="float">
            <text:p>2.08333333333333</text:p>
          </table:table-cell>
          <table:table-cell table:formula="of:=[.M95]*60" office:value-type="float" office:value="125" calcext:value-type="float">
            <text:p>125</text:p>
          </table:table-cell>
          <table:table-cell table:formula="of:=[.F95]*[.$B$6]" office:value-type="float" office:value="0.02" calcext:value-type="float">
            <text:p>0.02</text:p>
          </table:table-cell>
          <table:table-cell table:formula="of:=1/[.O95]" office:value-type="float" office:value="50" calcext:value-type="float">
            <text:p>50</text:p>
          </table:table-cell>
          <table:table-cell table:formula="of:=[.P95]/24" office:value-type="float" office:value="2.08333333333333" calcext:value-type="float">
            <text:p>2.08333333333333</text:p>
          </table:table-cell>
          <table:table-cell table:formula="of:=[.Q95]*60" office:value-type="float" office:value="125" calcext:value-type="float">
            <text:p>125</text:p>
          </table:table-cell>
          <table:table-cell table:formula="of:=([.N95]-[.R95])" office:value-type="float" office:value="0" calcext:value-type="float">
            <text:p>0</text:p>
          </table:table-cell>
          <table:table-cell table:formula="of:=SUM([.E$3:.E95])/[.B$7]" office:value-type="float" office:value="1.864489453125" calcext:value-type="float">
            <text:p>1.864489453125</text:p>
          </table:table-cell>
        </table:table-row>
        <table:table-row table:style-name="ro1">
          <table:table-cell table:number-columns-repeated="3"/>
          <table:table-cell table:formula="of:=FLOOR([.D95]+[.I95])" office:value-type="float" office:value="102400" calcext:value-type="float">
            <text:p>102400</text:p>
          </table:table-cell>
          <table:table-cell table:formula="of:=[.D96]/[.B$3]" office:value-type="float" office:value="400" calcext:value-type="float">
            <text:p>400</text:p>
          </table:table-cell>
          <table:table-cell table:formula="of:=ROUND([.E96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96]*[.B$3])-[.D96]" office:value-type="float" office:value="0" calcext:value-type="float">
            <text:p>0</text:p>
          </table:table-cell>
          <table:table-cell table:formula="of:=[.H96]/[.B$1]" office:value-type="float" office:value="0" calcext:value-type="float">
            <text:p>0</text:p>
          </table:table-cell>
          <table:table-cell table:formula="of:=[.I96]/[.B$3]" office:value-type="float" office:value="0" calcext:value-type="float">
            <text:p>0</text:p>
          </table:table-cell>
          <table:table-cell table:formula="of:=[.G96]*[.$B$6]" office:value-type="float" office:value="0.02" calcext:value-type="float">
            <text:p>0.02</text:p>
          </table:table-cell>
          <table:table-cell table:formula="of:=1/[.K96]" office:value-type="float" office:value="50" calcext:value-type="float">
            <text:p>50</text:p>
          </table:table-cell>
          <table:table-cell table:formula="of:=[.L96]/24" office:value-type="float" office:value="2.08333333333333" calcext:value-type="float">
            <text:p>2.08333333333333</text:p>
          </table:table-cell>
          <table:table-cell table:formula="of:=[.M96]*60" office:value-type="float" office:value="125" calcext:value-type="float">
            <text:p>125</text:p>
          </table:table-cell>
          <table:table-cell table:formula="of:=[.F96]*[.$B$6]" office:value-type="float" office:value="0.02" calcext:value-type="float">
            <text:p>0.02</text:p>
          </table:table-cell>
          <table:table-cell table:formula="of:=1/[.O96]" office:value-type="float" office:value="50" calcext:value-type="float">
            <text:p>50</text:p>
          </table:table-cell>
          <table:table-cell table:formula="of:=[.P96]/24" office:value-type="float" office:value="2.08333333333333" calcext:value-type="float">
            <text:p>2.08333333333333</text:p>
          </table:table-cell>
          <table:table-cell table:formula="of:=[.Q96]*60" office:value-type="float" office:value="125" calcext:value-type="float">
            <text:p>125</text:p>
          </table:table-cell>
          <table:table-cell table:formula="of:=([.N96]-[.R96])" office:value-type="float" office:value="0" calcext:value-type="float">
            <text:p>0</text:p>
          </table:table-cell>
          <table:table-cell table:formula="of:=SUM([.E$3:.E96])/[.B$7]" office:value-type="float" office:value="1.884489453125" calcext:value-type="float">
            <text:p>1.884489453125</text:p>
          </table:table-cell>
        </table:table-row>
        <table:table-row table:style-name="ro1">
          <table:table-cell table:number-columns-repeated="3"/>
          <table:table-cell table:formula="of:=FLOOR([.D96]+[.I96])" office:value-type="float" office:value="102400" calcext:value-type="float">
            <text:p>102400</text:p>
          </table:table-cell>
          <table:table-cell table:formula="of:=[.D97]/[.B$3]" office:value-type="float" office:value="400" calcext:value-type="float">
            <text:p>400</text:p>
          </table:table-cell>
          <table:table-cell table:formula="of:=ROUND([.E97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97]*[.B$3])-[.D97]" office:value-type="float" office:value="0" calcext:value-type="float">
            <text:p>0</text:p>
          </table:table-cell>
          <table:table-cell table:formula="of:=[.H97]/[.B$1]" office:value-type="float" office:value="0" calcext:value-type="float">
            <text:p>0</text:p>
          </table:table-cell>
          <table:table-cell table:formula="of:=[.I97]/[.B$3]" office:value-type="float" office:value="0" calcext:value-type="float">
            <text:p>0</text:p>
          </table:table-cell>
          <table:table-cell table:formula="of:=[.G97]*[.$B$6]" office:value-type="float" office:value="0.02" calcext:value-type="float">
            <text:p>0.02</text:p>
          </table:table-cell>
          <table:table-cell table:formula="of:=1/[.K97]" office:value-type="float" office:value="50" calcext:value-type="float">
            <text:p>50</text:p>
          </table:table-cell>
          <table:table-cell table:formula="of:=[.L97]/24" office:value-type="float" office:value="2.08333333333333" calcext:value-type="float">
            <text:p>2.08333333333333</text:p>
          </table:table-cell>
          <table:table-cell table:formula="of:=[.M97]*60" office:value-type="float" office:value="125" calcext:value-type="float">
            <text:p>125</text:p>
          </table:table-cell>
          <table:table-cell table:formula="of:=[.F97]*[.$B$6]" office:value-type="float" office:value="0.02" calcext:value-type="float">
            <text:p>0.02</text:p>
          </table:table-cell>
          <table:table-cell table:formula="of:=1/[.O97]" office:value-type="float" office:value="50" calcext:value-type="float">
            <text:p>50</text:p>
          </table:table-cell>
          <table:table-cell table:formula="of:=[.P97]/24" office:value-type="float" office:value="2.08333333333333" calcext:value-type="float">
            <text:p>2.08333333333333</text:p>
          </table:table-cell>
          <table:table-cell table:formula="of:=[.Q97]*60" office:value-type="float" office:value="125" calcext:value-type="float">
            <text:p>125</text:p>
          </table:table-cell>
          <table:table-cell table:formula="of:=([.N97]-[.R97])" office:value-type="float" office:value="0" calcext:value-type="float">
            <text:p>0</text:p>
          </table:table-cell>
          <table:table-cell table:formula="of:=SUM([.E$3:.E97])/[.B$7]" office:value-type="float" office:value="1.904489453125" calcext:value-type="float">
            <text:p>1.904489453125</text:p>
          </table:table-cell>
        </table:table-row>
        <table:table-row table:style-name="ro1">
          <table:table-cell table:number-columns-repeated="3"/>
          <table:table-cell table:formula="of:=FLOOR([.D97]+[.I97])" office:value-type="float" office:value="102400" calcext:value-type="float">
            <text:p>102400</text:p>
          </table:table-cell>
          <table:table-cell table:formula="of:=[.D98]/[.B$3]" office:value-type="float" office:value="400" calcext:value-type="float">
            <text:p>400</text:p>
          </table:table-cell>
          <table:table-cell table:formula="of:=ROUND([.E98])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([.G98]*[.B$3])-[.D98]" office:value-type="float" office:value="0" calcext:value-type="float">
            <text:p>0</text:p>
          </table:table-cell>
          <table:table-cell table:formula="of:=[.H98]/[.B$1]" office:value-type="float" office:value="0" calcext:value-type="float">
            <text:p>0</text:p>
          </table:table-cell>
          <table:table-cell table:formula="of:=[.I98]/[.B$3]" office:value-type="float" office:value="0" calcext:value-type="float">
            <text:p>0</text:p>
          </table:table-cell>
          <table:table-cell table:formula="of:=[.G98]*[.$B$6]" office:value-type="float" office:value="0.02" calcext:value-type="float">
            <text:p>0.02</text:p>
          </table:table-cell>
          <table:table-cell table:formula="of:=1/[.K98]" office:value-type="float" office:value="50" calcext:value-type="float">
            <text:p>50</text:p>
          </table:table-cell>
          <table:table-cell table:formula="of:=[.L98]/24" office:value-type="float" office:value="2.08333333333333" calcext:value-type="float">
            <text:p>2.08333333333333</text:p>
          </table:table-cell>
          <table:table-cell table:formula="of:=[.M98]*60" office:value-type="float" office:value="125" calcext:value-type="float">
            <text:p>125</text:p>
          </table:table-cell>
          <table:table-cell table:formula="of:=[.F98]*[.$B$6]" office:value-type="float" office:value="0.02" calcext:value-type="float">
            <text:p>0.02</text:p>
          </table:table-cell>
          <table:table-cell table:formula="of:=1/[.O98]" office:value-type="float" office:value="50" calcext:value-type="float">
            <text:p>50</text:p>
          </table:table-cell>
          <table:table-cell table:formula="of:=[.P98]/24" office:value-type="float" office:value="2.08333333333333" calcext:value-type="float">
            <text:p>2.08333333333333</text:p>
          </table:table-cell>
          <table:table-cell table:formula="of:=[.Q98]*60" office:value-type="float" office:value="125" calcext:value-type="float">
            <text:p>125</text:p>
          </table:table-cell>
          <table:table-cell table:formula="of:=([.N98]-[.R98])" office:value-type="float" office:value="0" calcext:value-type="float">
            <text:p>0</text:p>
          </table:table-cell>
          <table:table-cell table:formula="of:=SUM([.E$3:.E98])/[.B$7]" office:value-type="float" office:value="1.924489453125" calcext:value-type="float">
            <text:p>1.924489453125</text:p>
          </table:table-cell>
        </table:table-row>
        <table:table-row table:style-name="ro1">
          <table:table-cell table:number-columns-repeated="3"/>
          <table:table-cell table:formula="of:=FLOOR([.D98]+[.I98])" office:value-type="float" office:value="102400" calcext:value-type="float">
            <text:p>102400</text:p>
          </table:table-cell>
          <table:table-cell table:formula="of:=[.D99]/[.B$3]" office:value-type="float" office:value="400" calcext:value-type="float">
            <text:p>400</text:p>
          </table:table-cell>
          <table:table-cell table:formula="of:=ROUND([.E99])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([.G99]*[.B$3])-[.D99]" office:value-type="float" office:value="102400" calcext:value-type="float">
            <text:p>102400</text:p>
          </table:table-cell>
          <table:table-cell table:formula="of:=[.H99]/[.B$1]" office:value-type="float" office:value="51200" calcext:value-type="float">
            <text:p>51200</text:p>
          </table:table-cell>
          <table:table-cell table:formula="of:=[.I99]/[.B$3]" office:value-type="float" office:value="200" calcext:value-type="float">
            <text:p>200</text:p>
          </table:table-cell>
          <table:table-cell table:formula="of:=[.G99]*[.$B$6]" office:value-type="float" office:value="0.04" calcext:value-type="float">
            <text:p>0.04</text:p>
          </table:table-cell>
          <table:table-cell table:formula="of:=1/[.K99]" office:value-type="float" office:value="25" calcext:value-type="float">
            <text:p>25</text:p>
          </table:table-cell>
          <table:table-cell table:formula="of:=[.L99]/24" office:value-type="float" office:value="1.04166666666667" calcext:value-type="float">
            <text:p>1.04166666666667</text:p>
          </table:table-cell>
          <table:table-cell table:formula="of:=[.M99]*60" office:value-type="float" office:value="62.5" calcext:value-type="float">
            <text:p>62.5</text:p>
          </table:table-cell>
          <table:table-cell table:formula="of:=[.F99]*[.$B$6]" office:value-type="float" office:value="0.02" calcext:value-type="float">
            <text:p>0.02</text:p>
          </table:table-cell>
          <table:table-cell table:formula="of:=1/[.O99]" office:value-type="float" office:value="50" calcext:value-type="float">
            <text:p>50</text:p>
          </table:table-cell>
          <table:table-cell table:formula="of:=[.P99]/24" office:value-type="float" office:value="2.08333333333333" calcext:value-type="float">
            <text:p>2.08333333333333</text:p>
          </table:table-cell>
          <table:table-cell table:formula="of:=[.Q99]*60" office:value-type="float" office:value="125" calcext:value-type="float">
            <text:p>125</text:p>
          </table:table-cell>
          <table:table-cell table:formula="of:=([.N99]-[.R99])" office:value-type="float" office:value="-62.5" calcext:value-type="float">
            <text:p>-62.5</text:p>
          </table:table-cell>
          <table:table-cell table:formula="of:=SUM([.E$3:.E99])/[.B$7]" office:value-type="float" office:value="1.944489453125" calcext:value-type="float">
            <text:p>1.944489453125</text:p>
          </table:table-cell>
        </table:table-row>
        <table:table-row table:style-name="ro1">
          <table:table-cell table:number-columns-repeated="3"/>
          <table:table-cell table:formula="of:=FLOOR([.D99]+[.I99])" office:value-type="float" office:value="153600" calcext:value-type="float">
            <text:p>153600</text:p>
          </table:table-cell>
          <table:table-cell table:formula="of:=[.D100]/[.B$3]" office:value-type="float" office:value="600" calcext:value-type="float">
            <text:p>600</text:p>
          </table:table-cell>
          <table:table-cell table:formula="of:=ROUND([.E100])"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table:formula="of:=([.G100]*[.B$3])-[.D100]" office:value-type="float" office:value="51200" calcext:value-type="float">
            <text:p>51200</text:p>
          </table:table-cell>
          <table:table-cell table:formula="of:=[.H100]/[.B$1]" office:value-type="float" office:value="25600" calcext:value-type="float">
            <text:p>25600</text:p>
          </table:table-cell>
          <table:table-cell table:formula="of:=[.I100]/[.B$3]" office:value-type="float" office:value="100" calcext:value-type="float">
            <text:p>100</text:p>
          </table:table-cell>
          <table:table-cell table:formula="of:=[.G100]*[.$B$6]" office:value-type="float" office:value="0.04" calcext:value-type="float">
            <text:p>0.04</text:p>
          </table:table-cell>
          <table:table-cell table:formula="of:=1/[.K100]" office:value-type="float" office:value="25" calcext:value-type="float">
            <text:p>25</text:p>
          </table:table-cell>
          <table:table-cell table:formula="of:=[.L100]/24" office:value-type="float" office:value="1.04166666666667" calcext:value-type="float">
            <text:p>1.04166666666667</text:p>
          </table:table-cell>
          <table:table-cell table:formula="of:=[.M100]*60" office:value-type="float" office:value="62.5" calcext:value-type="float">
            <text:p>62.5</text:p>
          </table:table-cell>
          <table:table-cell table:formula="of:=[.F100]*[.$B$6]" office:value-type="float" office:value="0.03" calcext:value-type="float">
            <text:p>0.03</text:p>
          </table:table-cell>
          <table:table-cell table:formula="of:=1/[.O100]" office:value-type="float" office:value="33.3333333333333" calcext:value-type="float">
            <text:p>33.3333333333333</text:p>
          </table:table-cell>
          <table:table-cell table:formula="of:=[.P100]/24" office:value-type="float" office:value="1.38888888888889" calcext:value-type="float">
            <text:p>1.38888888888889</text:p>
          </table:table-cell>
          <table:table-cell table:formula="of:=[.Q100]*60" office:value-type="float" office:value="83.3333333333333" calcext:value-type="float">
            <text:p>83.3333333333333</text:p>
          </table:table-cell>
          <table:table-cell table:formula="of:=([.N100]-[.R100])" office:value-type="float" office:value="-20.8333333333333" calcext:value-type="float">
            <text:p>-20.8333333333333</text:p>
          </table:table-cell>
          <table:table-cell table:formula="of:=SUM([.E$3:.E100])/[.B$7]" office:value-type="float" office:value="1.974489453125" calcext:value-type="float">
            <text:p>1.974489453125</text:p>
          </table:table-cell>
        </table:table-row>
        <table:table-row table:style-name="ro1">
          <table:table-cell table:number-columns-repeated="3"/>
          <table:table-cell table:formula="of:=FLOOR([.D100]+[.I100])" office:value-type="float" office:value="179200" calcext:value-type="float">
            <text:p>179200</text:p>
          </table:table-cell>
          <table:table-cell table:formula="of:=[.D101]/[.B$3]" office:value-type="float" office:value="700" calcext:value-type="float">
            <text:p>700</text:p>
          </table:table-cell>
          <table:table-cell table:formula="of:=ROUND([.E101])"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table:formula="of:=([.G101]*[.B$3])-[.D101]" office:value-type="float" office:value="25600" calcext:value-type="float">
            <text:p>25600</text:p>
          </table:table-cell>
          <table:table-cell table:formula="of:=[.H101]/[.B$1]" office:value-type="float" office:value="12800" calcext:value-type="float">
            <text:p>12800</text:p>
          </table:table-cell>
          <table:table-cell table:formula="of:=[.I101]/[.B$3]" office:value-type="float" office:value="50" calcext:value-type="float">
            <text:p>50</text:p>
          </table:table-cell>
          <table:table-cell table:formula="of:=[.G101]*[.$B$6]" office:value-type="float" office:value="0.04" calcext:value-type="float">
            <text:p>0.04</text:p>
          </table:table-cell>
          <table:table-cell table:formula="of:=1/[.K101]" office:value-type="float" office:value="25" calcext:value-type="float">
            <text:p>25</text:p>
          </table:table-cell>
          <table:table-cell table:formula="of:=[.L101]/24" office:value-type="float" office:value="1.04166666666667" calcext:value-type="float">
            <text:p>1.04166666666667</text:p>
          </table:table-cell>
          <table:table-cell table:formula="of:=[.M101]*60" office:value-type="float" office:value="62.5" calcext:value-type="float">
            <text:p>62.5</text:p>
          </table:table-cell>
          <table:table-cell table:formula="of:=[.F101]*[.$B$6]" office:value-type="float" office:value="0.035" calcext:value-type="float">
            <text:p>0.035</text:p>
          </table:table-cell>
          <table:table-cell table:formula="of:=1/[.O101]" office:value-type="float" office:value="28.5714285714286" calcext:value-type="float">
            <text:p>28.5714285714286</text:p>
          </table:table-cell>
          <table:table-cell table:formula="of:=[.P101]/24" office:value-type="float" office:value="1.19047619047619" calcext:value-type="float">
            <text:p>1.19047619047619</text:p>
          </table:table-cell>
          <table:table-cell table:formula="of:=[.Q101]*60" office:value-type="float" office:value="71.4285714285714" calcext:value-type="float">
            <text:p>71.4285714285714</text:p>
          </table:table-cell>
          <table:table-cell table:formula="of:=([.N101]-[.R101])" office:value-type="float" office:value="-8.92857142857142" calcext:value-type="float">
            <text:p>-8.92857142857142</text:p>
          </table:table-cell>
          <table:table-cell table:formula="of:=SUM([.E$3:.E101])/[.B$7]" office:value-type="float" office:value="2.009489453125" calcext:value-type="float">
            <text:p>2.009489453125</text:p>
          </table:table-cell>
        </table:table-row>
        <table:table-row table:style-name="ro1">
          <table:table-cell table:number-columns-repeated="3"/>
          <table:table-cell table:formula="of:=FLOOR([.D101]+[.I101])" office:value-type="float" office:value="192000" calcext:value-type="float">
            <text:p>192000</text:p>
          </table:table-cell>
          <table:table-cell table:formula="of:=[.D102]/[.B$3]" office:value-type="float" office:value="750" calcext:value-type="float">
            <text:p>750</text:p>
          </table:table-cell>
          <table:table-cell table:formula="of:=ROUND([.E102])"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table:formula="of:=([.G102]*[.B$3])-[.D102]" office:value-type="float" office:value="12800" calcext:value-type="float">
            <text:p>12800</text:p>
          </table:table-cell>
          <table:table-cell table:formula="of:=[.H102]/[.B$1]" office:value-type="float" office:value="6400" calcext:value-type="float">
            <text:p>6400</text:p>
          </table:table-cell>
          <table:table-cell table:formula="of:=[.I102]/[.B$3]" office:value-type="float" office:value="25" calcext:value-type="float">
            <text:p>25</text:p>
          </table:table-cell>
          <table:table-cell table:formula="of:=[.G102]*[.$B$6]" office:value-type="float" office:value="0.04" calcext:value-type="float">
            <text:p>0.04</text:p>
          </table:table-cell>
          <table:table-cell table:formula="of:=1/[.K102]" office:value-type="float" office:value="25" calcext:value-type="float">
            <text:p>25</text:p>
          </table:table-cell>
          <table:table-cell table:formula="of:=[.L102]/24" office:value-type="float" office:value="1.04166666666667" calcext:value-type="float">
            <text:p>1.04166666666667</text:p>
          </table:table-cell>
          <table:table-cell table:formula="of:=[.M102]*60" office:value-type="float" office:value="62.5" calcext:value-type="float">
            <text:p>62.5</text:p>
          </table:table-cell>
          <table:table-cell table:formula="of:=[.F102]*[.$B$6]" office:value-type="float" office:value="0.0375" calcext:value-type="float">
            <text:p>0.0375</text:p>
          </table:table-cell>
          <table:table-cell table:formula="of:=1/[.O102]" office:value-type="float" office:value="26.6666666666667" calcext:value-type="float">
            <text:p>26.6666666666667</text:p>
          </table:table-cell>
          <table:table-cell table:formula="of:=[.P102]/24" office:value-type="float" office:value="1.11111111111111" calcext:value-type="float">
            <text:p>1.11111111111111</text:p>
          </table:table-cell>
          <table:table-cell table:formula="of:=[.Q102]*60" office:value-type="float" office:value="66.6666666666667" calcext:value-type="float">
            <text:p>66.6666666666667</text:p>
          </table:table-cell>
          <table:table-cell table:formula="of:=([.N102]-[.R102])" office:value-type="float" office:value="-4.16666666666666" calcext:value-type="float">
            <text:p>-4.16666666666666</text:p>
          </table:table-cell>
          <table:table-cell table:formula="of:=SUM([.E$3:.E102])/[.B$7]" office:value-type="float" office:value="2.046989453125" calcext:value-type="float">
            <text:p>2.046989453125</text:p>
          </table:table-cell>
        </table:table-row>
        <table:table-row table:style-name="ro1">
          <table:table-cell table:number-columns-repeated="3"/>
          <table:table-cell table:formula="of:=FLOOR([.D102]+[.I102])" office:value-type="float" office:value="198400" calcext:value-type="float">
            <text:p>198400</text:p>
          </table:table-cell>
          <table:table-cell table:formula="of:=[.D103]/[.B$3]" office:value-type="float" office:value="775" calcext:value-type="float">
            <text:p>775</text:p>
          </table:table-cell>
          <table:table-cell table:formula="of:=ROUND([.E103])" office:value-type="float" office:value="775" calcext:value-type="float">
            <text:p>775</text:p>
          </table:table-cell>
          <table:table-cell office:value-type="float" office:value="800" calcext:value-type="float">
            <text:p>800</text:p>
          </table:table-cell>
          <table:table-cell table:formula="of:=([.G103]*[.B$3])-[.D103]" office:value-type="float" office:value="6400" calcext:value-type="float">
            <text:p>6400</text:p>
          </table:table-cell>
          <table:table-cell table:formula="of:=[.H103]/[.B$1]" office:value-type="float" office:value="3200" calcext:value-type="float">
            <text:p>3200</text:p>
          </table:table-cell>
          <table:table-cell table:formula="of:=[.I103]/[.B$3]" office:value-type="float" office:value="12.5" calcext:value-type="float">
            <text:p>12.5</text:p>
          </table:table-cell>
          <table:table-cell table:formula="of:=[.G103]*[.$B$6]" office:value-type="float" office:value="0.04" calcext:value-type="float">
            <text:p>0.04</text:p>
          </table:table-cell>
          <table:table-cell table:formula="of:=1/[.K103]" office:value-type="float" office:value="25" calcext:value-type="float">
            <text:p>25</text:p>
          </table:table-cell>
          <table:table-cell table:formula="of:=[.L103]/24" office:value-type="float" office:value="1.04166666666667" calcext:value-type="float">
            <text:p>1.04166666666667</text:p>
          </table:table-cell>
          <table:table-cell table:formula="of:=[.M103]*60" office:value-type="float" office:value="62.5" calcext:value-type="float">
            <text:p>62.5</text:p>
          </table:table-cell>
          <table:table-cell table:formula="of:=[.F103]*[.$B$6]" office:value-type="float" office:value="0.03875" calcext:value-type="float">
            <text:p>0.03875</text:p>
          </table:table-cell>
          <table:table-cell table:formula="of:=1/[.O103]" office:value-type="float" office:value="25.8064516129032" calcext:value-type="float">
            <text:p>25.8064516129032</text:p>
          </table:table-cell>
          <table:table-cell table:formula="of:=[.P103]/24" office:value-type="float" office:value="1.0752688172043" calcext:value-type="float">
            <text:p>1.0752688172043</text:p>
          </table:table-cell>
          <table:table-cell table:formula="of:=[.Q103]*60" office:value-type="float" office:value="64.5161290322581" calcext:value-type="float">
            <text:p>64.5161290322581</text:p>
          </table:table-cell>
          <table:table-cell table:formula="of:=([.N103]-[.R103])" office:value-type="float" office:value="-2.01612903225807" calcext:value-type="float">
            <text:p>-2.01612903225807</text:p>
          </table:table-cell>
          <table:table-cell table:formula="of:=SUM([.E$3:.E103])/[.B$7]" office:value-type="float" office:value="2.085739453125" calcext:value-type="float">
            <text:p>2.085739453125</text:p>
          </table:table-cell>
        </table:table-row>
        <table:table-row table:style-name="ro1">
          <table:table-cell table:number-columns-repeated="3"/>
          <table:table-cell table:formula="of:=FLOOR([.D103]+[.I103])" office:value-type="float" office:value="201600" calcext:value-type="float">
            <text:p>201600</text:p>
          </table:table-cell>
          <table:table-cell table:formula="of:=[.D104]/[.B$3]" office:value-type="float" office:value="787.5" calcext:value-type="float">
            <text:p>787.5</text:p>
          </table:table-cell>
          <table:table-cell table:formula="of:=ROUND([.E104])" office:value-type="float" office:value="788" calcext:value-type="float">
            <text:p>788</text:p>
          </table:table-cell>
          <table:table-cell office:value-type="float" office:value="800" calcext:value-type="float">
            <text:p>800</text:p>
          </table:table-cell>
          <table:table-cell table:formula="of:=([.G104]*[.B$3])-[.D104]" office:value-type="float" office:value="3200" calcext:value-type="float">
            <text:p>3200</text:p>
          </table:table-cell>
          <table:table-cell table:formula="of:=[.H104]/[.B$1]" office:value-type="float" office:value="1600" calcext:value-type="float">
            <text:p>1600</text:p>
          </table:table-cell>
          <table:table-cell table:formula="of:=[.I104]/[.B$3]" office:value-type="float" office:value="6.25" calcext:value-type="float">
            <text:p>6.25</text:p>
          </table:table-cell>
          <table:table-cell table:formula="of:=[.G104]*[.$B$6]" office:value-type="float" office:value="0.04" calcext:value-type="float">
            <text:p>0.04</text:p>
          </table:table-cell>
          <table:table-cell table:formula="of:=1/[.K104]" office:value-type="float" office:value="25" calcext:value-type="float">
            <text:p>25</text:p>
          </table:table-cell>
          <table:table-cell table:formula="of:=[.L104]/24" office:value-type="float" office:value="1.04166666666667" calcext:value-type="float">
            <text:p>1.04166666666667</text:p>
          </table:table-cell>
          <table:table-cell table:formula="of:=[.M104]*60" office:value-type="float" office:value="62.5" calcext:value-type="float">
            <text:p>62.5</text:p>
          </table:table-cell>
          <table:table-cell table:formula="of:=[.F104]*[.$B$6]" office:value-type="float" office:value="0.0394" calcext:value-type="float">
            <text:p>0.0394</text:p>
          </table:table-cell>
          <table:table-cell table:formula="of:=1/[.O104]" office:value-type="float" office:value="25.3807106598985" calcext:value-type="float">
            <text:p>25.3807106598985</text:p>
          </table:table-cell>
          <table:table-cell table:formula="of:=[.P104]/24" office:value-type="float" office:value="1.0575296108291" calcext:value-type="float">
            <text:p>1.0575296108291</text:p>
          </table:table-cell>
          <table:table-cell table:formula="of:=[.Q104]*60" office:value-type="float" office:value="63.4517766497462" calcext:value-type="float">
            <text:p>63.4517766497462</text:p>
          </table:table-cell>
          <table:table-cell table:formula="of:=([.N104]-[.R104])" office:value-type="float" office:value="-0.951776649746186" calcext:value-type="float">
            <text:p>-0.951776649746186</text:p>
          </table:table-cell>
          <table:table-cell table:formula="of:=SUM([.E$3:.E104])/[.B$7]" office:value-type="float" office:value="2.125114453125" calcext:value-type="float">
            <text:p>2.125114453125</text:p>
          </table:table-cell>
        </table:table-row>
        <table:table-row table:style-name="ro1">
          <table:table-cell table:number-columns-repeated="3"/>
          <table:table-cell table:formula="of:=FLOOR([.D104]+[.I104])" office:value-type="float" office:value="203200" calcext:value-type="float">
            <text:p>203200</text:p>
          </table:table-cell>
          <table:table-cell table:formula="of:=[.D105]/[.B$3]" office:value-type="float" office:value="793.75" calcext:value-type="float">
            <text:p>793.75</text:p>
          </table:table-cell>
          <table:table-cell table:formula="of:=ROUND([.E105])" office:value-type="float" office:value="794" calcext:value-type="float">
            <text:p>794</text:p>
          </table:table-cell>
          <table:table-cell office:value-type="float" office:value="800" calcext:value-type="float">
            <text:p>800</text:p>
          </table:table-cell>
          <table:table-cell table:formula="of:=([.G105]*[.B$3])-[.D105]" office:value-type="float" office:value="1600" calcext:value-type="float">
            <text:p>1600</text:p>
          </table:table-cell>
          <table:table-cell table:formula="of:=[.H105]/[.B$1]" office:value-type="float" office:value="800" calcext:value-type="float">
            <text:p>800</text:p>
          </table:table-cell>
          <table:table-cell table:formula="of:=[.I105]/[.B$3]" office:value-type="float" office:value="3.125" calcext:value-type="float">
            <text:p>3.125</text:p>
          </table:table-cell>
          <table:table-cell table:formula="of:=[.G105]*[.$B$6]" office:value-type="float" office:value="0.04" calcext:value-type="float">
            <text:p>0.04</text:p>
          </table:table-cell>
          <table:table-cell table:formula="of:=1/[.K105]" office:value-type="float" office:value="25" calcext:value-type="float">
            <text:p>25</text:p>
          </table:table-cell>
          <table:table-cell table:formula="of:=[.L105]/24" office:value-type="float" office:value="1.04166666666667" calcext:value-type="float">
            <text:p>1.04166666666667</text:p>
          </table:table-cell>
          <table:table-cell table:formula="of:=[.M105]*60" office:value-type="float" office:value="62.5" calcext:value-type="float">
            <text:p>62.5</text:p>
          </table:table-cell>
          <table:table-cell table:formula="of:=[.F105]*[.$B$6]" office:value-type="float" office:value="0.0397" calcext:value-type="float">
            <text:p>0.0397</text:p>
          </table:table-cell>
          <table:table-cell table:formula="of:=1/[.O105]" office:value-type="float" office:value="25.1889168765743" calcext:value-type="float">
            <text:p>25.1889168765743</text:p>
          </table:table-cell>
          <table:table-cell table:formula="of:=[.P105]/24" office:value-type="float" office:value="1.0495382031906" calcext:value-type="float">
            <text:p>1.0495382031906</text:p>
          </table:table-cell>
          <table:table-cell table:formula="of:=[.Q105]*60" office:value-type="float" office:value="62.9722921914358" calcext:value-type="float">
            <text:p>62.9722921914358</text:p>
          </table:table-cell>
          <table:table-cell table:formula="of:=([.N105]-[.R105])" office:value-type="float" office:value="-0.472292191435763" calcext:value-type="float">
            <text:p>-0.472292191435763</text:p>
          </table:table-cell>
          <table:table-cell table:formula="of:=SUM([.E$3:.E105])/[.B$7]" office:value-type="float" office:value="2.164801953125" calcext:value-type="float">
            <text:p>2.164801953125</text:p>
          </table:table-cell>
        </table:table-row>
        <table:table-row table:style-name="ro1">
          <table:table-cell table:number-columns-repeated="3"/>
          <table:table-cell table:formula="of:=FLOOR([.D105]+[.I105])" office:value-type="float" office:value="204000" calcext:value-type="float">
            <text:p>204000</text:p>
          </table:table-cell>
          <table:table-cell table:formula="of:=[.D106]/[.B$3]" office:value-type="float" office:value="796.875" calcext:value-type="float">
            <text:p>796.875</text:p>
          </table:table-cell>
          <table:table-cell table:formula="of:=ROUND([.E106])"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 table:formula="of:=([.G106]*[.B$3])-[.D106]" office:value-type="float" office:value="800" calcext:value-type="float">
            <text:p>800</text:p>
          </table:table-cell>
          <table:table-cell table:formula="of:=[.H106]/[.B$1]" office:value-type="float" office:value="400" calcext:value-type="float">
            <text:p>400</text:p>
          </table:table-cell>
          <table:table-cell table:formula="of:=[.I106]/[.B$3]" office:value-type="float" office:value="1.5625" calcext:value-type="float">
            <text:p>1.5625</text:p>
          </table:table-cell>
          <table:table-cell table:formula="of:=[.G106]*[.$B$6]" office:value-type="float" office:value="0.04" calcext:value-type="float">
            <text:p>0.04</text:p>
          </table:table-cell>
          <table:table-cell table:formula="of:=1/[.K106]" office:value-type="float" office:value="25" calcext:value-type="float">
            <text:p>25</text:p>
          </table:table-cell>
          <table:table-cell table:formula="of:=[.L106]/24" office:value-type="float" office:value="1.04166666666667" calcext:value-type="float">
            <text:p>1.04166666666667</text:p>
          </table:table-cell>
          <table:table-cell table:formula="of:=[.M106]*60" office:value-type="float" office:value="62.5" calcext:value-type="float">
            <text:p>62.5</text:p>
          </table:table-cell>
          <table:table-cell table:formula="of:=[.F106]*[.$B$6]" office:value-type="float" office:value="0.03985" calcext:value-type="float">
            <text:p>0.03985</text:p>
          </table:table-cell>
          <table:table-cell table:formula="of:=1/[.O106]" office:value-type="float" office:value="25.0941028858218" calcext:value-type="float">
            <text:p>25.0941028858218</text:p>
          </table:table-cell>
          <table:table-cell table:formula="of:=[.P106]/24" office:value-type="float" office:value="1.04558762024258" calcext:value-type="float">
            <text:p>1.04558762024258</text:p>
          </table:table-cell>
          <table:table-cell table:formula="of:=[.Q106]*60" office:value-type="float" office:value="62.7352572145546" calcext:value-type="float">
            <text:p>62.7352572145546</text:p>
          </table:table-cell>
          <table:table-cell table:formula="of:=([.N106]-[.R106])" office:value-type="float" office:value="-0.235257214554565" calcext:value-type="float">
            <text:p>-0.235257214554565</text:p>
          </table:table-cell>
          <table:table-cell table:formula="of:=SUM([.E$3:.E106])/[.B$7]" office:value-type="float" office:value="2.204645703125" calcext:value-type="float">
            <text:p>2.204645703125</text:p>
          </table:table-cell>
        </table:table-row>
        <table:table-row table:style-name="ro1">
          <table:table-cell table:number-columns-repeated="3"/>
          <table:table-cell table:formula="of:=FLOOR([.D106]+[.I106])" office:value-type="float" office:value="204400" calcext:value-type="float">
            <text:p>204400</text:p>
          </table:table-cell>
          <table:table-cell table:formula="of:=[.D107]/[.B$3]" office:value-type="float" office:value="798.4375" calcext:value-type="float">
            <text:p>798.4375</text:p>
          </table:table-cell>
          <table:table-cell table:formula="of:=ROUND([.E107])" office:value-type="float" office:value="798" calcext:value-type="float">
            <text:p>798</text:p>
          </table:table-cell>
          <table:table-cell office:value-type="float" office:value="800" calcext:value-type="float">
            <text:p>800</text:p>
          </table:table-cell>
          <table:table-cell table:formula="of:=([.G107]*[.B$3])-[.D107]" office:value-type="float" office:value="400" calcext:value-type="float">
            <text:p>400</text:p>
          </table:table-cell>
          <table:table-cell table:formula="of:=[.H107]/[.B$1]" office:value-type="float" office:value="200" calcext:value-type="float">
            <text:p>200</text:p>
          </table:table-cell>
          <table:table-cell table:formula="of:=[.I107]/[.B$3]" office:value-type="float" office:value="0.78125" calcext:value-type="float">
            <text:p>0.78125</text:p>
          </table:table-cell>
          <table:table-cell table:formula="of:=[.G107]*[.$B$6]" office:value-type="float" office:value="0.04" calcext:value-type="float">
            <text:p>0.04</text:p>
          </table:table-cell>
          <table:table-cell table:formula="of:=1/[.K107]" office:value-type="float" office:value="25" calcext:value-type="float">
            <text:p>25</text:p>
          </table:table-cell>
          <table:table-cell table:formula="of:=[.L107]/24" office:value-type="float" office:value="1.04166666666667" calcext:value-type="float">
            <text:p>1.04166666666667</text:p>
          </table:table-cell>
          <table:table-cell table:formula="of:=[.M107]*60" office:value-type="float" office:value="62.5" calcext:value-type="float">
            <text:p>62.5</text:p>
          </table:table-cell>
          <table:table-cell table:formula="of:=[.F107]*[.$B$6]" office:value-type="float" office:value="0.0399" calcext:value-type="float">
            <text:p>0.0399</text:p>
          </table:table-cell>
          <table:table-cell table:formula="of:=1/[.O107]" office:value-type="float" office:value="25.062656641604" calcext:value-type="float">
            <text:p>25.062656641604</text:p>
          </table:table-cell>
          <table:table-cell table:formula="of:=[.P107]/24" office:value-type="float" office:value="1.04427736006683" calcext:value-type="float">
            <text:p>1.04427736006683</text:p>
          </table:table-cell>
          <table:table-cell table:formula="of:=[.Q107]*60" office:value-type="float" office:value="62.65664160401" calcext:value-type="float">
            <text:p>62.65664160401</text:p>
          </table:table-cell>
          <table:table-cell table:formula="of:=([.N107]-[.R107])" office:value-type="float" office:value="-0.156641604010005" calcext:value-type="float">
            <text:p>-0.156641604010005</text:p>
          </table:table-cell>
          <table:table-cell table:formula="of:=SUM([.E$3:.E107])/[.B$7]" office:value-type="float" office:value="2.244567578125" calcext:value-type="float">
            <text:p>2.244567578125</text:p>
          </table:table-cell>
        </table:table-row>
        <table:table-row table:style-name="ro1">
          <table:table-cell table:number-columns-repeated="3"/>
          <table:table-cell table:formula="of:=FLOOR([.D107]+[.I107])" office:value-type="float" office:value="204600" calcext:value-type="float">
            <text:p>204600</text:p>
          </table:table-cell>
          <table:table-cell table:formula="of:=[.D108]/[.B$3]" office:value-type="float" office:value="799.21875" calcext:value-type="float">
            <text:p>799.21875</text:p>
          </table:table-cell>
          <table:table-cell table:formula="of:=ROUND([.E108])"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table:formula="of:=([.G108]*[.B$3])-[.D108]" office:value-type="float" office:value="200" calcext:value-type="float">
            <text:p>200</text:p>
          </table:table-cell>
          <table:table-cell table:formula="of:=[.H108]/[.B$1]" office:value-type="float" office:value="100" calcext:value-type="float">
            <text:p>100</text:p>
          </table:table-cell>
          <table:table-cell table:formula="of:=[.I108]/[.B$3]" office:value-type="float" office:value="0.390625" calcext:value-type="float">
            <text:p>0.390625</text:p>
          </table:table-cell>
          <table:table-cell table:formula="of:=[.G108]*[.$B$6]" office:value-type="float" office:value="0.04" calcext:value-type="float">
            <text:p>0.04</text:p>
          </table:table-cell>
          <table:table-cell table:formula="of:=1/[.K108]" office:value-type="float" office:value="25" calcext:value-type="float">
            <text:p>25</text:p>
          </table:table-cell>
          <table:table-cell table:formula="of:=[.L108]/24" office:value-type="float" office:value="1.04166666666667" calcext:value-type="float">
            <text:p>1.04166666666667</text:p>
          </table:table-cell>
          <table:table-cell table:formula="of:=[.M108]*60" office:value-type="float" office:value="62.5" calcext:value-type="float">
            <text:p>62.5</text:p>
          </table:table-cell>
          <table:table-cell table:formula="of:=[.F108]*[.$B$6]" office:value-type="float" office:value="0.03995" calcext:value-type="float">
            <text:p>0.03995</text:p>
          </table:table-cell>
          <table:table-cell table:formula="of:=1/[.O108]" office:value-type="float" office:value="25.0312891113892" calcext:value-type="float">
            <text:p>25.0312891113892</text:p>
          </table:table-cell>
          <table:table-cell table:formula="of:=[.P108]/24" office:value-type="float" office:value="1.04297037964122" calcext:value-type="float">
            <text:p>1.04297037964122</text:p>
          </table:table-cell>
          <table:table-cell table:formula="of:=[.Q108]*60" office:value-type="float" office:value="62.5782227784731" calcext:value-type="float">
            <text:p>62.5782227784731</text:p>
          </table:table-cell>
          <table:table-cell table:formula="of:=([.N108]-[.R108])" office:value-type="float" office:value="-0.0782227784730836" calcext:value-type="float">
            <text:p>-0.078222778473084</text:p>
          </table:table-cell>
          <table:table-cell table:formula="of:=SUM([.E$3:.E108])/[.B$7]" office:value-type="float" office:value="2.284528515625" calcext:value-type="float">
            <text:p>2.284528515625</text:p>
          </table:table-cell>
        </table:table-row>
        <table:table-row table:style-name="ro1">
          <table:table-cell table:number-columns-repeated="3"/>
          <table:table-cell table:formula="of:=FLOOR([.D108]+[.I108])" office:value-type="float" office:value="204700" calcext:value-type="float">
            <text:p>204700</text:p>
          </table:table-cell>
          <table:table-cell table:formula="of:=[.D109]/[.B$3]" office:value-type="float" office:value="799.609375" calcext:value-type="float">
            <text:p>799.609375</text:p>
          </table:table-cell>
          <table:table-cell table:formula="of:=ROUND([.E109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09]*[.B$3])-[.D109]" office:value-type="float" office:value="100" calcext:value-type="float">
            <text:p>100</text:p>
          </table:table-cell>
          <table:table-cell table:formula="of:=[.H109]/[.B$1]" office:value-type="float" office:value="50" calcext:value-type="float">
            <text:p>50</text:p>
          </table:table-cell>
          <table:table-cell table:formula="of:=[.I109]/[.B$3]" office:value-type="float" office:value="0.1953125" calcext:value-type="float">
            <text:p>0.1953125</text:p>
          </table:table-cell>
          <table:table-cell table:formula="of:=[.G109]*[.$B$6]" office:value-type="float" office:value="0.04" calcext:value-type="float">
            <text:p>0.04</text:p>
          </table:table-cell>
          <table:table-cell table:formula="of:=1/[.K109]" office:value-type="float" office:value="25" calcext:value-type="float">
            <text:p>25</text:p>
          </table:table-cell>
          <table:table-cell table:formula="of:=[.L109]/24" office:value-type="float" office:value="1.04166666666667" calcext:value-type="float">
            <text:p>1.04166666666667</text:p>
          </table:table-cell>
          <table:table-cell table:formula="of:=[.M109]*60" office:value-type="float" office:value="62.5" calcext:value-type="float">
            <text:p>62.5</text:p>
          </table:table-cell>
          <table:table-cell table:formula="of:=[.F109]*[.$B$6]" office:value-type="float" office:value="0.04" calcext:value-type="float">
            <text:p>0.04</text:p>
          </table:table-cell>
          <table:table-cell table:formula="of:=1/[.O109]" office:value-type="float" office:value="25" calcext:value-type="float">
            <text:p>25</text:p>
          </table:table-cell>
          <table:table-cell table:formula="of:=[.P109]/24" office:value-type="float" office:value="1.04166666666667" calcext:value-type="float">
            <text:p>1.04166666666667</text:p>
          </table:table-cell>
          <table:table-cell table:formula="of:=[.Q109]*60" office:value-type="float" office:value="62.5" calcext:value-type="float">
            <text:p>62.5</text:p>
          </table:table-cell>
          <table:table-cell table:formula="of:=([.N109]-[.R109])" office:value-type="float" office:value="0" calcext:value-type="float">
            <text:p>0</text:p>
          </table:table-cell>
          <table:table-cell table:formula="of:=SUM([.E$3:.E109])/[.B$7]" office:value-type="float" office:value="2.324508984375" calcext:value-type="float">
            <text:p>2.324508984375</text:p>
          </table:table-cell>
        </table:table-row>
        <table:table-row table:style-name="ro1">
          <table:table-cell table:number-columns-repeated="3"/>
          <table:table-cell table:formula="of:=FLOOR([.D109]+[.I109])" office:value-type="float" office:value="204750" calcext:value-type="float">
            <text:p>204750</text:p>
          </table:table-cell>
          <table:table-cell table:formula="of:=[.D110]/[.B$3]" office:value-type="float" office:value="799.8046875" calcext:value-type="float">
            <text:p>799.8046875</text:p>
          </table:table-cell>
          <table:table-cell table:formula="of:=ROUND([.E110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10]*[.B$3])-[.D110]" office:value-type="float" office:value="50" calcext:value-type="float">
            <text:p>50</text:p>
          </table:table-cell>
          <table:table-cell table:formula="of:=[.H110]/[.B$1]" office:value-type="float" office:value="25" calcext:value-type="float">
            <text:p>25</text:p>
          </table:table-cell>
          <table:table-cell table:formula="of:=[.I110]/[.B$3]" office:value-type="float" office:value="0.09765625" calcext:value-type="float">
            <text:p>0.09765625</text:p>
          </table:table-cell>
          <table:table-cell table:formula="of:=[.G110]*[.$B$6]" office:value-type="float" office:value="0.04" calcext:value-type="float">
            <text:p>0.04</text:p>
          </table:table-cell>
          <table:table-cell table:formula="of:=1/[.K110]" office:value-type="float" office:value="25" calcext:value-type="float">
            <text:p>25</text:p>
          </table:table-cell>
          <table:table-cell table:formula="of:=[.L110]/24" office:value-type="float" office:value="1.04166666666667" calcext:value-type="float">
            <text:p>1.04166666666667</text:p>
          </table:table-cell>
          <table:table-cell table:formula="of:=[.M110]*60" office:value-type="float" office:value="62.5" calcext:value-type="float">
            <text:p>62.5</text:p>
          </table:table-cell>
          <table:table-cell table:formula="of:=[.F110]*[.$B$6]" office:value-type="float" office:value="0.04" calcext:value-type="float">
            <text:p>0.04</text:p>
          </table:table-cell>
          <table:table-cell table:formula="of:=1/[.O110]" office:value-type="float" office:value="25" calcext:value-type="float">
            <text:p>25</text:p>
          </table:table-cell>
          <table:table-cell table:formula="of:=[.P110]/24" office:value-type="float" office:value="1.04166666666667" calcext:value-type="float">
            <text:p>1.04166666666667</text:p>
          </table:table-cell>
          <table:table-cell table:formula="of:=[.Q110]*60" office:value-type="float" office:value="62.5" calcext:value-type="float">
            <text:p>62.5</text:p>
          </table:table-cell>
          <table:table-cell table:formula="of:=([.N110]-[.R110])" office:value-type="float" office:value="0" calcext:value-type="float">
            <text:p>0</text:p>
          </table:table-cell>
          <table:table-cell table:formula="of:=SUM([.E$3:.E110])/[.B$7]" office:value-type="float" office:value="2.36449921875" calcext:value-type="float">
            <text:p>2.36449921875</text:p>
          </table:table-cell>
        </table:table-row>
        <table:table-row table:style-name="ro1">
          <table:table-cell table:number-columns-repeated="3"/>
          <table:table-cell table:formula="of:=FLOOR([.D110]+[.I110])" office:value-type="float" office:value="204775" calcext:value-type="float">
            <text:p>204775</text:p>
          </table:table-cell>
          <table:table-cell table:formula="of:=[.D111]/[.B$3]" office:value-type="float" office:value="799.90234375" calcext:value-type="float">
            <text:p>799.90234375</text:p>
          </table:table-cell>
          <table:table-cell table:formula="of:=ROUND([.E111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11]*[.B$3])-[.D111]" office:value-type="float" office:value="25" calcext:value-type="float">
            <text:p>25</text:p>
          </table:table-cell>
          <table:table-cell table:formula="of:=[.H111]/[.B$1]" office:value-type="float" office:value="12.5" calcext:value-type="float">
            <text:p>12.5</text:p>
          </table:table-cell>
          <table:table-cell table:formula="of:=[.I111]/[.B$3]" office:value-type="float" office:value="0.048828125" calcext:value-type="float">
            <text:p>0.048828125</text:p>
          </table:table-cell>
          <table:table-cell table:formula="of:=[.G111]*[.$B$6]" office:value-type="float" office:value="0.04" calcext:value-type="float">
            <text:p>0.04</text:p>
          </table:table-cell>
          <table:table-cell table:formula="of:=1/[.K111]" office:value-type="float" office:value="25" calcext:value-type="float">
            <text:p>25</text:p>
          </table:table-cell>
          <table:table-cell table:formula="of:=[.L111]/24" office:value-type="float" office:value="1.04166666666667" calcext:value-type="float">
            <text:p>1.04166666666667</text:p>
          </table:table-cell>
          <table:table-cell table:formula="of:=[.M111]*60" office:value-type="float" office:value="62.5" calcext:value-type="float">
            <text:p>62.5</text:p>
          </table:table-cell>
          <table:table-cell table:formula="of:=[.F111]*[.$B$6]" office:value-type="float" office:value="0.04" calcext:value-type="float">
            <text:p>0.04</text:p>
          </table:table-cell>
          <table:table-cell table:formula="of:=1/[.O111]" office:value-type="float" office:value="25" calcext:value-type="float">
            <text:p>25</text:p>
          </table:table-cell>
          <table:table-cell table:formula="of:=[.P111]/24" office:value-type="float" office:value="1.04166666666667" calcext:value-type="float">
            <text:p>1.04166666666667</text:p>
          </table:table-cell>
          <table:table-cell table:formula="of:=[.Q111]*60" office:value-type="float" office:value="62.5" calcext:value-type="float">
            <text:p>62.5</text:p>
          </table:table-cell>
          <table:table-cell table:formula="of:=([.N111]-[.R111])" office:value-type="float" office:value="0" calcext:value-type="float">
            <text:p>0</text:p>
          </table:table-cell>
          <table:table-cell table:formula="of:=SUM([.E$3:.E111])/[.B$7]" office:value-type="float" office:value="2.4044943359375" calcext:value-type="float">
            <text:p>2.4044943359375</text:p>
          </table:table-cell>
        </table:table-row>
        <table:table-row table:style-name="ro1">
          <table:table-cell table:number-columns-repeated="3"/>
          <table:table-cell table:formula="of:=FLOOR([.D111]+[.I111])" office:value-type="float" office:value="204787" calcext:value-type="float">
            <text:p>204787</text:p>
          </table:table-cell>
          <table:table-cell table:formula="of:=[.D112]/[.B$3]" office:value-type="float" office:value="799.94921875" calcext:value-type="float">
            <text:p>799.94921875</text:p>
          </table:table-cell>
          <table:table-cell table:formula="of:=ROUND([.E112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12]*[.B$3])-[.D112]" office:value-type="float" office:value="13" calcext:value-type="float">
            <text:p>13</text:p>
          </table:table-cell>
          <table:table-cell table:formula="of:=[.H112]/[.B$1]" office:value-type="float" office:value="6.5" calcext:value-type="float">
            <text:p>6.5</text:p>
          </table:table-cell>
          <table:table-cell table:formula="of:=[.I112]/[.B$3]" office:value-type="float" office:value="0.025390625" calcext:value-type="float">
            <text:p>0.025390625</text:p>
          </table:table-cell>
          <table:table-cell table:formula="of:=[.G112]*[.$B$6]" office:value-type="float" office:value="0.04" calcext:value-type="float">
            <text:p>0.04</text:p>
          </table:table-cell>
          <table:table-cell table:formula="of:=1/[.K112]" office:value-type="float" office:value="25" calcext:value-type="float">
            <text:p>25</text:p>
          </table:table-cell>
          <table:table-cell table:formula="of:=[.L112]/24" office:value-type="float" office:value="1.04166666666667" calcext:value-type="float">
            <text:p>1.04166666666667</text:p>
          </table:table-cell>
          <table:table-cell table:formula="of:=[.M112]*60" office:value-type="float" office:value="62.5" calcext:value-type="float">
            <text:p>62.5</text:p>
          </table:table-cell>
          <table:table-cell table:formula="of:=[.F112]*[.$B$6]" office:value-type="float" office:value="0.04" calcext:value-type="float">
            <text:p>0.04</text:p>
          </table:table-cell>
          <table:table-cell table:formula="of:=1/[.O112]" office:value-type="float" office:value="25" calcext:value-type="float">
            <text:p>25</text:p>
          </table:table-cell>
          <table:table-cell table:formula="of:=[.P112]/24" office:value-type="float" office:value="1.04166666666667" calcext:value-type="float">
            <text:p>1.04166666666667</text:p>
          </table:table-cell>
          <table:table-cell table:formula="of:=[.Q112]*60" office:value-type="float" office:value="62.5" calcext:value-type="float">
            <text:p>62.5</text:p>
          </table:table-cell>
          <table:table-cell table:formula="of:=([.N112]-[.R112])" office:value-type="float" office:value="0" calcext:value-type="float">
            <text:p>0</text:p>
          </table:table-cell>
          <table:table-cell table:formula="of:=SUM([.E$3:.E112])/[.B$7]" office:value-type="float" office:value="2.444491796875" calcext:value-type="float">
            <text:p>2.444491796875</text:p>
          </table:table-cell>
        </table:table-row>
        <table:table-row table:style-name="ro1">
          <table:table-cell table:number-columns-repeated="3"/>
          <table:table-cell table:formula="of:=FLOOR([.D112]+[.I112])" office:value-type="float" office:value="204793" calcext:value-type="float">
            <text:p>204793</text:p>
          </table:table-cell>
          <table:table-cell table:formula="of:=[.D113]/[.B$3]" office:value-type="float" office:value="799.97265625" calcext:value-type="float">
            <text:p>799.97265625</text:p>
          </table:table-cell>
          <table:table-cell table:formula="of:=ROUND([.E113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13]*[.B$3])-[.D113]" office:value-type="float" office:value="7" calcext:value-type="float">
            <text:p>7</text:p>
          </table:table-cell>
          <table:table-cell table:formula="of:=[.H113]/[.B$1]" office:value-type="float" office:value="3.5" calcext:value-type="float">
            <text:p>3.5</text:p>
          </table:table-cell>
          <table:table-cell table:formula="of:=[.I113]/[.B$3]" office:value-type="float" office:value="0.013671875" calcext:value-type="float">
            <text:p>0.013671875</text:p>
          </table:table-cell>
          <table:table-cell table:formula="of:=[.G113]*[.$B$6]" office:value-type="float" office:value="0.04" calcext:value-type="float">
            <text:p>0.04</text:p>
          </table:table-cell>
          <table:table-cell table:formula="of:=1/[.K113]" office:value-type="float" office:value="25" calcext:value-type="float">
            <text:p>25</text:p>
          </table:table-cell>
          <table:table-cell table:formula="of:=[.L113]/24" office:value-type="float" office:value="1.04166666666667" calcext:value-type="float">
            <text:p>1.04166666666667</text:p>
          </table:table-cell>
          <table:table-cell table:formula="of:=[.M113]*60" office:value-type="float" office:value="62.5" calcext:value-type="float">
            <text:p>62.5</text:p>
          </table:table-cell>
          <table:table-cell table:formula="of:=[.F113]*[.$B$6]" office:value-type="float" office:value="0.04" calcext:value-type="float">
            <text:p>0.04</text:p>
          </table:table-cell>
          <table:table-cell table:formula="of:=1/[.O113]" office:value-type="float" office:value="25" calcext:value-type="float">
            <text:p>25</text:p>
          </table:table-cell>
          <table:table-cell table:formula="of:=[.P113]/24" office:value-type="float" office:value="1.04166666666667" calcext:value-type="float">
            <text:p>1.04166666666667</text:p>
          </table:table-cell>
          <table:table-cell table:formula="of:=[.Q113]*60" office:value-type="float" office:value="62.5" calcext:value-type="float">
            <text:p>62.5</text:p>
          </table:table-cell>
          <table:table-cell table:formula="of:=([.N113]-[.R113])" office:value-type="float" office:value="0" calcext:value-type="float">
            <text:p>0</text:p>
          </table:table-cell>
          <table:table-cell table:formula="of:=SUM([.E$3:.E113])/[.B$7]" office:value-type="float" office:value="2.4844904296875" calcext:value-type="float">
            <text:p>2.4844904296875</text:p>
          </table:table-cell>
        </table:table-row>
        <table:table-row table:style-name="ro1">
          <table:table-cell table:number-columns-repeated="3"/>
          <table:table-cell table:formula="of:=FLOOR([.D113]+[.I113])" office:value-type="float" office:value="204796" calcext:value-type="float">
            <text:p>204796</text:p>
          </table:table-cell>
          <table:table-cell table:formula="of:=[.D114]/[.B$3]" office:value-type="float" office:value="799.984375" calcext:value-type="float">
            <text:p>799.984375</text:p>
          </table:table-cell>
          <table:table-cell table:formula="of:=ROUND([.E114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14]*[.B$3])-[.D114]" office:value-type="float" office:value="4" calcext:value-type="float">
            <text:p>4</text:p>
          </table:table-cell>
          <table:table-cell table:formula="of:=[.H114]/[.B$1]" office:value-type="float" office:value="2" calcext:value-type="float">
            <text:p>2</text:p>
          </table:table-cell>
          <table:table-cell table:formula="of:=[.I114]/[.B$3]" office:value-type="float" office:value="0.0078125" calcext:value-type="float">
            <text:p>0.0078125</text:p>
          </table:table-cell>
          <table:table-cell table:formula="of:=[.G114]*[.$B$6]" office:value-type="float" office:value="0.04" calcext:value-type="float">
            <text:p>0.04</text:p>
          </table:table-cell>
          <table:table-cell table:formula="of:=1/[.K114]" office:value-type="float" office:value="25" calcext:value-type="float">
            <text:p>25</text:p>
          </table:table-cell>
          <table:table-cell table:formula="of:=[.L114]/24" office:value-type="float" office:value="1.04166666666667" calcext:value-type="float">
            <text:p>1.04166666666667</text:p>
          </table:table-cell>
          <table:table-cell table:formula="of:=[.M114]*60" office:value-type="float" office:value="62.5" calcext:value-type="float">
            <text:p>62.5</text:p>
          </table:table-cell>
          <table:table-cell table:formula="of:=[.F114]*[.$B$6]" office:value-type="float" office:value="0.04" calcext:value-type="float">
            <text:p>0.04</text:p>
          </table:table-cell>
          <table:table-cell table:formula="of:=1/[.O114]" office:value-type="float" office:value="25" calcext:value-type="float">
            <text:p>25</text:p>
          </table:table-cell>
          <table:table-cell table:formula="of:=[.P114]/24" office:value-type="float" office:value="1.04166666666667" calcext:value-type="float">
            <text:p>1.04166666666667</text:p>
          </table:table-cell>
          <table:table-cell table:formula="of:=[.Q114]*60" office:value-type="float" office:value="62.5" calcext:value-type="float">
            <text:p>62.5</text:p>
          </table:table-cell>
          <table:table-cell table:formula="of:=([.N114]-[.R114])" office:value-type="float" office:value="0" calcext:value-type="float">
            <text:p>0</text:p>
          </table:table-cell>
          <table:table-cell table:formula="of:=SUM([.E$3:.E114])/[.B$7]" office:value-type="float" office:value="2.5244896484375" calcext:value-type="float">
            <text:p>2.5244896484375</text:p>
          </table:table-cell>
        </table:table-row>
        <table:table-row table:style-name="ro1">
          <table:table-cell table:number-columns-repeated="3"/>
          <table:table-cell table:formula="of:=FLOOR([.D114]+[.I114])" office:value-type="float" office:value="204798" calcext:value-type="float">
            <text:p>204798</text:p>
          </table:table-cell>
          <table:table-cell table:formula="of:=[.D115]/[.B$3]" office:value-type="float" office:value="799.9921875" calcext:value-type="float">
            <text:p>799.9921875</text:p>
          </table:table-cell>
          <table:table-cell table:formula="of:=ROUND([.E115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15]*[.B$3])-[.D115]" office:value-type="float" office:value="2" calcext:value-type="float">
            <text:p>2</text:p>
          </table:table-cell>
          <table:table-cell table:formula="of:=[.H115]/[.B$1]" office:value-type="float" office:value="1" calcext:value-type="float">
            <text:p>1</text:p>
          </table:table-cell>
          <table:table-cell table:formula="of:=[.I115]/[.B$3]" office:value-type="float" office:value="0.00390625" calcext:value-type="float">
            <text:p>0.00390625</text:p>
          </table:table-cell>
          <table:table-cell table:formula="of:=[.G115]*[.$B$6]" office:value-type="float" office:value="0.04" calcext:value-type="float">
            <text:p>0.04</text:p>
          </table:table-cell>
          <table:table-cell table:formula="of:=1/[.K115]" office:value-type="float" office:value="25" calcext:value-type="float">
            <text:p>25</text:p>
          </table:table-cell>
          <table:table-cell table:formula="of:=[.L115]/24" office:value-type="float" office:value="1.04166666666667" calcext:value-type="float">
            <text:p>1.04166666666667</text:p>
          </table:table-cell>
          <table:table-cell table:formula="of:=[.M115]*60" office:value-type="float" office:value="62.5" calcext:value-type="float">
            <text:p>62.5</text:p>
          </table:table-cell>
          <table:table-cell table:formula="of:=[.F115]*[.$B$6]" office:value-type="float" office:value="0.04" calcext:value-type="float">
            <text:p>0.04</text:p>
          </table:table-cell>
          <table:table-cell table:formula="of:=1/[.O115]" office:value-type="float" office:value="25" calcext:value-type="float">
            <text:p>25</text:p>
          </table:table-cell>
          <table:table-cell table:formula="of:=[.P115]/24" office:value-type="float" office:value="1.04166666666667" calcext:value-type="float">
            <text:p>1.04166666666667</text:p>
          </table:table-cell>
          <table:table-cell table:formula="of:=[.Q115]*60" office:value-type="float" office:value="62.5" calcext:value-type="float">
            <text:p>62.5</text:p>
          </table:table-cell>
          <table:table-cell table:formula="of:=([.N115]-[.R115])" office:value-type="float" office:value="0" calcext:value-type="float">
            <text:p>0</text:p>
          </table:table-cell>
          <table:table-cell table:formula="of:=SUM([.E$3:.E115])/[.B$7]" office:value-type="float" office:value="2.5644892578125" calcext:value-type="float">
            <text:p>2.5644892578125</text:p>
          </table:table-cell>
        </table:table-row>
        <table:table-row table:style-name="ro1">
          <table:table-cell table:number-columns-repeated="3"/>
          <table:table-cell table:formula="of:=FLOOR([.D115]+[.I115])" office:value-type="float" office:value="204799" calcext:value-type="float">
            <text:p>204799</text:p>
          </table:table-cell>
          <table:table-cell table:formula="of:=[.D116]/[.B$3]" office:value-type="float" office:value="799.99609375" calcext:value-type="float">
            <text:p>799.99609375</text:p>
          </table:table-cell>
          <table:table-cell table:formula="of:=ROUND([.E116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16]*[.B$3])-[.D116]" office:value-type="float" office:value="1" calcext:value-type="float">
            <text:p>1</text:p>
          </table:table-cell>
          <table:table-cell table:formula="of:=[.H116]/[.B$1]" office:value-type="float" office:value="0.5" calcext:value-type="float">
            <text:p>0.5</text:p>
          </table:table-cell>
          <table:table-cell table:formula="of:=[.I116]/[.B$3]" office:value-type="float" office:value="0.001953125" calcext:value-type="float">
            <text:p>0.001953125</text:p>
          </table:table-cell>
          <table:table-cell table:formula="of:=[.G116]*[.$B$6]" office:value-type="float" office:value="0.04" calcext:value-type="float">
            <text:p>0.04</text:p>
          </table:table-cell>
          <table:table-cell table:formula="of:=1/[.K116]" office:value-type="float" office:value="25" calcext:value-type="float">
            <text:p>25</text:p>
          </table:table-cell>
          <table:table-cell table:formula="of:=[.L116]/24" office:value-type="float" office:value="1.04166666666667" calcext:value-type="float">
            <text:p>1.04166666666667</text:p>
          </table:table-cell>
          <table:table-cell table:formula="of:=[.M116]*60" office:value-type="float" office:value="62.5" calcext:value-type="float">
            <text:p>62.5</text:p>
          </table:table-cell>
          <table:table-cell table:formula="of:=[.F116]*[.$B$6]" office:value-type="float" office:value="0.04" calcext:value-type="float">
            <text:p>0.04</text:p>
          </table:table-cell>
          <table:table-cell table:formula="of:=1/[.O116]" office:value-type="float" office:value="25" calcext:value-type="float">
            <text:p>25</text:p>
          </table:table-cell>
          <table:table-cell table:formula="of:=[.P116]/24" office:value-type="float" office:value="1.04166666666667" calcext:value-type="float">
            <text:p>1.04166666666667</text:p>
          </table:table-cell>
          <table:table-cell table:formula="of:=[.Q116]*60" office:value-type="float" office:value="62.5" calcext:value-type="float">
            <text:p>62.5</text:p>
          </table:table-cell>
          <table:table-cell table:formula="of:=([.N116]-[.R116])" office:value-type="float" office:value="0" calcext:value-type="float">
            <text:p>0</text:p>
          </table:table-cell>
          <table:table-cell table:formula="of:=SUM([.E$3:.E116])/[.B$7]" office:value-type="float" office:value="2.6044890625" calcext:value-type="float">
            <text:p>2.6044890625</text:p>
          </table:table-cell>
        </table:table-row>
        <table:table-row table:style-name="ro1">
          <table:table-cell table:number-columns-repeated="3"/>
          <table:table-cell table:formula="of:=FLOOR([.D116]+[.I116])" office:value-type="float" office:value="204799" calcext:value-type="float">
            <text:p>204799</text:p>
          </table:table-cell>
          <table:table-cell table:formula="of:=[.D117]/[.B$3]" office:value-type="float" office:value="799.99609375" calcext:value-type="float">
            <text:p>799.99609375</text:p>
          </table:table-cell>
          <table:table-cell table:formula="of:=ROUND([.E117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17]*[.B$3])-[.D117]" office:value-type="float" office:value="1" calcext:value-type="float">
            <text:p>1</text:p>
          </table:table-cell>
          <table:table-cell table:formula="of:=[.H117]/[.B$1]" office:value-type="float" office:value="0.5" calcext:value-type="float">
            <text:p>0.5</text:p>
          </table:table-cell>
          <table:table-cell table:formula="of:=[.I117]/[.B$3]" office:value-type="float" office:value="0.001953125" calcext:value-type="float">
            <text:p>0.001953125</text:p>
          </table:table-cell>
          <table:table-cell table:formula="of:=[.G117]*[.$B$6]" office:value-type="float" office:value="0.04" calcext:value-type="float">
            <text:p>0.04</text:p>
          </table:table-cell>
          <table:table-cell table:formula="of:=1/[.K117]" office:value-type="float" office:value="25" calcext:value-type="float">
            <text:p>25</text:p>
          </table:table-cell>
          <table:table-cell table:formula="of:=[.L117]/24" office:value-type="float" office:value="1.04166666666667" calcext:value-type="float">
            <text:p>1.04166666666667</text:p>
          </table:table-cell>
          <table:table-cell table:formula="of:=[.M117]*60" office:value-type="float" office:value="62.5" calcext:value-type="float">
            <text:p>62.5</text:p>
          </table:table-cell>
          <table:table-cell table:formula="of:=[.F117]*[.$B$6]" office:value-type="float" office:value="0.04" calcext:value-type="float">
            <text:p>0.04</text:p>
          </table:table-cell>
          <table:table-cell table:formula="of:=1/[.O117]" office:value-type="float" office:value="25" calcext:value-type="float">
            <text:p>25</text:p>
          </table:table-cell>
          <table:table-cell table:formula="of:=[.P117]/24" office:value-type="float" office:value="1.04166666666667" calcext:value-type="float">
            <text:p>1.04166666666667</text:p>
          </table:table-cell>
          <table:table-cell table:formula="of:=[.Q117]*60" office:value-type="float" office:value="62.5" calcext:value-type="float">
            <text:p>62.5</text:p>
          </table:table-cell>
          <table:table-cell table:formula="of:=([.N117]-[.R117])" office:value-type="float" office:value="0" calcext:value-type="float">
            <text:p>0</text:p>
          </table:table-cell>
          <table:table-cell table:formula="of:=SUM([.E$3:.E117])/[.B$7]" office:value-type="float" office:value="2.6444888671875" calcext:value-type="float">
            <text:p>2.6444888671875</text:p>
          </table:table-cell>
        </table:table-row>
        <table:table-row table:style-name="ro1">
          <table:table-cell table:number-columns-repeated="3"/>
          <table:table-cell table:formula="of:=FLOOR([.D117]+[.I117])" office:value-type="float" office:value="204799" calcext:value-type="float">
            <text:p>204799</text:p>
          </table:table-cell>
          <table:table-cell table:formula="of:=[.D118]/[.B$3]" office:value-type="float" office:value="799.99609375" calcext:value-type="float">
            <text:p>799.99609375</text:p>
          </table:table-cell>
          <table:table-cell table:formula="of:=ROUND([.E118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18]*[.B$3])-[.D118]" office:value-type="float" office:value="1" calcext:value-type="float">
            <text:p>1</text:p>
          </table:table-cell>
          <table:table-cell table:formula="of:=[.H118]/[.B$1]" office:value-type="float" office:value="0.5" calcext:value-type="float">
            <text:p>0.5</text:p>
          </table:table-cell>
          <table:table-cell table:formula="of:=[.I118]/[.B$3]" office:value-type="float" office:value="0.001953125" calcext:value-type="float">
            <text:p>0.001953125</text:p>
          </table:table-cell>
          <table:table-cell table:formula="of:=[.G118]*[.$B$6]" office:value-type="float" office:value="0.04" calcext:value-type="float">
            <text:p>0.04</text:p>
          </table:table-cell>
          <table:table-cell table:formula="of:=1/[.K118]" office:value-type="float" office:value="25" calcext:value-type="float">
            <text:p>25</text:p>
          </table:table-cell>
          <table:table-cell table:formula="of:=[.L118]/24" office:value-type="float" office:value="1.04166666666667" calcext:value-type="float">
            <text:p>1.04166666666667</text:p>
          </table:table-cell>
          <table:table-cell table:formula="of:=[.M118]*60" office:value-type="float" office:value="62.5" calcext:value-type="float">
            <text:p>62.5</text:p>
          </table:table-cell>
          <table:table-cell table:formula="of:=[.F118]*[.$B$6]" office:value-type="float" office:value="0.04" calcext:value-type="float">
            <text:p>0.04</text:p>
          </table:table-cell>
          <table:table-cell table:formula="of:=1/[.O118]" office:value-type="float" office:value="25" calcext:value-type="float">
            <text:p>25</text:p>
          </table:table-cell>
          <table:table-cell table:formula="of:=[.P118]/24" office:value-type="float" office:value="1.04166666666667" calcext:value-type="float">
            <text:p>1.04166666666667</text:p>
          </table:table-cell>
          <table:table-cell table:formula="of:=[.Q118]*60" office:value-type="float" office:value="62.5" calcext:value-type="float">
            <text:p>62.5</text:p>
          </table:table-cell>
          <table:table-cell table:formula="of:=([.N118]-[.R118])" office:value-type="float" office:value="0" calcext:value-type="float">
            <text:p>0</text:p>
          </table:table-cell>
          <table:table-cell table:formula="of:=SUM([.E$3:.E118])/[.B$7]" office:value-type="float" office:value="2.684488671875" calcext:value-type="float">
            <text:p>2.684488671875</text:p>
          </table:table-cell>
        </table:table-row>
        <table:table-row table:style-name="ro1">
          <table:table-cell table:number-columns-repeated="3"/>
          <table:table-cell table:formula="of:=FLOOR([.D118]+[.I118])" office:value-type="float" office:value="204799" calcext:value-type="float">
            <text:p>204799</text:p>
          </table:table-cell>
          <table:table-cell table:formula="of:=[.D119]/[.B$3]" office:value-type="float" office:value="799.99609375" calcext:value-type="float">
            <text:p>799.99609375</text:p>
          </table:table-cell>
          <table:table-cell table:formula="of:=ROUND([.E119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19]*[.B$3])-[.D119]" office:value-type="float" office:value="1" calcext:value-type="float">
            <text:p>1</text:p>
          </table:table-cell>
          <table:table-cell table:formula="of:=[.H119]/[.B$1]" office:value-type="float" office:value="0.5" calcext:value-type="float">
            <text:p>0.5</text:p>
          </table:table-cell>
          <table:table-cell table:formula="of:=[.I119]/[.B$3]" office:value-type="float" office:value="0.001953125" calcext:value-type="float">
            <text:p>0.001953125</text:p>
          </table:table-cell>
          <table:table-cell table:formula="of:=[.G119]*[.$B$6]" office:value-type="float" office:value="0.04" calcext:value-type="float">
            <text:p>0.04</text:p>
          </table:table-cell>
          <table:table-cell table:formula="of:=1/[.K119]" office:value-type="float" office:value="25" calcext:value-type="float">
            <text:p>25</text:p>
          </table:table-cell>
          <table:table-cell table:formula="of:=[.L119]/24" office:value-type="float" office:value="1.04166666666667" calcext:value-type="float">
            <text:p>1.04166666666667</text:p>
          </table:table-cell>
          <table:table-cell table:formula="of:=[.M119]*60" office:value-type="float" office:value="62.5" calcext:value-type="float">
            <text:p>62.5</text:p>
          </table:table-cell>
          <table:table-cell table:formula="of:=[.F119]*[.$B$6]" office:value-type="float" office:value="0.04" calcext:value-type="float">
            <text:p>0.04</text:p>
          </table:table-cell>
          <table:table-cell table:formula="of:=1/[.O119]" office:value-type="float" office:value="25" calcext:value-type="float">
            <text:p>25</text:p>
          </table:table-cell>
          <table:table-cell table:formula="of:=[.P119]/24" office:value-type="float" office:value="1.04166666666667" calcext:value-type="float">
            <text:p>1.04166666666667</text:p>
          </table:table-cell>
          <table:table-cell table:formula="of:=[.Q119]*60" office:value-type="float" office:value="62.5" calcext:value-type="float">
            <text:p>62.5</text:p>
          </table:table-cell>
          <table:table-cell table:formula="of:=([.N119]-[.R119])" office:value-type="float" office:value="0" calcext:value-type="float">
            <text:p>0</text:p>
          </table:table-cell>
          <table:table-cell table:formula="of:=SUM([.E$3:.E119])/[.B$7]" office:value-type="float" office:value="2.7244884765625" calcext:value-type="float">
            <text:p>2.7244884765625</text:p>
          </table:table-cell>
        </table:table-row>
        <table:table-row table:style-name="ro1">
          <table:table-cell table:number-columns-repeated="3"/>
          <table:table-cell table:formula="of:=FLOOR([.D119]+[.I119])" office:value-type="float" office:value="204799" calcext:value-type="float">
            <text:p>204799</text:p>
          </table:table-cell>
          <table:table-cell table:formula="of:=[.D120]/[.B$3]" office:value-type="float" office:value="799.99609375" calcext:value-type="float">
            <text:p>799.99609375</text:p>
          </table:table-cell>
          <table:table-cell table:formula="of:=ROUND([.E120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20]*[.B$3])-[.D120]" office:value-type="float" office:value="1" calcext:value-type="float">
            <text:p>1</text:p>
          </table:table-cell>
          <table:table-cell table:formula="of:=[.H120]/[.B$1]" office:value-type="float" office:value="0.5" calcext:value-type="float">
            <text:p>0.5</text:p>
          </table:table-cell>
          <table:table-cell table:formula="of:=[.I120]/[.B$3]" office:value-type="float" office:value="0.001953125" calcext:value-type="float">
            <text:p>0.001953125</text:p>
          </table:table-cell>
          <table:table-cell table:formula="of:=[.G120]*[.$B$6]" office:value-type="float" office:value="0.04" calcext:value-type="float">
            <text:p>0.04</text:p>
          </table:table-cell>
          <table:table-cell table:formula="of:=1/[.K120]" office:value-type="float" office:value="25" calcext:value-type="float">
            <text:p>25</text:p>
          </table:table-cell>
          <table:table-cell table:formula="of:=[.L120]/24" office:value-type="float" office:value="1.04166666666667" calcext:value-type="float">
            <text:p>1.04166666666667</text:p>
          </table:table-cell>
          <table:table-cell table:formula="of:=[.M120]*60" office:value-type="float" office:value="62.5" calcext:value-type="float">
            <text:p>62.5</text:p>
          </table:table-cell>
          <table:table-cell table:formula="of:=[.F120]*[.$B$6]" office:value-type="float" office:value="0.04" calcext:value-type="float">
            <text:p>0.04</text:p>
          </table:table-cell>
          <table:table-cell table:formula="of:=1/[.O120]" office:value-type="float" office:value="25" calcext:value-type="float">
            <text:p>25</text:p>
          </table:table-cell>
          <table:table-cell table:formula="of:=[.P120]/24" office:value-type="float" office:value="1.04166666666667" calcext:value-type="float">
            <text:p>1.04166666666667</text:p>
          </table:table-cell>
          <table:table-cell table:formula="of:=[.Q120]*60" office:value-type="float" office:value="62.5" calcext:value-type="float">
            <text:p>62.5</text:p>
          </table:table-cell>
          <table:table-cell table:formula="of:=([.N120]-[.R120])" office:value-type="float" office:value="0" calcext:value-type="float">
            <text:p>0</text:p>
          </table:table-cell>
          <table:table-cell table:formula="of:=SUM([.E$3:.E120])/[.B$7]" office:value-type="float" office:value="2.76448828125" calcext:value-type="float">
            <text:p>2.76448828125</text:p>
          </table:table-cell>
        </table:table-row>
        <table:table-row table:style-name="ro1">
          <table:table-cell table:number-columns-repeated="3"/>
          <table:table-cell table:formula="of:=FLOOR([.D120]+[.I120])" office:value-type="float" office:value="204799" calcext:value-type="float">
            <text:p>204799</text:p>
          </table:table-cell>
          <table:table-cell table:formula="of:=[.D121]/[.B$3]" office:value-type="float" office:value="799.99609375" calcext:value-type="float">
            <text:p>799.99609375</text:p>
          </table:table-cell>
          <table:table-cell table:formula="of:=ROUND([.E121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21]*[.B$3])-[.D121]" office:value-type="float" office:value="1" calcext:value-type="float">
            <text:p>1</text:p>
          </table:table-cell>
          <table:table-cell table:formula="of:=[.H121]/[.B$1]" office:value-type="float" office:value="0.5" calcext:value-type="float">
            <text:p>0.5</text:p>
          </table:table-cell>
          <table:table-cell table:formula="of:=[.I121]/[.B$3]" office:value-type="float" office:value="0.001953125" calcext:value-type="float">
            <text:p>0.001953125</text:p>
          </table:table-cell>
          <table:table-cell table:formula="of:=[.G121]*[.$B$6]" office:value-type="float" office:value="0.04" calcext:value-type="float">
            <text:p>0.04</text:p>
          </table:table-cell>
          <table:table-cell table:formula="of:=1/[.K121]" office:value-type="float" office:value="25" calcext:value-type="float">
            <text:p>25</text:p>
          </table:table-cell>
          <table:table-cell table:formula="of:=[.L121]/24" office:value-type="float" office:value="1.04166666666667" calcext:value-type="float">
            <text:p>1.04166666666667</text:p>
          </table:table-cell>
          <table:table-cell table:formula="of:=[.M121]*60" office:value-type="float" office:value="62.5" calcext:value-type="float">
            <text:p>62.5</text:p>
          </table:table-cell>
          <table:table-cell table:formula="of:=[.F121]*[.$B$6]" office:value-type="float" office:value="0.04" calcext:value-type="float">
            <text:p>0.04</text:p>
          </table:table-cell>
          <table:table-cell table:formula="of:=1/[.O121]" office:value-type="float" office:value="25" calcext:value-type="float">
            <text:p>25</text:p>
          </table:table-cell>
          <table:table-cell table:formula="of:=[.P121]/24" office:value-type="float" office:value="1.04166666666667" calcext:value-type="float">
            <text:p>1.04166666666667</text:p>
          </table:table-cell>
          <table:table-cell table:formula="of:=[.Q121]*60" office:value-type="float" office:value="62.5" calcext:value-type="float">
            <text:p>62.5</text:p>
          </table:table-cell>
          <table:table-cell table:formula="of:=([.N121]-[.R121])" office:value-type="float" office:value="0" calcext:value-type="float">
            <text:p>0</text:p>
          </table:table-cell>
          <table:table-cell table:formula="of:=SUM([.E$3:.E121])/[.B$7]" office:value-type="float" office:value="2.8044880859375" calcext:value-type="float">
            <text:p>2.8044880859375</text:p>
          </table:table-cell>
        </table:table-row>
        <table:table-row table:style-name="ro1">
          <table:table-cell table:number-columns-repeated="3"/>
          <table:table-cell table:formula="of:=FLOOR([.D121]+[.I121])" office:value-type="float" office:value="204799" calcext:value-type="float">
            <text:p>204799</text:p>
          </table:table-cell>
          <table:table-cell table:formula="of:=[.D122]/[.B$3]" office:value-type="float" office:value="799.99609375" calcext:value-type="float">
            <text:p>799.99609375</text:p>
          </table:table-cell>
          <table:table-cell table:formula="of:=ROUND([.E122])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([.G122]*[.B$3])-[.D122]" office:value-type="float" office:value="1" calcext:value-type="float">
            <text:p>1</text:p>
          </table:table-cell>
          <table:table-cell table:formula="of:=[.H122]/[.B$1]" office:value-type="float" office:value="0.5" calcext:value-type="float">
            <text:p>0.5</text:p>
          </table:table-cell>
          <table:table-cell table:formula="of:=[.I122]/[.B$3]" office:value-type="float" office:value="0.001953125" calcext:value-type="float">
            <text:p>0.001953125</text:p>
          </table:table-cell>
          <table:table-cell table:formula="of:=[.G122]*[.$B$6]" office:value-type="float" office:value="0.04" calcext:value-type="float">
            <text:p>0.04</text:p>
          </table:table-cell>
          <table:table-cell table:formula="of:=1/[.K122]" office:value-type="float" office:value="25" calcext:value-type="float">
            <text:p>25</text:p>
          </table:table-cell>
          <table:table-cell table:formula="of:=[.L122]/24" office:value-type="float" office:value="1.04166666666667" calcext:value-type="float">
            <text:p>1.04166666666667</text:p>
          </table:table-cell>
          <table:table-cell table:formula="of:=[.M122]*60" office:value-type="float" office:value="62.5" calcext:value-type="float">
            <text:p>62.5</text:p>
          </table:table-cell>
          <table:table-cell table:formula="of:=[.F122]*[.$B$6]" office:value-type="float" office:value="0.04" calcext:value-type="float">
            <text:p>0.04</text:p>
          </table:table-cell>
          <table:table-cell table:formula="of:=1/[.O122]" office:value-type="float" office:value="25" calcext:value-type="float">
            <text:p>25</text:p>
          </table:table-cell>
          <table:table-cell table:formula="of:=[.P122]/24" office:value-type="float" office:value="1.04166666666667" calcext:value-type="float">
            <text:p>1.04166666666667</text:p>
          </table:table-cell>
          <table:table-cell table:formula="of:=[.Q122]*60" office:value-type="float" office:value="62.5" calcext:value-type="float">
            <text:p>62.5</text:p>
          </table:table-cell>
          <table:table-cell table:formula="of:=([.N122]-[.R122])" office:value-type="float" office:value="0" calcext:value-type="float">
            <text:p>0</text:p>
          </table:table-cell>
          <table:table-cell table:formula="of:=SUM([.E$3:.E122])/[.B$7]" office:value-type="float" office:value="2.844487890625" calcext:value-type="float">
            <text:p>2.844487890625</text:p>
          </table:table-cell>
        </table:table-row>
        <table:table-row table:style-name="ro1">
          <table:table-cell table:number-columns-repeated="3"/>
          <table:table-cell table:formula="of:=FLOOR([.D122]+[.I122])" office:value-type="float" office:value="204799" calcext:value-type="float">
            <text:p>204799</text:p>
          </table:table-cell>
          <table:table-cell table:formula="of:=[.D123]/[.B$3]" office:value-type="float" office:value="799.99609375" calcext:value-type="float">
            <text:p>799.99609375</text:p>
          </table:table-cell>
          <table:table-cell table:formula="of:=ROUND([.E123])" office:value-type="float" office:value="800" calcext:value-type="float">
            <text:p>800</text:p>
          </table:table-cell>
          <table:table-cell office:value-type="float" office:value="8000" calcext:value-type="float">
            <text:p>8000</text:p>
          </table:table-cell>
          <table:table-cell table:formula="of:=([.G123]*[.B$3])-[.D123]" office:value-type="float" office:value="1843201" calcext:value-type="float">
            <text:p>1843201</text:p>
          </table:table-cell>
          <table:table-cell table:formula="of:=[.H123]/[.B$1]" office:value-type="float" office:value="921600.5" calcext:value-type="float">
            <text:p>921600.5</text:p>
          </table:table-cell>
          <table:table-cell table:formula="of:=[.I123]/[.B$3]" office:value-type="float" office:value="3600.001953125" calcext:value-type="float">
            <text:p>3600.001953125</text:p>
          </table:table-cell>
          <table:table-cell table:formula="of:=[.G123]*[.$B$6]" office:value-type="float" office:value="0.4" calcext:value-type="float">
            <text:p>0.4</text:p>
          </table:table-cell>
          <table:table-cell table:formula="of:=1/[.K123]" office:value-type="float" office:value="2.5" calcext:value-type="float">
            <text:p>2.5</text:p>
          </table:table-cell>
          <table:table-cell table:formula="of:=[.L123]/24" office:value-type="float" office:value="0.104166666666667" calcext:value-type="float">
            <text:p>0.104166666666667</text:p>
          </table:table-cell>
          <table:table-cell table:formula="of:=[.M123]*60" office:value-type="float" office:value="6.25" calcext:value-type="float">
            <text:p>6.25</text:p>
          </table:table-cell>
          <table:table-cell table:formula="of:=[.F123]*[.$B$6]" office:value-type="float" office:value="0.04" calcext:value-type="float">
            <text:p>0.04</text:p>
          </table:table-cell>
          <table:table-cell table:formula="of:=1/[.O123]" office:value-type="float" office:value="25" calcext:value-type="float">
            <text:p>25</text:p>
          </table:table-cell>
          <table:table-cell table:formula="of:=[.P123]/24" office:value-type="float" office:value="1.04166666666667" calcext:value-type="float">
            <text:p>1.04166666666667</text:p>
          </table:table-cell>
          <table:table-cell table:formula="of:=[.Q123]*60" office:value-type="float" office:value="62.5" calcext:value-type="float">
            <text:p>62.5</text:p>
          </table:table-cell>
          <table:table-cell table:formula="of:=([.N123]-[.R123])" office:value-type="float" office:value="-56.25" calcext:value-type="float">
            <text:p>-56.25</text:p>
          </table:table-cell>
          <table:table-cell table:formula="of:=SUM([.E$3:.E123])/[.B$7]" office:value-type="float" office:value="2.8844876953125" calcext:value-type="float">
            <text:p>2.8844876953125</text:p>
          </table:table-cell>
        </table:table-row>
        <table:table-row table:style-name="ro1">
          <table:table-cell table:number-columns-repeated="3"/>
          <table:table-cell table:formula="of:=FLOOR([.D123]+[.I123])" office:value-type="float" office:value="1126399" calcext:value-type="float">
            <text:p>1126399</text:p>
          </table:table-cell>
          <table:table-cell table:formula="of:=[.D124]/[.B$3]" office:value-type="float" office:value="4399.99609375" calcext:value-type="float">
            <text:p>4399.99609375</text:p>
          </table:table-cell>
          <table:table-cell table:formula="of:=ROUND([.E124])" office:value-type="float" office:value="4400" calcext:value-type="float">
            <text:p>4400</text:p>
          </table:table-cell>
          <table:table-cell office:value-type="float" office:value="200" calcext:value-type="float">
            <text:p>200</text:p>
          </table:table-cell>
          <table:table-cell table:formula="of:=([.G124]*[.B$3])-[.D124]" office:value-type="float" office:value="-1075199" calcext:value-type="float">
            <text:p>-1075199</text:p>
          </table:table-cell>
          <table:table-cell table:formula="of:=[.H124]/[.B$1]" office:value-type="float" office:value="-537599.5" calcext:value-type="float">
            <text:p>-537599.5</text:p>
          </table:table-cell>
          <table:table-cell table:formula="of:=[.I124]/[.B$3]" office:value-type="float" office:value="-2099.998046875" calcext:value-type="float">
            <text:p>-2099.998046875</text:p>
          </table:table-cell>
          <table:table-cell table:formula="of:=[.G124]*[.$B$6]" office:value-type="float" office:value="0.01" calcext:value-type="float">
            <text:p>0.01</text:p>
          </table:table-cell>
          <table:table-cell table:formula="of:=1/[.K124]" office:value-type="float" office:value="100" calcext:value-type="float">
            <text:p>100</text:p>
          </table:table-cell>
          <table:table-cell table:formula="of:=[.L124]/24" office:value-type="float" office:value="4.16666666666667" calcext:value-type="float">
            <text:p>4.16666666666667</text:p>
          </table:table-cell>
          <table:table-cell table:formula="of:=[.M124]*60" office:value-type="float" office:value="250" calcext:value-type="float">
            <text:p>250</text:p>
          </table:table-cell>
          <table:table-cell table:formula="of:=[.F124]*[.$B$6]" office:value-type="float" office:value="0.22" calcext:value-type="float">
            <text:p>0.22</text:p>
          </table:table-cell>
          <table:table-cell table:formula="of:=1/[.O124]" office:value-type="float" office:value="4.54545454545455" calcext:value-type="float">
            <text:p>4.54545454545455</text:p>
          </table:table-cell>
          <table:table-cell table:formula="of:=[.P124]/24" office:value-type="float" office:value="0.189393939393939" calcext:value-type="float">
            <text:p>0.189393939393939</text:p>
          </table:table-cell>
          <table:table-cell table:formula="of:=[.Q124]*60" office:value-type="float" office:value="11.3636363636364" calcext:value-type="float">
            <text:p>11.3636363636364</text:p>
          </table:table-cell>
          <table:table-cell table:formula="of:=([.N124]-[.R124])" office:value-type="float" office:value="238.636363636364" calcext:value-type="float">
            <text:p>238.636363636364</text:p>
          </table:table-cell>
          <table:table-cell table:formula="of:=SUM([.E$3:.E124])/[.B$7]" office:value-type="float" office:value="3.1044875" calcext:value-type="float">
            <text:p>3.1044875</text:p>
          </table:table-cell>
        </table:table-row>
        <table:table-row table:style-name="ro1">
          <table:table-cell table:number-columns-repeated="3"/>
          <table:table-cell table:formula="of:=FLOOR([.D124]+[.I124])" office:value-type="float" office:value="588799" calcext:value-type="float">
            <text:p>588799</text:p>
          </table:table-cell>
          <table:table-cell table:formula="of:=[.D125]/[.B$3]" office:value-type="float" office:value="2299.99609375" calcext:value-type="float">
            <text:p>2299.99609375</text:p>
          </table:table-cell>
          <table:table-cell table:formula="of:=ROUND([.E125])"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table:formula="of:=([.G125]*[.B$3])-[.D125]" office:value-type="float" office:value="-537599" calcext:value-type="float">
            <text:p>-537599</text:p>
          </table:table-cell>
          <table:table-cell table:formula="of:=[.H125]/[.B$1]" office:value-type="float" office:value="-268799.5" calcext:value-type="float">
            <text:p>-268799.5</text:p>
          </table:table-cell>
          <table:table-cell table:formula="of:=[.I125]/[.B$3]" office:value-type="float" office:value="-1049.998046875" calcext:value-type="float">
            <text:p>-1049.998046875</text:p>
          </table:table-cell>
          <table:table-cell table:formula="of:=[.G125]*[.$B$6]" office:value-type="float" office:value="0.01" calcext:value-type="float">
            <text:p>0.01</text:p>
          </table:table-cell>
          <table:table-cell table:formula="of:=1/[.K125]" office:value-type="float" office:value="100" calcext:value-type="float">
            <text:p>100</text:p>
          </table:table-cell>
          <table:table-cell table:formula="of:=[.L125]/24" office:value-type="float" office:value="4.16666666666667" calcext:value-type="float">
            <text:p>4.16666666666667</text:p>
          </table:table-cell>
          <table:table-cell table:formula="of:=[.M125]*60" office:value-type="float" office:value="250" calcext:value-type="float">
            <text:p>250</text:p>
          </table:table-cell>
          <table:table-cell table:formula="of:=[.F125]*[.$B$6]" office:value-type="float" office:value="0.115" calcext:value-type="float">
            <text:p>0.115</text:p>
          </table:table-cell>
          <table:table-cell table:formula="of:=1/[.O125]" office:value-type="float" office:value="8.69565217391304" calcext:value-type="float">
            <text:p>8.69565217391304</text:p>
          </table:table-cell>
          <table:table-cell table:formula="of:=[.P125]/24" office:value-type="float" office:value="0.36231884057971" calcext:value-type="float">
            <text:p>0.36231884057971</text:p>
          </table:table-cell>
          <table:table-cell table:formula="of:=[.Q125]*60" office:value-type="float" office:value="21.7391304347826" calcext:value-type="float">
            <text:p>21.7391304347826</text:p>
          </table:table-cell>
          <table:table-cell table:formula="of:=([.N125]-[.R125])" office:value-type="float" office:value="228.260869565217" calcext:value-type="float">
            <text:p>228.260869565217</text:p>
          </table:table-cell>
          <table:table-cell table:formula="of:=SUM([.E$3:.E125])/[.B$7]" office:value-type="float" office:value="3.2194873046875" calcext:value-type="float">
            <text:p>3.2194873046875</text:p>
          </table:table-cell>
        </table:table-row>
        <table:table-row table:style-name="ro1">
          <table:table-cell table:number-columns-repeated="3"/>
          <table:table-cell table:formula="of:=FLOOR([.D125]+[.I125])" office:value-type="float" office:value="319999" calcext:value-type="float">
            <text:p>319999</text:p>
          </table:table-cell>
          <table:table-cell table:formula="of:=[.D126]/[.B$3]" office:value-type="float" office:value="1249.99609375" calcext:value-type="float">
            <text:p>1249.99609375</text:p>
          </table:table-cell>
          <table:table-cell table:formula="of:=ROUND([.E126])" office:value-type="float" office:value="1250" calcext:value-type="float">
            <text:p>1250</text:p>
          </table:table-cell>
          <table:table-cell office:value-type="float" office:value="200" calcext:value-type="float">
            <text:p>200</text:p>
          </table:table-cell>
          <table:table-cell table:formula="of:=([.G126]*[.B$3])-[.D126]" office:value-type="float" office:value="-268799" calcext:value-type="float">
            <text:p>-268799</text:p>
          </table:table-cell>
          <table:table-cell table:formula="of:=[.H126]/[.B$1]" office:value-type="float" office:value="-134399.5" calcext:value-type="float">
            <text:p>-134399.5</text:p>
          </table:table-cell>
          <table:table-cell table:formula="of:=[.I126]/[.B$3]" office:value-type="float" office:value="-524.998046875" calcext:value-type="float">
            <text:p>-524.998046875</text:p>
          </table:table-cell>
          <table:table-cell table:formula="of:=[.G126]*[.$B$6]" office:value-type="float" office:value="0.01" calcext:value-type="float">
            <text:p>0.01</text:p>
          </table:table-cell>
          <table:table-cell table:formula="of:=1/[.K126]" office:value-type="float" office:value="100" calcext:value-type="float">
            <text:p>100</text:p>
          </table:table-cell>
          <table:table-cell table:formula="of:=[.L126]/24" office:value-type="float" office:value="4.16666666666667" calcext:value-type="float">
            <text:p>4.16666666666667</text:p>
          </table:table-cell>
          <table:table-cell table:formula="of:=[.M126]*60" office:value-type="float" office:value="250" calcext:value-type="float">
            <text:p>250</text:p>
          </table:table-cell>
          <table:table-cell table:formula="of:=[.F126]*[.$B$6]" office:value-type="float" office:value="0.0625" calcext:value-type="float">
            <text:p>0.0625</text:p>
          </table:table-cell>
          <table:table-cell table:formula="of:=1/[.O126]" office:value-type="float" office:value="16" calcext:value-type="float">
            <text:p>16</text:p>
          </table:table-cell>
          <table:table-cell table:formula="of:=[.P126]/24" office:value-type="float" office:value="0.666666666666667" calcext:value-type="float">
            <text:p>0.666666666666667</text:p>
          </table:table-cell>
          <table:table-cell table:formula="of:=[.Q126]*60" office:value-type="float" office:value="40" calcext:value-type="float">
            <text:p>40</text:p>
          </table:table-cell>
          <table:table-cell table:formula="of:=([.N126]-[.R126])" office:value-type="float" office:value="210" calcext:value-type="float">
            <text:p>210</text:p>
          </table:table-cell>
          <table:table-cell table:formula="of:=SUM([.E$3:.E126])/[.B$7]" office:value-type="float" office:value="3.281987109375" calcext:value-type="float">
            <text:p>3.281987109375</text:p>
          </table:table-cell>
        </table:table-row>
        <table:table-row table:style-name="ro1">
          <table:table-cell table:number-columns-repeated="3"/>
          <table:table-cell table:formula="of:=FLOOR([.D126]+[.I126])" office:value-type="float" office:value="185599" calcext:value-type="float">
            <text:p>185599</text:p>
          </table:table-cell>
          <table:table-cell table:formula="of:=[.D127]/[.B$3]" office:value-type="float" office:value="724.99609375" calcext:value-type="float">
            <text:p>724.99609375</text:p>
          </table:table-cell>
          <table:table-cell table:formula="of:=ROUND([.E127])" office:value-type="float" office:value="725" calcext:value-type="float">
            <text:p>725</text:p>
          </table:table-cell>
          <table:table-cell office:value-type="float" office:value="200" calcext:value-type="float">
            <text:p>200</text:p>
          </table:table-cell>
          <table:table-cell table:formula="of:=([.G127]*[.B$3])-[.D127]" office:value-type="float" office:value="-134399" calcext:value-type="float">
            <text:p>-134399</text:p>
          </table:table-cell>
          <table:table-cell table:formula="of:=[.H127]/[.B$1]" office:value-type="float" office:value="-67199.5" calcext:value-type="float">
            <text:p>-67199.5</text:p>
          </table:table-cell>
          <table:table-cell table:formula="of:=[.I127]/[.B$3]" office:value-type="float" office:value="-262.498046875" calcext:value-type="float">
            <text:p>-262.498046875</text:p>
          </table:table-cell>
          <table:table-cell table:formula="of:=[.G127]*[.$B$6]" office:value-type="float" office:value="0.01" calcext:value-type="float">
            <text:p>0.01</text:p>
          </table:table-cell>
          <table:table-cell table:formula="of:=1/[.K127]" office:value-type="float" office:value="100" calcext:value-type="float">
            <text:p>100</text:p>
          </table:table-cell>
          <table:table-cell table:formula="of:=[.L127]/24" office:value-type="float" office:value="4.16666666666667" calcext:value-type="float">
            <text:p>4.16666666666667</text:p>
          </table:table-cell>
          <table:table-cell table:formula="of:=[.M127]*60" office:value-type="float" office:value="250" calcext:value-type="float">
            <text:p>250</text:p>
          </table:table-cell>
          <table:table-cell table:formula="of:=[.F127]*[.$B$6]" office:value-type="float" office:value="0.03625" calcext:value-type="float">
            <text:p>0.03625</text:p>
          </table:table-cell>
          <table:table-cell table:formula="of:=1/[.O127]" office:value-type="float" office:value="27.5862068965517" calcext:value-type="float">
            <text:p>27.5862068965517</text:p>
          </table:table-cell>
          <table:table-cell table:formula="of:=[.P127]/24" office:value-type="float" office:value="1.14942528735632" calcext:value-type="float">
            <text:p>1.14942528735632</text:p>
          </table:table-cell>
          <table:table-cell table:formula="of:=[.Q127]*60" office:value-type="float" office:value="68.9655172413793" calcext:value-type="float">
            <text:p>68.9655172413793</text:p>
          </table:table-cell>
          <table:table-cell table:formula="of:=([.N127]-[.R127])" office:value-type="float" office:value="181.034482758621" calcext:value-type="float">
            <text:p>181.034482758621</text:p>
          </table:table-cell>
          <table:table-cell table:formula="of:=SUM([.E$3:.E127])/[.B$7]" office:value-type="float" office:value="3.3182369140625" calcext:value-type="float">
            <text:p>3.3182369140625</text:p>
          </table:table-cell>
        </table:table-row>
        <table:table-row table:style-name="ro1">
          <table:table-cell table:number-columns-repeated="3"/>
          <table:table-cell table:formula="of:=FLOOR([.D127]+[.I127])" office:value-type="float" office:value="118399" calcext:value-type="float">
            <text:p>118399</text:p>
          </table:table-cell>
          <table:table-cell table:formula="of:=[.D128]/[.B$3]" office:value-type="float" office:value="462.49609375" calcext:value-type="float">
            <text:p>462.49609375</text:p>
          </table:table-cell>
          <table:table-cell table:formula="of:=ROUND([.E128])" office:value-type="float" office:value="462" calcext:value-type="float">
            <text:p>462</text:p>
          </table:table-cell>
          <table:table-cell office:value-type="float" office:value="200" calcext:value-type="float">
            <text:p>200</text:p>
          </table:table-cell>
          <table:table-cell table:formula="of:=([.G128]*[.B$3])-[.D128]" office:value-type="float" office:value="-67199" calcext:value-type="float">
            <text:p>-67199</text:p>
          </table:table-cell>
          <table:table-cell table:formula="of:=[.H128]/[.B$1]" office:value-type="float" office:value="-33599.5" calcext:value-type="float">
            <text:p>-33599.5</text:p>
          </table:table-cell>
          <table:table-cell table:formula="of:=[.I128]/[.B$3]" office:value-type="float" office:value="-131.248046875" calcext:value-type="float">
            <text:p>-131.248046875</text:p>
          </table:table-cell>
          <table:table-cell table:formula="of:=[.G128]*[.$B$6]" office:value-type="float" office:value="0.01" calcext:value-type="float">
            <text:p>0.01</text:p>
          </table:table-cell>
          <table:table-cell table:formula="of:=1/[.K128]" office:value-type="float" office:value="100" calcext:value-type="float">
            <text:p>100</text:p>
          </table:table-cell>
          <table:table-cell table:formula="of:=[.L128]/24" office:value-type="float" office:value="4.16666666666667" calcext:value-type="float">
            <text:p>4.16666666666667</text:p>
          </table:table-cell>
          <table:table-cell table:formula="of:=[.M128]*60" office:value-type="float" office:value="250" calcext:value-type="float">
            <text:p>250</text:p>
          </table:table-cell>
          <table:table-cell table:formula="of:=[.F128]*[.$B$6]" office:value-type="float" office:value="0.0231" calcext:value-type="float">
            <text:p>0.0231</text:p>
          </table:table-cell>
          <table:table-cell table:formula="of:=1/[.O128]" office:value-type="float" office:value="43.2900432900433" calcext:value-type="float">
            <text:p>43.2900432900433</text:p>
          </table:table-cell>
          <table:table-cell table:formula="of:=[.P128]/24" office:value-type="float" office:value="1.8037518037518" calcext:value-type="float">
            <text:p>1.8037518037518</text:p>
          </table:table-cell>
          <table:table-cell table:formula="of:=[.Q128]*60" office:value-type="float" office:value="108.225108225108" calcext:value-type="float">
            <text:p>108.225108225108</text:p>
          </table:table-cell>
          <table:table-cell table:formula="of:=([.N128]-[.R128])" office:value-type="float" office:value="141.774891774892" calcext:value-type="float">
            <text:p>141.774891774892</text:p>
          </table:table-cell>
          <table:table-cell table:formula="of:=SUM([.E$3:.E128])/[.B$7]" office:value-type="float" office:value="3.34136171875" calcext:value-type="float">
            <text:p>3.34136171875</text:p>
          </table:table-cell>
        </table:table-row>
        <table:table-row table:style-name="ro1">
          <table:table-cell table:number-columns-repeated="3"/>
          <table:table-cell table:formula="of:=FLOOR([.D128]+[.I128])" office:value-type="float" office:value="84799" calcext:value-type="float">
            <text:p>84799</text:p>
          </table:table-cell>
          <table:table-cell table:formula="of:=[.D129]/[.B$3]" office:value-type="float" office:value="331.24609375" calcext:value-type="float">
            <text:p>331.24609375</text:p>
          </table:table-cell>
          <table:table-cell table:formula="of:=ROUND([.E129])" office:value-type="float" office:value="331" calcext:value-type="float">
            <text:p>331</text:p>
          </table:table-cell>
          <table:table-cell office:value-type="float" office:value="200" calcext:value-type="float">
            <text:p>200</text:p>
          </table:table-cell>
          <table:table-cell table:formula="of:=([.G129]*[.B$3])-[.D129]" office:value-type="float" office:value="-33599" calcext:value-type="float">
            <text:p>-33599</text:p>
          </table:table-cell>
          <table:table-cell table:formula="of:=[.H129]/[.B$1]" office:value-type="float" office:value="-16799.5" calcext:value-type="float">
            <text:p>-16799.5</text:p>
          </table:table-cell>
          <table:table-cell table:formula="of:=[.I129]/[.B$3]" office:value-type="float" office:value="-65.623046875" calcext:value-type="float">
            <text:p>-65.623046875</text:p>
          </table:table-cell>
          <table:table-cell table:formula="of:=[.G129]*[.$B$6]" office:value-type="float" office:value="0.01" calcext:value-type="float">
            <text:p>0.01</text:p>
          </table:table-cell>
          <table:table-cell table:formula="of:=1/[.K129]" office:value-type="float" office:value="100" calcext:value-type="float">
            <text:p>100</text:p>
          </table:table-cell>
          <table:table-cell table:formula="of:=[.L129]/24" office:value-type="float" office:value="4.16666666666667" calcext:value-type="float">
            <text:p>4.16666666666667</text:p>
          </table:table-cell>
          <table:table-cell table:formula="of:=[.M129]*60" office:value-type="float" office:value="250" calcext:value-type="float">
            <text:p>250</text:p>
          </table:table-cell>
          <table:table-cell table:formula="of:=[.F129]*[.$B$6]" office:value-type="float" office:value="0.01655" calcext:value-type="float">
            <text:p>0.01655</text:p>
          </table:table-cell>
          <table:table-cell table:formula="of:=1/[.O129]" office:value-type="float" office:value="60.4229607250755" calcext:value-type="float">
            <text:p>60.4229607250755</text:p>
          </table:table-cell>
          <table:table-cell table:formula="of:=[.P129]/24" office:value-type="float" office:value="2.51762336354481" calcext:value-type="float">
            <text:p>2.51762336354481</text:p>
          </table:table-cell>
          <table:table-cell table:formula="of:=[.Q129]*60" office:value-type="float" office:value="151.057401812689" calcext:value-type="float">
            <text:p>151.057401812689</text:p>
          </table:table-cell>
          <table:table-cell table:formula="of:=([.N129]-[.R129])" office:value-type="float" office:value="98.9425981873112" calcext:value-type="float">
            <text:p>98.9425981873112</text:p>
          </table:table-cell>
          <table:table-cell table:formula="of:=SUM([.E$3:.E129])/[.B$7]" office:value-type="float" office:value="3.3579240234375" calcext:value-type="float">
            <text:p>3.3579240234375</text:p>
          </table:table-cell>
        </table:table-row>
        <table:table-row table:style-name="ro1">
          <table:table-cell table:number-columns-repeated="3"/>
          <table:table-cell table:formula="of:=FLOOR([.D129]+[.I129])" office:value-type="float" office:value="67999" calcext:value-type="float">
            <text:p>67999</text:p>
          </table:table-cell>
          <table:table-cell table:formula="of:=[.D130]/[.B$3]" office:value-type="float" office:value="265.62109375" calcext:value-type="float">
            <text:p>265.62109375</text:p>
          </table:table-cell>
          <table:table-cell table:formula="of:=ROUND([.E130])" office:value-type="float" office:value="266" calcext:value-type="float">
            <text:p>266</text:p>
          </table:table-cell>
          <table:table-cell office:value-type="float" office:value="200" calcext:value-type="float">
            <text:p>200</text:p>
          </table:table-cell>
          <table:table-cell table:formula="of:=([.G130]*[.B$3])-[.D130]" office:value-type="float" office:value="-16799" calcext:value-type="float">
            <text:p>-16799</text:p>
          </table:table-cell>
          <table:table-cell table:formula="of:=[.H130]/[.B$1]" office:value-type="float" office:value="-8399.5" calcext:value-type="float">
            <text:p>-8399.5</text:p>
          </table:table-cell>
          <table:table-cell table:formula="of:=[.I130]/[.B$3]" office:value-type="float" office:value="-32.810546875" calcext:value-type="float">
            <text:p>-32.810546875</text:p>
          </table:table-cell>
          <table:table-cell table:formula="of:=[.G130]*[.$B$6]" office:value-type="float" office:value="0.01" calcext:value-type="float">
            <text:p>0.01</text:p>
          </table:table-cell>
          <table:table-cell table:formula="of:=1/[.K130]" office:value-type="float" office:value="100" calcext:value-type="float">
            <text:p>100</text:p>
          </table:table-cell>
          <table:table-cell table:formula="of:=[.L130]/24" office:value-type="float" office:value="4.16666666666667" calcext:value-type="float">
            <text:p>4.16666666666667</text:p>
          </table:table-cell>
          <table:table-cell table:formula="of:=[.M130]*60" office:value-type="float" office:value="250" calcext:value-type="float">
            <text:p>250</text:p>
          </table:table-cell>
          <table:table-cell table:formula="of:=[.F130]*[.$B$6]" office:value-type="float" office:value="0.0133" calcext:value-type="float">
            <text:p>0.0133</text:p>
          </table:table-cell>
          <table:table-cell table:formula="of:=1/[.O130]" office:value-type="float" office:value="75.187969924812" calcext:value-type="float">
            <text:p>75.187969924812</text:p>
          </table:table-cell>
          <table:table-cell table:formula="of:=[.P130]/24" office:value-type="float" office:value="3.1328320802005" calcext:value-type="float">
            <text:p>3.1328320802005</text:p>
          </table:table-cell>
          <table:table-cell table:formula="of:=[.Q130]*60" office:value-type="float" office:value="187.96992481203" calcext:value-type="float">
            <text:p>187.96992481203</text:p>
          </table:table-cell>
          <table:table-cell table:formula="of:=([.N130]-[.R130])" office:value-type="float" office:value="62.03007518797" calcext:value-type="float">
            <text:p>62.03007518797</text:p>
          </table:table-cell>
          <table:table-cell table:formula="of:=SUM([.E$3:.E130])/[.B$7]" office:value-type="float" office:value="3.371205078125" calcext:value-type="float">
            <text:p>3.371205078125</text:p>
          </table:table-cell>
        </table:table-row>
        <table:table-row table:style-name="ro1">
          <table:table-cell table:number-columns-repeated="3"/>
          <table:table-cell table:formula="of:=FLOOR([.D130]+[.I130])" office:value-type="float" office:value="59599" calcext:value-type="float">
            <text:p>59599</text:p>
          </table:table-cell>
          <table:table-cell table:formula="of:=[.D131]/[.B$3]" office:value-type="float" office:value="232.80859375" calcext:value-type="float">
            <text:p>232.80859375</text:p>
          </table:table-cell>
          <table:table-cell table:formula="of:=ROUND([.E131])"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table:formula="of:=([.G131]*[.B$3])-[.D131]" office:value-type="float" office:value="-8399" calcext:value-type="float">
            <text:p>-8399</text:p>
          </table:table-cell>
          <table:table-cell table:formula="of:=[.H131]/[.B$1]" office:value-type="float" office:value="-4199.5" calcext:value-type="float">
            <text:p>-4199.5</text:p>
          </table:table-cell>
          <table:table-cell table:formula="of:=[.I131]/[.B$3]" office:value-type="float" office:value="-16.404296875" calcext:value-type="float">
            <text:p>-16.404296875</text:p>
          </table:table-cell>
          <table:table-cell table:formula="of:=[.G131]*[.$B$6]" office:value-type="float" office:value="0.01" calcext:value-type="float">
            <text:p>0.01</text:p>
          </table:table-cell>
          <table:table-cell table:formula="of:=1/[.K131]" office:value-type="float" office:value="100" calcext:value-type="float">
            <text:p>100</text:p>
          </table:table-cell>
          <table:table-cell table:formula="of:=[.L131]/24" office:value-type="float" office:value="4.16666666666667" calcext:value-type="float">
            <text:p>4.16666666666667</text:p>
          </table:table-cell>
          <table:table-cell table:formula="of:=[.M131]*60" office:value-type="float" office:value="250" calcext:value-type="float">
            <text:p>250</text:p>
          </table:table-cell>
          <table:table-cell table:formula="of:=[.F131]*[.$B$6]" office:value-type="float" office:value="0.01165" calcext:value-type="float">
            <text:p>0.01165</text:p>
          </table:table-cell>
          <table:table-cell table:formula="of:=1/[.O131]" office:value-type="float" office:value="85.8369098712446" calcext:value-type="float">
            <text:p>85.8369098712446</text:p>
          </table:table-cell>
          <table:table-cell table:formula="of:=[.P131]/24" office:value-type="float" office:value="3.57653791130186" calcext:value-type="float">
            <text:p>3.57653791130186</text:p>
          </table:table-cell>
          <table:table-cell table:formula="of:=[.Q131]*60" office:value-type="float" office:value="214.592274678112" calcext:value-type="float">
            <text:p>214.592274678112</text:p>
          </table:table-cell>
          <table:table-cell table:formula="of:=([.N131]-[.R131])" office:value-type="float" office:value="35.4077253218885" calcext:value-type="float">
            <text:p>35.4077253218885</text:p>
          </table:table-cell>
          <table:table-cell table:formula="of:=SUM([.E$3:.E131])/[.B$7]" office:value-type="float" office:value="3.3828455078125" calcext:value-type="float">
            <text:p>3.3828455078125</text:p>
          </table:table-cell>
        </table:table-row>
        <table:table-row table:style-name="ro1">
          <table:table-cell table:number-columns-repeated="3"/>
          <table:table-cell table:formula="of:=FLOOR([.D131]+[.I131])" office:value-type="float" office:value="55399" calcext:value-type="float">
            <text:p>55399</text:p>
          </table:table-cell>
          <table:table-cell table:formula="of:=[.D132]/[.B$3]" office:value-type="float" office:value="216.40234375" calcext:value-type="float">
            <text:p>216.40234375</text:p>
          </table:table-cell>
          <table:table-cell table:formula="of:=ROUND([.E132])"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table:formula="of:=([.G132]*[.B$3])-[.D132]" office:value-type="float" office:value="-4199" calcext:value-type="float">
            <text:p>-4199</text:p>
          </table:table-cell>
          <table:table-cell table:formula="of:=[.H132]/[.B$1]" office:value-type="float" office:value="-2099.5" calcext:value-type="float">
            <text:p>-2099.5</text:p>
          </table:table-cell>
          <table:table-cell table:formula="of:=[.I132]/[.B$3]" office:value-type="float" office:value="-8.201171875" calcext:value-type="float">
            <text:p>-8.201171875</text:p>
          </table:table-cell>
          <table:table-cell table:formula="of:=[.G132]*[.$B$6]" office:value-type="float" office:value="0.01" calcext:value-type="float">
            <text:p>0.01</text:p>
          </table:table-cell>
          <table:table-cell table:formula="of:=1/[.K132]" office:value-type="float" office:value="100" calcext:value-type="float">
            <text:p>100</text:p>
          </table:table-cell>
          <table:table-cell table:formula="of:=[.L132]/24" office:value-type="float" office:value="4.16666666666667" calcext:value-type="float">
            <text:p>4.16666666666667</text:p>
          </table:table-cell>
          <table:table-cell table:formula="of:=[.M132]*60" office:value-type="float" office:value="250" calcext:value-type="float">
            <text:p>250</text:p>
          </table:table-cell>
          <table:table-cell table:formula="of:=[.F132]*[.$B$6]" office:value-type="float" office:value="0.0108" calcext:value-type="float">
            <text:p>0.0108</text:p>
          </table:table-cell>
          <table:table-cell table:formula="of:=1/[.O132]" office:value-type="float" office:value="92.5925925925926" calcext:value-type="float">
            <text:p>92.5925925925926</text:p>
          </table:table-cell>
          <table:table-cell table:formula="of:=[.P132]/24" office:value-type="float" office:value="3.85802469135802" calcext:value-type="float">
            <text:p>3.85802469135802</text:p>
          </table:table-cell>
          <table:table-cell table:formula="of:=[.Q132]*60" office:value-type="float" office:value="231.481481481481" calcext:value-type="float">
            <text:p>231.481481481481</text:p>
          </table:table-cell>
          <table:table-cell table:formula="of:=([.N132]-[.R132])" office:value-type="float" office:value="18.5185185185186" calcext:value-type="float">
            <text:p>18.5185185185186</text:p>
          </table:table-cell>
          <table:table-cell table:formula="of:=SUM([.E$3:.E132])/[.B$7]" office:value-type="float" office:value="3.393665625" calcext:value-type="float">
            <text:p>3.393665625</text:p>
          </table:table-cell>
        </table:table-row>
        <table:table-row table:style-name="ro1">
          <table:table-cell table:number-columns-repeated="3"/>
          <table:table-cell table:formula="of:=FLOOR([.D132]+[.I132])" office:value-type="float" office:value="53299" calcext:value-type="float">
            <text:p>53299</text:p>
          </table:table-cell>
          <table:table-cell table:formula="of:=[.D133]/[.B$3]" office:value-type="float" office:value="208.19921875" calcext:value-type="float">
            <text:p>208.19921875</text:p>
          </table:table-cell>
          <table:table-cell table:formula="of:=ROUND([.E133])"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table:formula="of:=([.G133]*[.B$3])-[.D133]" office:value-type="float" office:value="-2099" calcext:value-type="float">
            <text:p>-2099</text:p>
          </table:table-cell>
          <table:table-cell table:formula="of:=[.H133]/[.B$1]" office:value-type="float" office:value="-1049.5" calcext:value-type="float">
            <text:p>-1049.5</text:p>
          </table:table-cell>
          <table:table-cell table:formula="of:=[.I133]/[.B$3]" office:value-type="float" office:value="-4.099609375" calcext:value-type="float">
            <text:p>-4.099609375</text:p>
          </table:table-cell>
          <table:table-cell table:formula="of:=[.G133]*[.$B$6]" office:value-type="float" office:value="0.01" calcext:value-type="float">
            <text:p>0.01</text:p>
          </table:table-cell>
          <table:table-cell table:formula="of:=1/[.K133]" office:value-type="float" office:value="100" calcext:value-type="float">
            <text:p>100</text:p>
          </table:table-cell>
          <table:table-cell table:formula="of:=[.L133]/24" office:value-type="float" office:value="4.16666666666667" calcext:value-type="float">
            <text:p>4.16666666666667</text:p>
          </table:table-cell>
          <table:table-cell table:formula="of:=[.M133]*60" office:value-type="float" office:value="250" calcext:value-type="float">
            <text:p>250</text:p>
          </table:table-cell>
          <table:table-cell table:formula="of:=[.F133]*[.$B$6]" office:value-type="float" office:value="0.0104" calcext:value-type="float">
            <text:p>0.0104</text:p>
          </table:table-cell>
          <table:table-cell table:formula="of:=1/[.O133]" office:value-type="float" office:value="96.1538461538462" calcext:value-type="float">
            <text:p>96.1538461538462</text:p>
          </table:table-cell>
          <table:table-cell table:formula="of:=[.P133]/24" office:value-type="float" office:value="4.00641025641026" calcext:value-type="float">
            <text:p>4.00641025641026</text:p>
          </table:table-cell>
          <table:table-cell table:formula="of:=[.Q133]*60" office:value-type="float" office:value="240.384615384615" calcext:value-type="float">
            <text:p>240.384615384615</text:p>
          </table:table-cell>
          <table:table-cell table:formula="of:=([.N133]-[.R133])" office:value-type="float" office:value="9.61538461538464" calcext:value-type="float">
            <text:p>9.61538461538464</text:p>
          </table:table-cell>
          <table:table-cell table:formula="of:=SUM([.E$3:.E133])/[.B$7]" office:value-type="float" office:value="3.4040755859375" calcext:value-type="float">
            <text:p>3.4040755859375</text:p>
          </table:table-cell>
        </table:table-row>
        <table:table-row table:style-name="ro1">
          <table:table-cell table:number-columns-repeated="3"/>
          <table:table-cell table:formula="of:=FLOOR([.D133]+[.I133])" office:value-type="float" office:value="52249" calcext:value-type="float">
            <text:p>52249</text:p>
          </table:table-cell>
          <table:table-cell table:formula="of:=[.D134]/[.B$3]" office:value-type="float" office:value="204.09765625" calcext:value-type="float">
            <text:p>204.09765625</text:p>
          </table:table-cell>
          <table:table-cell table:formula="of:=ROUND([.E134])"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table:formula="of:=([.G134]*[.B$3])-[.D134]" office:value-type="float" office:value="-1049" calcext:value-type="float">
            <text:p>-1049</text:p>
          </table:table-cell>
          <table:table-cell table:formula="of:=[.H134]/[.B$1]" office:value-type="float" office:value="-524.5" calcext:value-type="float">
            <text:p>-524.5</text:p>
          </table:table-cell>
          <table:table-cell table:formula="of:=[.I134]/[.B$3]" office:value-type="float" office:value="-2.048828125" calcext:value-type="float">
            <text:p>-2.048828125</text:p>
          </table:table-cell>
          <table:table-cell table:formula="of:=[.G134]*[.$B$6]" office:value-type="float" office:value="0.01" calcext:value-type="float">
            <text:p>0.01</text:p>
          </table:table-cell>
          <table:table-cell table:formula="of:=1/[.K134]" office:value-type="float" office:value="100" calcext:value-type="float">
            <text:p>100</text:p>
          </table:table-cell>
          <table:table-cell table:formula="of:=[.L134]/24" office:value-type="float" office:value="4.16666666666667" calcext:value-type="float">
            <text:p>4.16666666666667</text:p>
          </table:table-cell>
          <table:table-cell table:formula="of:=[.M134]*60" office:value-type="float" office:value="250" calcext:value-type="float">
            <text:p>250</text:p>
          </table:table-cell>
          <table:table-cell table:formula="of:=[.F134]*[.$B$6]" office:value-type="float" office:value="0.0102" calcext:value-type="float">
            <text:p>0.0102</text:p>
          </table:table-cell>
          <table:table-cell table:formula="of:=1/[.O134]" office:value-type="float" office:value="98.0392156862745" calcext:value-type="float">
            <text:p>98.0392156862745</text:p>
          </table:table-cell>
          <table:table-cell table:formula="of:=[.P134]/24" office:value-type="float" office:value="4.08496732026144" calcext:value-type="float">
            <text:p>4.08496732026144</text:p>
          </table:table-cell>
          <table:table-cell table:formula="of:=[.Q134]*60" office:value-type="float" office:value="245.098039215686" calcext:value-type="float">
            <text:p>245.098039215686</text:p>
          </table:table-cell>
          <table:table-cell table:formula="of:=([.N134]-[.R134])" office:value-type="float" office:value="4.90196078431379" calcext:value-type="float">
            <text:p>4.90196078431379</text:p>
          </table:table-cell>
          <table:table-cell table:formula="of:=SUM([.E$3:.E134])/[.B$7]" office:value-type="float" office:value="3.41428046875" calcext:value-type="float">
            <text:p>3.41428046875</text:p>
          </table:table-cell>
        </table:table-row>
        <table:table-row table:style-name="ro1">
          <table:table-cell table:number-columns-repeated="3"/>
          <table:table-cell table:formula="of:=FLOOR([.D134]+[.I134])" office:value-type="float" office:value="51724" calcext:value-type="float">
            <text:p>51724</text:p>
          </table:table-cell>
          <table:table-cell table:formula="of:=[.D135]/[.B$3]" office:value-type="float" office:value="202.046875" calcext:value-type="float">
            <text:p>202.046875</text:p>
          </table:table-cell>
          <table:table-cell table:formula="of:=ROUND([.E135])"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table:formula="of:=([.G135]*[.B$3])-[.D135]" office:value-type="float" office:value="-524" calcext:value-type="float">
            <text:p>-524</text:p>
          </table:table-cell>
          <table:table-cell table:formula="of:=[.H135]/[.B$1]" office:value-type="float" office:value="-262" calcext:value-type="float">
            <text:p>-262</text:p>
          </table:table-cell>
          <table:table-cell table:formula="of:=[.I135]/[.B$3]" office:value-type="float" office:value="-1.0234375" calcext:value-type="float">
            <text:p>-1.0234375</text:p>
          </table:table-cell>
          <table:table-cell table:formula="of:=[.G135]*[.$B$6]" office:value-type="float" office:value="0.01" calcext:value-type="float">
            <text:p>0.01</text:p>
          </table:table-cell>
          <table:table-cell table:formula="of:=1/[.K135]" office:value-type="float" office:value="100" calcext:value-type="float">
            <text:p>100</text:p>
          </table:table-cell>
          <table:table-cell table:formula="of:=[.L135]/24" office:value-type="float" office:value="4.16666666666667" calcext:value-type="float">
            <text:p>4.16666666666667</text:p>
          </table:table-cell>
          <table:table-cell table:formula="of:=[.M135]*60" office:value-type="float" office:value="250" calcext:value-type="float">
            <text:p>250</text:p>
          </table:table-cell>
          <table:table-cell table:formula="of:=[.F135]*[.$B$6]" office:value-type="float" office:value="0.0101" calcext:value-type="float">
            <text:p>0.0101</text:p>
          </table:table-cell>
          <table:table-cell table:formula="of:=1/[.O135]" office:value-type="float" office:value="99.009900990099" calcext:value-type="float">
            <text:p>99.009900990099</text:p>
          </table:table-cell>
          <table:table-cell table:formula="of:=[.P135]/24" office:value-type="float" office:value="4.12541254125413" calcext:value-type="float">
            <text:p>4.12541254125413</text:p>
          </table:table-cell>
          <table:table-cell table:formula="of:=[.Q135]*60" office:value-type="float" office:value="247.524752475248" calcext:value-type="float">
            <text:p>247.524752475248</text:p>
          </table:table-cell>
          <table:table-cell table:formula="of:=([.N135]-[.R135])" office:value-type="float" office:value="2.47524752475252" calcext:value-type="float">
            <text:p>2.47524752475252</text:p>
          </table:table-cell>
          <table:table-cell table:formula="of:=SUM([.E$3:.E135])/[.B$7]" office:value-type="float" office:value="3.4243828125" calcext:value-type="float">
            <text:p>3.4243828125</text:p>
          </table:table-cell>
        </table:table-row>
        <table:table-row table:style-name="ro1">
          <table:table-cell table:number-columns-repeated="3"/>
          <table:table-cell table:formula="of:=FLOOR([.D135]+[.I135])" office:value-type="float" office:value="51462" calcext:value-type="float">
            <text:p>51462</text:p>
          </table:table-cell>
          <table:table-cell table:formula="of:=[.D136]/[.B$3]" office:value-type="float" office:value="201.0234375" calcext:value-type="float">
            <text:p>201.0234375</text:p>
          </table:table-cell>
          <table:table-cell table:formula="of:=ROUND([.E136])"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table:formula="of:=([.G136]*[.B$3])-[.D136]" office:value-type="float" office:value="-262" calcext:value-type="float">
            <text:p>-262</text:p>
          </table:table-cell>
          <table:table-cell table:formula="of:=[.H136]/[.B$1]" office:value-type="float" office:value="-131" calcext:value-type="float">
            <text:p>-131</text:p>
          </table:table-cell>
          <table:table-cell table:formula="of:=[.I136]/[.B$3]" office:value-type="float" office:value="-0.51171875" calcext:value-type="float">
            <text:p>-0.51171875</text:p>
          </table:table-cell>
          <table:table-cell table:formula="of:=[.G136]*[.$B$6]" office:value-type="float" office:value="0.01" calcext:value-type="float">
            <text:p>0.01</text:p>
          </table:table-cell>
          <table:table-cell table:formula="of:=1/[.K136]" office:value-type="float" office:value="100" calcext:value-type="float">
            <text:p>100</text:p>
          </table:table-cell>
          <table:table-cell table:formula="of:=[.L136]/24" office:value-type="float" office:value="4.16666666666667" calcext:value-type="float">
            <text:p>4.16666666666667</text:p>
          </table:table-cell>
          <table:table-cell table:formula="of:=[.M136]*60" office:value-type="float" office:value="250" calcext:value-type="float">
            <text:p>250</text:p>
          </table:table-cell>
          <table:table-cell table:formula="of:=[.F136]*[.$B$6]" office:value-type="float" office:value="0.01005" calcext:value-type="float">
            <text:p>0.01005</text:p>
          </table:table-cell>
          <table:table-cell table:formula="of:=1/[.O136]" office:value-type="float" office:value="99.5024875621891" calcext:value-type="float">
            <text:p>99.5024875621891</text:p>
          </table:table-cell>
          <table:table-cell table:formula="of:=[.P136]/24" office:value-type="float" office:value="4.14593698175788" calcext:value-type="float">
            <text:p>4.14593698175788</text:p>
          </table:table-cell>
          <table:table-cell table:formula="of:=[.Q136]*60" office:value-type="float" office:value="248.756218905473" calcext:value-type="float">
            <text:p>248.756218905473</text:p>
          </table:table-cell>
          <table:table-cell table:formula="of:=([.N136]-[.R136])" office:value-type="float" office:value="1.24378109452738" calcext:value-type="float">
            <text:p>1.24378109452738</text:p>
          </table:table-cell>
          <table:table-cell table:formula="of:=SUM([.E$3:.E136])/[.B$7]" office:value-type="float" office:value="3.434433984375" calcext:value-type="float">
            <text:p>3.434433984375</text:p>
          </table:table-cell>
        </table:table-row>
        <table:table-row table:style-name="ro1">
          <table:table-cell table:number-columns-repeated="3"/>
          <table:table-cell table:formula="of:=FLOOR([.D136]+[.I136])" office:value-type="float" office:value="51331" calcext:value-type="float">
            <text:p>51331</text:p>
          </table:table-cell>
          <table:table-cell table:formula="of:=[.D137]/[.B$3]" office:value-type="float" office:value="200.51171875" calcext:value-type="float">
            <text:p>200.51171875</text:p>
          </table:table-cell>
          <table:table-cell table:formula="of:=ROUND([.E137])"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table:formula="of:=([.G137]*[.B$3])-[.D137]" office:value-type="float" office:value="-131" calcext:value-type="float">
            <text:p>-131</text:p>
          </table:table-cell>
          <table:table-cell table:formula="of:=[.H137]/[.B$1]" office:value-type="float" office:value="-65.5" calcext:value-type="float">
            <text:p>-65.5</text:p>
          </table:table-cell>
          <table:table-cell table:formula="of:=[.I137]/[.B$3]" office:value-type="float" office:value="-0.255859375" calcext:value-type="float">
            <text:p>-0.255859375</text:p>
          </table:table-cell>
          <table:table-cell table:formula="of:=[.G137]*[.$B$6]" office:value-type="float" office:value="0.01" calcext:value-type="float">
            <text:p>0.01</text:p>
          </table:table-cell>
          <table:table-cell table:formula="of:=1/[.K137]" office:value-type="float" office:value="100" calcext:value-type="float">
            <text:p>100</text:p>
          </table:table-cell>
          <table:table-cell table:formula="of:=[.L137]/24" office:value-type="float" office:value="4.16666666666667" calcext:value-type="float">
            <text:p>4.16666666666667</text:p>
          </table:table-cell>
          <table:table-cell table:formula="of:=[.M137]*60" office:value-type="float" office:value="250" calcext:value-type="float">
            <text:p>250</text:p>
          </table:table-cell>
          <table:table-cell table:formula="of:=[.F137]*[.$B$6]" office:value-type="float" office:value="0.01005" calcext:value-type="float">
            <text:p>0.01005</text:p>
          </table:table-cell>
          <table:table-cell table:formula="of:=1/[.O137]" office:value-type="float" office:value="99.5024875621891" calcext:value-type="float">
            <text:p>99.5024875621891</text:p>
          </table:table-cell>
          <table:table-cell table:formula="of:=[.P137]/24" office:value-type="float" office:value="4.14593698175788" calcext:value-type="float">
            <text:p>4.14593698175788</text:p>
          </table:table-cell>
          <table:table-cell table:formula="of:=[.Q137]*60" office:value-type="float" office:value="248.756218905473" calcext:value-type="float">
            <text:p>248.756218905473</text:p>
          </table:table-cell>
          <table:table-cell table:formula="of:=([.N137]-[.R137])" office:value-type="float" office:value="1.24378109452738" calcext:value-type="float">
            <text:p>1.24378109452738</text:p>
          </table:table-cell>
          <table:table-cell table:formula="of:=SUM([.E$3:.E137])/[.B$7]" office:value-type="float" office:value="3.4444595703125" calcext:value-type="float">
            <text:p>3.4444595703125</text:p>
          </table:table-cell>
        </table:table-row>
        <table:table-row table:style-name="ro1">
          <table:table-cell table:number-columns-repeated="3"/>
          <table:table-cell table:formula="of:=FLOOR([.D137]+[.I137])" office:value-type="float" office:value="51265" calcext:value-type="float">
            <text:p>51265</text:p>
          </table:table-cell>
          <table:table-cell table:formula="of:=[.D138]/[.B$3]" office:value-type="float" office:value="200.25390625" calcext:value-type="float">
            <text:p>200.25390625</text:p>
          </table:table-cell>
          <table:table-cell table:formula="of:=ROUND([.E138])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([.G138]*[.B$3])-[.D138]" office:value-type="float" office:value="-65" calcext:value-type="float">
            <text:p>-65</text:p>
          </table:table-cell>
          <table:table-cell table:formula="of:=[.H138]/[.B$1]" office:value-type="float" office:value="-32.5" calcext:value-type="float">
            <text:p>-32.5</text:p>
          </table:table-cell>
          <table:table-cell table:formula="of:=[.I138]/[.B$3]" office:value-type="float" office:value="-0.126953125" calcext:value-type="float">
            <text:p>-0.126953125</text:p>
          </table:table-cell>
          <table:table-cell table:formula="of:=[.G138]*[.$B$6]" office:value-type="float" office:value="0.01" calcext:value-type="float">
            <text:p>0.01</text:p>
          </table:table-cell>
          <table:table-cell table:formula="of:=1/[.K138]" office:value-type="float" office:value="100" calcext:value-type="float">
            <text:p>100</text:p>
          </table:table-cell>
          <table:table-cell table:formula="of:=[.L138]/24" office:value-type="float" office:value="4.16666666666667" calcext:value-type="float">
            <text:p>4.16666666666667</text:p>
          </table:table-cell>
          <table:table-cell table:formula="of:=[.M138]*60" office:value-type="float" office:value="250" calcext:value-type="float">
            <text:p>250</text:p>
          </table:table-cell>
          <table:table-cell table:formula="of:=[.F138]*[.$B$6]" office:value-type="float" office:value="0.01" calcext:value-type="float">
            <text:p>0.01</text:p>
          </table:table-cell>
          <table:table-cell table:formula="of:=1/[.O138]" office:value-type="float" office:value="100" calcext:value-type="float">
            <text:p>100</text:p>
          </table:table-cell>
          <table:table-cell table:formula="of:=[.P138]/24" office:value-type="float" office:value="4.16666666666667" calcext:value-type="float">
            <text:p>4.16666666666667</text:p>
          </table:table-cell>
          <table:table-cell table:formula="of:=[.Q138]*60" office:value-type="float" office:value="250" calcext:value-type="float">
            <text:p>250</text:p>
          </table:table-cell>
          <table:table-cell table:formula="of:=([.N138]-[.R138])" office:value-type="float" office:value="0" calcext:value-type="float">
            <text:p>0</text:p>
          </table:table-cell>
          <table:table-cell table:formula="of:=SUM([.E$3:.E138])/[.B$7]" office:value-type="float" office:value="3.454472265625" calcext:value-type="float">
            <text:p>3.454472265625</text:p>
          </table:table-cell>
        </table:table-row>
        <table:table-row table:style-name="ro1" table:number-rows-repeated="104843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2T17:29:31.482197844</meta:creation-date>
    <dc:date>2020-05-02T19:33:38.666386015</dc:date>
    <meta:editing-duration>PT5M23S</meta:editing-duration>
    <meta:editing-cycles>1</meta:editing-cycles>
    <meta:document-statistic meta:table-count="3" meta:cell-count="4686" meta:object-count="1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2.631cm" svg:height="23.581cm" xlink:href=".." xlink:type="simple" chart:class="chart:line" chart:style-name="ch1">
        <chart:legend chart:legend-position="end" svg:x="59.779cm" svg:y="11.242cm" style:legend-expansion="high" chart:style-name="ch2"/>
        <chart:plot-area chart:style-name="ch3" table:cell-range-address="Sheet1.D40:Sheet1.E391" svg:x="1.252cm" svg:y="0.471cm" svg:width="57.275cm" svg:height="22.639cm">
          <chartooo:coordinate-region svg:x="2.244cm" svg:y="0.592cm" svg:width="56.283cm" svg:height="21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0:Sheet1.D391" chart:class="chart:line">
            <chart:data-point chart:repeated="352"/>
          </chart:series>
          <chart:series chart:style-name="ch7" chart:values-cell-range-address="Sheet1.E40:Sheet1.E391" chart:class="chart:line">
            <chart:data-point chart:repeated="3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D40:Sheet1.D391</svg:desc>
                </draw:g>
              </table:table-cell>
              <table:table-cell office:value-type="float" office:value="4000">
                <text:p>4000</text:p>
                <draw:g>
                  <svg:desc>Sheet1.E40:Sheet1.E3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">
                <text:p>4000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8">
                <text:p>3998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97">
                <text:p>3997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99">
                <text:p>3999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9">
                <text:p>39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0">
                <text:p>4000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1">
                <text:p>40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1">
                <text:p>4001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02">
                <text:p>4002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0">
                <text:p>4000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1">
                <text:p>40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1">
                <text:p>4001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00">
                <text:p>4000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1">
                <text:p>4001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02">
                <text:p>4002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51">
                <text:p>4251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76">
                <text:p>4376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37">
                <text:p>4437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70">
                <text:p>447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5">
                <text:p>4485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94">
                <text:p>4494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99">
                <text:p>4499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98">
                <text:p>4498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01">
                <text:p>4501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00">
                <text:p>4500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02">
                <text:p>4502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01">
                <text:p>4501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02">
                <text:p>4502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01">
                <text:p>4501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01">
                <text:p>4501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02">
                <text:p>4502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02">
                <text:p>4502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00">
                <text:p>4500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02">
                <text:p>4502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00">
                <text:p>450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98">
                <text:p>449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97">
                <text:p>4497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00">
                <text:p>4500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1">
                <text:p>4501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3">
                <text:p>450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99">
                <text:p>4499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99">
                <text:p>4499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01">
                <text:p>4501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03">
                <text:p>4503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03">
                <text:p>4503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01">
                <text:p>4501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02">
                <text:p>4502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01">
                <text:p>4501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00">
                <text:p>4500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02">
                <text:p>4502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02">
                <text:p>4502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00">
                <text:p>4500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00">
                <text:p>4500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01">
                <text:p>4501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01">
                <text:p>4501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01">
                <text:p>4501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02">
                <text:p>4502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3">
                <text:p>4503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01">
                <text:p>4501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00">
                <text:p>4500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99">
                <text:p>4499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99">
                <text:p>4499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01">
                <text:p>4501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00">
                <text:p>450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98">
                <text:p>4498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01">
                <text:p>4501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99">
                <text:p>4499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99">
                <text:p>4499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01">
                <text:p>4501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00">
                <text:p>450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98">
                <text:p>449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00">
                <text:p>4500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98">
                <text:p>4498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99">
                <text:p>4499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00">
                <text:p>4500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00">
                <text:p>4500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99">
                <text:p>4499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02">
                <text:p>4502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00">
                <text:p>450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98">
                <text:p>4498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00">
                <text:p>4500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01">
                <text:p>4501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02">
                <text:p>4502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01">
                <text:p>4501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01">
                <text:p>4501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99">
                <text:p>4499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00">
                <text:p>4500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99">
                <text:p>4499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02">
                <text:p>4502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02">
                <text:p>4502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00">
                <text:p>4500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00">
                <text:p>4500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01">
                <text:p>4501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01">
                <text:p>4501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99">
                <text:p>4499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00">
                <text:p>4500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02">
                <text:p>4502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02">
                <text:p>4502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00">
                <text:p>4500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99">
                <text:p>4499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00">
                <text:p>4500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01">
                <text:p>4501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01">
                <text:p>4501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01">
                <text:p>4501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01">
                <text:p>450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99">
                <text:p>4499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99">
                <text:p>4499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01">
                <text:p>450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98">
                <text:p>449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00">
                <text:p>4500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49">
                <text:p>4249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22">
                <text:p>41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61">
                <text:p>4061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32">
                <text:p>4032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14">
                <text:p>4014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06">
                <text:p>400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03">
                <text:p>400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02">
                <text:p>4002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03">
                <text:p>4003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02">
                <text:p>4002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02">
                <text:p>4002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02">
                <text:p>4002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01">
                <text:p>40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00">
                <text:p>4000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02">
                <text:p>4002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01">
                <text:p>4001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9">
                <text:p>3999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99">
                <text:p>399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01">
                <text:p>4001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00">
                <text:p>4000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98">
                <text:p>3998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00">
                <text:p>4000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01">
                <text:p>4001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99">
                <text:p>3999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98">
                <text:p>3998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98">
                <text:p>3998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97">
                <text:p>3997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97">
                <text:p>3997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97">
                <text:p>3997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99">
                <text:p>3999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00">
                <text:p>4000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99">
                <text:p>3999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98">
                <text:p>3998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01">
                <text:p>4001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99">
                <text:p>3999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02">
                <text:p>4002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00">
                <text:p>4000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9">
                <text:p>399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00">
                <text:p>4000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8">
                <text:p>3998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1">
                <text:p>4001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99">
                <text:p>3999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00">
                <text:p>4000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98">
                <text:p>39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99">
                <text:p>3999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98">
                <text:p>3998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98">
                <text:p>3998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01">
                <text:p>4001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02">
                <text:p>4002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03">
                <text:p>4003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01">
                <text:p>4001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98">
                <text:p>3998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98">
                <text:p>3998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00">
                <text:p>4000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01">
                <text:p>4001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02">
                <text:p>40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01">
                <text:p>4001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00">
                <text:p>4000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99">
                <text:p>399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00">
                <text:p>4000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99">
                <text:p>3999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00">
                <text:p>4000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99">
                <text:p>3999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98">
                <text:p>3998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00">
                <text:p>4000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00">
                <text:p>4000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98">
                <text:p>3998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00">
                <text:p>4000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99">
                <text:p>3999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00">
                <text:p>4000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00">
                <text:p>4000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01">
                <text:p>4001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02">
                <text:p>4002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00">
                <text:p>4000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02">
                <text:p>4002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99">
                <text:p>3999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98">
                <text:p>3998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01">
                <text:p>4001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02">
                <text:p>4002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01">
                <text:p>4001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02">
                <text:p>4002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02">
                <text:p>4002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01">
                <text:p>4001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99">
                <text:p>3999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02">
                <text:p>4002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00">
                <text:p>4000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01">
                <text:p>4001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03">
                <text:p>4003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03">
                <text:p>4003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01">
                <text:p>4001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02">
                <text:p>4002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01">
                <text:p>4001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98">
                <text:p>3998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99">
                <text:p>3999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97">
                <text:p>399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99">
                <text:p>3999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001">
                <text:p>4001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01">
                <text:p>4001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99">
                <text:p>3999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01">
                <text:p>4001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00">
                <text:p>4000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01">
                <text:p>4001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01">
                <text:p>4001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00">
                <text:p>4000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01">
                <text:p>40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01">
                <text:p>4001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999">
                <text:p>3999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997">
                <text:p>3997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98">
                <text:p>3998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997">
                <text:p>3997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999">
                <text:p>399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01">
                <text:p>4001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98">
                <text:p>3998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98">
                <text:p>3998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98">
                <text:p>39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99">
                <text:p>399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00">
                <text:p>4000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02">
                <text:p>4002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01">
                <text:p>4001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02">
                <text:p>4002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00">
                <text:p>4000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99">
                <text:p>39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99">
                <text:p>39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00">
                <text:p>4000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02">
                <text:p>4002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99">
                <text:p>39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00">
                <text:p>4000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00">
                <text:p>4000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01">
                <text:p>4001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01">
                <text:p>4001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01">
                <text:p>4001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00">
                <text:p>4000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01">
                <text:p>4001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99">
                <text:p>3999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98">
                <text:p>3998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99">
                <text:p>39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00">
                <text:p>4000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98">
                <text:p>3998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99">
                <text:p>3999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98">
                <text:p>3998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97">
                <text:p>3997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01">
                <text:p>4001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02">
                <text:p>4002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01">
                <text:p>4001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99">
                <text:p>3999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98">
                <text:p>39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99">
                <text:p>3999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99">
                <text:p>39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99">
                <text:p>3999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98">
                <text:p>39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999">
                <text:p>3999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02">
                <text:p>4002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99">
                <text:p>3999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99">
                <text:p>399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00">
                <text:p>4000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02">
                <text:p>4002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00">
                <text:p>4000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98">
                <text:p>3998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00">
                <text:p>4000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99">
                <text:p>39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00">
                <text:p>4000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01">
                <text:p>4001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01">
                <text:p>4001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02">
                <text:p>4002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02">
                <text:p>40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01">
                <text:p>4001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02">
                <text:p>4002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00">
                <text:p>4000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99">
                <text:p>399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01">
                <text:p>4001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99">
                <text:p>3999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98">
                <text:p>39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99">
                <text:p>3999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98">
                <text:p>3998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97">
                <text:p>399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999">
                <text:p>3999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01">
                <text:p>4001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01">
                <text:p>4001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02">
                <text:p>4002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02">
                <text:p>4002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03">
                <text:p>4003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02">
                <text:p>4002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00">
                <text:p>4000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002">
                <text:p>4002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00">
                <text:p>4000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02">
                <text:p>4002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00">
                <text:p>4000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99">
                <text:p>3999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02">
                <text:p>4002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02">
                <text:p>4002</text:p>
              </table:table-cell>
              <table:table-cell office:value-type="float" office:value="4001">
                <text:p>4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